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4.09pt"/>
    </style:style>
    <style:style style:name="co7" style:family="table-column">
      <style:table-column-properties fo:break-before="auto" style:column-width="28.01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vic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120" calcext:value-type="float">
            <text:p>403120</text:p>
          </table:table-cell>
          <table:table-cell office:value-type="float" office:value="1305" calcext:value-type="float">
            <text:p>1305</text:p>
          </table:table-cell>
          <table:table-cell office:value-type="float" office:value="933496" calcext:value-type="float">
            <text:p>933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9192" calcext:value-type="float">
            <text:p>17819192</text:p>
          </table:table-cell>
          <table:table-cell office:value-type="float" office:value="9076160" calcext:value-type="float">
            <text:p>9076160</text:p>
          </table:table-cell>
          <table:table-cell office:value-type="float" office:value="8743032" calcext:value-type="float">
            <text:p>8743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" calcext:value-type="float">
            <text:p>59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267" calcext:value-type="float">
            <text:p>1610519374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836" calcext:value-type="float">
            <text:p>391836</text:p>
          </table:table-cell>
          <table:table-cell office:value-type="float" office:value="1294" calcext:value-type="float">
            <text:p>1294</text:p>
          </table:table-cell>
          <table:table-cell office:value-type="float" office:value="933496" calcext:value-type="float">
            <text:p>933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223520" calcext:value-type="float">
            <text:p>20223520</text:p>
          </table:table-cell>
          <table:table-cell office:value-type="float" office:value="0" calcext:value-type="float">
            <text:p>0</text:p>
          </table:table-cell>
          <table:table-cell office:value-type="float" office:value="20223520" calcext:value-type="float">
            <text:p>20223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" calcext:value-type="float">
            <text:p>73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381" calcext:value-type="float">
            <text:p>16105193743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000" calcext:value-type="float">
            <text:p>395000</text:p>
          </table:table-cell>
          <table:table-cell office:value-type="float" office:value="1296" calcext:value-type="float">
            <text:p>1296</text:p>
          </table:table-cell>
          <table:table-cell office:value-type="float" office:value="933496" calcext:value-type="float">
            <text:p>933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53936" calcext:value-type="float">
            <text:p>18553936</text:p>
          </table:table-cell>
          <table:table-cell office:value-type="float" office:value="2032368" calcext:value-type="float">
            <text:p>2032368</text:p>
          </table:table-cell>
          <table:table-cell office:value-type="float" office:value="16521568" calcext:value-type="float">
            <text:p>16521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" calcext:value-type="float">
            <text:p>87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486" calcext:value-type="float">
            <text:p>16105193744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928" calcext:value-type="float">
            <text:p>395928</text:p>
          </table:table-cell>
          <table:table-cell office:value-type="float" office:value="1297" calcext:value-type="float">
            <text:p>1297</text:p>
          </table:table-cell>
          <table:table-cell office:value-type="float" office:value="933524" calcext:value-type="float">
            <text:p>933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7608" calcext:value-type="float">
            <text:p>16807608</text:p>
          </table:table-cell>
          <table:table-cell office:value-type="float" office:value="888280" calcext:value-type="float">
            <text:p>888280</text:p>
          </table:table-cell>
          <table:table-cell office:value-type="float" office:value="15919328" calcext:value-type="float">
            <text:p>15919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0" calcext:value-type="float">
            <text:p>100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594" calcext:value-type="float">
            <text:p>1610519374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912" calcext:value-type="float">
            <text:p>397912</text:p>
          </table:table-cell>
          <table:table-cell office:value-type="float" office:value="1299" calcext:value-type="float">
            <text:p>1299</text:p>
          </table:table-cell>
          <table:table-cell office:value-type="float" office:value="933524" calcext:value-type="float">
            <text:p>933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2240" calcext:value-type="float">
            <text:p>16722240</text:p>
          </table:table-cell>
          <table:table-cell office:value-type="float" office:value="2781184" calcext:value-type="float">
            <text:p>2781184</text:p>
          </table:table-cell>
          <table:table-cell office:value-type="float" office:value="13941056" calcext:value-type="float">
            <text:p>13941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5" calcext:value-type="float">
            <text:p>115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701" calcext:value-type="float">
            <text:p>1610519374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664" calcext:value-type="float">
            <text:p>397664</text:p>
          </table:table-cell>
          <table:table-cell office:value-type="float" office:value="1299" calcext:value-type="float">
            <text:p>1299</text:p>
          </table:table-cell>
          <table:table-cell office:value-type="float" office:value="933524" calcext:value-type="float">
            <text:p>933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4632" calcext:value-type="float">
            <text:p>16744632</text:p>
          </table:table-cell>
          <table:table-cell office:value-type="float" office:value="1595272" calcext:value-type="float">
            <text:p>1595272</text:p>
          </table:table-cell>
          <table:table-cell office:value-type="float" office:value="15149360" calcext:value-type="float">
            <text:p>15149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9" calcext:value-type="float">
            <text:p>129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809" calcext:value-type="float">
            <text:p>16105193748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392" calcext:value-type="float">
            <text:p>400392</text:p>
          </table:table-cell>
          <table:table-cell office:value-type="float" office:value="1302" calcext:value-type="float">
            <text:p>1302</text:p>
          </table:table-cell>
          <table:table-cell office:value-type="float" office:value="933524" calcext:value-type="float">
            <text:p>933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0336" calcext:value-type="float">
            <text:p>16740336</text:p>
          </table:table-cell>
          <table:table-cell office:value-type="float" office:value="4009984" calcext:value-type="float">
            <text:p>4009984</text:p>
          </table:table-cell>
          <table:table-cell office:value-type="float" office:value="12730352" calcext:value-type="float">
            <text:p>12730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3" calcext:value-type="float">
            <text:p>143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4917" calcext:value-type="float">
            <text:p>1610519374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708" calcext:value-type="float">
            <text:p>399708</text:p>
          </table:table-cell>
          <table:table-cell office:value-type="float" office:value="1301" calcext:value-type="float">
            <text:p>1301</text:p>
          </table:table-cell>
          <table:table-cell office:value-type="float" office:value="933524" calcext:value-type="float">
            <text:p>933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4808" calcext:value-type="float">
            <text:p>16614808</text:p>
          </table:table-cell>
          <table:table-cell office:value-type="float" office:value="4696920" calcext:value-type="float">
            <text:p>4696920</text:p>
          </table:table-cell>
          <table:table-cell office:value-type="float" office:value="11917888" calcext:value-type="float">
            <text:p>11917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6" calcext:value-type="float">
            <text:p>156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023" calcext:value-type="float">
            <text:p>1610519375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932" calcext:value-type="float">
            <text:p>402932</text:p>
          </table:table-cell>
          <table:table-cell office:value-type="float" office:value="1304" calcext:value-type="float">
            <text:p>1304</text:p>
          </table:table-cell>
          <table:table-cell office:value-type="float" office:value="933528" calcext:value-type="float">
            <text:p>9335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9632" calcext:value-type="float">
            <text:p>16789632</text:p>
          </table:table-cell>
          <table:table-cell office:value-type="float" office:value="8105984" calcext:value-type="float">
            <text:p>8105984</text:p>
          </table:table-cell>
          <table:table-cell office:value-type="float" office:value="8683648" calcext:value-type="float">
            <text:p>8683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1" calcext:value-type="float">
            <text:p>171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129" calcext:value-type="float">
            <text:p>1610519375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040" calcext:value-type="float">
            <text:p>405040</text:p>
          </table:table-cell>
          <table:table-cell office:value-type="float" office:value="1306" calcext:value-type="float">
            <text:p>1306</text:p>
          </table:table-cell>
          <table:table-cell office:value-type="float" office:value="933528" calcext:value-type="float">
            <text:p>9335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6728" calcext:value-type="float">
            <text:p>16696728</text:p>
          </table:table-cell>
          <table:table-cell office:value-type="float" office:value="10158648" calcext:value-type="float">
            <text:p>10158648</text:p>
          </table:table-cell>
          <table:table-cell office:value-type="float" office:value="6538080" calcext:value-type="float">
            <text:p>6538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" calcext:value-type="float">
            <text:p>184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236" calcext:value-type="float">
            <text:p>1610519375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64" calcext:value-type="float">
            <text:p>392764</text:p>
          </table:table-cell>
          <table:table-cell office:value-type="float" office:value="1294" calcext:value-type="float">
            <text:p>1294</text:p>
          </table:table-cell>
          <table:table-cell office:value-type="float" office:value="933528" calcext:value-type="float">
            <text:p>9335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83640" calcext:value-type="float">
            <text:p>18083640</text:p>
          </table:table-cell>
          <table:table-cell office:value-type="float" office:value="0" calcext:value-type="float">
            <text:p>0</text:p>
          </table:table-cell>
          <table:table-cell office:value-type="float" office:value="18083640" calcext:value-type="float">
            <text:p>18083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9" calcext:value-type="float">
            <text:p>199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341" calcext:value-type="float">
            <text:p>1610519375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692" calcext:value-type="float">
            <text:p>401692</text:p>
          </table:table-cell>
          <table:table-cell office:value-type="float" office:value="1303" calcext:value-type="float">
            <text:p>1303</text:p>
          </table:table-cell>
          <table:table-cell office:value-type="float" office:value="933528" calcext:value-type="float">
            <text:p>9335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9536" calcext:value-type="float">
            <text:p>16679536</text:p>
          </table:table-cell>
          <table:table-cell office:value-type="float" office:value="6402048" calcext:value-type="float">
            <text:p>6402048</text:p>
          </table:table-cell>
          <table:table-cell office:value-type="float" office:value="10277488" calcext:value-type="float">
            <text:p>10277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3" calcext:value-type="float">
            <text:p>213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449" calcext:value-type="float">
            <text:p>16105193754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784" calcext:value-type="float">
            <text:p>405784</text:p>
          </table:table-cell>
          <table:table-cell office:value-type="float" office:value="1307" calcext:value-type="float">
            <text:p>1307</text:p>
          </table:table-cell>
          <table:table-cell office:value-type="float" office:value="933528" calcext:value-type="float">
            <text:p>9335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2984" calcext:value-type="float">
            <text:p>16782984</text:p>
          </table:table-cell>
          <table:table-cell office:value-type="float" office:value="11359352" calcext:value-type="float">
            <text:p>11359352</text:p>
          </table:table-cell>
          <table:table-cell office:value-type="float" office:value="5423632" calcext:value-type="float">
            <text:p>5423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7" calcext:value-type="float">
            <text:p>227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555" calcext:value-type="float">
            <text:p>1610519375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996" calcext:value-type="float">
            <text:p>394996</text:p>
          </table:table-cell>
          <table:table-cell office:value-type="float" office:value="1297" calcext:value-type="float">
            <text:p>1297</text:p>
          </table:table-cell>
          <table:table-cell office:value-type="float" office:value="933532" calcext:value-type="float">
            <text:p>933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4224" calcext:value-type="float">
            <text:p>16644224</text:p>
          </table:table-cell>
          <table:table-cell office:value-type="float" office:value="870616" calcext:value-type="float">
            <text:p>870616</text:p>
          </table:table-cell>
          <table:table-cell office:value-type="float" office:value="15773608" calcext:value-type="float">
            <text:p>15773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0" calcext:value-type="float">
            <text:p>240</text:p>
          </table:table-cell>
          <table:table-cell office:value-type="float" office:value="-252" calcext:value-type="float">
            <text:p>-2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661" calcext:value-type="float">
            <text:p>16105193756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180" calcext:value-type="float">
            <text:p>403180</text:p>
          </table:table-cell>
          <table:table-cell office:value-type="float" office:value="1304" calcext:value-type="float">
            <text:p>1304</text:p>
          </table:table-cell>
          <table:table-cell office:value-type="float" office:value="933532" calcext:value-type="float">
            <text:p>933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1560" calcext:value-type="float">
            <text:p>16601560</text:p>
          </table:table-cell>
          <table:table-cell office:value-type="float" office:value="9089024" calcext:value-type="float">
            <text:p>9089024</text:p>
          </table:table-cell>
          <table:table-cell office:value-type="float" office:value="7512536" calcext:value-type="float">
            <text:p>7512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5" calcext:value-type="float">
            <text:p>255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767" calcext:value-type="float">
            <text:p>16105193757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80" calcext:value-type="float">
            <text:p>393880</text:p>
          </table:table-cell>
          <table:table-cell office:value-type="float" office:value="1296" calcext:value-type="float">
            <text:p>1296</text:p>
          </table:table-cell>
          <table:table-cell office:value-type="float" office:value="933532" calcext:value-type="float">
            <text:p>933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0976" calcext:value-type="float">
            <text:p>16790976</text:p>
          </table:table-cell>
          <table:table-cell office:value-type="float" office:value="0" calcext:value-type="float">
            <text:p>0</text:p>
          </table:table-cell>
          <table:table-cell office:value-type="float" office:value="16790976" calcext:value-type="float">
            <text:p>16790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7" calcext:value-type="float">
            <text:p>267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873" calcext:value-type="float">
            <text:p>16105193758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692" calcext:value-type="float">
            <text:p>401692</text:p>
          </table:table-cell>
          <table:table-cell office:value-type="float" office:value="1303" calcext:value-type="float">
            <text:p>1303</text:p>
          </table:table-cell>
          <table:table-cell office:value-type="float" office:value="933532" calcext:value-type="float">
            <text:p>933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5160" calcext:value-type="float">
            <text:p>16975160</text:p>
          </table:table-cell>
          <table:table-cell office:value-type="float" office:value="8053416" calcext:value-type="float">
            <text:p>8053416</text:p>
          </table:table-cell>
          <table:table-cell office:value-type="float" office:value="8921744" calcext:value-type="float">
            <text:p>8921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2" calcext:value-type="float">
            <text:p>282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5978" calcext:value-type="float">
            <text:p>1610519375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252" calcext:value-type="float">
            <text:p>394252</text:p>
          </table:table-cell>
          <table:table-cell office:value-type="float" office:value="1296" calcext:value-type="float">
            <text:p>1296</text:p>
          </table:table-cell>
          <table:table-cell office:value-type="float" office:value="933532" calcext:value-type="float">
            <text:p>933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8112" calcext:value-type="float">
            <text:p>16718112</text:p>
          </table:table-cell>
          <table:table-cell office:value-type="float" office:value="301128" calcext:value-type="float">
            <text:p>301128</text:p>
          </table:table-cell>
          <table:table-cell office:value-type="float" office:value="16416984" calcext:value-type="float">
            <text:p>16416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5" calcext:value-type="float">
            <text:p>295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084" calcext:value-type="float">
            <text:p>1610519376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736" calcext:value-type="float">
            <text:p>405736</text:p>
          </table:table-cell>
          <table:table-cell office:value-type="float" office:value="1307" calcext:value-type="float">
            <text:p>1307</text:p>
          </table:table-cell>
          <table:table-cell office:value-type="float" office:value="933536" calcext:value-type="float">
            <text:p>933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9656" calcext:value-type="float">
            <text:p>17069656</text:p>
          </table:table-cell>
          <table:table-cell office:value-type="float" office:value="12201984" calcext:value-type="float">
            <text:p>12201984</text:p>
          </table:table-cell>
          <table:table-cell office:value-type="float" office:value="4867672" calcext:value-type="float">
            <text:p>4867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0" calcext:value-type="float">
            <text:p>310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193" calcext:value-type="float">
            <text:p>1610519376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576" calcext:value-type="float">
            <text:p>400576</text:p>
          </table:table-cell>
          <table:table-cell office:value-type="float" office:value="1302" calcext:value-type="float">
            <text:p>1302</text:p>
          </table:table-cell>
          <table:table-cell office:value-type="float" office:value="933536" calcext:value-type="float">
            <text:p>933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2064" calcext:value-type="float">
            <text:p>16632064</text:p>
          </table:table-cell>
          <table:table-cell office:value-type="float" office:value="6598656" calcext:value-type="float">
            <text:p>6598656</text:p>
          </table:table-cell>
          <table:table-cell office:value-type="float" office:value="10033408" calcext:value-type="float">
            <text:p>10033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4" calcext:value-type="float">
            <text:p>324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299" calcext:value-type="float">
            <text:p>1610519376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00" calcext:value-type="float">
            <text:p>395400</text:p>
          </table:table-cell>
          <table:table-cell office:value-type="float" office:value="1297" calcext:value-type="float">
            <text:p>1297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2536" calcext:value-type="float">
            <text:p>16702536</text:p>
          </table:table-cell>
          <table:table-cell office:value-type="float" office:value="1191936" calcext:value-type="float">
            <text:p>1191936</text:p>
          </table:table-cell>
          <table:table-cell office:value-type="float" office:value="15510600" calcext:value-type="float">
            <text:p>15510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6" calcext:value-type="float">
            <text:p>336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405" calcext:value-type="float">
            <text:p>16105193764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312" calcext:value-type="float">
            <text:p>405312</text:p>
          </table:table-cell>
          <table:table-cell office:value-type="float" office:value="1307" calcext:value-type="float">
            <text:p>1307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1456" calcext:value-type="float">
            <text:p>16691456</text:p>
          </table:table-cell>
          <table:table-cell office:value-type="float" office:value="11791000" calcext:value-type="float">
            <text:p>11791000</text:p>
          </table:table-cell>
          <table:table-cell office:value-type="float" office:value="4900456" calcext:value-type="float">
            <text:p>4900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0" calcext:value-type="float">
            <text:p>350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510" calcext:value-type="float">
            <text:p>16105193765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988" calcext:value-type="float">
            <text:p>400988</text:p>
          </table:table-cell>
          <table:table-cell office:value-type="float" office:value="1302" calcext:value-type="float">
            <text:p>1302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2472" calcext:value-type="float">
            <text:p>16732472</text:p>
          </table:table-cell>
          <table:table-cell office:value-type="float" office:value="7086344" calcext:value-type="float">
            <text:p>7086344</text:p>
          </table:table-cell>
          <table:table-cell office:value-type="float" office:value="9646128" calcext:value-type="float">
            <text:p>9646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3" calcext:value-type="float">
            <text:p>363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616" calcext:value-type="float">
            <text:p>1610519376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120" calcext:value-type="float">
            <text:p>397120</text:p>
          </table:table-cell>
          <table:table-cell office:value-type="float" office:value="1299" calcext:value-type="float">
            <text:p>1299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8424" calcext:value-type="float">
            <text:p>16688424</text:p>
          </table:table-cell>
          <table:table-cell office:value-type="float" office:value="3381832" calcext:value-type="float">
            <text:p>3381832</text:p>
          </table:table-cell>
          <table:table-cell office:value-type="float" office:value="13306592" calcext:value-type="float">
            <text:p>13306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6" calcext:value-type="float">
            <text:p>376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722" calcext:value-type="float">
            <text:p>16105193767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32" calcext:value-type="float">
            <text:p>393832</text:p>
          </table:table-cell>
          <table:table-cell office:value-type="float" office:value="1296" calcext:value-type="float">
            <text:p>1296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1056" calcext:value-type="float">
            <text:p>16661056</text:p>
          </table:table-cell>
          <table:table-cell office:value-type="float" office:value="86520" calcext:value-type="float">
            <text:p>86520</text:p>
          </table:table-cell>
          <table:table-cell office:value-type="float" office:value="16574536" calcext:value-type="float">
            <text:p>16574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9" calcext:value-type="float">
            <text:p>389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828" calcext:value-type="float">
            <text:p>16105193768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248" calcext:value-type="float">
            <text:p>393248</text:p>
          </table:table-cell>
          <table:table-cell office:value-type="float" office:value="1295" calcext:value-type="float">
            <text:p>1295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8608" calcext:value-type="float">
            <text:p>17368608</text:p>
          </table:table-cell>
          <table:table-cell office:value-type="float" office:value="0" calcext:value-type="float">
            <text:p>0</text:p>
          </table:table-cell>
          <table:table-cell office:value-type="float" office:value="17368608" calcext:value-type="float">
            <text:p>17368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4" calcext:value-type="float">
            <text:p>404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6939" calcext:value-type="float">
            <text:p>1610519376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076" calcext:value-type="float">
            <text:p>393076</text:p>
          </table:table-cell>
          <table:table-cell office:value-type="float" office:value="1295" calcext:value-type="float">
            <text:p>1295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51512" calcext:value-type="float">
            <text:p>17751512</text:p>
          </table:table-cell>
          <table:table-cell office:value-type="float" office:value="0" calcext:value-type="float">
            <text:p>0</text:p>
          </table:table-cell>
          <table:table-cell office:value-type="float" office:value="17751512" calcext:value-type="float">
            <text:p>17751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7" calcext:value-type="float">
            <text:p>417</text:p>
          </table:table-cell>
          <table:table-cell office:value-type="float" office:value="-767" calcext:value-type="float">
            <text:p>-76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045" calcext:value-type="float">
            <text:p>1610519377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800" calcext:value-type="float">
            <text:p>392800</text:p>
          </table:table-cell>
          <table:table-cell office:value-type="float" office:value="1295" calcext:value-type="float">
            <text:p>1295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73536" calcext:value-type="float">
            <text:p>17873536</text:p>
          </table:table-cell>
          <table:table-cell office:value-type="float" office:value="0" calcext:value-type="float">
            <text:p>0</text:p>
          </table:table-cell>
          <table:table-cell office:value-type="float" office:value="17873536" calcext:value-type="float">
            <text:p>17873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1" calcext:value-type="float">
            <text:p>431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151" calcext:value-type="float">
            <text:p>16105193771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468" calcext:value-type="float">
            <text:p>397468</text:p>
          </table:table-cell>
          <table:table-cell office:value-type="float" office:value="1299" calcext:value-type="float">
            <text:p>1299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80688" calcext:value-type="float">
            <text:p>18980688</text:p>
          </table:table-cell>
          <table:table-cell office:value-type="float" office:value="5964240" calcext:value-type="float">
            <text:p>5964240</text:p>
          </table:table-cell>
          <table:table-cell office:value-type="float" office:value="13016448" calcext:value-type="float">
            <text:p>13016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5" calcext:value-type="float">
            <text:p>445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257" calcext:value-type="float">
            <text:p>1610519377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136" calcext:value-type="float">
            <text:p>401136</text:p>
          </table:table-cell>
          <table:table-cell office:value-type="float" office:value="1303" calcext:value-type="float">
            <text:p>1303</text:p>
          </table:table-cell>
          <table:table-cell office:value-type="float" office:value="933540" calcext:value-type="float">
            <text:p>9335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7856" calcext:value-type="float">
            <text:p>16687856</text:p>
          </table:table-cell>
          <table:table-cell office:value-type="float" office:value="7189272" calcext:value-type="float">
            <text:p>7189272</text:p>
          </table:table-cell>
          <table:table-cell office:value-type="float" office:value="9498584" calcext:value-type="float">
            <text:p>9498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7" calcext:value-type="float">
            <text:p>457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363" calcext:value-type="float">
            <text:p>16105193773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740" calcext:value-type="float">
            <text:p>401740</text:p>
          </table:table-cell>
          <table:table-cell office:value-type="float" office:value="1303" calcext:value-type="float">
            <text:p>1303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5200" calcext:value-type="float">
            <text:p>16725200</text:p>
          </table:table-cell>
          <table:table-cell office:value-type="float" office:value="7975192" calcext:value-type="float">
            <text:p>7975192</text:p>
          </table:table-cell>
          <table:table-cell office:value-type="float" office:value="8750008" calcext:value-type="float">
            <text:p>8750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1" calcext:value-type="float">
            <text:p>471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468" calcext:value-type="float">
            <text:p>16105193774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920" calcext:value-type="float">
            <text:p>402920</text:p>
          </table:table-cell>
          <table:table-cell office:value-type="float" office:value="1304" calcext:value-type="float">
            <text:p>1304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3144" calcext:value-type="float">
            <text:p>16353144</text:p>
          </table:table-cell>
          <table:table-cell office:value-type="float" office:value="8859592" calcext:value-type="float">
            <text:p>8859592</text:p>
          </table:table-cell>
          <table:table-cell office:value-type="float" office:value="7493552" calcext:value-type="float">
            <text:p>7493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3" calcext:value-type="float">
            <text:p>483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574" calcext:value-type="float">
            <text:p>1610519377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024" calcext:value-type="float">
            <text:p>404024</text:p>
          </table:table-cell>
          <table:table-cell office:value-type="float" office:value="1305" calcext:value-type="float">
            <text:p>1305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5632" calcext:value-type="float">
            <text:p>16685632</text:p>
          </table:table-cell>
          <table:table-cell office:value-type="float" office:value="10382584" calcext:value-type="float">
            <text:p>10382584</text:p>
          </table:table-cell>
          <table:table-cell office:value-type="float" office:value="6303048" calcext:value-type="float">
            <text:p>6303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7" calcext:value-type="float">
            <text:p>497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682" calcext:value-type="float">
            <text:p>1610519377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272" calcext:value-type="float">
            <text:p>406272</text:p>
          </table:table-cell>
          <table:table-cell office:value-type="float" office:value="1308" calcext:value-type="float">
            <text:p>1308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25192" calcext:value-type="float">
            <text:p>16625192</text:p>
          </table:table-cell>
          <table:table-cell office:value-type="float" office:value="12674872" calcext:value-type="float">
            <text:p>12674872</text:p>
          </table:table-cell>
          <table:table-cell office:value-type="float" office:value="3950320" calcext:value-type="float">
            <text:p>3950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0" calcext:value-type="float">
            <text:p>510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789" calcext:value-type="float">
            <text:p>1610519377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076" calcext:value-type="float">
            <text:p>395076</text:p>
          </table:table-cell>
          <table:table-cell office:value-type="float" office:value="1297" calcext:value-type="float">
            <text:p>1297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8608" calcext:value-type="float">
            <text:p>16368608</text:p>
          </table:table-cell>
          <table:table-cell office:value-type="float" office:value="1011712" calcext:value-type="float">
            <text:p>1011712</text:p>
          </table:table-cell>
          <table:table-cell office:value-type="float" office:value="15356896" calcext:value-type="float">
            <text:p>15356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2" calcext:value-type="float">
            <text:p>522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7894" calcext:value-type="float">
            <text:p>1610519377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988" calcext:value-type="float">
            <text:p>399988</text:p>
          </table:table-cell>
          <table:table-cell office:value-type="float" office:value="1302" calcext:value-type="float">
            <text:p>1302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2248" calcext:value-type="float">
            <text:p>16632248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11688376" calcext:value-type="float">
            <text:p>11688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5" calcext:value-type="float">
            <text:p>535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000" calcext:value-type="float">
            <text:p>161051937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964" calcext:value-type="float">
            <text:p>402964</text:p>
          </table:table-cell>
          <table:table-cell office:value-type="float" office:value="1304" calcext:value-type="float">
            <text:p>1304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3248" calcext:value-type="float">
            <text:p>16293248</text:p>
          </table:table-cell>
          <table:table-cell office:value-type="float" office:value="8744960" calcext:value-type="float">
            <text:p>8744960</text:p>
          </table:table-cell>
          <table:table-cell office:value-type="float" office:value="7548288" calcext:value-type="float">
            <text:p>7548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9" calcext:value-type="float">
            <text:p>549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106" calcext:value-type="float">
            <text:p>1610519378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672" calcext:value-type="float">
            <text:p>392672</text:p>
          </table:table-cell>
          <table:table-cell office:value-type="float" office:value="1295" calcext:value-type="float">
            <text:p>1295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8200" calcext:value-type="float">
            <text:p>17468200</text:p>
          </table:table-cell>
          <table:table-cell office:value-type="float" office:value="0" calcext:value-type="float">
            <text:p>0</text:p>
          </table:table-cell>
          <table:table-cell office:value-type="float" office:value="17468200" calcext:value-type="float">
            <text:p>17468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2" calcext:value-type="float">
            <text:p>562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213" calcext:value-type="float">
            <text:p>16105193782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252" calcext:value-type="float">
            <text:p>398252</text:p>
          </table:table-cell>
          <table:table-cell office:value-type="float" office:value="1300" calcext:value-type="float">
            <text:p>1300</text:p>
          </table:table-cell>
          <table:table-cell office:value-type="float" office:value="933544" calcext:value-type="float">
            <text:p>93354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29608" calcext:value-type="float">
            <text:p>16929608</text:p>
          </table:table-cell>
          <table:table-cell office:value-type="float" office:value="4944200" calcext:value-type="float">
            <text:p>4944200</text:p>
          </table:table-cell>
          <table:table-cell office:value-type="float" office:value="11985408" calcext:value-type="float">
            <text:p>11985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4" calcext:value-type="float">
            <text:p>574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321" calcext:value-type="float">
            <text:p>1610519378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568" calcext:value-type="float">
            <text:p>405568</text:p>
          </table:table-cell>
          <table:table-cell office:value-type="float" office:value="1307" calcext:value-type="float">
            <text:p>1307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4472" calcext:value-type="float">
            <text:p>16324472</text:p>
          </table:table-cell>
          <table:table-cell office:value-type="float" office:value="11264152" calcext:value-type="float">
            <text:p>11264152</text:p>
          </table:table-cell>
          <table:table-cell office:value-type="float" office:value="5060320" calcext:value-type="float">
            <text:p>5060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7" calcext:value-type="float">
            <text:p>587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426" calcext:value-type="float">
            <text:p>1610519378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088" calcext:value-type="float">
            <text:p>399088</text:p>
          </table:table-cell>
          <table:table-cell office:value-type="float" office:value="1301" calcext:value-type="float">
            <text:p>1301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2848" calcext:value-type="float">
            <text:p>16312848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12319248" calcext:value-type="float">
            <text:p>12319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9" calcext:value-type="float">
            <text:p>599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532" calcext:value-type="float">
            <text:p>1610519378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328" calcext:value-type="float">
            <text:p>405328</text:p>
          </table:table-cell>
          <table:table-cell office:value-type="float" office:value="1307" calcext:value-type="float">
            <text:p>1307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4872" calcext:value-type="float">
            <text:p>16314872</text:p>
          </table:table-cell>
          <table:table-cell office:value-type="float" office:value="11563008" calcext:value-type="float">
            <text:p>11563008</text:p>
          </table:table-cell>
          <table:table-cell office:value-type="float" office:value="4751864" calcext:value-type="float">
            <text:p>4751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3" calcext:value-type="float">
            <text:p>613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637" calcext:value-type="float">
            <text:p>16105193786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984" calcext:value-type="float">
            <text:p>398984</text:p>
          </table:table-cell>
          <table:table-cell office:value-type="float" office:value="1301" calcext:value-type="float">
            <text:p>1301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4872" calcext:value-type="float">
            <text:p>16314872</text:p>
          </table:table-cell>
          <table:table-cell office:value-type="float" office:value="5314136" calcext:value-type="float">
            <text:p>5314136</text:p>
          </table:table-cell>
          <table:table-cell office:value-type="float" office:value="11000736" calcext:value-type="float">
            <text:p>11000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4" calcext:value-type="float">
            <text:p>624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742" calcext:value-type="float">
            <text:p>1610519378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820" calcext:value-type="float">
            <text:p>394820</text:p>
          </table:table-cell>
          <table:table-cell office:value-type="float" office:value="1296" calcext:value-type="float">
            <text:p>1296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1080" calcext:value-type="float">
            <text:p>16291080</text:p>
          </table:table-cell>
          <table:table-cell office:value-type="float" office:value="782336" calcext:value-type="float">
            <text:p>782336</text:p>
          </table:table-cell>
          <table:table-cell office:value-type="float" office:value="15508744" calcext:value-type="float">
            <text:p>15508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7" calcext:value-type="float">
            <text:p>637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847" calcext:value-type="float">
            <text:p>16105193788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952" calcext:value-type="float">
            <text:p>404952</text:p>
          </table:table-cell>
          <table:table-cell office:value-type="float" office:value="1307" calcext:value-type="float">
            <text:p>1307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3520" calcext:value-type="float">
            <text:p>16293520</text:p>
          </table:table-cell>
          <table:table-cell office:value-type="float" office:value="11087872" calcext:value-type="float">
            <text:p>11087872</text:p>
          </table:table-cell>
          <table:table-cell office:value-type="float" office:value="5205648" calcext:value-type="float">
            <text:p>5205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0" calcext:value-type="float">
            <text:p>650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8952" calcext:value-type="float">
            <text:p>1610519378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156" calcext:value-type="float">
            <text:p>400156</text:p>
          </table:table-cell>
          <table:table-cell office:value-type="float" office:value="1302" calcext:value-type="float">
            <text:p>1302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3520" calcext:value-type="float">
            <text:p>16293520</text:p>
          </table:table-cell>
          <table:table-cell office:value-type="float" office:value="6464472" calcext:value-type="float">
            <text:p>6464472</text:p>
          </table:table-cell>
          <table:table-cell office:value-type="float" office:value="9829048" calcext:value-type="float">
            <text:p>9829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2" calcext:value-type="float">
            <text:p>662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060" calcext:value-type="float">
            <text:p>1610519379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044" calcext:value-type="float">
            <text:p>398044</text:p>
          </table:table-cell>
          <table:table-cell office:value-type="float" office:value="1300" calcext:value-type="float">
            <text:p>1300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3232" calcext:value-type="float">
            <text:p>16303232</text:p>
          </table:table-cell>
          <table:table-cell office:value-type="float" office:value="3960832" calcext:value-type="float">
            <text:p>3960832</text:p>
          </table:table-cell>
          <table:table-cell office:value-type="float" office:value="12342400" calcext:value-type="float">
            <text:p>12342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4" calcext:value-type="float">
            <text:p>674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166" calcext:value-type="float">
            <text:p>1610519379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048" calcext:value-type="float">
            <text:p>395048</text:p>
          </table:table-cell>
          <table:table-cell office:value-type="float" office:value="1297" calcext:value-type="float">
            <text:p>1297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03232" calcext:value-type="float">
            <text:p>16303232</text:p>
          </table:table-cell>
          <table:table-cell office:value-type="float" office:value="1222584" calcext:value-type="float">
            <text:p>1222584</text:p>
          </table:table-cell>
          <table:table-cell office:value-type="float" office:value="15080648" calcext:value-type="float">
            <text:p>15080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6" calcext:value-type="float">
            <text:p>686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271" calcext:value-type="float">
            <text:p>16105193792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304" calcext:value-type="float">
            <text:p>395304</text:p>
          </table:table-cell>
          <table:table-cell office:value-type="float" office:value="1297" calcext:value-type="float">
            <text:p>1297</text:p>
          </table:table-cell>
          <table:table-cell office:value-type="float" office:value="933548" calcext:value-type="float">
            <text:p>9335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5104" calcext:value-type="float">
            <text:p>16015104</text:p>
          </table:table-cell>
          <table:table-cell office:value-type="float" office:value="306960" calcext:value-type="float">
            <text:p>306960</text:p>
          </table:table-cell>
          <table:table-cell office:value-type="float" office:value="15708144" calcext:value-type="float">
            <text:p>15708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9" calcext:value-type="float">
            <text:p>699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378" calcext:value-type="float">
            <text:p>1610519379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344" calcext:value-type="float">
            <text:p>394344</text:p>
          </table:table-cell>
          <table:table-cell office:value-type="float" office:value="1296" calcext:value-type="float">
            <text:p>1296</text:p>
          </table:table-cell>
          <table:table-cell office:value-type="float" office:value="933552" calcext:value-type="float">
            <text:p>9335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5104" calcext:value-type="float">
            <text:p>16015104</text:p>
          </table:table-cell>
          <table:table-cell office:value-type="float" office:value="89272" calcext:value-type="float">
            <text:p>89272</text:p>
          </table:table-cell>
          <table:table-cell office:value-type="float" office:value="15925832" calcext:value-type="float">
            <text:p>15925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2" calcext:value-type="float">
            <text:p>712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483" calcext:value-type="float">
            <text:p>16105193794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832" calcext:value-type="float">
            <text:p>395832</text:p>
          </table:table-cell>
          <table:table-cell office:value-type="float" office:value="1298" calcext:value-type="float">
            <text:p>1298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91984" calcext:value-type="float">
            <text:p>16091984</text:p>
          </table:table-cell>
          <table:table-cell office:value-type="float" office:value="1716224" calcext:value-type="float">
            <text:p>1716224</text:p>
          </table:table-cell>
          <table:table-cell office:value-type="float" office:value="14375760" calcext:value-type="float">
            <text:p>14375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5" calcext:value-type="float">
            <text:p>725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588" calcext:value-type="float">
            <text:p>16105193795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328" calcext:value-type="float">
            <text:p>396328</text:p>
          </table:table-cell>
          <table:table-cell office:value-type="float" office:value="1298" calcext:value-type="float">
            <text:p>1298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91984" calcext:value-type="float">
            <text:p>16091984</text:p>
          </table:table-cell>
          <table:table-cell office:value-type="float" office:value="2359048" calcext:value-type="float">
            <text:p>2359048</text:p>
          </table:table-cell>
          <table:table-cell office:value-type="float" office:value="13732936" calcext:value-type="float">
            <text:p>13732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7" calcext:value-type="float">
            <text:p>737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693" calcext:value-type="float">
            <text:p>1610519379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60" calcext:value-type="float">
            <text:p>398560</text:p>
          </table:table-cell>
          <table:table-cell office:value-type="float" office:value="1300" calcext:value-type="float">
            <text:p>1300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80496" calcext:value-type="float">
            <text:p>15980496</text:p>
          </table:table-cell>
          <table:table-cell office:value-type="float" office:value="4435968" calcext:value-type="float">
            <text:p>4435968</text:p>
          </table:table-cell>
          <table:table-cell office:value-type="float" office:value="11544528" calcext:value-type="float">
            <text:p>11544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0" calcext:value-type="float">
            <text:p>750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799" calcext:value-type="float">
            <text:p>1610519379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668" calcext:value-type="float">
            <text:p>400668</text:p>
          </table:table-cell>
          <table:table-cell office:value-type="float" office:value="1302" calcext:value-type="float">
            <text:p>1302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80496" calcext:value-type="float">
            <text:p>15980496</text:p>
          </table:table-cell>
          <table:table-cell office:value-type="float" office:value="6656760" calcext:value-type="float">
            <text:p>6656760</text:p>
          </table:table-cell>
          <table:table-cell office:value-type="float" office:value="9323736" calcext:value-type="float">
            <text:p>9323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1" calcext:value-type="float">
            <text:p>761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79905" calcext:value-type="float">
            <text:p>1610519379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320" calcext:value-type="float">
            <text:p>405320</text:p>
          </table:table-cell>
          <table:table-cell office:value-type="float" office:value="1307" calcext:value-type="float">
            <text:p>1307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5248" calcext:value-type="float">
            <text:p>15855248</text:p>
          </table:table-cell>
          <table:table-cell office:value-type="float" office:value="10285056" calcext:value-type="float">
            <text:p>10285056</text:p>
          </table:table-cell>
          <table:table-cell office:value-type="float" office:value="5570192" calcext:value-type="float">
            <text:p>5570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4" calcext:value-type="float">
            <text:p>774</text:p>
          </table:table-cell>
          <table:table-cell office:value-type="float" office:value="-752" calcext:value-type="float">
            <text:p>-75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010" calcext:value-type="float">
            <text:p>1610519380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640" calcext:value-type="float">
            <text:p>396640</text:p>
          </table:table-cell>
          <table:table-cell office:value-type="float" office:value="1298" calcext:value-type="float">
            <text:p>1298</text:p>
          </table:table-cell>
          <table:table-cell office:value-type="float" office:value="933556" calcext:value-type="float">
            <text:p>9335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5248" calcext:value-type="float">
            <text:p>15855248</text:p>
          </table:table-cell>
          <table:table-cell office:value-type="float" office:value="1298432" calcext:value-type="float">
            <text:p>1298432</text:p>
          </table:table-cell>
          <table:table-cell office:value-type="float" office:value="14556816" calcext:value-type="float">
            <text:p>14556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5" calcext:value-type="float">
            <text:p>785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115" calcext:value-type="float">
            <text:p>1610519380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484" calcext:value-type="float">
            <text:p>400484</text:p>
          </table:table-cell>
          <table:table-cell office:value-type="float" office:value="1302" calcext:value-type="float">
            <text:p>1302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55248" calcext:value-type="float">
            <text:p>15855248</text:p>
          </table:table-cell>
          <table:table-cell office:value-type="float" office:value="5906944" calcext:value-type="float">
            <text:p>5906944</text:p>
          </table:table-cell>
          <table:table-cell office:value-type="float" office:value="9948304" calcext:value-type="float">
            <text:p>9948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7" calcext:value-type="float">
            <text:p>797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220" calcext:value-type="float">
            <text:p>1610519380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684" calcext:value-type="float">
            <text:p>406684</text:p>
          </table:table-cell>
          <table:table-cell office:value-type="float" office:value="1308" calcext:value-type="float">
            <text:p>1308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12070912" calcext:value-type="float">
            <text:p>12070912</text:p>
          </table:table-cell>
          <table:table-cell office:value-type="float" office:value="3745096" calcext:value-type="float">
            <text:p>3745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9" calcext:value-type="float">
            <text:p>809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325" calcext:value-type="float">
            <text:p>16105193803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296" calcext:value-type="float">
            <text:p>400296</text:p>
          </table:table-cell>
          <table:table-cell office:value-type="float" office:value="1302" calcext:value-type="float">
            <text:p>1302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5558272" calcext:value-type="float">
            <text:p>5558272</text:p>
          </table:table-cell>
          <table:table-cell office:value-type="float" office:value="10257736" calcext:value-type="float">
            <text:p>10257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0" calcext:value-type="float">
            <text:p>820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430" calcext:value-type="float">
            <text:p>16105193804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964" calcext:value-type="float">
            <text:p>394964</text:p>
          </table:table-cell>
          <table:table-cell office:value-type="float" office:value="1297" calcext:value-type="float">
            <text:p>1297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339968" calcext:value-type="float">
            <text:p>339968</text:p>
          </table:table-cell>
          <table:table-cell office:value-type="float" office:value="15476040" calcext:value-type="float">
            <text:p>1547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2" calcext:value-type="float">
            <text:p>832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535" calcext:value-type="float">
            <text:p>1610519380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776" calcext:value-type="float">
            <text:p>401776</text:p>
          </table:table-cell>
          <table:table-cell office:value-type="float" office:value="1304" calcext:value-type="float">
            <text:p>1304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8120256" calcext:value-type="float">
            <text:p>8120256</text:p>
          </table:table-cell>
          <table:table-cell office:value-type="float" office:value="7695752" calcext:value-type="float">
            <text:p>7695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3" calcext:value-type="float">
            <text:p>843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639" calcext:value-type="float">
            <text:p>1610519380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056" calcext:value-type="float">
            <text:p>398056</text:p>
          </table:table-cell>
          <table:table-cell office:value-type="float" office:value="1300" calcext:value-type="float">
            <text:p>1300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4212672" calcext:value-type="float">
            <text:p>4212672</text:p>
          </table:table-cell>
          <table:table-cell office:value-type="float" office:value="11603336" calcext:value-type="float">
            <text:p>11603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3" calcext:value-type="float">
            <text:p>853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744" calcext:value-type="float">
            <text:p>1610519380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080" calcext:value-type="float">
            <text:p>395080</text:p>
          </table:table-cell>
          <table:table-cell office:value-type="float" office:value="1297" calcext:value-type="float">
            <text:p>1297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16008" calcext:value-type="float">
            <text:p>15816008</text:p>
          </table:table-cell>
          <table:table-cell office:value-type="float" office:value="1025984" calcext:value-type="float">
            <text:p>1025984</text:p>
          </table:table-cell>
          <table:table-cell office:value-type="float" office:value="14790024" calcext:value-type="float">
            <text:p>14790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4" calcext:value-type="float">
            <text:p>864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849" calcext:value-type="float">
            <text:p>16105193808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372" calcext:value-type="float">
            <text:p>404372</text:p>
          </table:table-cell>
          <table:table-cell office:value-type="float" office:value="1306" calcext:value-type="float">
            <text:p>1306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10760192" calcext:value-type="float">
            <text:p>10760192</text:p>
          </table:table-cell>
          <table:table-cell office:value-type="float" office:value="4764136" calcext:value-type="float">
            <text:p>4764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7" calcext:value-type="float">
            <text:p>877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0955" calcext:value-type="float">
            <text:p>16105193809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324" calcext:value-type="float">
            <text:p>402324</text:p>
          </table:table-cell>
          <table:table-cell office:value-type="float" office:value="1304" calcext:value-type="float">
            <text:p>1304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8540160" calcext:value-type="float">
            <text:p>8540160</text:p>
          </table:table-cell>
          <table:table-cell office:value-type="float" office:value="6984168" calcext:value-type="float">
            <text:p>6984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8" calcext:value-type="float">
            <text:p>888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060" calcext:value-type="float">
            <text:p>1610519381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836" calcext:value-type="float">
            <text:p>400836</text:p>
          </table:table-cell>
          <table:table-cell office:value-type="float" office:value="1303" calcext:value-type="float">
            <text:p>1303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6926336" calcext:value-type="float">
            <text:p>6926336</text:p>
          </table:table-cell>
          <table:table-cell office:value-type="float" office:value="8597992" calcext:value-type="float">
            <text:p>8597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8" calcext:value-type="float">
            <text:p>898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164" calcext:value-type="float">
            <text:p>1610519381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844" calcext:value-type="float">
            <text:p>399844</text:p>
          </table:table-cell>
          <table:table-cell office:value-type="float" office:value="1302" calcext:value-type="float">
            <text:p>1302</text:p>
          </table:table-cell>
          <table:table-cell office:value-type="float" office:value="933560" calcext:value-type="float">
            <text:p>9335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5787648" calcext:value-type="float">
            <text:p>5787648</text:p>
          </table:table-cell>
          <table:table-cell office:value-type="float" office:value="9736680" calcext:value-type="float">
            <text:p>9736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9" calcext:value-type="float">
            <text:p>909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270" calcext:value-type="float">
            <text:p>1610519381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332" calcext:value-type="float">
            <text:p>399332</text:p>
          </table:table-cell>
          <table:table-cell office:value-type="float" office:value="1301" calcext:value-type="float">
            <text:p>1301</text:p>
          </table:table-cell>
          <table:table-cell office:value-type="float" office:value="933564" calcext:value-type="float">
            <text:p>9335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5009408" calcext:value-type="float">
            <text:p>5009408</text:p>
          </table:table-cell>
          <table:table-cell office:value-type="float" office:value="10514920" calcext:value-type="float">
            <text:p>10514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20" calcext:value-type="float">
            <text:p>920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375" calcext:value-type="float">
            <text:p>1610519381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804" calcext:value-type="float">
            <text:p>398804</text:p>
          </table:table-cell>
          <table:table-cell office:value-type="float" office:value="1301" calcext:value-type="float">
            <text:p>1301</text:p>
          </table:table-cell>
          <table:table-cell office:value-type="float" office:value="933564" calcext:value-type="float">
            <text:p>9335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4542464" calcext:value-type="float">
            <text:p>4542464</text:p>
          </table:table-cell>
          <table:table-cell office:value-type="float" office:value="10981864" calcext:value-type="float">
            <text:p>10981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31" calcext:value-type="float">
            <text:p>931</text:p>
          </table:table-cell>
          <table:table-cell office:value-type="float" office:value="-756" calcext:value-type="float">
            <text:p>-75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479" calcext:value-type="float">
            <text:p>16105193814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772" calcext:value-type="float">
            <text:p>398772</text:p>
          </table:table-cell>
          <table:table-cell office:value-type="float" office:value="1301" calcext:value-type="float">
            <text:p>1301</text:p>
          </table:table-cell>
          <table:table-cell office:value-type="float" office:value="933568" calcext:value-type="float">
            <text:p>933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4272128" calcext:value-type="float">
            <text:p>4272128</text:p>
          </table:table-cell>
          <table:table-cell office:value-type="float" office:value="11252200" calcext:value-type="float">
            <text:p>11252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41" calcext:value-type="float">
            <text:p>941</text:p>
          </table:table-cell>
          <table:table-cell office:value-type="float" office:value="-677" calcext:value-type="float">
            <text:p>-67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585" calcext:value-type="float">
            <text:p>16105193815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492" calcext:value-type="float">
            <text:p>398492</text:p>
          </table:table-cell>
          <table:table-cell office:value-type="float" office:value="1300" calcext:value-type="float">
            <text:p>1300</text:p>
          </table:table-cell>
          <table:table-cell office:value-type="float" office:value="933568" calcext:value-type="float">
            <text:p>933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4067328" calcext:value-type="float">
            <text:p>4067328</text:p>
          </table:table-cell>
          <table:table-cell office:value-type="float" office:value="11457000" calcext:value-type="float">
            <text:p>11457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53" calcext:value-type="float">
            <text:p>953</text:p>
          </table:table-cell>
          <table:table-cell office:value-type="float" office:value="-677" calcext:value-type="float">
            <text:p>-67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691" calcext:value-type="float">
            <text:p>16105193816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460" calcext:value-type="float">
            <text:p>398460</text:p>
          </table:table-cell>
          <table:table-cell office:value-type="float" office:value="1300" calcext:value-type="float">
            <text:p>1300</text:p>
          </table:table-cell>
          <table:table-cell office:value-type="float" office:value="933568" calcext:value-type="float">
            <text:p>933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24328" calcext:value-type="float">
            <text:p>15524328</text:p>
          </table:table-cell>
          <table:table-cell office:value-type="float" office:value="3928064" calcext:value-type="float">
            <text:p>3928064</text:p>
          </table:table-cell>
          <table:table-cell office:value-type="float" office:value="11596264" calcext:value-type="float">
            <text:p>11596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63" calcext:value-type="float">
            <text:p>963</text:p>
          </table:table-cell>
          <table:table-cell office:value-type="float" office:value="-677" calcext:value-type="float">
            <text:p>-67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1795" calcext:value-type="float">
            <text:p>16105193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808" calcext:value-type="float">
            <text:p>402808</text:p>
          </table:table-cell>
          <table:table-cell office:value-type="float" office:value="1305" calcext:value-type="float">
            <text:p>1305</text:p>
          </table:table-cell>
          <table:table-cell office:value-type="float" office:value="933608" calcext:value-type="float">
            <text:p>9336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44200" calcext:value-type="float">
            <text:p>18244200</text:p>
          </table:table-cell>
          <table:table-cell office:value-type="float" office:value="0" calcext:value-type="float">
            <text:p>0</text:p>
          </table:table-cell>
          <table:table-cell office:value-type="float" office:value="18244200" calcext:value-type="float">
            <text:p>18244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75" calcext:value-type="float">
            <text:p>975</text:p>
          </table:table-cell>
          <table:table-cell office:value-type="float" office:value="-226" calcext:value-type="float">
            <text:p>-22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195" calcext:value-type="float">
            <text:p>1610519384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160" calcext:value-type="float">
            <text:p>393160</text:p>
          </table:table-cell>
          <table:table-cell office:value-type="float" office:value="1295" calcext:value-type="float">
            <text:p>1295</text:p>
          </table:table-cell>
          <table:table-cell office:value-type="float" office:value="933608" calcext:value-type="float">
            <text:p>9336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4504" calcext:value-type="float">
            <text:p>17324504</text:p>
          </table:table-cell>
          <table:table-cell office:value-type="float" office:value="143360" calcext:value-type="float">
            <text:p>143360</text:p>
          </table:table-cell>
          <table:table-cell office:value-type="float" office:value="17181144" calcext:value-type="float">
            <text:p>17181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90" calcext:value-type="float">
            <text:p>990</text:p>
          </table:table-cell>
          <table:table-cell office:value-type="float" office:value="-226" calcext:value-type="float">
            <text:p>-22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313" calcext:value-type="float">
            <text:p>1610519384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920" calcext:value-type="float">
            <text:p>388920</text:p>
          </table:table-cell>
          <table:table-cell office:value-type="float" office:value="1291" calcext:value-type="float">
            <text:p>1291</text:p>
          </table:table-cell>
          <table:table-cell office:value-type="float" office:value="933608" calcext:value-type="float">
            <text:p>9336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224768" calcext:value-type="float">
            <text:p>21224768</text:p>
          </table:table-cell>
          <table:table-cell office:value-type="float" office:value="0" calcext:value-type="float">
            <text:p>0</text:p>
          </table:table-cell>
          <table:table-cell office:value-type="float" office:value="21224768" calcext:value-type="float">
            <text:p>21224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05" calcext:value-type="float">
            <text:p>1005</text:p>
          </table:table-cell>
          <table:table-cell office:value-type="float" office:value="-226" calcext:value-type="float">
            <text:p>-22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420" calcext:value-type="float">
            <text:p>16105193844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324" calcext:value-type="float">
            <text:p>403324</text:p>
          </table:table-cell>
          <table:table-cell office:value-type="float" office:value="1305" calcext:value-type="float">
            <text:p>1305</text:p>
          </table:table-cell>
          <table:table-cell office:value-type="float" office:value="933608" calcext:value-type="float">
            <text:p>9336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9840" calcext:value-type="float">
            <text:p>17329840</text:p>
          </table:table-cell>
          <table:table-cell office:value-type="float" office:value="11139128" calcext:value-type="float">
            <text:p>11139128</text:p>
          </table:table-cell>
          <table:table-cell office:value-type="float" office:value="6190712" calcext:value-type="float">
            <text:p>6190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19" calcext:value-type="float">
            <text:p>1019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529" calcext:value-type="float">
            <text:p>1610519384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552" calcext:value-type="float">
            <text:p>402552</text:p>
          </table:table-cell>
          <table:table-cell office:value-type="float" office:value="1304" calcext:value-type="float">
            <text:p>1304</text:p>
          </table:table-cell>
          <table:table-cell office:value-type="float" office:value="933620" calcext:value-type="float">
            <text:p>933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3736" calcext:value-type="float">
            <text:p>17293736</text:p>
          </table:table-cell>
          <table:table-cell office:value-type="float" office:value="9940992" calcext:value-type="float">
            <text:p>9940992</text:p>
          </table:table-cell>
          <table:table-cell office:value-type="float" office:value="7352744" calcext:value-type="float">
            <text:p>7352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32" calcext:value-type="float">
            <text:p>1032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634" calcext:value-type="float">
            <text:p>16105193846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064" calcext:value-type="float">
            <text:p>401064</text:p>
          </table:table-cell>
          <table:table-cell office:value-type="float" office:value="1302" calcext:value-type="float">
            <text:p>1302</text:p>
          </table:table-cell>
          <table:table-cell office:value-type="float" office:value="933620" calcext:value-type="float">
            <text:p>933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31216" calcext:value-type="float">
            <text:p>17431216</text:p>
          </table:table-cell>
          <table:table-cell office:value-type="float" office:value="7406296" calcext:value-type="float">
            <text:p>7406296</text:p>
          </table:table-cell>
          <table:table-cell office:value-type="float" office:value="10024920" calcext:value-type="float">
            <text:p>10024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46" calcext:value-type="float">
            <text:p>1046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739" calcext:value-type="float">
            <text:p>1610519384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328" calcext:value-type="float">
            <text:p>399328</text:p>
          </table:table-cell>
          <table:table-cell office:value-type="float" office:value="1301" calcext:value-type="float">
            <text:p>1301</text:p>
          </table:table-cell>
          <table:table-cell office:value-type="float" office:value="933620" calcext:value-type="float">
            <text:p>933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3848" calcext:value-type="float">
            <text:p>17393848</text:p>
          </table:table-cell>
          <table:table-cell office:value-type="float" office:value="6696960" calcext:value-type="float">
            <text:p>6696960</text:p>
          </table:table-cell>
          <table:table-cell office:value-type="float" office:value="10696888" calcext:value-type="float">
            <text:p>10696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60" calcext:value-type="float">
            <text:p>1060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844" calcext:value-type="float">
            <text:p>1610519384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964" calcext:value-type="float">
            <text:p>397964</text:p>
          </table:table-cell>
          <table:table-cell office:value-type="float" office:value="1299" calcext:value-type="float">
            <text:p>1299</text:p>
          </table:table-cell>
          <table:table-cell office:value-type="float" office:value="933620" calcext:value-type="float">
            <text:p>933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6704" calcext:value-type="float">
            <text:p>17366704</text:p>
          </table:table-cell>
          <table:table-cell office:value-type="float" office:value="5396824" calcext:value-type="float">
            <text:p>5396824</text:p>
          </table:table-cell>
          <table:table-cell office:value-type="float" office:value="11969880" calcext:value-type="float">
            <text:p>11969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74" calcext:value-type="float">
            <text:p>1074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4951" calcext:value-type="float">
            <text:p>16105193849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732" calcext:value-type="float">
            <text:p>399732</text:p>
          </table:table-cell>
          <table:table-cell office:value-type="float" office:value="1301" calcext:value-type="float">
            <text:p>1301</text:p>
          </table:table-cell>
          <table:table-cell office:value-type="float" office:value="933620" calcext:value-type="float">
            <text:p>933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14552" calcext:value-type="float">
            <text:p>17214552</text:p>
          </table:table-cell>
          <table:table-cell office:value-type="float" office:value="6844416" calcext:value-type="float">
            <text:p>6844416</text:p>
          </table:table-cell>
          <table:table-cell office:value-type="float" office:value="10370136" calcext:value-type="float">
            <text:p>10370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88" calcext:value-type="float">
            <text:p>1088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056" calcext:value-type="float">
            <text:p>1610519385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864" calcext:value-type="float">
            <text:p>398864</text:p>
          </table:table-cell>
          <table:table-cell office:value-type="float" office:value="1300" calcext:value-type="float">
            <text:p>1300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5360" calcext:value-type="float">
            <text:p>17285360</text:p>
          </table:table-cell>
          <table:table-cell office:value-type="float" office:value="5943304" calcext:value-type="float">
            <text:p>5943304</text:p>
          </table:table-cell>
          <table:table-cell office:value-type="float" office:value="11342056" calcext:value-type="float">
            <text:p>11342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01" calcext:value-type="float">
            <text:p>1101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161" calcext:value-type="float">
            <text:p>16105193851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096" calcext:value-type="float">
            <text:p>401096</text:p>
          </table:table-cell>
          <table:table-cell office:value-type="float" office:value="1303" calcext:value-type="float">
            <text:p>1303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12184" calcext:value-type="float">
            <text:p>17312184</text:p>
          </table:table-cell>
          <table:table-cell office:value-type="float" office:value="8351744" calcext:value-type="float">
            <text:p>8351744</text:p>
          </table:table-cell>
          <table:table-cell office:value-type="float" office:value="8960440" calcext:value-type="float">
            <text:p>8960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15" calcext:value-type="float">
            <text:p>1115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266" calcext:value-type="float">
            <text:p>16105193852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072" calcext:value-type="float">
            <text:p>403072</text:p>
          </table:table-cell>
          <table:table-cell office:value-type="float" office:value="1305" calcext:value-type="float">
            <text:p>1305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16384" calcext:value-type="float">
            <text:p>17416384</text:p>
          </table:table-cell>
          <table:table-cell office:value-type="float" office:value="9964424" calcext:value-type="float">
            <text:p>9964424</text:p>
          </table:table-cell>
          <table:table-cell office:value-type="float" office:value="7451960" calcext:value-type="float">
            <text:p>7451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29" calcext:value-type="float">
            <text:p>1129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371" calcext:value-type="float">
            <text:p>1610519385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956" calcext:value-type="float">
            <text:p>390956</text:p>
          </table:table-cell>
          <table:table-cell office:value-type="float" office:value="1293" calcext:value-type="float">
            <text:p>1293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40736" calcext:value-type="float">
            <text:p>20340736</text:p>
          </table:table-cell>
          <table:table-cell office:value-type="float" office:value="0" calcext:value-type="float">
            <text:p>0</text:p>
          </table:table-cell>
          <table:table-cell office:value-type="float" office:value="20340736" calcext:value-type="float">
            <text:p>20340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44" calcext:value-type="float">
            <text:p>1144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478" calcext:value-type="float">
            <text:p>1610519385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224" calcext:value-type="float">
            <text:p>399224</text:p>
          </table:table-cell>
          <table:table-cell office:value-type="float" office:value="1301" calcext:value-type="float">
            <text:p>1301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7024" calcext:value-type="float">
            <text:p>17367024</text:p>
          </table:table-cell>
          <table:table-cell office:value-type="float" office:value="5959680" calcext:value-type="float">
            <text:p>5959680</text:p>
          </table:table-cell>
          <table:table-cell office:value-type="float" office:value="11407344" calcext:value-type="float">
            <text:p>11407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56" calcext:value-type="float">
            <text:p>1156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583" calcext:value-type="float">
            <text:p>16105193855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764" calcext:value-type="float">
            <text:p>401764</text:p>
          </table:table-cell>
          <table:table-cell office:value-type="float" office:value="1303" calcext:value-type="float">
            <text:p>1303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6536" calcext:value-type="float">
            <text:p>17306536</text:p>
          </table:table-cell>
          <table:table-cell office:value-type="float" office:value="9970216" calcext:value-type="float">
            <text:p>9970216</text:p>
          </table:table-cell>
          <table:table-cell office:value-type="float" office:value="7336320" calcext:value-type="float">
            <text:p>7336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71" calcext:value-type="float">
            <text:p>1171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688" calcext:value-type="float">
            <text:p>1610519385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112" calcext:value-type="float">
            <text:p>390112</text:p>
          </table:table-cell>
          <table:table-cell office:value-type="float" office:value="1292" calcext:value-type="float">
            <text:p>1292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66248" calcext:value-type="float">
            <text:p>18866248</text:p>
          </table:table-cell>
          <table:table-cell office:value-type="float" office:value="0" calcext:value-type="float">
            <text:p>0</text:p>
          </table:table-cell>
          <table:table-cell office:value-type="float" office:value="18866248" calcext:value-type="float">
            <text:p>18866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84" calcext:value-type="float">
            <text:p>1184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794" calcext:value-type="float">
            <text:p>16105193857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972" calcext:value-type="float">
            <text:p>398972</text:p>
          </table:table-cell>
          <table:table-cell office:value-type="float" office:value="1300" calcext:value-type="float">
            <text:p>1300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4536" calcext:value-type="float">
            <text:p>17224536</text:p>
          </table:table-cell>
          <table:table-cell office:value-type="float" office:value="6090752" calcext:value-type="float">
            <text:p>6090752</text:p>
          </table:table-cell>
          <table:table-cell office:value-type="float" office:value="11133784" calcext:value-type="float">
            <text:p>11133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98" calcext:value-type="float">
            <text:p>1198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5899" calcext:value-type="float">
            <text:p>161051938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880" calcext:value-type="float">
            <text:p>402880</text:p>
          </table:table-cell>
          <table:table-cell office:value-type="float" office:value="1304" calcext:value-type="float">
            <text:p>130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2736" calcext:value-type="float">
            <text:p>17032736</text:p>
          </table:table-cell>
          <table:table-cell office:value-type="float" office:value="10778856" calcext:value-type="float">
            <text:p>10778856</text:p>
          </table:table-cell>
          <table:table-cell office:value-type="float" office:value="6253880" calcext:value-type="float">
            <text:p>6253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12" calcext:value-type="float">
            <text:p>1212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004" calcext:value-type="float">
            <text:p>16105193860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356" calcext:value-type="float">
            <text:p>391356</text:p>
          </table:table-cell>
          <table:table-cell office:value-type="float" office:value="1293" calcext:value-type="float">
            <text:p>1293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96560" calcext:value-type="float">
            <text:p>17896560</text:p>
          </table:table-cell>
          <table:table-cell office:value-type="float" office:value="0" calcext:value-type="float">
            <text:p>0</text:p>
          </table:table-cell>
          <table:table-cell office:value-type="float" office:value="17896560" calcext:value-type="float">
            <text:p>17896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25" calcext:value-type="float">
            <text:p>1225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109" calcext:value-type="float">
            <text:p>16105193861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424" calcext:value-type="float">
            <text:p>390424</text:p>
          </table:table-cell>
          <table:table-cell office:value-type="float" office:value="1292" calcext:value-type="float">
            <text:p>1292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56904" calcext:value-type="float">
            <text:p>18856904</text:p>
          </table:table-cell>
          <table:table-cell office:value-type="float" office:value="0" calcext:value-type="float">
            <text:p>0</text:p>
          </table:table-cell>
          <table:table-cell office:value-type="float" office:value="18856904" calcext:value-type="float">
            <text:p>18856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40" calcext:value-type="float">
            <text:p>1240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214" calcext:value-type="float">
            <text:p>16105193862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900" calcext:value-type="float">
            <text:p>399900</text:p>
          </table:table-cell>
          <table:table-cell office:value-type="float" office:value="1301" calcext:value-type="float">
            <text:p>1301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9584" calcext:value-type="float">
            <text:p>17039584</text:p>
          </table:table-cell>
          <table:table-cell office:value-type="float" office:value="8613888" calcext:value-type="float">
            <text:p>8613888</text:p>
          </table:table-cell>
          <table:table-cell office:value-type="float" office:value="8425696" calcext:value-type="float">
            <text:p>8425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54" calcext:value-type="float">
            <text:p>1254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320" calcext:value-type="float">
            <text:p>1610519386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592" calcext:value-type="float">
            <text:p>391592</text:p>
          </table:table-cell>
          <table:table-cell office:value-type="float" office:value="1293" calcext:value-type="float">
            <text:p>1293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2496" calcext:value-type="float">
            <text:p>16962496</text:p>
          </table:table-cell>
          <table:table-cell office:value-type="float" office:value="77824" calcext:value-type="float">
            <text:p>77824</text:p>
          </table:table-cell>
          <table:table-cell office:value-type="float" office:value="16884672" calcext:value-type="float">
            <text:p>16884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68" calcext:value-type="float">
            <text:p>1268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426" calcext:value-type="float">
            <text:p>1610519386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352" calcext:value-type="float">
            <text:p>390352</text:p>
          </table:table-cell>
          <table:table-cell office:value-type="float" office:value="1292" calcext:value-type="float">
            <text:p>1292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45080" calcext:value-type="float">
            <text:p>17645080</text:p>
          </table:table-cell>
          <table:table-cell office:value-type="float" office:value="0" calcext:value-type="float">
            <text:p>0</text:p>
          </table:table-cell>
          <table:table-cell office:value-type="float" office:value="17645080" calcext:value-type="float">
            <text:p>17645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83" calcext:value-type="float">
            <text:p>1283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532" calcext:value-type="float">
            <text:p>1610519386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972" calcext:value-type="float">
            <text:p>398972</text:p>
          </table:table-cell>
          <table:table-cell office:value-type="float" office:value="1300" calcext:value-type="float">
            <text:p>1300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05456" calcext:value-type="float">
            <text:p>17205456</text:p>
          </table:table-cell>
          <table:table-cell office:value-type="float" office:value="8258008" calcext:value-type="float">
            <text:p>8258008</text:p>
          </table:table-cell>
          <table:table-cell office:value-type="float" office:value="8947448" calcext:value-type="float">
            <text:p>8947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97" calcext:value-type="float">
            <text:p>1297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638" calcext:value-type="float">
            <text:p>16105193866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400" calcext:value-type="float">
            <text:p>392400</text:p>
          </table:table-cell>
          <table:table-cell office:value-type="float" office:value="1294" calcext:value-type="float">
            <text:p>1294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4744" calcext:value-type="float">
            <text:p>16964744</text:p>
          </table:table-cell>
          <table:table-cell office:value-type="float" office:value="1473080" calcext:value-type="float">
            <text:p>1473080</text:p>
          </table:table-cell>
          <table:table-cell office:value-type="float" office:value="15491664" calcext:value-type="float">
            <text:p>15491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09" calcext:value-type="float">
            <text:p>1309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743" calcext:value-type="float">
            <text:p>16105193867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04" calcext:value-type="float">
            <text:p>388804</text:p>
          </table:table-cell>
          <table:table-cell office:value-type="float" office:value="1291" calcext:value-type="float">
            <text:p>1291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42056" calcext:value-type="float">
            <text:p>18742056</text:p>
          </table:table-cell>
          <table:table-cell office:value-type="float" office:value="0" calcext:value-type="float">
            <text:p>0</text:p>
          </table:table-cell>
          <table:table-cell office:value-type="float" office:value="18742056" calcext:value-type="float">
            <text:p>18742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24" calcext:value-type="float">
            <text:p>1324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847" calcext:value-type="float">
            <text:p>16105193868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204" calcext:value-type="float">
            <text:p>401204</text:p>
          </table:table-cell>
          <table:table-cell office:value-type="float" office:value="1303" calcext:value-type="float">
            <text:p>1303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8120" calcext:value-type="float">
            <text:p>16748120</text:p>
          </table:table-cell>
          <table:table-cell office:value-type="float" office:value="10416128" calcext:value-type="float">
            <text:p>10416128</text:p>
          </table:table-cell>
          <table:table-cell office:value-type="float" office:value="6331992" calcext:value-type="float">
            <text:p>6331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38" calcext:value-type="float">
            <text:p>1338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6952" calcext:value-type="float">
            <text:p>1610519386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988" calcext:value-type="float">
            <text:p>396988</text:p>
          </table:table-cell>
          <table:table-cell office:value-type="float" office:value="1298" calcext:value-type="float">
            <text:p>1298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9392" calcext:value-type="float">
            <text:p>17129392</text:p>
          </table:table-cell>
          <table:table-cell office:value-type="float" office:value="6270976" calcext:value-type="float">
            <text:p>6270976</text:p>
          </table:table-cell>
          <table:table-cell office:value-type="float" office:value="10858416" calcext:value-type="float">
            <text:p>10858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1" calcext:value-type="float">
            <text:p>1351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058" calcext:value-type="float">
            <text:p>1610519387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88" calcext:value-type="float">
            <text:p>393888</text:p>
          </table:table-cell>
          <table:table-cell office:value-type="float" office:value="1296" calcext:value-type="float">
            <text:p>1296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1528" calcext:value-type="float">
            <text:p>16971528</text:p>
          </table:table-cell>
          <table:table-cell office:value-type="float" office:value="2912256" calcext:value-type="float">
            <text:p>2912256</text:p>
          </table:table-cell>
          <table:table-cell office:value-type="float" office:value="14059272" calcext:value-type="float">
            <text:p>14059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63" calcext:value-type="float">
            <text:p>1363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162" calcext:value-type="float">
            <text:p>1610519387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036" calcext:value-type="float">
            <text:p>391036</text:p>
          </table:table-cell>
          <table:table-cell office:value-type="float" office:value="1293" calcext:value-type="float">
            <text:p>1293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8176" calcext:value-type="float">
            <text:p>17058176</text:p>
          </table:table-cell>
          <table:table-cell office:value-type="float" office:value="61440" calcext:value-type="float">
            <text:p>61440</text:p>
          </table:table-cell>
          <table:table-cell office:value-type="float" office:value="16996736" calcext:value-type="float">
            <text:p>16996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77" calcext:value-type="float">
            <text:p>1377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268" calcext:value-type="float">
            <text:p>1610519387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276" calcext:value-type="float">
            <text:p>392276</text:p>
          </table:table-cell>
          <table:table-cell office:value-type="float" office:value="1294" calcext:value-type="float">
            <text:p>1294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1272" calcext:value-type="float">
            <text:p>16641272</text:p>
          </table:table-cell>
          <table:table-cell office:value-type="float" office:value="1257472" calcext:value-type="float">
            <text:p>1257472</text:p>
          </table:table-cell>
          <table:table-cell office:value-type="float" office:value="15383800" calcext:value-type="float">
            <text:p>15383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92" calcext:value-type="float">
            <text:p>1392</text:p>
          </table:table-cell>
          <table:table-cell office:value-type="float" office:value="-792" calcext:value-type="float">
            <text:p>-79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373" calcext:value-type="float">
            <text:p>16105193873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068" calcext:value-type="float">
            <text:p>3910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9536" calcext:value-type="float">
            <text:p>16659536</text:p>
          </table:table-cell>
          <table:table-cell office:value-type="float" office:value="61440" calcext:value-type="float">
            <text:p>61440</text:p>
          </table:table-cell>
          <table:table-cell office:value-type="float" office:value="16598096" calcext:value-type="float">
            <text:p>16598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05" calcext:value-type="float">
            <text:p>1405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478" calcext:value-type="float">
            <text:p>1610519387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696" calcext:value-type="float">
            <text:p>390696</text:p>
          </table:table-cell>
          <table:table-cell office:value-type="float" office:value="1293" calcext:value-type="float">
            <text:p>129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4200" calcext:value-type="float">
            <text:p>16964200</text:p>
          </table:table-cell>
          <table:table-cell office:value-type="float" office:value="143312" calcext:value-type="float">
            <text:p>143312</text:p>
          </table:table-cell>
          <table:table-cell office:value-type="float" office:value="16820888" calcext:value-type="float">
            <text:p>16820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18" calcext:value-type="float">
            <text:p>1418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582" calcext:value-type="float">
            <text:p>1610519387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068" calcext:value-type="float">
            <text:p>3910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9968" calcext:value-type="float">
            <text:p>16919968</text:p>
          </table:table-cell>
          <table:table-cell office:value-type="float" office:value="61440" calcext:value-type="float">
            <text:p>61440</text:p>
          </table:table-cell>
          <table:table-cell office:value-type="float" office:value="16858528" calcext:value-type="float">
            <text:p>16858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32" calcext:value-type="float">
            <text:p>1432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687" calcext:value-type="float">
            <text:p>16105193876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564" calcext:value-type="float">
            <text:p>391564</text:p>
          </table:table-cell>
          <table:table-cell office:value-type="float" office:value="1293" calcext:value-type="float">
            <text:p>129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32552" calcext:value-type="float">
            <text:p>16532552</text:p>
          </table:table-cell>
          <table:table-cell office:value-type="float" office:value="241664" calcext:value-type="float">
            <text:p>241664</text:p>
          </table:table-cell>
          <table:table-cell office:value-type="float" office:value="16290888" calcext:value-type="float">
            <text:p>16290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45" calcext:value-type="float">
            <text:p>1445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795" calcext:value-type="float">
            <text:p>1610519387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300" calcext:value-type="float">
            <text:p>393300</text:p>
          </table:table-cell>
          <table:table-cell office:value-type="float" office:value="1295" calcext:value-type="float">
            <text:p>129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7728" calcext:value-type="float">
            <text:p>16667728</text:p>
          </table:table-cell>
          <table:table-cell office:value-type="float" office:value="2093056" calcext:value-type="float">
            <text:p>2093056</text:p>
          </table:table-cell>
          <table:table-cell office:value-type="float" office:value="14574672" calcext:value-type="float">
            <text:p>14574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58" calcext:value-type="float">
            <text:p>1458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7901" calcext:value-type="float">
            <text:p>16105193879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56" calcext:value-type="float">
            <text:p>395656</text:p>
          </table:table-cell>
          <table:table-cell office:value-type="float" office:value="1298" calcext:value-type="float">
            <text:p>1298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2360" calcext:value-type="float">
            <text:p>16672360</text:p>
          </table:table-cell>
          <table:table-cell office:value-type="float" office:value="4468736" calcext:value-type="float">
            <text:p>4468736</text:p>
          </table:table-cell>
          <table:table-cell office:value-type="float" office:value="12203624" calcext:value-type="float">
            <text:p>12203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71" calcext:value-type="float">
            <text:p>1471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005" calcext:value-type="float">
            <text:p>1610519388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664" calcext:value-type="float">
            <text:p>398664</text:p>
          </table:table-cell>
          <table:table-cell office:value-type="float" office:value="1300" calcext:value-type="float">
            <text:p>1300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0608" calcext:value-type="float">
            <text:p>16660608</text:p>
          </table:table-cell>
          <table:table-cell office:value-type="float" office:value="7417856" calcext:value-type="float">
            <text:p>7417856</text:p>
          </table:table-cell>
          <table:table-cell office:value-type="float" office:value="9242752" calcext:value-type="float">
            <text:p>9242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84" calcext:value-type="float">
            <text:p>1484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110" calcext:value-type="float">
            <text:p>16105193881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880" calcext:value-type="float">
            <text:p>402880</text:p>
          </table:table-cell>
          <table:table-cell office:value-type="float" office:value="1305" calcext:value-type="float">
            <text:p>130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3704" calcext:value-type="float">
            <text:p>16503704</text:p>
          </table:table-cell>
          <table:table-cell office:value-type="float" office:value="11726848" calcext:value-type="float">
            <text:p>11726848</text:p>
          </table:table-cell>
          <table:table-cell office:value-type="float" office:value="4776856" calcext:value-type="float">
            <text:p>4776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97" calcext:value-type="float">
            <text:p>1497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215" calcext:value-type="float">
            <text:p>16105193882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80" calcext:value-type="float">
            <text:p>393580</text:p>
          </table:table-cell>
          <table:table-cell office:value-type="float" office:value="1295" calcext:value-type="float">
            <text:p>129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3704" calcext:value-type="float">
            <text:p>16503704</text:p>
          </table:table-cell>
          <table:table-cell office:value-type="float" office:value="2107624" calcext:value-type="float">
            <text:p>2107624</text:p>
          </table:table-cell>
          <table:table-cell office:value-type="float" office:value="14396080" calcext:value-type="float">
            <text:p>14396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09" calcext:value-type="float">
            <text:p>1509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320" calcext:value-type="float">
            <text:p>16105193883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500" calcext:value-type="float">
            <text:p>400500</text:p>
          </table:table-cell>
          <table:table-cell office:value-type="float" office:value="1302" calcext:value-type="float">
            <text:p>1302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1544" calcext:value-type="float">
            <text:p>16611544</text:p>
          </table:table-cell>
          <table:table-cell office:value-type="float" office:value="9207800" calcext:value-type="float">
            <text:p>9207800</text:p>
          </table:table-cell>
          <table:table-cell office:value-type="float" office:value="7403744" calcext:value-type="float">
            <text:p>7403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22" calcext:value-type="float">
            <text:p>1522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424" calcext:value-type="float">
            <text:p>1610519388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332" calcext:value-type="float">
            <text:p>394332</text:p>
          </table:table-cell>
          <table:table-cell office:value-type="float" office:value="1296" calcext:value-type="float">
            <text:p>1296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0144" calcext:value-type="float">
            <text:p>16520144</text:p>
          </table:table-cell>
          <table:table-cell office:value-type="float" office:value="2977792" calcext:value-type="float">
            <text:p>2977792</text:p>
          </table:table-cell>
          <table:table-cell office:value-type="float" office:value="13542352" calcext:value-type="float">
            <text:p>13542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35" calcext:value-type="float">
            <text:p>1535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530" calcext:value-type="float">
            <text:p>16105193885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840" calcext:value-type="float">
            <text:p>403840</text:p>
          </table:table-cell>
          <table:table-cell office:value-type="float" office:value="1305" calcext:value-type="float">
            <text:p>130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9720" calcext:value-type="float">
            <text:p>16429720</text:p>
          </table:table-cell>
          <table:table-cell office:value-type="float" office:value="12533760" calcext:value-type="float">
            <text:p>12533760</text:p>
          </table:table-cell>
          <table:table-cell office:value-type="float" office:value="3895960" calcext:value-type="float">
            <text:p>3895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48" calcext:value-type="float">
            <text:p>1548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635" calcext:value-type="float">
            <text:p>1610519388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768" calcext:value-type="float">
            <text:p>399768</text:p>
          </table:table-cell>
          <table:table-cell office:value-type="float" office:value="1302" calcext:value-type="float">
            <text:p>1302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9720" calcext:value-type="float">
            <text:p>16429720</text:p>
          </table:table-cell>
          <table:table-cell office:value-type="float" office:value="8661112" calcext:value-type="float">
            <text:p>8661112</text:p>
          </table:table-cell>
          <table:table-cell office:value-type="float" office:value="7768608" calcext:value-type="float">
            <text:p>7768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59" calcext:value-type="float">
            <text:p>1559</text:p>
          </table:table-cell>
          <table:table-cell office:value-type="float" office:value="-808" calcext:value-type="float">
            <text:p>-80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739" calcext:value-type="float">
            <text:p>1610519388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92" calcext:value-type="float">
            <text:p>398592</text:p>
          </table:table-cell>
          <table:table-cell office:value-type="float" office:value="1301" calcext:value-type="float">
            <text:p>1301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90920" calcext:value-type="float">
            <text:p>16190920</text:p>
          </table:table-cell>
          <table:table-cell office:value-type="float" office:value="7204864" calcext:value-type="float">
            <text:p>7204864</text:p>
          </table:table-cell>
          <table:table-cell office:value-type="float" office:value="8986056" calcext:value-type="float">
            <text:p>8986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71" calcext:value-type="float">
            <text:p>1571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844" calcext:value-type="float">
            <text:p>1610519388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32" calcext:value-type="float">
            <text:p>398532</text:p>
          </table:table-cell>
          <table:table-cell office:value-type="float" office:value="1300" calcext:value-type="float">
            <text:p>1300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90920" calcext:value-type="float">
            <text:p>16190920</text:p>
          </table:table-cell>
          <table:table-cell office:value-type="float" office:value="7305896" calcext:value-type="float">
            <text:p>7305896</text:p>
          </table:table-cell>
          <table:table-cell office:value-type="float" office:value="8885024" calcext:value-type="float">
            <text:p>8885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83" calcext:value-type="float">
            <text:p>1583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8948" calcext:value-type="float">
            <text:p>16105193889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556" calcext:value-type="float">
            <text:p>401556</text:p>
          </table:table-cell>
          <table:table-cell office:value-type="float" office:value="1303" calcext:value-type="float">
            <text:p>130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9990144" calcext:value-type="float">
            <text:p>9990144</text:p>
          </table:table-cell>
          <table:table-cell office:value-type="float" office:value="5933624" calcext:value-type="float">
            <text:p>5933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95" calcext:value-type="float">
            <text:p>1595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052" calcext:value-type="float">
            <text:p>16105193890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372" calcext:value-type="float">
            <text:p>393372</text:p>
          </table:table-cell>
          <table:table-cell office:value-type="float" office:value="1295" calcext:value-type="float">
            <text:p>129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1445888" calcext:value-type="float">
            <text:p>1445888</text:p>
          </table:table-cell>
          <table:table-cell office:value-type="float" office:value="14477880" calcext:value-type="float">
            <text:p>14477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07" calcext:value-type="float">
            <text:p>1607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157" calcext:value-type="float">
            <text:p>1610519389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308" calcext:value-type="float">
            <text:p>399308</text:p>
          </table:table-cell>
          <table:table-cell office:value-type="float" office:value="1301" calcext:value-type="float">
            <text:p>1301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7953520" calcext:value-type="float">
            <text:p>7953520</text:p>
          </table:table-cell>
          <table:table-cell office:value-type="float" office:value="7970248" calcext:value-type="float">
            <text:p>7970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18" calcext:value-type="float">
            <text:p>1618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262" calcext:value-type="float">
            <text:p>16105193892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88" calcext:value-type="float">
            <text:p>395688</text:p>
          </table:table-cell>
          <table:table-cell office:value-type="float" office:value="1298" calcext:value-type="float">
            <text:p>1298</text:p>
          </table:table-cell>
          <table:table-cell office:value-type="float" office:value="933612" calcext:value-type="float">
            <text:p>9336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4078704" calcext:value-type="float">
            <text:p>4078704</text:p>
          </table:table-cell>
          <table:table-cell office:value-type="float" office:value="11845064" calcext:value-type="float">
            <text:p>11845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29" calcext:value-type="float">
            <text:p>1629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367" calcext:value-type="float">
            <text:p>16105193893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076" calcext:value-type="float">
            <text:p>394076</text:p>
          </table:table-cell>
          <table:table-cell office:value-type="float" office:value="1296" calcext:value-type="float">
            <text:p>1296</text:p>
          </table:table-cell>
          <table:table-cell office:value-type="float" office:value="933612" calcext:value-type="float">
            <text:p>9336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2251888" calcext:value-type="float">
            <text:p>2251888</text:p>
          </table:table-cell>
          <table:table-cell office:value-type="float" office:value="13671880" calcext:value-type="float">
            <text:p>13671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9" calcext:value-type="float">
            <text:p>1639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473" calcext:value-type="float">
            <text:p>16105193894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80" calcext:value-type="float">
            <text:p>393580</text:p>
          </table:table-cell>
          <table:table-cell office:value-type="float" office:value="1296" calcext:value-type="float">
            <text:p>1296</text:p>
          </table:table-cell>
          <table:table-cell office:value-type="float" office:value="933612" calcext:value-type="float">
            <text:p>9336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23768" calcext:value-type="float">
            <text:p>15923768</text:p>
          </table:table-cell>
          <table:table-cell office:value-type="float" office:value="1621104" calcext:value-type="float">
            <text:p>1621104</text:p>
          </table:table-cell>
          <table:table-cell office:value-type="float" office:value="14302664" calcext:value-type="float">
            <text:p>14302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51" calcext:value-type="float">
            <text:p>1651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89577" calcext:value-type="float">
            <text:p>16105193895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132" calcext:value-type="float">
            <text:p>402132</text:p>
          </table:table-cell>
          <table:table-cell office:value-type="float" office:value="1303" calcext:value-type="float">
            <text:p>1303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0280" calcext:value-type="float">
            <text:p>16550280</text:p>
          </table:table-cell>
          <table:table-cell office:value-type="float" office:value="10446992" calcext:value-type="float">
            <text:p>10446992</text:p>
          </table:table-cell>
          <table:table-cell office:value-type="float" office:value="6103288" calcext:value-type="float">
            <text:p>6103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65" calcext:value-type="float">
            <text:p>1665</text:p>
          </table:table-cell>
          <table:table-cell office:value-type="float" office:value="-232" calcext:value-type="float">
            <text:p>-23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201" calcext:value-type="float">
            <text:p>1610519394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60" calcext:value-type="float">
            <text:p>386960</text:p>
          </table:table-cell>
          <table:table-cell office:value-type="float" office:value="1300" calcext:value-type="float">
            <text:p>1300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385152" calcext:value-type="float">
            <text:p>21385152</text:p>
          </table:table-cell>
          <table:table-cell office:value-type="float" office:value="0" calcext:value-type="float">
            <text:p>0</text:p>
          </table:table-cell>
          <table:table-cell office:value-type="float" office:value="21385152" calcext:value-type="float">
            <text:p>21385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82" calcext:value-type="float">
            <text:p>1682</text:p>
          </table:table-cell>
          <table:table-cell office:value-type="float" office:value="-232" calcext:value-type="float">
            <text:p>-23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320" calcext:value-type="float">
            <text:p>16105193943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672" calcext:value-type="float">
            <text:p>398672</text:p>
          </table:table-cell>
          <table:table-cell office:value-type="float" office:value="1300" calcext:value-type="float">
            <text:p>1300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4232" calcext:value-type="float">
            <text:p>17444232</text:p>
          </table:table-cell>
          <table:table-cell office:value-type="float" office:value="8590808" calcext:value-type="float">
            <text:p>8590808</text:p>
          </table:table-cell>
          <table:table-cell office:value-type="float" office:value="8853424" calcext:value-type="float">
            <text:p>8853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95" calcext:value-type="float">
            <text:p>1695</text:p>
          </table:table-cell>
          <table:table-cell office:value-type="float" office:value="-232" calcext:value-type="float">
            <text:p>-23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430" calcext:value-type="float">
            <text:p>16105193944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112" calcext:value-type="float">
            <text:p>398112</text:p>
          </table:table-cell>
          <table:table-cell office:value-type="float" office:value="1300" calcext:value-type="float">
            <text:p>1300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04976" calcext:value-type="float">
            <text:p>17604976</text:p>
          </table:table-cell>
          <table:table-cell office:value-type="float" office:value="7892992" calcext:value-type="float">
            <text:p>7892992</text:p>
          </table:table-cell>
          <table:table-cell office:value-type="float" office:value="9711984" calcext:value-type="float">
            <text:p>9711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09" calcext:value-type="float">
            <text:p>1709</text:p>
          </table:table-cell>
          <table:table-cell office:value-type="float" office:value="-232" calcext:value-type="float">
            <text:p>-23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536" calcext:value-type="float">
            <text:p>1610519394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356" calcext:value-type="float">
            <text:p>395356</text:p>
          </table:table-cell>
          <table:table-cell office:value-type="float" office:value="1297" calcext:value-type="float">
            <text:p>1297</text:p>
          </table:table-cell>
          <table:table-cell office:value-type="float" office:value="933624" calcext:value-type="float">
            <text:p>933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29800" calcext:value-type="float">
            <text:p>17529800</text:p>
          </table:table-cell>
          <table:table-cell office:value-type="float" office:value="5086728" calcext:value-type="float">
            <text:p>5086728</text:p>
          </table:table-cell>
          <table:table-cell office:value-type="float" office:value="12443072" calcext:value-type="float">
            <text:p>12443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22" calcext:value-type="float">
            <text:p>1722</text:p>
          </table:table-cell>
          <table:table-cell office:value-type="float" office:value="-232" calcext:value-type="float">
            <text:p>-23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640" calcext:value-type="float">
            <text:p>16105193946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108" calcext:value-type="float">
            <text:p>395108</text:p>
          </table:table-cell>
          <table:table-cell office:value-type="float" office:value="1297" calcext:value-type="float">
            <text:p>1297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6752" calcext:value-type="float">
            <text:p>17296752</text:p>
          </table:table-cell>
          <table:table-cell office:value-type="float" office:value="4321280" calcext:value-type="float">
            <text:p>4321280</text:p>
          </table:table-cell>
          <table:table-cell office:value-type="float" office:value="12975472" calcext:value-type="float">
            <text:p>12975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37" calcext:value-type="float">
            <text:p>1737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747" calcext:value-type="float">
            <text:p>16105193947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984" calcext:value-type="float">
            <text:p>394984</text:p>
          </table:table-cell>
          <table:table-cell office:value-type="float" office:value="1296" calcext:value-type="float">
            <text:p>1296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6392" calcext:value-type="float">
            <text:p>17286392</text:p>
          </table:table-cell>
          <table:table-cell office:value-type="float" office:value="3829224" calcext:value-type="float">
            <text:p>3829224</text:p>
          </table:table-cell>
          <table:table-cell office:value-type="float" office:value="13457168" calcext:value-type="float">
            <text:p>13457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50" calcext:value-type="float">
            <text:p>1750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853" calcext:value-type="float">
            <text:p>16105193948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844" calcext:value-type="float">
            <text:p>396844</text:p>
          </table:table-cell>
          <table:table-cell office:value-type="float" office:value="1298" calcext:value-type="float">
            <text:p>1298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0672" calcext:value-type="float">
            <text:p>17330672</text:p>
          </table:table-cell>
          <table:table-cell office:value-type="float" office:value="5550080" calcext:value-type="float">
            <text:p>5550080</text:p>
          </table:table-cell>
          <table:table-cell office:value-type="float" office:value="11780592" calcext:value-type="float">
            <text:p>11780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64" calcext:value-type="float">
            <text:p>1764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4958" calcext:value-type="float">
            <text:p>1610519394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572" calcext:value-type="float">
            <text:p>395572</text:p>
          </table:table-cell>
          <table:table-cell office:value-type="float" office:value="1297" calcext:value-type="float">
            <text:p>1297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2808" calcext:value-type="float">
            <text:p>17352808</text:p>
          </table:table-cell>
          <table:table-cell office:value-type="float" office:value="4555720" calcext:value-type="float">
            <text:p>4555720</text:p>
          </table:table-cell>
          <table:table-cell office:value-type="float" office:value="12797088" calcext:value-type="float">
            <text:p>12797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77" calcext:value-type="float">
            <text:p>1777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063" calcext:value-type="float">
            <text:p>1610519395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052" calcext:value-type="float">
            <text:p>398052</text:p>
          </table:table-cell>
          <table:table-cell office:value-type="float" office:value="1300" calcext:value-type="float">
            <text:p>1300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6512" calcext:value-type="float">
            <text:p>17396512</text:p>
          </table:table-cell>
          <table:table-cell office:value-type="float" office:value="6975488" calcext:value-type="float">
            <text:p>6975488</text:p>
          </table:table-cell>
          <table:table-cell office:value-type="float" office:value="10421024" calcext:value-type="float">
            <text:p>10421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91" calcext:value-type="float">
            <text:p>1791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167" calcext:value-type="float">
            <text:p>1610519395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044" calcext:value-type="float">
            <text:p>399044</text:p>
          </table:table-cell>
          <table:table-cell office:value-type="float" office:value="1300" calcext:value-type="float">
            <text:p>1300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14536" calcext:value-type="float">
            <text:p>17614536</text:p>
          </table:table-cell>
          <table:table-cell office:value-type="float" office:value="9068296" calcext:value-type="float">
            <text:p>9068296</text:p>
          </table:table-cell>
          <table:table-cell office:value-type="float" office:value="8546240" calcext:value-type="float">
            <text:p>8546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05" calcext:value-type="float">
            <text:p>1805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272" calcext:value-type="float">
            <text:p>1610519395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136" calcext:value-type="float">
            <text:p>402136</text:p>
          </table:table-cell>
          <table:table-cell office:value-type="float" office:value="1303" calcext:value-type="float">
            <text:p>1303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1040" calcext:value-type="float">
            <text:p>17511040</text:p>
          </table:table-cell>
          <table:table-cell office:value-type="float" office:value="11563008" calcext:value-type="float">
            <text:p>11563008</text:p>
          </table:table-cell>
          <table:table-cell office:value-type="float" office:value="5948032" calcext:value-type="float">
            <text:p>5948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20" calcext:value-type="float">
            <text:p>1820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379" calcext:value-type="float">
            <text:p>16105193953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748" calcext:value-type="float">
            <text:p>402748</text:p>
          </table:table-cell>
          <table:table-cell office:value-type="float" office:value="1304" calcext:value-type="float">
            <text:p>130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0712" calcext:value-type="float">
            <text:p>17450712</text:p>
          </table:table-cell>
          <table:table-cell office:value-type="float" office:value="12876824" calcext:value-type="float">
            <text:p>12876824</text:p>
          </table:table-cell>
          <table:table-cell office:value-type="float" office:value="4573888" calcext:value-type="float">
            <text:p>4573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34" calcext:value-type="float">
            <text:p>1834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489" calcext:value-type="float">
            <text:p>16105193954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868" calcext:value-type="float">
            <text:p>389868</text:p>
          </table:table-cell>
          <table:table-cell office:value-type="float" office:value="1291" calcext:value-type="float">
            <text:p>1291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44328" calcext:value-type="float">
            <text:p>18544328</text:p>
          </table:table-cell>
          <table:table-cell office:value-type="float" office:value="0" calcext:value-type="float">
            <text:p>0</text:p>
          </table:table-cell>
          <table:table-cell office:value-type="float" office:value="18544328" calcext:value-type="float">
            <text:p>18544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6" calcext:value-type="float">
            <text:p>1846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593" calcext:value-type="float">
            <text:p>1610519395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184" calcext:value-type="float">
            <text:p>397184</text:p>
          </table:table-cell>
          <table:table-cell office:value-type="float" office:value="1299" calcext:value-type="float">
            <text:p>1299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8168" calcext:value-type="float">
            <text:p>17368168</text:p>
          </table:table-cell>
          <table:table-cell office:value-type="float" office:value="7057408" calcext:value-type="float">
            <text:p>7057408</text:p>
          </table:table-cell>
          <table:table-cell office:value-type="float" office:value="10310760" calcext:value-type="float">
            <text:p>10310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61" calcext:value-type="float">
            <text:p>1861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698" calcext:value-type="float">
            <text:p>16105193956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904" calcext:value-type="float">
            <text:p>400904</text:p>
          </table:table-cell>
          <table:table-cell office:value-type="float" office:value="1303" calcext:value-type="float">
            <text:p>1303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4800" calcext:value-type="float">
            <text:p>17324800</text:p>
          </table:table-cell>
          <table:table-cell office:value-type="float" office:value="10867064" calcext:value-type="float">
            <text:p>10867064</text:p>
          </table:table-cell>
          <table:table-cell office:value-type="float" office:value="6457736" calcext:value-type="float">
            <text:p>6457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74" calcext:value-type="float">
            <text:p>1874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804" calcext:value-type="float">
            <text:p>16105193958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372" calcext:value-type="float">
            <text:p>389372</text:p>
          </table:table-cell>
          <table:table-cell office:value-type="float" office:value="1291" calcext:value-type="float">
            <text:p>1291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63584" calcext:value-type="float">
            <text:p>18363584</text:p>
          </table:table-cell>
          <table:table-cell office:value-type="float" office:value="0" calcext:value-type="float">
            <text:p>0</text:p>
          </table:table-cell>
          <table:table-cell office:value-type="float" office:value="18363584" calcext:value-type="float">
            <text:p>18363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87" calcext:value-type="float">
            <text:p>1887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5909" calcext:value-type="float">
            <text:p>16105193959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264" calcext:value-type="float">
            <text:p>387264</text:p>
          </table:table-cell>
          <table:table-cell office:value-type="float" office:value="1289" calcext:value-type="float">
            <text:p>1289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420504" calcext:value-type="float">
            <text:p>20420504</text:p>
          </table:table-cell>
          <table:table-cell office:value-type="float" office:value="0" calcext:value-type="float">
            <text:p>0</text:p>
          </table:table-cell>
          <table:table-cell office:value-type="float" office:value="20420504" calcext:value-type="float">
            <text:p>20420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02" calcext:value-type="float">
            <text:p>1902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014" calcext:value-type="float">
            <text:p>1610519396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308" calcext:value-type="float">
            <text:p>397308</text:p>
          </table:table-cell>
          <table:table-cell office:value-type="float" office:value="1299" calcext:value-type="float">
            <text:p>1299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3640" calcext:value-type="float">
            <text:p>17363640</text:p>
          </table:table-cell>
          <table:table-cell office:value-type="float" office:value="6320128" calcext:value-type="float">
            <text:p>6320128</text:p>
          </table:table-cell>
          <table:table-cell office:value-type="float" office:value="11043512" calcext:value-type="float">
            <text:p>11043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6" calcext:value-type="float">
            <text:p>1916</text:p>
          </table:table-cell>
          <table:table-cell office:value-type="float" office:value="-782" calcext:value-type="float">
            <text:p>-78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119" calcext:value-type="float">
            <text:p>1610519396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240" calcext:value-type="float">
            <text:p>402240</text:p>
          </table:table-cell>
          <table:table-cell office:value-type="float" office:value="1304" calcext:value-type="float">
            <text:p>130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52400" calcext:value-type="float">
            <text:p>18552400</text:p>
          </table:table-cell>
          <table:table-cell office:value-type="float" office:value="0" calcext:value-type="float">
            <text:p>0</text:p>
          </table:table-cell>
          <table:table-cell office:value-type="float" office:value="18552400" calcext:value-type="float">
            <text:p>18552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30" calcext:value-type="float">
            <text:p>1930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226" calcext:value-type="float">
            <text:p>1610519396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036" calcext:value-type="float">
            <text:p>392036</text:p>
          </table:table-cell>
          <table:table-cell office:value-type="float" office:value="1294" calcext:value-type="float">
            <text:p>129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8456" calcext:value-type="float">
            <text:p>17328456</text:p>
          </table:table-cell>
          <table:table-cell office:value-type="float" office:value="1874344" calcext:value-type="float">
            <text:p>1874344</text:p>
          </table:table-cell>
          <table:table-cell office:value-type="float" office:value="15454112" calcext:value-type="float">
            <text:p>15454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43" calcext:value-type="float">
            <text:p>1943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333" calcext:value-type="float">
            <text:p>1610519396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780" calcext:value-type="float">
            <text:p>402780</text:p>
          </table:table-cell>
          <table:table-cell office:value-type="float" office:value="1304" calcext:value-type="float">
            <text:p>130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1808" calcext:value-type="float">
            <text:p>17071808</text:p>
          </table:table-cell>
          <table:table-cell office:value-type="float" office:value="12445968" calcext:value-type="float">
            <text:p>12445968</text:p>
          </table:table-cell>
          <table:table-cell office:value-type="float" office:value="4625840" calcext:value-type="float">
            <text:p>4625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57" calcext:value-type="float">
            <text:p>1957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438" calcext:value-type="float">
            <text:p>16105193964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28" calcext:value-type="float">
            <text:p>395428</text:p>
          </table:table-cell>
          <table:table-cell office:value-type="float" office:value="1297" calcext:value-type="float">
            <text:p>1297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0248" calcext:value-type="float">
            <text:p>16800248</text:p>
          </table:table-cell>
          <table:table-cell office:value-type="float" office:value="4485120" calcext:value-type="float">
            <text:p>4485120</text:p>
          </table:table-cell>
          <table:table-cell office:value-type="float" office:value="12315128" calcext:value-type="float">
            <text:p>12315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70" calcext:value-type="float">
            <text:p>1970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543" calcext:value-type="float">
            <text:p>1610519396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216" calcext:value-type="float">
            <text:p>402216</text:p>
          </table:table-cell>
          <table:table-cell office:value-type="float" office:value="1304" calcext:value-type="float">
            <text:p>1304</text:p>
          </table:table-cell>
          <table:table-cell office:value-type="float" office:value="933628" calcext:value-type="float">
            <text:p>933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5024" calcext:value-type="float">
            <text:p>16805024</text:p>
          </table:table-cell>
          <table:table-cell office:value-type="float" office:value="11894296" calcext:value-type="float">
            <text:p>11894296</text:p>
          </table:table-cell>
          <table:table-cell office:value-type="float" office:value="4910728" calcext:value-type="float">
            <text:p>4910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83" calcext:value-type="float">
            <text:p>1983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648" calcext:value-type="float">
            <text:p>1610519396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236" calcext:value-type="float">
            <text:p>396236</text:p>
          </table:table-cell>
          <table:table-cell office:value-type="float" office:value="1298" calcext:value-type="float">
            <text:p>1298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0584" calcext:value-type="float">
            <text:p>16780584</text:p>
          </table:table-cell>
          <table:table-cell office:value-type="float" office:value="5651048" calcext:value-type="float">
            <text:p>5651048</text:p>
          </table:table-cell>
          <table:table-cell office:value-type="float" office:value="11129536" calcext:value-type="float">
            <text:p>11129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96" calcext:value-type="float">
            <text:p>1996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752" calcext:value-type="float">
            <text:p>16105193967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916" calcext:value-type="float">
            <text:p>390916</text:p>
          </table:table-cell>
          <table:table-cell office:value-type="float" office:value="1293" calcext:value-type="float">
            <text:p>1293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7224" calcext:value-type="float">
            <text:p>17117224</text:p>
          </table:table-cell>
          <table:table-cell office:value-type="float" office:value="0" calcext:value-type="float">
            <text:p>0</text:p>
          </table:table-cell>
          <table:table-cell office:value-type="float" office:value="17117224" calcext:value-type="float">
            <text:p>17117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10" calcext:value-type="float">
            <text:p>2010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857" calcext:value-type="float">
            <text:p>1610519396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096" calcext:value-type="float">
            <text:p>400096</text:p>
          </table:table-cell>
          <table:table-cell office:value-type="float" office:value="1302" calcext:value-type="float">
            <text:p>1302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19856" calcext:value-type="float">
            <text:p>19219856</text:p>
          </table:table-cell>
          <table:table-cell office:value-type="float" office:value="0" calcext:value-type="float">
            <text:p>0</text:p>
          </table:table-cell>
          <table:table-cell office:value-type="float" office:value="19219856" calcext:value-type="float">
            <text:p>19219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24" calcext:value-type="float">
            <text:p>2024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6962" calcext:value-type="float">
            <text:p>16105193969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48" calcext:value-type="float">
            <text:p>398548</text:p>
          </table:table-cell>
          <table:table-cell office:value-type="float" office:value="1300" calcext:value-type="float">
            <text:p>1300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1584" calcext:value-type="float">
            <text:p>16961584</text:p>
          </table:table-cell>
          <table:table-cell office:value-type="float" office:value="9351168" calcext:value-type="float">
            <text:p>9351168</text:p>
          </table:table-cell>
          <table:table-cell office:value-type="float" office:value="7610416" calcext:value-type="float">
            <text:p>7610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37" calcext:value-type="float">
            <text:p>2037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071" calcext:value-type="float">
            <text:p>1610519397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624" calcext:value-type="float">
            <text:p>394624</text:p>
          </table:table-cell>
          <table:table-cell office:value-type="float" office:value="1296" calcext:value-type="float">
            <text:p>1296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0040" calcext:value-type="float">
            <text:p>17000040</text:p>
          </table:table-cell>
          <table:table-cell office:value-type="float" office:value="5074944" calcext:value-type="float">
            <text:p>5074944</text:p>
          </table:table-cell>
          <table:table-cell office:value-type="float" office:value="11925096" calcext:value-type="float">
            <text:p>11925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52" calcext:value-type="float">
            <text:p>2052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175" calcext:value-type="float">
            <text:p>1610519397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304" calcext:value-type="float">
            <text:p>393304</text:p>
          </table:table-cell>
          <table:table-cell office:value-type="float" office:value="1295" calcext:value-type="float">
            <text:p>1295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7760" calcext:value-type="float">
            <text:p>17037760</text:p>
          </table:table-cell>
          <table:table-cell office:value-type="float" office:value="3780608" calcext:value-type="float">
            <text:p>3780608</text:p>
          </table:table-cell>
          <table:table-cell office:value-type="float" office:value="13257152" calcext:value-type="float">
            <text:p>13257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65" calcext:value-type="float">
            <text:p>2065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280" calcext:value-type="float">
            <text:p>1610519397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576" calcext:value-type="float">
            <text:p>390576</text:p>
          </table:table-cell>
          <table:table-cell office:value-type="float" office:value="1292" calcext:value-type="float">
            <text:p>1292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6552" calcext:value-type="float">
            <text:p>16846552</text:p>
          </table:table-cell>
          <table:table-cell office:value-type="float" office:value="946176" calcext:value-type="float">
            <text:p>946176</text:p>
          </table:table-cell>
          <table:table-cell office:value-type="float" office:value="15900376" calcext:value-type="float">
            <text:p>15900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78" calcext:value-type="float">
            <text:p>2078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384" calcext:value-type="float">
            <text:p>16105193973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84" calcext:value-type="float">
            <text:p>389584</text:p>
          </table:table-cell>
          <table:table-cell office:value-type="float" office:value="1291" calcext:value-type="float">
            <text:p>1291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34688" calcext:value-type="float">
            <text:p>16934688</text:p>
          </table:table-cell>
          <table:table-cell office:value-type="float" office:value="45056" calcext:value-type="float">
            <text:p>45056</text:p>
          </table:table-cell>
          <table:table-cell office:value-type="float" office:value="16889632" calcext:value-type="float">
            <text:p>16889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91" calcext:value-type="float">
            <text:p>2091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488" calcext:value-type="float">
            <text:p>1610519397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188" calcext:value-type="float">
            <text:p>392188</text:p>
          </table:table-cell>
          <table:table-cell office:value-type="float" office:value="1294" calcext:value-type="float">
            <text:p>1294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4792" calcext:value-type="float">
            <text:p>17024792</text:p>
          </table:table-cell>
          <table:table-cell office:value-type="float" office:value="2928640" calcext:value-type="float">
            <text:p>2928640</text:p>
          </table:table-cell>
          <table:table-cell office:value-type="float" office:value="14096152" calcext:value-type="float">
            <text:p>14096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05" calcext:value-type="float">
            <text:p>2105</text:p>
          </table:table-cell>
          <table:table-cell office:value-type="float" office:value="-812" calcext:value-type="float">
            <text:p>-812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592" calcext:value-type="float">
            <text:p>16105193975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808" calcext:value-type="float">
            <text:p>392808</text:p>
          </table:table-cell>
          <table:table-cell office:value-type="float" office:value="1295" calcext:value-type="float">
            <text:p>129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4272" calcext:value-type="float">
            <text:p>16634272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13410720" calcext:value-type="float">
            <text:p>13410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18" calcext:value-type="float">
            <text:p>2118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697" calcext:value-type="float">
            <text:p>1610519397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00" calcext:value-type="float">
            <text:p>393800</text:p>
          </table:table-cell>
          <table:table-cell office:value-type="float" office:value="1296" calcext:value-type="float">
            <text:p>1296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2440" calcext:value-type="float">
            <text:p>16492440</text:p>
          </table:table-cell>
          <table:table-cell office:value-type="float" office:value="4108288" calcext:value-type="float">
            <text:p>4108288</text:p>
          </table:table-cell>
          <table:table-cell office:value-type="float" office:value="12384152" calcext:value-type="float">
            <text:p>12384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31" calcext:value-type="float">
            <text:p>2131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801" calcext:value-type="float">
            <text:p>16105193978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12" calcext:value-type="float">
            <text:p>395412</text:p>
          </table:table-cell>
          <table:table-cell office:value-type="float" office:value="1297" calcext:value-type="float">
            <text:p>1297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7968" calcext:value-type="float">
            <text:p>16497968</text:p>
          </table:table-cell>
          <table:table-cell office:value-type="float" office:value="5828608" calcext:value-type="float">
            <text:p>5828608</text:p>
          </table:table-cell>
          <table:table-cell office:value-type="float" office:value="10669360" calcext:value-type="float">
            <text:p>10669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44" calcext:value-type="float">
            <text:p>2144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7905" calcext:value-type="float">
            <text:p>1610519397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892" calcext:value-type="float">
            <text:p>397892</text:p>
          </table:table-cell>
          <table:table-cell office:value-type="float" office:value="1300" calcext:value-type="float">
            <text:p>1300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2952" calcext:value-type="float">
            <text:p>16552952</text:p>
          </table:table-cell>
          <table:table-cell office:value-type="float" office:value="8335360" calcext:value-type="float">
            <text:p>8335360</text:p>
          </table:table-cell>
          <table:table-cell office:value-type="float" office:value="8217592" calcext:value-type="float">
            <text:p>8217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57" calcext:value-type="float">
            <text:p>2157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009" calcext:value-type="float">
            <text:p>1610519398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556" calcext:value-type="float">
            <text:p>400556</text:p>
          </table:table-cell>
          <table:table-cell office:value-type="float" office:value="1302" calcext:value-type="float">
            <text:p>1302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4848" calcext:value-type="float">
            <text:p>16394848</text:p>
          </table:table-cell>
          <table:table-cell office:value-type="float" office:value="11235328" calcext:value-type="float">
            <text:p>11235328</text:p>
          </table:table-cell>
          <table:table-cell office:value-type="float" office:value="5159520" calcext:value-type="float">
            <text:p>5159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69" calcext:value-type="float">
            <text:p>2169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114" calcext:value-type="float">
            <text:p>16105193981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272" calcext:value-type="float">
            <text:p>389272</text:p>
          </table:table-cell>
          <table:table-cell office:value-type="float" office:value="1291" calcext:value-type="float">
            <text:p>1291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5112" calcext:value-type="float">
            <text:p>16795112</text:p>
          </table:table-cell>
          <table:table-cell office:value-type="float" office:value="0" calcext:value-type="float">
            <text:p>0</text:p>
          </table:table-cell>
          <table:table-cell office:value-type="float" office:value="16795112" calcext:value-type="float">
            <text:p>16795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81" calcext:value-type="float">
            <text:p>2181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218" calcext:value-type="float">
            <text:p>1610519398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216" calcext:value-type="float">
            <text:p>396216</text:p>
          </table:table-cell>
          <table:table-cell office:value-type="float" office:value="1298" calcext:value-type="float">
            <text:p>1298</text:p>
          </table:table-cell>
          <table:table-cell office:value-type="float" office:value="933632" calcext:value-type="float">
            <text:p>933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9104" calcext:value-type="float">
            <text:p>16519104</text:p>
          </table:table-cell>
          <table:table-cell office:value-type="float" office:value="6109752" calcext:value-type="float">
            <text:p>6109752</text:p>
          </table:table-cell>
          <table:table-cell office:value-type="float" office:value="10409352" calcext:value-type="float">
            <text:p>10409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94" calcext:value-type="float">
            <text:p>2194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323" calcext:value-type="float">
            <text:p>16105193983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20" calcext:value-type="float">
            <text:p>389520</text:p>
          </table:table-cell>
          <table:table-cell office:value-type="float" office:value="1292" calcext:value-type="float">
            <text:p>1292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3816" calcext:value-type="float">
            <text:p>16493816</text:p>
          </table:table-cell>
          <table:table-cell office:value-type="float" office:value="45056" calcext:value-type="float">
            <text:p>45056</text:p>
          </table:table-cell>
          <table:table-cell office:value-type="float" office:value="16448760" calcext:value-type="float">
            <text:p>16448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07" calcext:value-type="float">
            <text:p>2207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426" calcext:value-type="float">
            <text:p>1610519398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052" calcext:value-type="float">
            <text:p>397052</text:p>
          </table:table-cell>
          <table:table-cell office:value-type="float" office:value="1299" calcext:value-type="float">
            <text:p>1299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8432" calcext:value-type="float">
            <text:p>16468432</text:p>
          </table:table-cell>
          <table:table-cell office:value-type="float" office:value="7712768" calcext:value-type="float">
            <text:p>7712768</text:p>
          </table:table-cell>
          <table:table-cell office:value-type="float" office:value="8755664" calcext:value-type="float">
            <text:p>8755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19" calcext:value-type="float">
            <text:p>2219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531" calcext:value-type="float">
            <text:p>16105193985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532" calcext:value-type="float">
            <text:p>391532</text:p>
          </table:table-cell>
          <table:table-cell office:value-type="float" office:value="1294" calcext:value-type="float">
            <text:p>1294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8432" calcext:value-type="float">
            <text:p>16468432</text:p>
          </table:table-cell>
          <table:table-cell office:value-type="float" office:value="1952104" calcext:value-type="float">
            <text:p>1952104</text:p>
          </table:table-cell>
          <table:table-cell office:value-type="float" office:value="14516328" calcext:value-type="float">
            <text:p>14516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30" calcext:value-type="float">
            <text:p>2230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635" calcext:value-type="float">
            <text:p>16105193986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848" calcext:value-type="float">
            <text:p>389848</text:p>
          </table:table-cell>
          <table:table-cell office:value-type="float" office:value="1295" calcext:value-type="float">
            <text:p>1295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9776" calcext:value-type="float">
            <text:p>16299776</text:p>
          </table:table-cell>
          <table:table-cell office:value-type="float" office:value="0" calcext:value-type="float">
            <text:p>0</text:p>
          </table:table-cell>
          <table:table-cell office:value-type="float" office:value="16299776" calcext:value-type="float">
            <text:p>16299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44" calcext:value-type="float">
            <text:p>2244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739" calcext:value-type="float">
            <text:p>16105193987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240" calcext:value-type="float">
            <text:p>401240</text:p>
          </table:table-cell>
          <table:table-cell office:value-type="float" office:value="1303" calcext:value-type="float">
            <text:p>1303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2520" calcext:value-type="float">
            <text:p>16072520</text:p>
          </table:table-cell>
          <table:table-cell office:value-type="float" office:value="11579392" calcext:value-type="float">
            <text:p>11579392</text:p>
          </table:table-cell>
          <table:table-cell office:value-type="float" office:value="4493128" calcext:value-type="float">
            <text:p>4493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56" calcext:value-type="float">
            <text:p>2256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843" calcext:value-type="float">
            <text:p>1610519398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488" calcext:value-type="float">
            <text:p>401488</text:p>
          </table:table-cell>
          <table:table-cell office:value-type="float" office:value="1303" calcext:value-type="float">
            <text:p>1303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2520" calcext:value-type="float">
            <text:p>16072520</text:p>
          </table:table-cell>
          <table:table-cell office:value-type="float" office:value="11863624" calcext:value-type="float">
            <text:p>11863624</text:p>
          </table:table-cell>
          <table:table-cell office:value-type="float" office:value="4208896" calcext:value-type="float">
            <text:p>4208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67" calcext:value-type="float">
            <text:p>2267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8947" calcext:value-type="float">
            <text:p>1610519398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568" calcext:value-type="float">
            <text:p>391568</text:p>
          </table:table-cell>
          <table:table-cell office:value-type="float" office:value="1294" calcext:value-type="float">
            <text:p>1294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2520" calcext:value-type="float">
            <text:p>16072520</text:p>
          </table:table-cell>
          <table:table-cell office:value-type="float" office:value="1566280" calcext:value-type="float">
            <text:p>1566280</text:p>
          </table:table-cell>
          <table:table-cell office:value-type="float" office:value="14506240" calcext:value-type="float">
            <text:p>14506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78" calcext:value-type="float">
            <text:p>2278</text:p>
          </table:table-cell>
          <table:table-cell office:value-type="float" office:value="-779" calcext:value-type="float">
            <text:p>-77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052" calcext:value-type="float">
            <text:p>16105193990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456" calcext:value-type="float">
            <text:p>397456</text:p>
          </table:table-cell>
          <table:table-cell office:value-type="float" office:value="1299" calcext:value-type="float">
            <text:p>1299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7237632" calcext:value-type="float">
            <text:p>7237632</text:p>
          </table:table-cell>
          <table:table-cell office:value-type="float" office:value="8521488" calcext:value-type="float">
            <text:p>8521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90" calcext:value-type="float">
            <text:p>2290</text:p>
          </table:table-cell>
          <table:table-cell office:value-type="float" office:value="-849" calcext:value-type="float">
            <text:p>-84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156" calcext:value-type="float">
            <text:p>1610519399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496" calcext:value-type="float">
            <text:p>392496</text:p>
          </table:table-cell>
          <table:table-cell office:value-type="float" office:value="1294" calcext:value-type="float">
            <text:p>1294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2052096" calcext:value-type="float">
            <text:p>2052096</text:p>
          </table:table-cell>
          <table:table-cell office:value-type="float" office:value="13707024" calcext:value-type="float">
            <text:p>13707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01" calcext:value-type="float">
            <text:p>2301</text:p>
          </table:table-cell>
          <table:table-cell office:value-type="float" office:value="-849" calcext:value-type="float">
            <text:p>-84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261" calcext:value-type="float">
            <text:p>16105193992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164" calcext:value-type="float">
            <text:p>401164</text:p>
          </table:table-cell>
          <table:table-cell office:value-type="float" office:value="1303" calcext:value-type="float">
            <text:p>1303</text:p>
          </table:table-cell>
          <table:table-cell office:value-type="float" office:value="933636" calcext:value-type="float">
            <text:p>933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11335616" calcext:value-type="float">
            <text:p>11335616</text:p>
          </table:table-cell>
          <table:table-cell office:value-type="float" office:value="4423504" calcext:value-type="float">
            <text:p>4423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12" calcext:value-type="float">
            <text:p>2312</text:p>
          </table:table-cell>
          <table:table-cell office:value-type="float" office:value="-849" calcext:value-type="float">
            <text:p>-84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365" calcext:value-type="float">
            <text:p>1610519399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120" calcext:value-type="float">
            <text:p>400120</text:p>
          </table:table-cell>
          <table:table-cell office:value-type="float" office:value="1302" calcext:value-type="float">
            <text:p>1302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9869248" calcext:value-type="float">
            <text:p>9869248</text:p>
          </table:table-cell>
          <table:table-cell office:value-type="float" office:value="5889872" calcext:value-type="float">
            <text:p>5889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23" calcext:value-type="float">
            <text:p>2323</text:p>
          </table:table-cell>
          <table:table-cell office:value-type="float" office:value="-849" calcext:value-type="float">
            <text:p>-84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468" calcext:value-type="float">
            <text:p>16105193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872" calcext:value-type="float">
            <text:p>399872</text:p>
          </table:table-cell>
          <table:table-cell office:value-type="float" office:value="1302" calcext:value-type="float">
            <text:p>1302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9484224" calcext:value-type="float">
            <text:p>9484224</text:p>
          </table:table-cell>
          <table:table-cell office:value-type="float" office:value="6274896" calcext:value-type="float">
            <text:p>6274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34" calcext:value-type="float">
            <text:p>2334</text:p>
          </table:table-cell>
          <table:table-cell office:value-type="float" office:value="-849" calcext:value-type="float">
            <text:p>-849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399572" calcext:value-type="float">
            <text:p>16105193995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660" calcext:value-type="float">
            <text:p>394660</text:p>
          </table:table-cell>
          <table:table-cell office:value-type="float" office:value="1296" calcext:value-type="float">
            <text:p>1296</text:p>
          </table:table-cell>
          <table:table-cell office:value-type="float" office:value="933652" calcext:value-type="float">
            <text:p>9336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9120" calcext:value-type="float">
            <text:p>15759120</text:p>
          </table:table-cell>
          <table:table-cell office:value-type="float" office:value="4507456" calcext:value-type="float">
            <text:p>4507456</text:p>
          </table:table-cell>
          <table:table-cell office:value-type="float" office:value="11251664" calcext:value-type="float">
            <text:p>11251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41" calcext:value-type="float">
            <text:p>2341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212" calcext:value-type="float">
            <text:p>1610519404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788" calcext:value-type="float">
            <text:p>394788</text:p>
          </table:table-cell>
          <table:table-cell office:value-type="float" office:value="1297" calcext:value-type="float">
            <text:p>1297</text:p>
          </table:table-cell>
          <table:table-cell office:value-type="float" office:value="933652" calcext:value-type="float">
            <text:p>9336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54200" calcext:value-type="float">
            <text:p>17554200</text:p>
          </table:table-cell>
          <table:table-cell office:value-type="float" office:value="6549504" calcext:value-type="float">
            <text:p>6549504</text:p>
          </table:table-cell>
          <table:table-cell office:value-type="float" office:value="11004696" calcext:value-type="float">
            <text:p>11004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55" calcext:value-type="float">
            <text:p>2355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316" calcext:value-type="float">
            <text:p>1610519404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00" calcext:value-type="float">
            <text:p>388400</text:p>
          </table:table-cell>
          <table:table-cell office:value-type="float" office:value="1290" calcext:value-type="float">
            <text:p>1290</text:p>
          </table:table-cell>
          <table:table-cell office:value-type="float" office:value="933652" calcext:value-type="float">
            <text:p>9336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09344" calcext:value-type="float">
            <text:p>18109344</text:p>
          </table:table-cell>
          <table:table-cell office:value-type="float" office:value="0" calcext:value-type="float">
            <text:p>0</text:p>
          </table:table-cell>
          <table:table-cell office:value-type="float" office:value="18109344" calcext:value-type="float">
            <text:p>18109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68" calcext:value-type="float">
            <text:p>2368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420" calcext:value-type="float">
            <text:p>16105194044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136" calcext:value-type="float">
            <text:p>390136</text:p>
          </table:table-cell>
          <table:table-cell office:value-type="float" office:value="1292" calcext:value-type="float">
            <text:p>1292</text:p>
          </table:table-cell>
          <table:table-cell office:value-type="float" office:value="933652" calcext:value-type="float">
            <text:p>93365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3056" calcext:value-type="float">
            <text:p>17363056</text:p>
          </table:table-cell>
          <table:table-cell office:value-type="float" office:value="503808" calcext:value-type="float">
            <text:p>503808</text:p>
          </table:table-cell>
          <table:table-cell office:value-type="float" office:value="16859248" calcext:value-type="float">
            <text:p>16859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82" calcext:value-type="float">
            <text:p>2382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524" calcext:value-type="float">
            <text:p>16105194045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284" calcext:value-type="float">
            <text:p>387284</text:p>
          </table:table-cell>
          <table:table-cell office:value-type="float" office:value="1289" calcext:value-type="float">
            <text:p>128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30448" calcext:value-type="float">
            <text:p>19030448</text:p>
          </table:table-cell>
          <table:table-cell office:value-type="float" office:value="0" calcext:value-type="float">
            <text:p>0</text:p>
          </table:table-cell>
          <table:table-cell office:value-type="float" office:value="19030448" calcext:value-type="float">
            <text:p>19030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96" calcext:value-type="float">
            <text:p>2396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629" calcext:value-type="float">
            <text:p>1610519404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68" calcext:value-type="float">
            <text:p>395468</text:p>
          </table:table-cell>
          <table:table-cell office:value-type="float" office:value="1297" calcext:value-type="float">
            <text:p>1297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5760" calcext:value-type="float">
            <text:p>17285760</text:p>
          </table:table-cell>
          <table:table-cell office:value-type="float" office:value="5664768" calcext:value-type="float">
            <text:p>5664768</text:p>
          </table:table-cell>
          <table:table-cell office:value-type="float" office:value="11620992" calcext:value-type="float">
            <text:p>11620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10" calcext:value-type="float">
            <text:p>2410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734" calcext:value-type="float">
            <text:p>1610519404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996" calcext:value-type="float">
            <text:p>391996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5400" calcext:value-type="float">
            <text:p>17275400</text:p>
          </table:table-cell>
          <table:table-cell office:value-type="float" office:value="3077384" calcext:value-type="float">
            <text:p>3077384</text:p>
          </table:table-cell>
          <table:table-cell office:value-type="float" office:value="14198016" calcext:value-type="float">
            <text:p>14198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24" calcext:value-type="float">
            <text:p>2424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841" calcext:value-type="float">
            <text:p>1610519404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748" calcext:value-type="float">
            <text:p>391748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0080" calcext:value-type="float">
            <text:p>17090080</text:p>
          </table:table-cell>
          <table:table-cell office:value-type="float" office:value="2486272" calcext:value-type="float">
            <text:p>2486272</text:p>
          </table:table-cell>
          <table:table-cell office:value-type="float" office:value="14603808" calcext:value-type="float">
            <text:p>14603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37" calcext:value-type="float">
            <text:p>2437</text:p>
          </table:table-cell>
          <table:table-cell office:value-type="float" office:value="-223" calcext:value-type="float">
            <text:p>-223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4945" calcext:value-type="float">
            <text:p>16105194049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756" calcext:value-type="float">
            <text:p>390756</text:p>
          </table:table-cell>
          <table:table-cell office:value-type="float" office:value="1292" calcext:value-type="float">
            <text:p>1292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3176" calcext:value-type="float">
            <text:p>17063176</text:p>
          </table:table-cell>
          <table:table-cell office:value-type="float" office:value="1526680" calcext:value-type="float">
            <text:p>1526680</text:p>
          </table:table-cell>
          <table:table-cell office:value-type="float" office:value="15536496" calcext:value-type="float">
            <text:p>15536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51" calcext:value-type="float">
            <text:p>2451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050" calcext:value-type="float">
            <text:p>16105194050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484" calcext:value-type="float">
            <text:p>393484</text:p>
          </table:table-cell>
          <table:table-cell office:value-type="float" office:value="1295" calcext:value-type="float">
            <text:p>1295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4336" calcext:value-type="float">
            <text:p>17074336</text:p>
          </table:table-cell>
          <table:table-cell office:value-type="float" office:value="3633152" calcext:value-type="float">
            <text:p>3633152</text:p>
          </table:table-cell>
          <table:table-cell office:value-type="float" office:value="13441184" calcext:value-type="float">
            <text:p>13441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65" calcext:value-type="float">
            <text:p>2465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154" calcext:value-type="float">
            <text:p>1610519405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832" calcext:value-type="float">
            <text:p>396832</text:p>
          </table:table-cell>
          <table:table-cell office:value-type="float" office:value="1298" calcext:value-type="float">
            <text:p>1298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1320" calcext:value-type="float">
            <text:p>17391320</text:p>
          </table:table-cell>
          <table:table-cell office:value-type="float" office:value="8103096" calcext:value-type="float">
            <text:p>8103096</text:p>
          </table:table-cell>
          <table:table-cell office:value-type="float" office:value="9288224" calcext:value-type="float">
            <text:p>9288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79" calcext:value-type="float">
            <text:p>2479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258" calcext:value-type="float">
            <text:p>1610519405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044" calcext:value-type="float">
            <text:p>401044</text:p>
          </table:table-cell>
          <table:table-cell office:value-type="float" office:value="1302" calcext:value-type="float">
            <text:p>1302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3616" calcext:value-type="float">
            <text:p>17383616</text:p>
          </table:table-cell>
          <table:table-cell office:value-type="float" office:value="12478080" calcext:value-type="float">
            <text:p>12478080</text:p>
          </table:table-cell>
          <table:table-cell office:value-type="float" office:value="4905536" calcext:value-type="float">
            <text:p>4905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493" calcext:value-type="float">
            <text:p>2493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364" calcext:value-type="float">
            <text:p>16105194053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556" calcext:value-type="float">
            <text:p>388556</text:p>
          </table:table-cell>
          <table:table-cell office:value-type="float" office:value="1290" calcext:value-type="float">
            <text:p>129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7400" calcext:value-type="float">
            <text:p>17477400</text:p>
          </table:table-cell>
          <table:table-cell office:value-type="float" office:value="0" calcext:value-type="float">
            <text:p>0</text:p>
          </table:table-cell>
          <table:table-cell office:value-type="float" office:value="17477400" calcext:value-type="float">
            <text:p>17477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06" calcext:value-type="float">
            <text:p>2506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469" calcext:value-type="float">
            <text:p>1610519405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48" calcext:value-type="float">
            <text:p>389548</text:p>
          </table:table-cell>
          <table:table-cell office:value-type="float" office:value="1291" calcext:value-type="float">
            <text:p>129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8800" calcext:value-type="float">
            <text:p>17268800</text:p>
          </table:table-cell>
          <table:table-cell office:value-type="float" office:value="1013736" calcext:value-type="float">
            <text:p>1013736</text:p>
          </table:table-cell>
          <table:table-cell office:value-type="float" office:value="16255064" calcext:value-type="float">
            <text:p>16255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19" calcext:value-type="float">
            <text:p>2519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573" calcext:value-type="float">
            <text:p>16105194055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632" calcext:value-type="float">
            <text:p>394632</text:p>
          </table:table-cell>
          <table:table-cell office:value-type="float" office:value="1296" calcext:value-type="float">
            <text:p>1296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47848" calcext:value-type="float">
            <text:p>16947848</text:p>
          </table:table-cell>
          <table:table-cell office:value-type="float" office:value="5632000" calcext:value-type="float">
            <text:p>5632000</text:p>
          </table:table-cell>
          <table:table-cell office:value-type="float" office:value="11315848" calcext:value-type="float">
            <text:p>11315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33" calcext:value-type="float">
            <text:p>2533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678" calcext:value-type="float">
            <text:p>1610519405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740" calcext:value-type="float">
            <text:p>396740</text:p>
          </table:table-cell>
          <table:table-cell office:value-type="float" office:value="1298" calcext:value-type="float">
            <text:p>1298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4000" calcext:value-type="float">
            <text:p>17084000</text:p>
          </table:table-cell>
          <table:table-cell office:value-type="float" office:value="7854264" calcext:value-type="float">
            <text:p>7854264</text:p>
          </table:table-cell>
          <table:table-cell office:value-type="float" office:value="9229736" calcext:value-type="float">
            <text:p>9229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46" calcext:value-type="float">
            <text:p>2546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784" calcext:value-type="float">
            <text:p>1610519405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952" calcext:value-type="float">
            <text:p>385952</text:p>
          </table:table-cell>
          <table:table-cell office:value-type="float" office:value="1288" calcext:value-type="float">
            <text:p>1288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63696" calcext:value-type="float">
            <text:p>19563696</text:p>
          </table:table-cell>
          <table:table-cell office:value-type="float" office:value="0" calcext:value-type="float">
            <text:p>0</text:p>
          </table:table-cell>
          <table:table-cell office:value-type="float" office:value="19563696" calcext:value-type="float">
            <text:p>19563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60" calcext:value-type="float">
            <text:p>2560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889" calcext:value-type="float">
            <text:p>1610519405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144" calcext:value-type="float">
            <text:p>393144</text:p>
          </table:table-cell>
          <table:table-cell office:value-type="float" office:value="1295" calcext:value-type="float">
            <text:p>1295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8736" calcext:value-type="float">
            <text:p>17148736</text:p>
          </table:table-cell>
          <table:table-cell office:value-type="float" office:value="3944448" calcext:value-type="float">
            <text:p>3944448</text:p>
          </table:table-cell>
          <table:table-cell office:value-type="float" office:value="13204288" calcext:value-type="float">
            <text:p>13204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73" calcext:value-type="float">
            <text:p>2573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5993" calcext:value-type="float">
            <text:p>16105194059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980" calcext:value-type="float">
            <text:p>397980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0776" calcext:value-type="float">
            <text:p>16760776</text:p>
          </table:table-cell>
          <table:table-cell office:value-type="float" office:value="9138936" calcext:value-type="float">
            <text:p>9138936</text:p>
          </table:table-cell>
          <table:table-cell office:value-type="float" office:value="7621840" calcext:value-type="float">
            <text:p>762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87" calcext:value-type="float">
            <text:p>2587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098" calcext:value-type="float">
            <text:p>1610519406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408" calcext:value-type="float">
            <text:p>387408</text:p>
          </table:table-cell>
          <table:table-cell office:value-type="float" office:value="1289" calcext:value-type="float">
            <text:p>128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46216" calcext:value-type="float">
            <text:p>18446216</text:p>
          </table:table-cell>
          <table:table-cell office:value-type="float" office:value="0" calcext:value-type="float">
            <text:p>0</text:p>
          </table:table-cell>
          <table:table-cell office:value-type="float" office:value="18446216" calcext:value-type="float">
            <text:p>18446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00" calcext:value-type="float">
            <text:p>2600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202" calcext:value-type="float">
            <text:p>16105194062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928" calcext:value-type="float">
            <text:p>384928</text:p>
          </table:table-cell>
          <table:table-cell office:value-type="float" office:value="1287" calcext:value-type="float">
            <text:p>1287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577208" calcext:value-type="float">
            <text:p>20577208</text:p>
          </table:table-cell>
          <table:table-cell office:value-type="float" office:value="0" calcext:value-type="float">
            <text:p>0</text:p>
          </table:table-cell>
          <table:table-cell office:value-type="float" office:value="20577208" calcext:value-type="float">
            <text:p>20577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13" calcext:value-type="float">
            <text:p>2613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307" calcext:value-type="float">
            <text:p>16105194063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112" calcext:value-type="float">
            <text:p>397112</text:p>
          </table:table-cell>
          <table:table-cell office:value-type="float" office:value="1299" calcext:value-type="float">
            <text:p>129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7296" calcext:value-type="float">
            <text:p>16717296</text:p>
          </table:table-cell>
          <table:table-cell office:value-type="float" office:value="7532544" calcext:value-type="float">
            <text:p>7532544</text:p>
          </table:table-cell>
          <table:table-cell office:value-type="float" office:value="9184752" calcext:value-type="float">
            <text:p>9184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27" calcext:value-type="float">
            <text:p>2627</text:p>
          </table:table-cell>
          <table:table-cell office:value-type="float" office:value="-798" calcext:value-type="float">
            <text:p>-798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411" calcext:value-type="float">
            <text:p>16105194064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04" calcext:value-type="float">
            <text:p>388804</text:p>
          </table:table-cell>
          <table:table-cell office:value-type="float" office:value="1291" calcext:value-type="float">
            <text:p>129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4552" calcext:value-type="float">
            <text:p>16804552</text:p>
          </table:table-cell>
          <table:table-cell office:value-type="float" office:value="77824" calcext:value-type="float">
            <text:p>77824</text:p>
          </table:table-cell>
          <table:table-cell office:value-type="float" office:value="16726728" calcext:value-type="float">
            <text:p>16726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40" calcext:value-type="float">
            <text:p>2640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515" calcext:value-type="float">
            <text:p>16105194065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24" calcext:value-type="float">
            <text:p>395624</text:p>
          </table:table-cell>
          <table:table-cell office:value-type="float" office:value="1297" calcext:value-type="float">
            <text:p>1297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2576" calcext:value-type="float">
            <text:p>16812576</text:p>
          </table:table-cell>
          <table:table-cell office:value-type="float" office:value="6800536" calcext:value-type="float">
            <text:p>6800536</text:p>
          </table:table-cell>
          <table:table-cell office:value-type="float" office:value="10012040" calcext:value-type="float">
            <text:p>10012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54" calcext:value-type="float">
            <text:p>2654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620" calcext:value-type="float">
            <text:p>16105194066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44" calcext:value-type="float">
            <text:p>386944</text:p>
          </table:table-cell>
          <table:table-cell office:value-type="float" office:value="1289" calcext:value-type="float">
            <text:p>128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02304" calcext:value-type="float">
            <text:p>18702304</text:p>
          </table:table-cell>
          <table:table-cell office:value-type="float" office:value="0" calcext:value-type="float">
            <text:p>0</text:p>
          </table:table-cell>
          <table:table-cell office:value-type="float" office:value="18702304" calcext:value-type="float">
            <text:p>18702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66" calcext:value-type="float">
            <text:p>2666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727" calcext:value-type="float">
            <text:p>1610519406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728" calcext:value-type="float">
            <text:p>386728</text:p>
          </table:table-cell>
          <table:table-cell office:value-type="float" office:value="1289" calcext:value-type="float">
            <text:p>128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43912" calcext:value-type="float">
            <text:p>18643912</text:p>
          </table:table-cell>
          <table:table-cell office:value-type="float" office:value="0" calcext:value-type="float">
            <text:p>0</text:p>
          </table:table-cell>
          <table:table-cell office:value-type="float" office:value="18643912" calcext:value-type="float">
            <text:p>18643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81" calcext:value-type="float">
            <text:p>2681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831" calcext:value-type="float">
            <text:p>16105194068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864" calcext:value-type="float">
            <text:p>400864</text:p>
          </table:table-cell>
          <table:table-cell office:value-type="float" office:value="1303" calcext:value-type="float">
            <text:p>1303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30736" calcext:value-type="float">
            <text:p>17930736</text:p>
          </table:table-cell>
          <table:table-cell office:value-type="float" office:value="13400696" calcext:value-type="float">
            <text:p>13400696</text:p>
          </table:table-cell>
          <table:table-cell office:value-type="float" office:value="4530040" calcext:value-type="float">
            <text:p>4530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695" calcext:value-type="float">
            <text:p>2695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6936" calcext:value-type="float">
            <text:p>1610519406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772" calcext:value-type="float">
            <text:p>396772</text:p>
          </table:table-cell>
          <table:table-cell office:value-type="float" office:value="1299" calcext:value-type="float">
            <text:p>1299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2592" calcext:value-type="float">
            <text:p>16802592</text:p>
          </table:table-cell>
          <table:table-cell office:value-type="float" office:value="7794688" calcext:value-type="float">
            <text:p>7794688</text:p>
          </table:table-cell>
          <table:table-cell office:value-type="float" office:value="9007904" calcext:value-type="float">
            <text:p>9007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08" calcext:value-type="float">
            <text:p>2708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040" calcext:value-type="float">
            <text:p>16105194070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844" calcext:value-type="float">
            <text:p>391844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6056" calcext:value-type="float">
            <text:p>16726056</text:p>
          </table:table-cell>
          <table:table-cell office:value-type="float" office:value="2732032" calcext:value-type="float">
            <text:p>2732032</text:p>
          </table:table-cell>
          <table:table-cell office:value-type="float" office:value="13994024" calcext:value-type="float">
            <text:p>13994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20" calcext:value-type="float">
            <text:p>2720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144" calcext:value-type="float">
            <text:p>16105194071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68" calcext:value-type="float">
            <text:p>388868</text:p>
          </table:table-cell>
          <table:table-cell office:value-type="float" office:value="1291" calcext:value-type="float">
            <text:p>129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0288" calcext:value-type="float">
            <text:p>16780288</text:p>
          </table:table-cell>
          <table:table-cell office:value-type="float" office:value="61440" calcext:value-type="float">
            <text:p>61440</text:p>
          </table:table-cell>
          <table:table-cell office:value-type="float" office:value="16718848" calcext:value-type="float">
            <text:p>16718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34" calcext:value-type="float">
            <text:p>2734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248" calcext:value-type="float">
            <text:p>16105194072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600" calcext:value-type="float">
            <text:p>389600</text:p>
          </table:table-cell>
          <table:table-cell office:value-type="float" office:value="1302" calcext:value-type="float">
            <text:p>1302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31832" calcext:value-type="float">
            <text:p>17431832</text:p>
          </table:table-cell>
          <table:table-cell office:value-type="float" office:value="0" calcext:value-type="float">
            <text:p>0</text:p>
          </table:table-cell>
          <table:table-cell office:value-type="float" office:value="17431832" calcext:value-type="float">
            <text:p>17431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47" calcext:value-type="float">
            <text:p>2747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352" calcext:value-type="float">
            <text:p>16105194073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872" calcext:value-type="float">
            <text:p>399872</text:p>
          </table:table-cell>
          <table:table-cell office:value-type="float" office:value="1302" calcext:value-type="float">
            <text:p>1302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8464" calcext:value-type="float">
            <text:p>16728464</text:p>
          </table:table-cell>
          <table:table-cell office:value-type="float" office:value="10675240" calcext:value-type="float">
            <text:p>10675240</text:p>
          </table:table-cell>
          <table:table-cell office:value-type="float" office:value="6053224" calcext:value-type="float">
            <text:p>6053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60" calcext:value-type="float">
            <text:p>2760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458" calcext:value-type="float">
            <text:p>1610519407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136" calcext:value-type="float">
            <text:p>398136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7288" calcext:value-type="float">
            <text:p>16767288</text:p>
          </table:table-cell>
          <table:table-cell office:value-type="float" office:value="9445512" calcext:value-type="float">
            <text:p>9445512</text:p>
          </table:table-cell>
          <table:table-cell office:value-type="float" office:value="7321776" calcext:value-type="float">
            <text:p>7321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73" calcext:value-type="float">
            <text:p>2773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564" calcext:value-type="float">
            <text:p>16105194075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888" calcext:value-type="float">
            <text:p>397888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6736" calcext:value-type="float">
            <text:p>16706736</text:p>
          </table:table-cell>
          <table:table-cell office:value-type="float" office:value="9379336" calcext:value-type="float">
            <text:p>9379336</text:p>
          </table:table-cell>
          <table:table-cell office:value-type="float" office:value="7327400" calcext:value-type="float">
            <text:p>7327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86" calcext:value-type="float">
            <text:p>2786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669" calcext:value-type="float">
            <text:p>161051940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128" calcext:value-type="float">
            <text:p>399128</text:p>
          </table:table-cell>
          <table:table-cell office:value-type="float" office:value="1301" calcext:value-type="float">
            <text:p>130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7336" calcext:value-type="float">
            <text:p>16467336</text:p>
          </table:table-cell>
          <table:table-cell office:value-type="float" office:value="9920744" calcext:value-type="float">
            <text:p>9920744</text:p>
          </table:table-cell>
          <table:table-cell office:value-type="float" office:value="6546592" calcext:value-type="float">
            <text:p>6546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798" calcext:value-type="float">
            <text:p>2798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774" calcext:value-type="float">
            <text:p>1610519407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376" calcext:value-type="float">
            <text:p>399376</text:p>
          </table:table-cell>
          <table:table-cell office:value-type="float" office:value="1301" calcext:value-type="float">
            <text:p>130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6752" calcext:value-type="float">
            <text:p>16766752</text:p>
          </table:table-cell>
          <table:table-cell office:value-type="float" office:value="10838792" calcext:value-type="float">
            <text:p>10838792</text:p>
          </table:table-cell>
          <table:table-cell office:value-type="float" office:value="5927960" calcext:value-type="float">
            <text:p>5927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12" calcext:value-type="float">
            <text:p>2812</text:p>
          </table:table-cell>
          <table:table-cell office:value-type="float" office:value="-791" calcext:value-type="float">
            <text:p>-791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878" calcext:value-type="float">
            <text:p>1610519407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104" calcext:value-type="float">
            <text:p>401104</text:p>
          </table:table-cell>
          <table:table-cell office:value-type="float" office:value="1303" calcext:value-type="float">
            <text:p>1303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45712" calcext:value-type="float">
            <text:p>16445712</text:p>
          </table:table-cell>
          <table:table-cell office:value-type="float" office:value="12527576" calcext:value-type="float">
            <text:p>12527576</text:p>
          </table:table-cell>
          <table:table-cell office:value-type="float" office:value="3918136" calcext:value-type="float">
            <text:p>3918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25" calcext:value-type="float">
            <text:p>2825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7986" calcext:value-type="float">
            <text:p>16105194079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456" calcext:value-type="float">
            <text:p>389456</text:p>
          </table:table-cell>
          <table:table-cell office:value-type="float" office:value="1292" calcext:value-type="float">
            <text:p>1292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35368" calcext:value-type="float">
            <text:p>16435368</text:p>
          </table:table-cell>
          <table:table-cell office:value-type="float" office:value="438272" calcext:value-type="float">
            <text:p>438272</text:p>
          </table:table-cell>
          <table:table-cell office:value-type="float" office:value="15997096" calcext:value-type="float">
            <text:p>15997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37" calcext:value-type="float">
            <text:p>2837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091" calcext:value-type="float">
            <text:p>1610519408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640" calcext:value-type="float">
            <text:p>393640</text:p>
          </table:table-cell>
          <table:table-cell office:value-type="float" office:value="1295" calcext:value-type="float">
            <text:p>1295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8928" calcext:value-type="float">
            <text:p>16388928</text:p>
          </table:table-cell>
          <table:table-cell office:value-type="float" office:value="4370432" calcext:value-type="float">
            <text:p>4370432</text:p>
          </table:table-cell>
          <table:table-cell office:value-type="float" office:value="12018496" calcext:value-type="float">
            <text:p>12018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49" calcext:value-type="float">
            <text:p>2849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196" calcext:value-type="float">
            <text:p>1610519408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476" calcext:value-type="float">
            <text:p>398476</text:p>
          </table:table-cell>
          <table:table-cell office:value-type="float" office:value="1300" calcext:value-type="float">
            <text:p>1300</text:p>
          </table:table-cell>
          <table:table-cell office:value-type="float" office:value="933640" calcext:value-type="float">
            <text:p>9336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2104" calcext:value-type="float">
            <text:p>16362104</text:p>
          </table:table-cell>
          <table:table-cell office:value-type="float" office:value="9269248" calcext:value-type="float">
            <text:p>9269248</text:p>
          </table:table-cell>
          <table:table-cell office:value-type="float" office:value="7092856" calcext:value-type="float">
            <text:p>7092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63" calcext:value-type="float">
            <text:p>2863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300" calcext:value-type="float">
            <text:p>1610519408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084" calcext:value-type="float">
            <text:p>389084</text:p>
          </table:table-cell>
          <table:table-cell office:value-type="float" office:value="1291" calcext:value-type="float">
            <text:p>1291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3984" calcext:value-type="float">
            <text:p>16513984</text:p>
          </table:table-cell>
          <table:table-cell office:value-type="float" office:value="0" calcext:value-type="float">
            <text:p>0</text:p>
          </table:table-cell>
          <table:table-cell office:value-type="float" office:value="16513984" calcext:value-type="float">
            <text:p>16513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74" calcext:value-type="float">
            <text:p>2874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404" calcext:value-type="float">
            <text:p>1610519408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648" calcext:value-type="float">
            <text:p>396648</text:p>
          </table:table-cell>
          <table:table-cell office:value-type="float" office:value="1298" calcext:value-type="float">
            <text:p>1298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0552" calcext:value-type="float">
            <text:p>16340552</text:p>
          </table:table-cell>
          <table:table-cell office:value-type="float" office:value="7555080" calcext:value-type="float">
            <text:p>7555080</text:p>
          </table:table-cell>
          <table:table-cell office:value-type="float" office:value="8785472" calcext:value-type="float">
            <text:p>8785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87" calcext:value-type="float">
            <text:p>2887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508" calcext:value-type="float">
            <text:p>16105194085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936" calcext:value-type="float">
            <text:p>391936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00304" calcext:value-type="float">
            <text:p>16100304</text:p>
          </table:table-cell>
          <table:table-cell office:value-type="float" office:value="2469888" calcext:value-type="float">
            <text:p>2469888</text:p>
          </table:table-cell>
          <table:table-cell office:value-type="float" office:value="13630416" calcext:value-type="float">
            <text:p>13630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99" calcext:value-type="float">
            <text:p>2899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612" calcext:value-type="float">
            <text:p>1610519408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560" calcext:value-type="float">
            <text:p>401560</text:p>
          </table:table-cell>
          <table:table-cell office:value-type="float" office:value="1303" calcext:value-type="float">
            <text:p>1303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2248" calcext:value-type="float">
            <text:p>16122248</text:p>
          </table:table-cell>
          <table:table-cell office:value-type="float" office:value="12382208" calcext:value-type="float">
            <text:p>12382208</text:p>
          </table:table-cell>
          <table:table-cell office:value-type="float" office:value="3740040" calcext:value-type="float">
            <text:p>3740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12" calcext:value-type="float">
            <text:p>2912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718" calcext:value-type="float">
            <text:p>16105194087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756" calcext:value-type="float">
            <text:p>398756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22248" calcext:value-type="float">
            <text:p>16122248</text:p>
          </table:table-cell>
          <table:table-cell office:value-type="float" office:value="9447496" calcext:value-type="float">
            <text:p>9447496</text:p>
          </table:table-cell>
          <table:table-cell office:value-type="float" office:value="6674752" calcext:value-type="float">
            <text:p>6674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23" calcext:value-type="float">
            <text:p>2923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821" calcext:value-type="float">
            <text:p>16105194088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756" calcext:value-type="float">
            <text:p>398756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84040" calcext:value-type="float">
            <text:p>15984040</text:p>
          </table:table-cell>
          <table:table-cell office:value-type="float" office:value="9220096" calcext:value-type="float">
            <text:p>9220096</text:p>
          </table:table-cell>
          <table:table-cell office:value-type="float" office:value="6763944" calcext:value-type="float">
            <text:p>6763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35" calcext:value-type="float">
            <text:p>2935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8925" calcext:value-type="float">
            <text:p>1610519408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0120" calcext:value-type="float">
            <text:p>400120</text:p>
          </table:table-cell>
          <table:table-cell office:value-type="float" office:value="1302" calcext:value-type="float">
            <text:p>1302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84040" calcext:value-type="float">
            <text:p>15984040</text:p>
          </table:table-cell>
          <table:table-cell office:value-type="float" office:value="10882360" calcext:value-type="float">
            <text:p>10882360</text:p>
          </table:table-cell>
          <table:table-cell office:value-type="float" office:value="5101680" calcext:value-type="float">
            <text:p>5101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47" calcext:value-type="float">
            <text:p>2947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029" calcext:value-type="float">
            <text:p>16105194090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688" calcext:value-type="float">
            <text:p>391688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84040" calcext:value-type="float">
            <text:p>15984040</text:p>
          </table:table-cell>
          <table:table-cell office:value-type="float" office:value="2075960" calcext:value-type="float">
            <text:p>2075960</text:p>
          </table:table-cell>
          <table:table-cell office:value-type="float" office:value="13908080" calcext:value-type="float">
            <text:p>13908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57" calcext:value-type="float">
            <text:p>2957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133" calcext:value-type="float">
            <text:p>1610519409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40" calcext:value-type="float">
            <text:p>398540</text:p>
          </table:table-cell>
          <table:table-cell office:value-type="float" office:value="1300" calcext:value-type="float">
            <text:p>1300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06656" calcext:value-type="float">
            <text:p>15706656</text:p>
          </table:table-cell>
          <table:table-cell office:value-type="float" office:value="8695808" calcext:value-type="float">
            <text:p>8695808</text:p>
          </table:table-cell>
          <table:table-cell office:value-type="float" office:value="7010848" calcext:value-type="float">
            <text:p>7010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69" calcext:value-type="float">
            <text:p>2969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237" calcext:value-type="float">
            <text:p>16105194092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292" calcext:value-type="float">
            <text:p>394292</text:p>
          </table:table-cell>
          <table:table-cell office:value-type="float" office:value="1296" calcext:value-type="float">
            <text:p>1296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06656" calcext:value-type="float">
            <text:p>15706656</text:p>
          </table:table-cell>
          <table:table-cell office:value-type="float" office:value="4345856" calcext:value-type="float">
            <text:p>4345856</text:p>
          </table:table-cell>
          <table:table-cell office:value-type="float" office:value="11360800" calcext:value-type="float">
            <text:p>11360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80" calcext:value-type="float">
            <text:p>2980</text:p>
          </table:table-cell>
          <table:table-cell office:value-type="float" office:value="-796" calcext:value-type="float">
            <text:p>-796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341" calcext:value-type="float">
            <text:p>1610519409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152" calcext:value-type="float">
            <text:p>392152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06656" calcext:value-type="float">
            <text:p>15706656</text:p>
          </table:table-cell>
          <table:table-cell office:value-type="float" office:value="2207744" calcext:value-type="float">
            <text:p>2207744</text:p>
          </table:table-cell>
          <table:table-cell office:value-type="float" office:value="13498912" calcext:value-type="float">
            <text:p>13498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90" calcext:value-type="float">
            <text:p>2990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445" calcext:value-type="float">
            <text:p>16105194094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624" calcext:value-type="float">
            <text:p>391624</text:p>
          </table:table-cell>
          <table:table-cell office:value-type="float" office:value="1294" calcext:value-type="float">
            <text:p>1294</text:p>
          </table:table-cell>
          <table:table-cell office:value-type="float" office:value="933660" calcext:value-type="float">
            <text:p>9336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06656" calcext:value-type="float">
            <text:p>15706656</text:p>
          </table:table-cell>
          <table:table-cell office:value-type="float" office:value="1445888" calcext:value-type="float">
            <text:p>1445888</text:p>
          </table:table-cell>
          <table:table-cell office:value-type="float" office:value="14260768" calcext:value-type="float">
            <text:p>14260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02" calcext:value-type="float">
            <text:p>3002</text:p>
          </table:table-cell>
          <table:table-cell office:value-type="float" office:value="-827" calcext:value-type="float">
            <text:p>-827</text:p>
          </table:table-cell>
          <table:table-cell office:value-type="float" office:value="4037" calcext:value-type="float">
            <text:p>4037</text:p>
          </table:table-cell>
          <table:table-cell office:value-type="float" office:value="1610519409549" calcext:value-type="float">
            <text:p>1610519409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684" calcext:value-type="float">
            <text:p>397684</text:p>
          </table:table-cell>
          <table:table-cell office:value-type="float" office:value="1299" calcext:value-type="float">
            <text:p>1299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06656" calcext:value-type="float">
            <text:p>15706656</text:p>
          </table:table-cell>
          <table:table-cell office:value-type="float" office:value="8453608" calcext:value-type="float">
            <text:p>8453608</text:p>
          </table:table-cell>
          <table:table-cell office:value-type="float" office:value="7253048" calcext:value-type="float">
            <text:p>7253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15" calcext:value-type="float">
            <text:p>3015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211" calcext:value-type="float">
            <text:p>161051941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944" calcext:value-type="float">
            <text:p>397944</text:p>
          </table:table-cell>
          <table:table-cell office:value-type="float" office:value="1299" calcext:value-type="float">
            <text:p>1299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6256" calcext:value-type="float">
            <text:p>17536256</text:p>
          </table:table-cell>
          <table:table-cell office:value-type="float" office:value="9334784" calcext:value-type="float">
            <text:p>9334784</text:p>
          </table:table-cell>
          <table:table-cell office:value-type="float" office:value="8201472" calcext:value-type="float">
            <text:p>8201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29" calcext:value-type="float">
            <text:p>3029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314" calcext:value-type="float">
            <text:p>1610519414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876" calcext:value-type="float">
            <text:p>390876</text:p>
          </table:table-cell>
          <table:table-cell office:value-type="float" office:value="1293" calcext:value-type="float">
            <text:p>1293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6096" calcext:value-type="float">
            <text:p>17396096</text:p>
          </table:table-cell>
          <table:table-cell office:value-type="float" office:value="2318696" calcext:value-type="float">
            <text:p>2318696</text:p>
          </table:table-cell>
          <table:table-cell office:value-type="float" office:value="15077400" calcext:value-type="float">
            <text:p>15077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42" calcext:value-type="float">
            <text:p>3042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419" calcext:value-type="float">
            <text:p>16105194144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220" calcext:value-type="float">
            <text:p>388220</text:p>
          </table:table-cell>
          <table:table-cell office:value-type="float" office:value="1290" calcext:value-type="float">
            <text:p>1290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8920" calcext:value-type="float">
            <text:p>17118920</text:p>
          </table:table-cell>
          <table:table-cell office:value-type="float" office:value="0" calcext:value-type="float">
            <text:p>0</text:p>
          </table:table-cell>
          <table:table-cell office:value-type="float" office:value="17118920" calcext:value-type="float">
            <text:p>17118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56" calcext:value-type="float">
            <text:p>3056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523" calcext:value-type="float">
            <text:p>16105194145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544" calcext:value-type="float">
            <text:p>385544</text:p>
          </table:table-cell>
          <table:table-cell office:value-type="float" office:value="1288" calcext:value-type="float">
            <text:p>1288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88056" calcext:value-type="float">
            <text:p>19588056</text:p>
          </table:table-cell>
          <table:table-cell office:value-type="float" office:value="0" calcext:value-type="float">
            <text:p>0</text:p>
          </table:table-cell>
          <table:table-cell office:value-type="float" office:value="19588056" calcext:value-type="float">
            <text:p>19588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70" calcext:value-type="float">
            <text:p>3070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627" calcext:value-type="float">
            <text:p>1610519414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156" calcext:value-type="float">
            <text:p>387156</text:p>
          </table:table-cell>
          <table:table-cell office:value-type="float" office:value="1289" calcext:value-type="float">
            <text:p>1289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07368" calcext:value-type="float">
            <text:p>18007368</text:p>
          </table:table-cell>
          <table:table-cell office:value-type="float" office:value="0" calcext:value-type="float">
            <text:p>0</text:p>
          </table:table-cell>
          <table:table-cell office:value-type="float" office:value="18007368" calcext:value-type="float">
            <text:p>18007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83" calcext:value-type="float">
            <text:p>3083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732" calcext:value-type="float">
            <text:p>1610519414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36" calcext:value-type="float">
            <text:p>386536</text:p>
          </table:table-cell>
          <table:table-cell office:value-type="float" office:value="1289" calcext:value-type="float">
            <text:p>1289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17864" calcext:value-type="float">
            <text:p>18817864</text:p>
          </table:table-cell>
          <table:table-cell office:value-type="float" office:value="0" calcext:value-type="float">
            <text:p>0</text:p>
          </table:table-cell>
          <table:table-cell office:value-type="float" office:value="18817864" calcext:value-type="float">
            <text:p>18817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97" calcext:value-type="float">
            <text:p>3097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836" calcext:value-type="float">
            <text:p>16105194148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52" calcext:value-type="float">
            <text:p>387652</text:p>
          </table:table-cell>
          <table:table-cell office:value-type="float" office:value="1290" calcext:value-type="float">
            <text:p>1290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16968" calcext:value-type="float">
            <text:p>17516968</text:p>
          </table:table-cell>
          <table:table-cell office:value-type="float" office:value="0" calcext:value-type="float">
            <text:p>0</text:p>
          </table:table-cell>
          <table:table-cell office:value-type="float" office:value="17516968" calcext:value-type="float">
            <text:p>17516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10" calcext:value-type="float">
            <text:p>3110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4940" calcext:value-type="float">
            <text:p>16105194149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08" calcext:value-type="float">
            <text:p>386908</text:p>
          </table:table-cell>
          <table:table-cell office:value-type="float" office:value="1289" calcext:value-type="float">
            <text:p>1289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64200" calcext:value-type="float">
            <text:p>18764200</text:p>
          </table:table-cell>
          <table:table-cell office:value-type="float" office:value="0" calcext:value-type="float">
            <text:p>0</text:p>
          </table:table-cell>
          <table:table-cell office:value-type="float" office:value="18764200" calcext:value-type="float">
            <text:p>18764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24" calcext:value-type="float">
            <text:p>3124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045" calcext:value-type="float">
            <text:p>1610519415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132" calcext:value-type="float">
            <text:p>390132</text:p>
          </table:table-cell>
          <table:table-cell office:value-type="float" office:value="1292" calcext:value-type="float">
            <text:p>1292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8232" calcext:value-type="float">
            <text:p>17448232</text:p>
          </table:table-cell>
          <table:table-cell office:value-type="float" office:value="1634304" calcext:value-type="float">
            <text:p>1634304</text:p>
          </table:table-cell>
          <table:table-cell office:value-type="float" office:value="15813928" calcext:value-type="float">
            <text:p>15813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38" calcext:value-type="float">
            <text:p>3138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151" calcext:value-type="float">
            <text:p>16105194151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868" calcext:value-type="float">
            <text:p>3918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68" calcext:value-type="float">
            <text:p>9336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4272" calcext:value-type="float">
            <text:p>17404272</text:p>
          </table:table-cell>
          <table:table-cell office:value-type="float" office:value="3401192" calcext:value-type="float">
            <text:p>3401192</text:p>
          </table:table-cell>
          <table:table-cell office:value-type="float" office:value="14003080" calcext:value-type="float">
            <text:p>14003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51" calcext:value-type="float">
            <text:p>3151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255" calcext:value-type="float">
            <text:p>16105194152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628" calcext:value-type="float">
            <text:p>394628</text:p>
          </table:table-cell>
          <table:table-cell office:value-type="float" office:value="1296" calcext:value-type="float">
            <text:p>1296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8424" calcext:value-type="float">
            <text:p>17038424</text:p>
          </table:table-cell>
          <table:table-cell office:value-type="float" office:value="6582272" calcext:value-type="float">
            <text:p>6582272</text:p>
          </table:table-cell>
          <table:table-cell office:value-type="float" office:value="10456152" calcext:value-type="float">
            <text:p>104561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65" calcext:value-type="float">
            <text:p>3165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360" calcext:value-type="float">
            <text:p>1610519415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980" calcext:value-type="float">
            <text:p>396980</text:p>
          </table:table-cell>
          <table:table-cell office:value-type="float" office:value="1299" calcext:value-type="float">
            <text:p>1299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6048" calcext:value-type="float">
            <text:p>17306048</text:p>
          </table:table-cell>
          <table:table-cell office:value-type="float" office:value="8799192" calcext:value-type="float">
            <text:p>8799192</text:p>
          </table:table-cell>
          <table:table-cell office:value-type="float" office:value="8506856" calcext:value-type="float">
            <text:p>8506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79" calcext:value-type="float">
            <text:p>3179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464" calcext:value-type="float">
            <text:p>1610519415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824" calcext:value-type="float">
            <text:p>397824</text:p>
          </table:table-cell>
          <table:table-cell office:value-type="float" office:value="1300" calcext:value-type="float">
            <text:p>130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216432" calcext:value-type="float">
            <text:p>20216432</text:p>
          </table:table-cell>
          <table:table-cell office:value-type="float" office:value="0" calcext:value-type="float">
            <text:p>0</text:p>
          </table:table-cell>
          <table:table-cell office:value-type="float" office:value="20216432" calcext:value-type="float">
            <text:p>20216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193" calcext:value-type="float">
            <text:p>3193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568" calcext:value-type="float">
            <text:p>16105194155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80" calcext:value-type="float">
            <text:p>387680</text:p>
          </table:table-cell>
          <table:table-cell office:value-type="float" office:value="1289" calcext:value-type="float">
            <text:p>1289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4720" calcext:value-type="float">
            <text:p>17534720</text:p>
          </table:table-cell>
          <table:table-cell office:value-type="float" office:value="258048" calcext:value-type="float">
            <text:p>258048</text:p>
          </table:table-cell>
          <table:table-cell office:value-type="float" office:value="17276672" calcext:value-type="float">
            <text:p>17276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05" calcext:value-type="float">
            <text:p>3205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674" calcext:value-type="float">
            <text:p>16105194156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020" calcext:value-type="float">
            <text:p>392020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1208" calcext:value-type="float">
            <text:p>17261208</text:p>
          </table:table-cell>
          <table:table-cell office:value-type="float" office:value="4561112" calcext:value-type="float">
            <text:p>4561112</text:p>
          </table:table-cell>
          <table:table-cell office:value-type="float" office:value="12700096" calcext:value-type="float">
            <text:p>12700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19" calcext:value-type="float">
            <text:p>3219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779" calcext:value-type="float">
            <text:p>16105194157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088" calcext:value-type="float">
            <text:p>399088</text:p>
          </table:table-cell>
          <table:table-cell office:value-type="float" office:value="1301" calcext:value-type="float">
            <text:p>1301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0080" calcext:value-type="float">
            <text:p>17190080</text:p>
          </table:table-cell>
          <table:table-cell office:value-type="float" office:value="11661312" calcext:value-type="float">
            <text:p>11661312</text:p>
          </table:table-cell>
          <table:table-cell office:value-type="float" office:value="5528768" calcext:value-type="float">
            <text:p>5528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33" calcext:value-type="float">
            <text:p>3233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883" calcext:value-type="float">
            <text:p>1610519415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548" calcext:value-type="float">
            <text:p>388548</text:p>
          </table:table-cell>
          <table:table-cell office:value-type="float" office:value="1290" calcext:value-type="float">
            <text:p>129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8488" calcext:value-type="float">
            <text:p>16818488</text:p>
          </table:table-cell>
          <table:table-cell office:value-type="float" office:value="110480" calcext:value-type="float">
            <text:p>110480</text:p>
          </table:table-cell>
          <table:table-cell office:value-type="float" office:value="16708008" calcext:value-type="float">
            <text:p>16708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45" calcext:value-type="float">
            <text:p>3245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5987" calcext:value-type="float">
            <text:p>16105194159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80" calcext:value-type="float">
            <text:p>393880</text:p>
          </table:table-cell>
          <table:table-cell office:value-type="float" office:value="1295" calcext:value-type="float">
            <text:p>1295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2000" calcext:value-type="float">
            <text:p>16892000</text:p>
          </table:table-cell>
          <table:table-cell office:value-type="float" office:value="5436216" calcext:value-type="float">
            <text:p>5436216</text:p>
          </table:table-cell>
          <table:table-cell office:value-type="float" office:value="11455784" calcext:value-type="float">
            <text:p>11455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59" calcext:value-type="float">
            <text:p>3259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091" calcext:value-type="float">
            <text:p>16105194160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572" calcext:value-type="float">
            <text:p>385572</text:p>
          </table:table-cell>
          <table:table-cell office:value-type="float" office:value="1288" calcext:value-type="float">
            <text:p>1288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17040" calcext:value-type="float">
            <text:p>19017040</text:p>
          </table:table-cell>
          <table:table-cell office:value-type="float" office:value="0" calcext:value-type="float">
            <text:p>0</text:p>
          </table:table-cell>
          <table:table-cell office:value-type="float" office:value="19017040" calcext:value-type="float">
            <text:p>19017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72" calcext:value-type="float">
            <text:p>3272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195" calcext:value-type="float">
            <text:p>1610519416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600" calcext:value-type="float">
            <text:p>397600</text:p>
          </table:table-cell>
          <table:table-cell office:value-type="float" office:value="1299" calcext:value-type="float">
            <text:p>1299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7184" calcext:value-type="float">
            <text:p>16987184</text:p>
          </table:table-cell>
          <table:table-cell office:value-type="float" office:value="10006528" calcext:value-type="float">
            <text:p>10006528</text:p>
          </table:table-cell>
          <table:table-cell office:value-type="float" office:value="6980656" calcext:value-type="float">
            <text:p>6980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86" calcext:value-type="float">
            <text:p>3286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299" calcext:value-type="float">
            <text:p>1610519416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640" calcext:value-type="float">
            <text:p>392640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9560" calcext:value-type="float">
            <text:p>16779560</text:p>
          </table:table-cell>
          <table:table-cell office:value-type="float" office:value="4534272" calcext:value-type="float">
            <text:p>4534272</text:p>
          </table:table-cell>
          <table:table-cell office:value-type="float" office:value="12245288" calcext:value-type="float">
            <text:p>12245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98" calcext:value-type="float">
            <text:p>3298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404" calcext:value-type="float">
            <text:p>16105194164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708" calcext:value-type="float">
            <text:p>399708</text:p>
          </table:table-cell>
          <table:table-cell office:value-type="float" office:value="1301" calcext:value-type="float">
            <text:p>1301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0880" calcext:value-type="float">
            <text:p>16800880</text:p>
          </table:table-cell>
          <table:table-cell office:value-type="float" office:value="12011544" calcext:value-type="float">
            <text:p>12011544</text:p>
          </table:table-cell>
          <table:table-cell office:value-type="float" office:value="4789336" calcext:value-type="float">
            <text:p>4789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12" calcext:value-type="float">
            <text:p>3312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508" calcext:value-type="float">
            <text:p>16105194165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400" calcext:value-type="float">
            <text:p>391400</text:p>
          </table:table-cell>
          <table:table-cell office:value-type="float" office:value="1293" calcext:value-type="float">
            <text:p>1293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58248" calcext:value-type="float">
            <text:p>16858248</text:p>
          </table:table-cell>
          <table:table-cell office:value-type="float" office:value="3409128" calcext:value-type="float">
            <text:p>3409128</text:p>
          </table:table-cell>
          <table:table-cell office:value-type="float" office:value="13449120" calcext:value-type="float">
            <text:p>13449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24" calcext:value-type="float">
            <text:p>3324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613" calcext:value-type="float">
            <text:p>1610519416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820" calcext:value-type="float">
            <text:p>385820</text:p>
          </table:table-cell>
          <table:table-cell office:value-type="float" office:value="1288" calcext:value-type="float">
            <text:p>1288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84104" calcext:value-type="float">
            <text:p>18584104</text:p>
          </table:table-cell>
          <table:table-cell office:value-type="float" office:value="0" calcext:value-type="float">
            <text:p>0</text:p>
          </table:table-cell>
          <table:table-cell office:value-type="float" office:value="18584104" calcext:value-type="float">
            <text:p>18584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39" calcext:value-type="float">
            <text:p>3339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716" calcext:value-type="float">
            <text:p>1610519416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316" calcext:value-type="float">
            <text:p>398316</text:p>
          </table:table-cell>
          <table:table-cell office:value-type="float" office:value="1300" calcext:value-type="float">
            <text:p>130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35800" calcext:value-type="float">
            <text:p>16935800</text:p>
          </table:table-cell>
          <table:table-cell office:value-type="float" office:value="10088448" calcext:value-type="float">
            <text:p>10088448</text:p>
          </table:table-cell>
          <table:table-cell office:value-type="float" office:value="6847352" calcext:value-type="float">
            <text:p>6847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51" calcext:value-type="float">
            <text:p>3351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824" calcext:value-type="float">
            <text:p>1610519416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116" calcext:value-type="float">
            <text:p>392116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7152" calcext:value-type="float">
            <text:p>16777152</text:p>
          </table:table-cell>
          <table:table-cell office:value-type="float" office:value="3829760" calcext:value-type="float">
            <text:p>3829760</text:p>
          </table:table-cell>
          <table:table-cell office:value-type="float" office:value="12947392" calcext:value-type="float">
            <text:p>12947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64" calcext:value-type="float">
            <text:p>3364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6928" calcext:value-type="float">
            <text:p>1610519416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52" calcext:value-type="float">
            <text:p>387652</text:p>
          </table:table-cell>
          <table:table-cell office:value-type="float" office:value="1290" calcext:value-type="float">
            <text:p>129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1096" calcext:value-type="float">
            <text:p>16651096</text:p>
          </table:table-cell>
          <table:table-cell office:value-type="float" office:value="45056" calcext:value-type="float">
            <text:p>45056</text:p>
          </table:table-cell>
          <table:table-cell office:value-type="float" office:value="16606040" calcext:value-type="float">
            <text:p>1660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77" calcext:value-type="float">
            <text:p>3377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032" calcext:value-type="float">
            <text:p>1610519417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316" calcext:value-type="float">
            <text:p>398316</text:p>
          </table:table-cell>
          <table:table-cell office:value-type="float" office:value="1300" calcext:value-type="float">
            <text:p>130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1136" calcext:value-type="float">
            <text:p>16741136</text:p>
          </table:table-cell>
          <table:table-cell office:value-type="float" office:value="10972296" calcext:value-type="float">
            <text:p>10972296</text:p>
          </table:table-cell>
          <table:table-cell office:value-type="float" office:value="5768840" calcext:value-type="float">
            <text:p>5768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90" calcext:value-type="float">
            <text:p>3390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136" calcext:value-type="float">
            <text:p>16105194171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04" calcext:value-type="float">
            <text:p>395604</text:p>
          </table:table-cell>
          <table:table-cell office:value-type="float" office:value="1297" calcext:value-type="float">
            <text:p>1297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9032" calcext:value-type="float">
            <text:p>16779032</text:p>
          </table:table-cell>
          <table:table-cell office:value-type="float" office:value="8054168" calcext:value-type="float">
            <text:p>8054168</text:p>
          </table:table-cell>
          <table:table-cell office:value-type="float" office:value="8724864" calcext:value-type="float">
            <text:p>8724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03" calcext:value-type="float">
            <text:p>3403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241" calcext:value-type="float">
            <text:p>16105194172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720" calcext:value-type="float">
            <text:p>393720</text:p>
          </table:table-cell>
          <table:table-cell office:value-type="float" office:value="1296" calcext:value-type="float">
            <text:p>1296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1200" calcext:value-type="float">
            <text:p>16801200</text:p>
          </table:table-cell>
          <table:table-cell office:value-type="float" office:value="6300232" calcext:value-type="float">
            <text:p>6300232</text:p>
          </table:table-cell>
          <table:table-cell office:value-type="float" office:value="10500968" calcext:value-type="float">
            <text:p>10500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16" calcext:value-type="float">
            <text:p>3416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345" calcext:value-type="float">
            <text:p>1610519417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860" calcext:value-type="float">
            <text:p>392860</text:p>
          </table:table-cell>
          <table:table-cell office:value-type="float" office:value="1295" calcext:value-type="float">
            <text:p>1295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3288" calcext:value-type="float">
            <text:p>16773288</text:p>
          </table:table-cell>
          <table:table-cell office:value-type="float" office:value="4563448" calcext:value-type="float">
            <text:p>4563448</text:p>
          </table:table-cell>
          <table:table-cell office:value-type="float" office:value="12209840" calcext:value-type="float">
            <text:p>12209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29" calcext:value-type="float">
            <text:p>3429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449" calcext:value-type="float">
            <text:p>16105194174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112" calcext:value-type="float">
            <text:p>392112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5824" calcext:value-type="float">
            <text:p>16745824</text:p>
          </table:table-cell>
          <table:table-cell office:value-type="float" office:value="4431640" calcext:value-type="float">
            <text:p>4431640</text:p>
          </table:table-cell>
          <table:table-cell office:value-type="float" office:value="12314184" calcext:value-type="float">
            <text:p>12314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41" calcext:value-type="float">
            <text:p>3441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553" calcext:value-type="float">
            <text:p>1610519417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988" calcext:value-type="float">
            <text:p>391988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5912" calcext:value-type="float">
            <text:p>16555912</text:p>
          </table:table-cell>
          <table:table-cell office:value-type="float" office:value="4153016" calcext:value-type="float">
            <text:p>4153016</text:p>
          </table:table-cell>
          <table:table-cell office:value-type="float" office:value="12402896" calcext:value-type="float">
            <text:p>12402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55" calcext:value-type="float">
            <text:p>3455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658" calcext:value-type="float">
            <text:p>1610519417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360" calcext:value-type="float">
            <text:p>392360</text:p>
          </table:table-cell>
          <table:table-cell office:value-type="float" office:value="1294" calcext:value-type="float">
            <text:p>1294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8944" calcext:value-type="float">
            <text:p>16838944</text:p>
          </table:table-cell>
          <table:table-cell office:value-type="float" office:value="4857672" calcext:value-type="float">
            <text:p>4857672</text:p>
          </table:table-cell>
          <table:table-cell office:value-type="float" office:value="11981272" calcext:value-type="float">
            <text:p>11981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67" calcext:value-type="float">
            <text:p>3467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762" calcext:value-type="float">
            <text:p>1610519417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220" calcext:value-type="float">
            <text:p>394220</text:p>
          </table:table-cell>
          <table:table-cell office:value-type="float" office:value="1296" calcext:value-type="float">
            <text:p>1296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7096" calcext:value-type="float">
            <text:p>16517096</text:p>
          </table:table-cell>
          <table:table-cell office:value-type="float" office:value="5628648" calcext:value-type="float">
            <text:p>5628648</text:p>
          </table:table-cell>
          <table:table-cell office:value-type="float" office:value="10888448" calcext:value-type="float">
            <text:p>10888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79" calcext:value-type="float">
            <text:p>3479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866" calcext:value-type="float">
            <text:p>16105194178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336" calcext:value-type="float">
            <text:p>395336</text:p>
          </table:table-cell>
          <table:table-cell office:value-type="float" office:value="1297" calcext:value-type="float">
            <text:p>1297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4016" calcext:value-type="float">
            <text:p>16474016</text:p>
          </table:table-cell>
          <table:table-cell office:value-type="float" office:value="7497272" calcext:value-type="float">
            <text:p>7497272</text:p>
          </table:table-cell>
          <table:table-cell office:value-type="float" office:value="8976744" calcext:value-type="float">
            <text:p>8976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93" calcext:value-type="float">
            <text:p>3493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7972" calcext:value-type="float">
            <text:p>1610519417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816" calcext:value-type="float">
            <text:p>397816</text:p>
          </table:table-cell>
          <table:table-cell office:value-type="float" office:value="1300" calcext:value-type="float">
            <text:p>130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9768" calcext:value-type="float">
            <text:p>16479768</text:p>
          </table:table-cell>
          <table:table-cell office:value-type="float" office:value="10037960" calcext:value-type="float">
            <text:p>10037960</text:p>
          </table:table-cell>
          <table:table-cell office:value-type="float" office:value="6441808" calcext:value-type="float">
            <text:p>6441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05" calcext:value-type="float">
            <text:p>3505</text:p>
          </table:table-cell>
          <table:table-cell office:value-type="float" office:value="-819" calcext:value-type="float">
            <text:p>-819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077" calcext:value-type="float">
            <text:p>16105194180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080" calcext:value-type="float">
            <text:p>388080</text:p>
          </table:table-cell>
          <table:table-cell office:value-type="float" office:value="1290" calcext:value-type="float">
            <text:p>1290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3504" calcext:value-type="float">
            <text:p>16453504</text:p>
          </table:table-cell>
          <table:table-cell office:value-type="float" office:value="241664" calcext:value-type="float">
            <text:p>241664</text:p>
          </table:table-cell>
          <table:table-cell office:value-type="float" office:value="16211840" calcext:value-type="float">
            <text:p>1621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18" calcext:value-type="float">
            <text:p>3518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180" calcext:value-type="float">
            <text:p>16105194181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752" calcext:value-type="float">
            <text:p>393752</text:p>
          </table:table-cell>
          <table:table-cell office:value-type="float" office:value="1296" calcext:value-type="float">
            <text:p>1296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76536" calcext:value-type="float">
            <text:p>16376536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10662616" calcext:value-type="float">
            <text:p>10662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31" calcext:value-type="float">
            <text:p>3531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285" calcext:value-type="float">
            <text:p>16105194182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704" calcext:value-type="float">
            <text:p>399704</text:p>
          </table:table-cell>
          <table:table-cell office:value-type="float" office:value="1301" calcext:value-type="float">
            <text:p>1301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0192" calcext:value-type="float">
            <text:p>16380192</text:p>
          </table:table-cell>
          <table:table-cell office:value-type="float" office:value="11825152" calcext:value-type="float">
            <text:p>11825152</text:p>
          </table:table-cell>
          <table:table-cell office:value-type="float" office:value="4555040" calcext:value-type="float">
            <text:p>4555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44" calcext:value-type="float">
            <text:p>3544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388" calcext:value-type="float">
            <text:p>1610519418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272" calcext:value-type="float">
            <text:p>391272</text:p>
          </table:table-cell>
          <table:table-cell office:value-type="float" office:value="1293" calcext:value-type="float">
            <text:p>1293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0192" calcext:value-type="float">
            <text:p>16380192</text:p>
          </table:table-cell>
          <table:table-cell office:value-type="float" office:value="3388728" calcext:value-type="float">
            <text:p>3388728</text:p>
          </table:table-cell>
          <table:table-cell office:value-type="float" office:value="12991464" calcext:value-type="float">
            <text:p>12991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55" calcext:value-type="float">
            <text:p>3555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492" calcext:value-type="float">
            <text:p>16105194184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9580" calcext:value-type="float">
            <text:p>399580</text:p>
          </table:table-cell>
          <table:table-cell office:value-type="float" office:value="1302" calcext:value-type="float">
            <text:p>1302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73824" calcext:value-type="float">
            <text:p>16373824</text:p>
          </table:table-cell>
          <table:table-cell office:value-type="float" office:value="11818024" calcext:value-type="float">
            <text:p>11818024</text:p>
          </table:table-cell>
          <table:table-cell office:value-type="float" office:value="4555800" calcext:value-type="float">
            <text:p>4555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67" calcext:value-type="float">
            <text:p>3567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597" calcext:value-type="float">
            <text:p>1610519418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108" calcext:value-type="float">
            <text:p>396108</text:p>
          </table:table-cell>
          <table:table-cell office:value-type="float" office:value="1298" calcext:value-type="float">
            <text:p>1298</text:p>
          </table:table-cell>
          <table:table-cell office:value-type="float" office:value="933672" calcext:value-type="float">
            <text:p>93367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0488" calcext:value-type="float">
            <text:p>16070488</text:p>
          </table:table-cell>
          <table:table-cell office:value-type="float" office:value="7974912" calcext:value-type="float">
            <text:p>7974912</text:p>
          </table:table-cell>
          <table:table-cell office:value-type="float" office:value="8095576" calcext:value-type="float">
            <text:p>8095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80" calcext:value-type="float">
            <text:p>3580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701" calcext:value-type="float">
            <text:p>16105194187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884" calcext:value-type="float">
            <text:p>392884</text:p>
          </table:table-cell>
          <table:table-cell office:value-type="float" office:value="1295" calcext:value-type="float">
            <text:p>1295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70488" calcext:value-type="float">
            <text:p>16070488</text:p>
          </table:table-cell>
          <table:table-cell office:value-type="float" office:value="4972024" calcext:value-type="float">
            <text:p>4972024</text:p>
          </table:table-cell>
          <table:table-cell office:value-type="float" office:value="11098464" calcext:value-type="float">
            <text:p>11098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591" calcext:value-type="float">
            <text:p>3591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805" calcext:value-type="float">
            <text:p>1610519418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636" calcext:value-type="float">
            <text:p>392636</text:p>
          </table:table-cell>
          <table:table-cell office:value-type="float" office:value="1295" calcext:value-type="float">
            <text:p>1295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6744" calcext:value-type="float">
            <text:p>16046744</text:p>
          </table:table-cell>
          <table:table-cell office:value-type="float" office:value="4485120" calcext:value-type="float">
            <text:p>4485120</text:p>
          </table:table-cell>
          <table:table-cell office:value-type="float" office:value="11561624" calcext:value-type="float">
            <text:p>11561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04" calcext:value-type="float">
            <text:p>3604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8909" calcext:value-type="float">
            <text:p>1610519418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04" calcext:value-type="float">
            <text:p>393504</text:p>
          </table:table-cell>
          <table:table-cell office:value-type="float" office:value="1295" calcext:value-type="float">
            <text:p>1295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6744" calcext:value-type="float">
            <text:p>16046744</text:p>
          </table:table-cell>
          <table:table-cell office:value-type="float" office:value="5390296" calcext:value-type="float">
            <text:p>5390296</text:p>
          </table:table-cell>
          <table:table-cell office:value-type="float" office:value="10656448" calcext:value-type="float">
            <text:p>10656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15" calcext:value-type="float">
            <text:p>3615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013" calcext:value-type="float">
            <text:p>16105194190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720" calcext:value-type="float">
            <text:p>397720</text:p>
          </table:table-cell>
          <table:table-cell office:value-type="float" office:value="1300" calcext:value-type="float">
            <text:p>1300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9302016" calcext:value-type="float">
            <text:p>9302016</text:p>
          </table:table-cell>
          <table:table-cell office:value-type="float" office:value="6409544" calcext:value-type="float">
            <text:p>6409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28" calcext:value-type="float">
            <text:p>3628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117" calcext:value-type="float">
            <text:p>1610519419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092" calcext:value-type="float">
            <text:p>391092</text:p>
          </table:table-cell>
          <table:table-cell office:value-type="float" office:value="1293" calcext:value-type="float">
            <text:p>1293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2002944" calcext:value-type="float">
            <text:p>2002944</text:p>
          </table:table-cell>
          <table:table-cell office:value-type="float" office:value="13708616" calcext:value-type="float">
            <text:p>13708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38" calcext:value-type="float">
            <text:p>3638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227" calcext:value-type="float">
            <text:p>16105194192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928" calcext:value-type="float">
            <text:p>397928</text:p>
          </table:table-cell>
          <table:table-cell office:value-type="float" office:value="1300" calcext:value-type="float">
            <text:p>1300</text:p>
          </table:table-cell>
          <table:table-cell office:value-type="float" office:value="933664" calcext:value-type="float">
            <text:p>9336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9792192" calcext:value-type="float">
            <text:p>9792192</text:p>
          </table:table-cell>
          <table:table-cell office:value-type="float" office:value="5919368" calcext:value-type="float">
            <text:p>5919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50" calcext:value-type="float">
            <text:p>3650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331" calcext:value-type="float">
            <text:p>16105194193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80" calcext:value-type="float">
            <text:p>395480</text:p>
          </table:table-cell>
          <table:table-cell office:value-type="float" office:value="1298" calcext:value-type="float">
            <text:p>1298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7228096" calcext:value-type="float">
            <text:p>7228096</text:p>
          </table:table-cell>
          <table:table-cell office:value-type="float" office:value="8483464" calcext:value-type="float">
            <text:p>8483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60" calcext:value-type="float">
            <text:p>3660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434" calcext:value-type="float">
            <text:p>16105194194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736" calcext:value-type="float">
            <text:p>394736</text:p>
          </table:table-cell>
          <table:table-cell office:value-type="float" office:value="1297" calcext:value-type="float">
            <text:p>1297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6318784" calcext:value-type="float">
            <text:p>6318784</text:p>
          </table:table-cell>
          <table:table-cell office:value-type="float" office:value="9392776" calcext:value-type="float">
            <text:p>9392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72" calcext:value-type="float">
            <text:p>3672</text:p>
          </table:table-cell>
          <table:table-cell office:value-type="float" office:value="-813" calcext:value-type="float">
            <text:p>-81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19538" calcext:value-type="float">
            <text:p>16105194195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240" calcext:value-type="float">
            <text:p>389240</text:p>
          </table:table-cell>
          <table:table-cell office:value-type="float" office:value="1291" calcext:value-type="float">
            <text:p>1291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11560" calcext:value-type="float">
            <text:p>15711560</text:p>
          </table:table-cell>
          <table:table-cell office:value-type="float" office:value="965184" calcext:value-type="float">
            <text:p>965184</text:p>
          </table:table-cell>
          <table:table-cell office:value-type="float" office:value="14746376" calcext:value-type="float">
            <text:p>14746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84" calcext:value-type="float">
            <text:p>3684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213" calcext:value-type="float">
            <text:p>16105194242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76" calcext:value-type="float">
            <text:p>386976</text:p>
          </table:table-cell>
          <table:table-cell office:value-type="float" office:value="1289" calcext:value-type="float">
            <text:p>128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0736" calcext:value-type="float">
            <text:p>17240736</text:p>
          </table:table-cell>
          <table:table-cell office:value-type="float" office:value="28672" calcext:value-type="float">
            <text:p>28672</text:p>
          </table:table-cell>
          <table:table-cell office:value-type="float" office:value="17212064" calcext:value-type="float">
            <text:p>17212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98" calcext:value-type="float">
            <text:p>3698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317" calcext:value-type="float">
            <text:p>16105194243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740" calcext:value-type="float">
            <text:p>396740</text:p>
          </table:table-cell>
          <table:table-cell office:value-type="float" office:value="1298" calcext:value-type="float">
            <text:p>1298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157352" calcext:value-type="float">
            <text:p>21157352</text:p>
          </table:table-cell>
          <table:table-cell office:value-type="float" office:value="0" calcext:value-type="float">
            <text:p>0</text:p>
          </table:table-cell>
          <table:table-cell office:value-type="float" office:value="21157352" calcext:value-type="float">
            <text:p>21157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12" calcext:value-type="float">
            <text:p>3712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422" calcext:value-type="float">
            <text:p>16105194244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856" calcext:value-type="float">
            <text:p>395856</text:p>
          </table:table-cell>
          <table:table-cell office:value-type="float" office:value="1298" calcext:value-type="float">
            <text:p>1298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28168" calcext:value-type="float">
            <text:p>17328168</text:p>
          </table:table-cell>
          <table:table-cell office:value-type="float" office:value="9551608" calcext:value-type="float">
            <text:p>9551608</text:p>
          </table:table-cell>
          <table:table-cell office:value-type="float" office:value="7776560" calcext:value-type="float">
            <text:p>7776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26" calcext:value-type="float">
            <text:p>3726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528" calcext:value-type="float">
            <text:p>16105194245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152" calcext:value-type="float">
            <text:p>396152</text:p>
          </table:table-cell>
          <table:table-cell office:value-type="float" office:value="1298" calcext:value-type="float">
            <text:p>1298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2928" calcext:value-type="float">
            <text:p>17062928</text:p>
          </table:table-cell>
          <table:table-cell office:value-type="float" office:value="8679424" calcext:value-type="float">
            <text:p>8679424</text:p>
          </table:table-cell>
          <table:table-cell office:value-type="float" office:value="8383504" calcext:value-type="float">
            <text:p>8383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39" calcext:value-type="float">
            <text:p>3739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632" calcext:value-type="float">
            <text:p>1610519424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828" calcext:value-type="float">
            <text:p>389828</text:p>
          </table:table-cell>
          <table:table-cell office:value-type="float" office:value="1292" calcext:value-type="float">
            <text:p>1292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9480" calcext:value-type="float">
            <text:p>17069480</text:p>
          </table:table-cell>
          <table:table-cell office:value-type="float" office:value="3164776" calcext:value-type="float">
            <text:p>3164776</text:p>
          </table:table-cell>
          <table:table-cell office:value-type="float" office:value="13904704" calcext:value-type="float">
            <text:p>13904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52" calcext:value-type="float">
            <text:p>3752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736" calcext:value-type="float">
            <text:p>1610519424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068" calcext:value-type="float">
            <text:p>3910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4160" calcext:value-type="float">
            <text:p>17114160</text:p>
          </table:table-cell>
          <table:table-cell office:value-type="float" office:value="3665920" calcext:value-type="float">
            <text:p>3665920</text:p>
          </table:table-cell>
          <table:table-cell office:value-type="float" office:value="13448240" calcext:value-type="float">
            <text:p>13448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66" calcext:value-type="float">
            <text:p>3766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840" calcext:value-type="float">
            <text:p>16105194248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324" calcext:value-type="float">
            <text:p>390324</text:p>
          </table:table-cell>
          <table:table-cell office:value-type="float" office:value="1292" calcext:value-type="float">
            <text:p>1292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9096" calcext:value-type="float">
            <text:p>17349096</text:p>
          </table:table-cell>
          <table:table-cell office:value-type="float" office:value="3317256" calcext:value-type="float">
            <text:p>3317256</text:p>
          </table:table-cell>
          <table:table-cell office:value-type="float" office:value="14031840" calcext:value-type="float">
            <text:p>1403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79" calcext:value-type="float">
            <text:p>3779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4944" calcext:value-type="float">
            <text:p>1610519424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812" calcext:value-type="float">
            <text:p>391812</text:p>
          </table:table-cell>
          <table:table-cell office:value-type="float" office:value="1293" calcext:value-type="float">
            <text:p>1293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0592" calcext:value-type="float">
            <text:p>17360592</text:p>
          </table:table-cell>
          <table:table-cell office:value-type="float" office:value="5337088" calcext:value-type="float">
            <text:p>5337088</text:p>
          </table:table-cell>
          <table:table-cell office:value-type="float" office:value="12023504" calcext:value-type="float">
            <text:p>12023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93" calcext:value-type="float">
            <text:p>3793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049" calcext:value-type="float">
            <text:p>1610519425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440" calcext:value-type="float">
            <text:p>391440</text:p>
          </table:table-cell>
          <table:table-cell office:value-type="float" office:value="1293" calcext:value-type="float">
            <text:p>1293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1656" calcext:value-type="float">
            <text:p>17251656</text:p>
          </table:table-cell>
          <table:table-cell office:value-type="float" office:value="4306728" calcext:value-type="float">
            <text:p>4306728</text:p>
          </table:table-cell>
          <table:table-cell office:value-type="float" office:value="12944928" calcext:value-type="float">
            <text:p>12944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06" calcext:value-type="float">
            <text:p>3806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154" calcext:value-type="float">
            <text:p>1610519425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284" calcext:value-type="float">
            <text:p>395284</text:p>
          </table:table-cell>
          <table:table-cell office:value-type="float" office:value="1297" calcext:value-type="float">
            <text:p>1297</text:p>
          </table:table-cell>
          <table:table-cell office:value-type="float" office:value="933676" calcext:value-type="float">
            <text:p>93367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9808" calcext:value-type="float">
            <text:p>16999808</text:p>
          </table:table-cell>
          <table:table-cell office:value-type="float" office:value="7876608" calcext:value-type="float">
            <text:p>7876608</text:p>
          </table:table-cell>
          <table:table-cell office:value-type="float" office:value="9123200" calcext:value-type="float">
            <text:p>9123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20" calcext:value-type="float">
            <text:p>3820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258" calcext:value-type="float">
            <text:p>16105194252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56" calcext:value-type="float">
            <text:p>393856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3608" calcext:value-type="float">
            <text:p>17103608</text:p>
          </table:table-cell>
          <table:table-cell office:value-type="float" office:value="7393448" calcext:value-type="float">
            <text:p>7393448</text:p>
          </table:table-cell>
          <table:table-cell office:value-type="float" office:value="9710160" calcext:value-type="float">
            <text:p>9710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33" calcext:value-type="float">
            <text:p>3833</text:p>
          </table:table-cell>
          <table:table-cell office:value-type="float" office:value="-250" calcext:value-type="float">
            <text:p>-25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363" calcext:value-type="float">
            <text:p>1610519425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192" calcext:value-type="float">
            <text:p>383192</text:p>
          </table:table-cell>
          <table:table-cell office:value-type="float" office:value="1285" calcext:value-type="float">
            <text:p>128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502392" calcext:value-type="float">
            <text:p>20502392</text:p>
          </table:table-cell>
          <table:table-cell office:value-type="float" office:value="0" calcext:value-type="float">
            <text:p>0</text:p>
          </table:table-cell>
          <table:table-cell office:value-type="float" office:value="20502392" calcext:value-type="float">
            <text:p>20502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48" calcext:value-type="float">
            <text:p>3848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468" calcext:value-type="float">
            <text:p>16105194254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664" calcext:value-type="float">
            <text:p>386664</text:p>
          </table:table-cell>
          <table:table-cell office:value-type="float" office:value="1289" calcext:value-type="float">
            <text:p>128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0424" calcext:value-type="float">
            <text:p>17070424</text:p>
          </table:table-cell>
          <table:table-cell office:value-type="float" office:value="274432" calcext:value-type="float">
            <text:p>274432</text:p>
          </table:table-cell>
          <table:table-cell office:value-type="float" office:value="16795992" calcext:value-type="float">
            <text:p>16795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60" calcext:value-type="float">
            <text:p>3860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575" calcext:value-type="float">
            <text:p>16105194255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236" calcext:value-type="float">
            <text:p>391236</text:p>
          </table:table-cell>
          <table:table-cell office:value-type="float" office:value="1293" calcext:value-type="float">
            <text:p>1293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5200" calcext:value-type="float">
            <text:p>17125200</text:p>
          </table:table-cell>
          <table:table-cell office:value-type="float" office:value="4679880" calcext:value-type="float">
            <text:p>4679880</text:p>
          </table:table-cell>
          <table:table-cell office:value-type="float" office:value="12445320" calcext:value-type="float">
            <text:p>12445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74" calcext:value-type="float">
            <text:p>3874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679" calcext:value-type="float">
            <text:p>1610519425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604" calcext:value-type="float">
            <text:p>382604</text:p>
          </table:table-cell>
          <table:table-cell office:value-type="float" office:value="1285" calcext:value-type="float">
            <text:p>128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505072" calcext:value-type="float">
            <text:p>20505072</text:p>
          </table:table-cell>
          <table:table-cell office:value-type="float" office:value="0" calcext:value-type="float">
            <text:p>0</text:p>
          </table:table-cell>
          <table:table-cell office:value-type="float" office:value="20505072" calcext:value-type="float">
            <text:p>20505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88" calcext:value-type="float">
            <text:p>3888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783" calcext:value-type="float">
            <text:p>1610519425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700" calcext:value-type="float">
            <text:p>397700</text:p>
          </table:table-cell>
          <table:table-cell office:value-type="float" office:value="1299" calcext:value-type="float">
            <text:p>129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4217376" calcext:value-type="float">
            <text:p>24217376</text:p>
          </table:table-cell>
          <table:table-cell office:value-type="float" office:value="0" calcext:value-type="float">
            <text:p>0</text:p>
          </table:table-cell>
          <table:table-cell office:value-type="float" office:value="24217376" calcext:value-type="float">
            <text:p>24217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02" calcext:value-type="float">
            <text:p>3902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887" calcext:value-type="float">
            <text:p>16105194258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012" calcext:value-type="float">
            <text:p>390012</text:p>
          </table:table-cell>
          <table:table-cell office:value-type="float" office:value="1292" calcext:value-type="float">
            <text:p>1292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7112" calcext:value-type="float">
            <text:p>17147112</text:p>
          </table:table-cell>
          <table:table-cell office:value-type="float" office:value="3977216" calcext:value-type="float">
            <text:p>3977216</text:p>
          </table:table-cell>
          <table:table-cell office:value-type="float" office:value="13169896" calcext:value-type="float">
            <text:p>13169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15" calcext:value-type="float">
            <text:p>3915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5992" calcext:value-type="float">
            <text:p>1610519425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592" calcext:value-type="float">
            <text:p>395592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6624" calcext:value-type="float">
            <text:p>17086624</text:p>
          </table:table-cell>
          <table:table-cell office:value-type="float" office:value="9745176" calcext:value-type="float">
            <text:p>9745176</text:p>
          </table:table-cell>
          <table:table-cell office:value-type="float" office:value="7341448" calcext:value-type="float">
            <text:p>7341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28" calcext:value-type="float">
            <text:p>3928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096" calcext:value-type="float">
            <text:p>1610519426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08" calcext:value-type="float">
            <text:p>386508</text:p>
          </table:table-cell>
          <table:table-cell office:value-type="float" office:value="1289" calcext:value-type="float">
            <text:p>128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8768" calcext:value-type="float">
            <text:p>17198768</text:p>
          </table:table-cell>
          <table:table-cell office:value-type="float" office:value="0" calcext:value-type="float">
            <text:p>0</text:p>
          </table:table-cell>
          <table:table-cell office:value-type="float" office:value="17198768" calcext:value-type="float">
            <text:p>17198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41" calcext:value-type="float">
            <text:p>3941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200" calcext:value-type="float">
            <text:p>16105194262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532" calcext:value-type="float">
            <text:p>383532</text:p>
          </table:table-cell>
          <table:table-cell office:value-type="float" office:value="1286" calcext:value-type="float">
            <text:p>128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40696" calcext:value-type="float">
            <text:p>19140696</text:p>
          </table:table-cell>
          <table:table-cell office:value-type="float" office:value="0" calcext:value-type="float">
            <text:p>0</text:p>
          </table:table-cell>
          <table:table-cell office:value-type="float" office:value="19140696" calcext:value-type="float">
            <text:p>19140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55" calcext:value-type="float">
            <text:p>3955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304" calcext:value-type="float">
            <text:p>1610519426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84" calcext:value-type="float">
            <text:p>395684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2520" calcext:value-type="float">
            <text:p>17092520</text:p>
          </table:table-cell>
          <table:table-cell office:value-type="float" office:value="9089024" calcext:value-type="float">
            <text:p>9089024</text:p>
          </table:table-cell>
          <table:table-cell office:value-type="float" office:value="8003496" calcext:value-type="float">
            <text:p>8003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69" calcext:value-type="float">
            <text:p>3969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409" calcext:value-type="float">
            <text:p>16105194264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004" calcext:value-type="float">
            <text:p>387004</text:p>
          </table:table-cell>
          <table:table-cell office:value-type="float" office:value="1289" calcext:value-type="float">
            <text:p>128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8480" calcext:value-type="float">
            <text:p>17048480</text:p>
          </table:table-cell>
          <table:table-cell office:value-type="float" office:value="897024" calcext:value-type="float">
            <text:p>897024</text:p>
          </table:table-cell>
          <table:table-cell office:value-type="float" office:value="16151456" calcext:value-type="float">
            <text:p>16151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82" calcext:value-type="float">
            <text:p>3982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513" calcext:value-type="float">
            <text:p>16105194265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312" calcext:value-type="float">
            <text:p>395312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4984" calcext:value-type="float">
            <text:p>16774984</text:p>
          </table:table-cell>
          <table:table-cell office:value-type="float" office:value="9241864" calcext:value-type="float">
            <text:p>9241864</text:p>
          </table:table-cell>
          <table:table-cell office:value-type="float" office:value="7533120" calcext:value-type="float">
            <text:p>7533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995" calcext:value-type="float">
            <text:p>3995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617" calcext:value-type="float">
            <text:p>1610519426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64" calcext:value-type="float">
            <text:p>388864</text:p>
          </table:table-cell>
          <table:table-cell office:value-type="float" office:value="1291" calcext:value-type="float">
            <text:p>1291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8688" calcext:value-type="float">
            <text:p>16848688</text:p>
          </table:table-cell>
          <table:table-cell office:value-type="float" office:value="2031096" calcext:value-type="float">
            <text:p>2031096</text:p>
          </table:table-cell>
          <table:table-cell office:value-type="float" office:value="14817592" calcext:value-type="float">
            <text:p>14817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08" calcext:value-type="float">
            <text:p>4008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722" calcext:value-type="float">
            <text:p>1610519426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028" calcext:value-type="float">
            <text:p>384028</text:p>
          </table:table-cell>
          <table:table-cell office:value-type="float" office:value="1286" calcext:value-type="float">
            <text:p>128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26656" calcext:value-type="float">
            <text:p>18526656</text:p>
          </table:table-cell>
          <table:table-cell office:value-type="float" office:value="0" calcext:value-type="float">
            <text:p>0</text:p>
          </table:table-cell>
          <table:table-cell office:value-type="float" office:value="18526656" calcext:value-type="float">
            <text:p>18526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21" calcext:value-type="float">
            <text:p>4021</text:p>
          </table:table-cell>
          <table:table-cell office:value-type="float" office:value="-803" calcext:value-type="float">
            <text:p>-80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826" calcext:value-type="float">
            <text:p>1610519426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296" calcext:value-type="float">
            <text:p>397296</text:p>
          </table:table-cell>
          <table:table-cell office:value-type="float" office:value="1299" calcext:value-type="float">
            <text:p>129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0944" calcext:value-type="float">
            <text:p>16680944</text:p>
          </table:table-cell>
          <table:table-cell office:value-type="float" office:value="11120640" calcext:value-type="float">
            <text:p>11120640</text:p>
          </table:table-cell>
          <table:table-cell office:value-type="float" office:value="5560304" calcext:value-type="float">
            <text:p>5560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35" calcext:value-type="float">
            <text:p>4035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6930" calcext:value-type="float">
            <text:p>16105194269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08" calcext:value-type="float">
            <text:p>392708</text:p>
          </table:table-cell>
          <table:table-cell office:value-type="float" office:value="1295" calcext:value-type="float">
            <text:p>129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8296" calcext:value-type="float">
            <text:p>16768296</text:p>
          </table:table-cell>
          <table:table-cell office:value-type="float" office:value="5763072" calcext:value-type="float">
            <text:p>5763072</text:p>
          </table:table-cell>
          <table:table-cell office:value-type="float" office:value="11005224" calcext:value-type="float">
            <text:p>11005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48" calcext:value-type="float">
            <text:p>4048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034" calcext:value-type="float">
            <text:p>1610519427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500" calcext:value-type="float">
            <text:p>387500</text:p>
          </table:table-cell>
          <table:table-cell office:value-type="float" office:value="1290" calcext:value-type="float">
            <text:p>129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5872" calcext:value-type="float">
            <text:p>16805872</text:p>
          </table:table-cell>
          <table:table-cell office:value-type="float" office:value="585728" calcext:value-type="float">
            <text:p>585728</text:p>
          </table:table-cell>
          <table:table-cell office:value-type="float" office:value="16220144" calcext:value-type="float">
            <text:p>16220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61" calcext:value-type="float">
            <text:p>4061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139" calcext:value-type="float">
            <text:p>1610519427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28" calcext:value-type="float">
            <text:p>398528</text:p>
          </table:table-cell>
          <table:table-cell office:value-type="float" office:value="1300" calcext:value-type="float">
            <text:p>130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7848" calcext:value-type="float">
            <text:p>16777848</text:p>
          </table:table-cell>
          <table:table-cell office:value-type="float" office:value="12772728" calcext:value-type="float">
            <text:p>12772728</text:p>
          </table:table-cell>
          <table:table-cell office:value-type="float" office:value="4005120" calcext:value-type="float">
            <text:p>4005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74" calcext:value-type="float">
            <text:p>4074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244" calcext:value-type="float">
            <text:p>1610519427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932" calcext:value-type="float">
            <text:p>395932</text:p>
          </table:table-cell>
          <table:table-cell office:value-type="float" office:value="1298" calcext:value-type="float">
            <text:p>1298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288" calcext:value-type="float">
            <text:p>16770288</text:p>
          </table:table-cell>
          <table:table-cell office:value-type="float" office:value="9986600" calcext:value-type="float">
            <text:p>9986600</text:p>
          </table:table-cell>
          <table:table-cell office:value-type="float" office:value="6783688" calcext:value-type="float">
            <text:p>6783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87" calcext:value-type="float">
            <text:p>4087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349" calcext:value-type="float">
            <text:p>16105194273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380" calcext:value-type="float">
            <text:p>394380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5080" calcext:value-type="float">
            <text:p>16775080</text:p>
          </table:table-cell>
          <table:table-cell office:value-type="float" office:value="8364696" calcext:value-type="float">
            <text:p>8364696</text:p>
          </table:table-cell>
          <table:table-cell office:value-type="float" office:value="8410384" calcext:value-type="float">
            <text:p>8410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99" calcext:value-type="float">
            <text:p>4099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453" calcext:value-type="float">
            <text:p>16105194274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264" calcext:value-type="float">
            <text:p>393264</text:p>
          </table:table-cell>
          <table:table-cell office:value-type="float" office:value="1295" calcext:value-type="float">
            <text:p>129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0736" calcext:value-type="float">
            <text:p>16780736</text:p>
          </table:table-cell>
          <table:table-cell office:value-type="float" office:value="7364568" calcext:value-type="float">
            <text:p>7364568</text:p>
          </table:table-cell>
          <table:table-cell office:value-type="float" office:value="9416168" calcext:value-type="float">
            <text:p>9416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13" calcext:value-type="float">
            <text:p>4113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558" calcext:value-type="float">
            <text:p>1610519427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016" calcext:value-type="float">
            <text:p>393016</text:p>
          </table:table-cell>
          <table:table-cell office:value-type="float" office:value="1295" calcext:value-type="float">
            <text:p>129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3368" calcext:value-type="float">
            <text:p>16753368</text:p>
          </table:table-cell>
          <table:table-cell office:value-type="float" office:value="7184008" calcext:value-type="float">
            <text:p>7184008</text:p>
          </table:table-cell>
          <table:table-cell office:value-type="float" office:value="9569360" calcext:value-type="float">
            <text:p>9569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25" calcext:value-type="float">
            <text:p>4125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662" calcext:value-type="float">
            <text:p>1610519427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388" calcext:value-type="float">
            <text:p>393388</text:p>
          </table:table-cell>
          <table:table-cell office:value-type="float" office:value="1295" calcext:value-type="float">
            <text:p>1295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81696" calcext:value-type="float">
            <text:p>16481696</text:p>
          </table:table-cell>
          <table:table-cell office:value-type="float" office:value="7250040" calcext:value-type="float">
            <text:p>7250040</text:p>
          </table:table-cell>
          <table:table-cell office:value-type="float" office:value="9231656" calcext:value-type="float">
            <text:p>9231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38" calcext:value-type="float">
            <text:p>4138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767" calcext:value-type="float">
            <text:p>16105194277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256" calcext:value-type="float">
            <text:p>394256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5016" calcext:value-type="float">
            <text:p>16715016</text:p>
          </table:table-cell>
          <table:table-cell office:value-type="float" office:value="8200920" calcext:value-type="float">
            <text:p>8200920</text:p>
          </table:table-cell>
          <table:table-cell office:value-type="float" office:value="8514096" calcext:value-type="float">
            <text:p>8514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51" calcext:value-type="float">
            <text:p>4151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871" calcext:value-type="float">
            <text:p>16105194278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356" calcext:value-type="float">
            <text:p>397356</text:p>
          </table:table-cell>
          <table:table-cell office:value-type="float" office:value="1299" calcext:value-type="float">
            <text:p>129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9616" calcext:value-type="float">
            <text:p>16459616</text:p>
          </table:table-cell>
          <table:table-cell office:value-type="float" office:value="11101704" calcext:value-type="float">
            <text:p>11101704</text:p>
          </table:table-cell>
          <table:table-cell office:value-type="float" office:value="5357912" calcext:value-type="float">
            <text:p>5357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63" calcext:value-type="float">
            <text:p>4163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7975" calcext:value-type="float">
            <text:p>1610519427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68" calcext:value-type="float">
            <text:p>386568</text:p>
          </table:table-cell>
          <table:table-cell office:value-type="float" office:value="1289" calcext:value-type="float">
            <text:p>128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5336" calcext:value-type="float">
            <text:p>16465336</text:p>
          </table:table-cell>
          <table:table-cell office:value-type="float" office:value="176128" calcext:value-type="float">
            <text:p>176128</text:p>
          </table:table-cell>
          <table:table-cell office:value-type="float" office:value="16289208" calcext:value-type="float">
            <text:p>16289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76" calcext:value-type="float">
            <text:p>4176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079" calcext:value-type="float">
            <text:p>16105194280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052" calcext:value-type="float">
            <text:p>392052</text:p>
          </table:table-cell>
          <table:table-cell office:value-type="float" office:value="1294" calcext:value-type="float">
            <text:p>1294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8560" calcext:value-type="float">
            <text:p>16618560</text:p>
          </table:table-cell>
          <table:table-cell office:value-type="float" office:value="6041600" calcext:value-type="float">
            <text:p>6041600</text:p>
          </table:table-cell>
          <table:table-cell office:value-type="float" office:value="10576960" calcext:value-type="float">
            <text:p>10576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89" calcext:value-type="float">
            <text:p>4189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183" calcext:value-type="float">
            <text:p>16105194281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7444" calcext:value-type="float">
            <text:p>397444</text:p>
          </table:table-cell>
          <table:table-cell office:value-type="float" office:value="1299" calcext:value-type="float">
            <text:p>1299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3336" calcext:value-type="float">
            <text:p>16393336</text:p>
          </table:table-cell>
          <table:table-cell office:value-type="float" office:value="11251712" calcext:value-type="float">
            <text:p>11251712</text:p>
          </table:table-cell>
          <table:table-cell office:value-type="float" office:value="5141624" calcext:value-type="float">
            <text:p>5141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02" calcext:value-type="float">
            <text:p>4202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287" calcext:value-type="float">
            <text:p>16105194282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84" calcext:value-type="float">
            <text:p>387684</text:p>
          </table:table-cell>
          <table:table-cell office:value-type="float" office:value="1290" calcext:value-type="float">
            <text:p>129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3336" calcext:value-type="float">
            <text:p>16393336</text:p>
          </table:table-cell>
          <table:table-cell office:value-type="float" office:value="1371096" calcext:value-type="float">
            <text:p>1371096</text:p>
          </table:table-cell>
          <table:table-cell office:value-type="float" office:value="15022240" calcext:value-type="float">
            <text:p>15022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14" calcext:value-type="float">
            <text:p>4214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391" calcext:value-type="float">
            <text:p>16105194283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628" calcext:value-type="float">
            <text:p>394628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2424" calcext:value-type="float">
            <text:p>16352424</text:p>
          </table:table-cell>
          <table:table-cell office:value-type="float" office:value="8356648" calcext:value-type="float">
            <text:p>8356648</text:p>
          </table:table-cell>
          <table:table-cell office:value-type="float" office:value="7995776" calcext:value-type="float">
            <text:p>7995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26" calcext:value-type="float">
            <text:p>4226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495" calcext:value-type="float">
            <text:p>16105194284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924" calcext:value-type="float">
            <text:p>388924</text:p>
          </table:table-cell>
          <table:table-cell office:value-type="float" office:value="1291" calcext:value-type="float">
            <text:p>1291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27200" calcext:value-type="float">
            <text:p>16327200</text:p>
          </table:table-cell>
          <table:table-cell office:value-type="float" office:value="2453504" calcext:value-type="float">
            <text:p>2453504</text:p>
          </table:table-cell>
          <table:table-cell office:value-type="float" office:value="13873696" calcext:value-type="float">
            <text:p>13873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39" calcext:value-type="float">
            <text:p>4239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599" calcext:value-type="float">
            <text:p>16105194285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596" calcext:value-type="float">
            <text:p>398596</text:p>
          </table:table-cell>
          <table:table-cell office:value-type="float" office:value="1300" calcext:value-type="float">
            <text:p>130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69496" calcext:value-type="float">
            <text:p>16069496</text:p>
          </table:table-cell>
          <table:table-cell office:value-type="float" office:value="12054528" calcext:value-type="float">
            <text:p>12054528</text:p>
          </table:table-cell>
          <table:table-cell office:value-type="float" office:value="4014968" calcext:value-type="float">
            <text:p>4014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51" calcext:value-type="float">
            <text:p>4251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703" calcext:value-type="float">
            <text:p>16105194287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876" calcext:value-type="float">
            <text:p>394876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69496" calcext:value-type="float">
            <text:p>16069496</text:p>
          </table:table-cell>
          <table:table-cell office:value-type="float" office:value="8511784" calcext:value-type="float">
            <text:p>8511784</text:p>
          </table:table-cell>
          <table:table-cell office:value-type="float" office:value="7557712" calcext:value-type="float">
            <text:p>7557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62" calcext:value-type="float">
            <text:p>4262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807" calcext:value-type="float">
            <text:p>1610519428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380" calcext:value-type="float">
            <text:p>394380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2552" calcext:value-type="float">
            <text:p>16032552</text:p>
          </table:table-cell>
          <table:table-cell office:value-type="float" office:value="7745536" calcext:value-type="float">
            <text:p>7745536</text:p>
          </table:table-cell>
          <table:table-cell office:value-type="float" office:value="8287016" calcext:value-type="float">
            <text:p>8287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75" calcext:value-type="float">
            <text:p>4275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8911" calcext:value-type="float">
            <text:p>16105194289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752" calcext:value-type="float">
            <text:p>394752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2552" calcext:value-type="float">
            <text:p>16032552</text:p>
          </table:table-cell>
          <table:table-cell office:value-type="float" office:value="8340056" calcext:value-type="float">
            <text:p>8340056</text:p>
          </table:table-cell>
          <table:table-cell office:value-type="float" office:value="7692496" calcext:value-type="float">
            <text:p>7692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86" calcext:value-type="float">
            <text:p>4286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015" calcext:value-type="float">
            <text:p>1610519429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720" calcext:value-type="float">
            <text:p>398720</text:p>
          </table:table-cell>
          <table:table-cell office:value-type="float" office:value="1300" calcext:value-type="float">
            <text:p>130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11923456" calcext:value-type="float">
            <text:p>11923456</text:p>
          </table:table-cell>
          <table:table-cell office:value-type="float" office:value="3806824" calcext:value-type="float">
            <text:p>3806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98" calcext:value-type="float">
            <text:p>4298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118" calcext:value-type="float">
            <text:p>1610519429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280" calcext:value-type="float">
            <text:p>391280</text:p>
          </table:table-cell>
          <table:table-cell office:value-type="float" office:value="1293" calcext:value-type="float">
            <text:p>1293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4313088" calcext:value-type="float">
            <text:p>4313088</text:p>
          </table:table-cell>
          <table:table-cell office:value-type="float" office:value="11417192" calcext:value-type="float">
            <text:p>11417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08" calcext:value-type="float">
            <text:p>4308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222" calcext:value-type="float">
            <text:p>1610519429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8348" calcext:value-type="float">
            <text:p>398348</text:p>
          </table:table-cell>
          <table:table-cell office:value-type="float" office:value="1300" calcext:value-type="float">
            <text:p>1300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11726752" calcext:value-type="float">
            <text:p>11726752</text:p>
          </table:table-cell>
          <table:table-cell office:value-type="float" office:value="4003528" calcext:value-type="float">
            <text:p>4003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19" calcext:value-type="float">
            <text:p>4319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326" calcext:value-type="float">
            <text:p>1610519429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184" calcext:value-type="float">
            <text:p>395184</text:p>
          </table:table-cell>
          <table:table-cell office:value-type="float" office:value="1297" calcext:value-type="float">
            <text:p>1297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8556448" calcext:value-type="float">
            <text:p>8556448</text:p>
          </table:table-cell>
          <table:table-cell office:value-type="float" office:value="7173832" calcext:value-type="float">
            <text:p>7173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30" calcext:value-type="float">
            <text:p>4330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430" calcext:value-type="float">
            <text:p>16105194294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192" calcext:value-type="float">
            <text:p>394192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7352224" calcext:value-type="float">
            <text:p>7352224</text:p>
          </table:table-cell>
          <table:table-cell office:value-type="float" office:value="8378056" calcext:value-type="float">
            <text:p>8378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41" calcext:value-type="float">
            <text:p>4341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534" calcext:value-type="float">
            <text:p>1610519429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944" calcext:value-type="float">
            <text:p>393944</text:p>
          </table:table-cell>
          <table:table-cell office:value-type="float" office:value="1296" calcext:value-type="float">
            <text:p>1296</text:p>
          </table:table-cell>
          <table:table-cell office:value-type="float" office:value="933680" calcext:value-type="float">
            <text:p>9336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0280" calcext:value-type="float">
            <text:p>15730280</text:p>
          </table:table-cell>
          <table:table-cell office:value-type="float" office:value="7049120" calcext:value-type="float">
            <text:p>7049120</text:p>
          </table:table-cell>
          <table:table-cell office:value-type="float" office:value="8681160" calcext:value-type="float">
            <text:p>8681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51" calcext:value-type="float">
            <text:p>4351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29637" calcext:value-type="float">
            <text:p>16105194296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060" calcext:value-type="float">
            <text:p>386060</text:p>
          </table:table-cell>
          <table:table-cell office:value-type="float" office:value="1288" calcext:value-type="float">
            <text:p>128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5752" calcext:value-type="float">
            <text:p>16295752</text:p>
          </table:table-cell>
          <table:table-cell office:value-type="float" office:value="0" calcext:value-type="float">
            <text:p>0</text:p>
          </table:table-cell>
          <table:table-cell office:value-type="float" office:value="16295752" calcext:value-type="float">
            <text:p>16295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58" calcext:value-type="float">
            <text:p>4358</text:p>
          </table:table-cell>
          <table:table-cell office:value-type="float" office:value="-244" calcext:value-type="float">
            <text:p>-24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250" calcext:value-type="float">
            <text:p>1610519434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636" calcext:value-type="float">
            <text:p>388636</text:p>
          </table:table-cell>
          <table:table-cell office:value-type="float" office:value="1290" calcext:value-type="float">
            <text:p>1290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3576" calcext:value-type="float">
            <text:p>17163576</text:p>
          </table:table-cell>
          <table:table-cell office:value-type="float" office:value="3452928" calcext:value-type="float">
            <text:p>3452928</text:p>
          </table:table-cell>
          <table:table-cell office:value-type="float" office:value="13710648" calcext:value-type="float">
            <text:p>13710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73" calcext:value-type="float">
            <text:p>4373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356" calcext:value-type="float">
            <text:p>1610519434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992" calcext:value-type="float">
            <text:p>382992</text:p>
          </table:table-cell>
          <table:table-cell office:value-type="float" office:value="1285" calcext:value-type="float">
            <text:p>128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89840" calcext:value-type="float">
            <text:p>19389840</text:p>
          </table:table-cell>
          <table:table-cell office:value-type="float" office:value="0" calcext:value-type="float">
            <text:p>0</text:p>
          </table:table-cell>
          <table:table-cell office:value-type="float" office:value="19389840" calcext:value-type="float">
            <text:p>19389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387" calcext:value-type="float">
            <text:p>4387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461" calcext:value-type="float">
            <text:p>16105194344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092" calcext:value-type="float">
            <text:p>386092</text:p>
          </table:table-cell>
          <table:table-cell office:value-type="float" office:value="1288" calcext:value-type="float">
            <text:p>128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0432" calcext:value-type="float">
            <text:p>17070432</text:p>
          </table:table-cell>
          <table:table-cell office:value-type="float" office:value="552960" calcext:value-type="float">
            <text:p>552960</text:p>
          </table:table-cell>
          <table:table-cell office:value-type="float" office:value="16517472" calcext:value-type="float">
            <text:p>16517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01" calcext:value-type="float">
            <text:p>4401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565" calcext:value-type="float">
            <text:p>16105194345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868" calcext:value-type="float">
            <text:p>382868</text:p>
          </table:table-cell>
          <table:table-cell office:value-type="float" office:value="1285" calcext:value-type="float">
            <text:p>128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80240" calcext:value-type="float">
            <text:p>19180240</text:p>
          </table:table-cell>
          <table:table-cell office:value-type="float" office:value="0" calcext:value-type="float">
            <text:p>0</text:p>
          </table:table-cell>
          <table:table-cell office:value-type="float" office:value="19180240" calcext:value-type="float">
            <text:p>19180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14" calcext:value-type="float">
            <text:p>4414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669" calcext:value-type="float">
            <text:p>1610519434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580" calcext:value-type="float">
            <text:p>387580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1648" calcext:value-type="float">
            <text:p>17041648</text:p>
          </table:table-cell>
          <table:table-cell office:value-type="float" office:value="1404928" calcext:value-type="float">
            <text:p>1404928</text:p>
          </table:table-cell>
          <table:table-cell office:value-type="float" office:value="15636720" calcext:value-type="float">
            <text:p>15636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28" calcext:value-type="float">
            <text:p>4428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774" calcext:value-type="float">
            <text:p>1610519434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860" calcext:value-type="float">
            <text:p>383860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52304" calcext:value-type="float">
            <text:p>18852304</text:p>
          </table:table-cell>
          <table:table-cell office:value-type="float" office:value="0" calcext:value-type="float">
            <text:p>0</text:p>
          </table:table-cell>
          <table:table-cell office:value-type="float" office:value="18852304" calcext:value-type="float">
            <text:p>18852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42" calcext:value-type="float">
            <text:p>4442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878" calcext:value-type="float">
            <text:p>16105194348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08" calcext:value-type="float">
            <text:p>386808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4720" calcext:value-type="float">
            <text:p>17124720</text:p>
          </table:table-cell>
          <table:table-cell office:value-type="float" office:value="1454080" calcext:value-type="float">
            <text:p>1454080</text:p>
          </table:table-cell>
          <table:table-cell office:value-type="float" office:value="15670640" calcext:value-type="float">
            <text:p>15670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55" calcext:value-type="float">
            <text:p>4455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4983" calcext:value-type="float">
            <text:p>1610519434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08" calcext:value-type="float">
            <text:p>386808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7848" calcext:value-type="float">
            <text:p>17097848</text:p>
          </table:table-cell>
          <table:table-cell office:value-type="float" office:value="953240" calcext:value-type="float">
            <text:p>953240</text:p>
          </table:table-cell>
          <table:table-cell office:value-type="float" office:value="16144608" calcext:value-type="float">
            <text:p>16144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68" calcext:value-type="float">
            <text:p>4468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087" calcext:value-type="float">
            <text:p>1610519435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660" calcext:value-type="float">
            <text:p>389660</text:p>
          </table:table-cell>
          <table:table-cell office:value-type="float" office:value="1291" calcext:value-type="float">
            <text:p>1291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45056" calcext:value-type="float">
            <text:p>16945056</text:p>
          </table:table-cell>
          <table:table-cell office:value-type="float" office:value="3993600" calcext:value-type="float">
            <text:p>3993600</text:p>
          </table:table-cell>
          <table:table-cell office:value-type="float" office:value="12951456" calcext:value-type="float">
            <text:p>12951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82" calcext:value-type="float">
            <text:p>4482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192" calcext:value-type="float">
            <text:p>16105194351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072" calcext:value-type="float">
            <text:p>389072</text:p>
          </table:table-cell>
          <table:table-cell office:value-type="float" office:value="1291" calcext:value-type="float">
            <text:p>1291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2968" calcext:value-type="float">
            <text:p>16982968</text:p>
          </table:table-cell>
          <table:table-cell office:value-type="float" office:value="3024488" calcext:value-type="float">
            <text:p>3024488</text:p>
          </table:table-cell>
          <table:table-cell office:value-type="float" office:value="13958480" calcext:value-type="float">
            <text:p>13958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96" calcext:value-type="float">
            <text:p>4496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296" calcext:value-type="float">
            <text:p>1610519435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268" calcext:value-type="float">
            <text:p>3912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3072" calcext:value-type="float">
            <text:p>17043072</text:p>
          </table:table-cell>
          <table:table-cell office:value-type="float" office:value="5419008" calcext:value-type="float">
            <text:p>5419008</text:p>
          </table:table-cell>
          <table:table-cell office:value-type="float" office:value="11624064" calcext:value-type="float">
            <text:p>11624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09" calcext:value-type="float">
            <text:p>4509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401" calcext:value-type="float">
            <text:p>16105194354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372" calcext:value-type="float">
            <text:p>390372</text:p>
          </table:table-cell>
          <table:table-cell office:value-type="float" office:value="1292" calcext:value-type="float">
            <text:p>1292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4600" calcext:value-type="float">
            <text:p>17064600</text:p>
          </table:table-cell>
          <table:table-cell office:value-type="float" office:value="5342456" calcext:value-type="float">
            <text:p>5342456</text:p>
          </table:table-cell>
          <table:table-cell office:value-type="float" office:value="11722144" calcext:value-type="float">
            <text:p>11722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22" calcext:value-type="float">
            <text:p>4522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505" calcext:value-type="float">
            <text:p>16105194355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124" calcext:value-type="float">
            <text:p>393124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2912" calcext:value-type="float">
            <text:p>17172912</text:p>
          </table:table-cell>
          <table:table-cell office:value-type="float" office:value="8204288" calcext:value-type="float">
            <text:p>8204288</text:p>
          </table:table-cell>
          <table:table-cell office:value-type="float" office:value="8968624" calcext:value-type="float">
            <text:p>8968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37" calcext:value-type="float">
            <text:p>4537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610" calcext:value-type="float">
            <text:p>16105194356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4916" calcext:value-type="float">
            <text:p>394916</text:p>
          </table:table-cell>
          <table:table-cell office:value-type="float" office:value="1297" calcext:value-type="float">
            <text:p>1297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7832" calcext:value-type="float">
            <text:p>16997832</text:p>
          </table:table-cell>
          <table:table-cell office:value-type="float" office:value="10037096" calcext:value-type="float">
            <text:p>10037096</text:p>
          </table:table-cell>
          <table:table-cell office:value-type="float" office:value="6960736" calcext:value-type="float">
            <text:p>6960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50" calcext:value-type="float">
            <text:p>4550</text:p>
          </table:table-cell>
          <table:table-cell office:value-type="float" office:value="-300" calcext:value-type="float">
            <text:p>-30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715" calcext:value-type="float">
            <text:p>16105194357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968" calcext:value-type="float">
            <text:p>383968</text:p>
          </table:table-cell>
          <table:table-cell office:value-type="float" office:value="1286" calcext:value-type="float">
            <text:p>1286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57416" calcext:value-type="float">
            <text:p>18457416</text:p>
          </table:table-cell>
          <table:table-cell office:value-type="float" office:value="0" calcext:value-type="float">
            <text:p>0</text:p>
          </table:table-cell>
          <table:table-cell office:value-type="float" office:value="18457416" calcext:value-type="float">
            <text:p>18457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63" calcext:value-type="float">
            <text:p>4563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819" calcext:value-type="float">
            <text:p>16105194358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112" calcext:value-type="float">
            <text:p>391112</text:p>
          </table:table-cell>
          <table:table-cell office:value-type="float" office:value="1293" calcext:value-type="float">
            <text:p>1293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8120" calcext:value-type="float">
            <text:p>16768120</text:p>
          </table:table-cell>
          <table:table-cell office:value-type="float" office:value="5566464" calcext:value-type="float">
            <text:p>5566464</text:p>
          </table:table-cell>
          <table:table-cell office:value-type="float" office:value="11201656" calcext:value-type="float">
            <text:p>11201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76" calcext:value-type="float">
            <text:p>4576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5923" calcext:value-type="float">
            <text:p>1610519435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588" calcext:value-type="float">
            <text:p>396588</text:p>
          </table:table-cell>
          <table:table-cell office:value-type="float" office:value="1298" calcext:value-type="float">
            <text:p>1298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3184" calcext:value-type="float">
            <text:p>17133184</text:p>
          </table:table-cell>
          <table:table-cell office:value-type="float" office:value="11468520" calcext:value-type="float">
            <text:p>11468520</text:p>
          </table:table-cell>
          <table:table-cell office:value-type="float" office:value="5664664" calcext:value-type="float">
            <text:p>5664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90" calcext:value-type="float">
            <text:p>4590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027" calcext:value-type="float">
            <text:p>16105194360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076" calcext:value-type="float">
            <text:p>386076</text:p>
          </table:table-cell>
          <table:table-cell office:value-type="float" office:value="1288" calcext:value-type="float">
            <text:p>1288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2320" calcext:value-type="float">
            <text:p>17062320</text:p>
          </table:table-cell>
          <table:table-cell office:value-type="float" office:value="0" calcext:value-type="float">
            <text:p>0</text:p>
          </table:table-cell>
          <table:table-cell office:value-type="float" office:value="17062320" calcext:value-type="float">
            <text:p>17062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03" calcext:value-type="float">
            <text:p>4603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132" calcext:value-type="float">
            <text:p>16105194361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44" calcext:value-type="float">
            <text:p>392744</text:p>
          </table:table-cell>
          <table:table-cell office:value-type="float" office:value="1295" calcext:value-type="float">
            <text:p>1295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3872" calcext:value-type="float">
            <text:p>17033872</text:p>
          </table:table-cell>
          <table:table-cell office:value-type="float" office:value="7778304" calcext:value-type="float">
            <text:p>7778304</text:p>
          </table:table-cell>
          <table:table-cell office:value-type="float" office:value="9255568" calcext:value-type="float">
            <text:p>9255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17" calcext:value-type="float">
            <text:p>4617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237" calcext:value-type="float">
            <text:p>16105194362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424" calcext:value-type="float">
            <text:p>385424</text:p>
          </table:table-cell>
          <table:table-cell office:value-type="float" office:value="1288" calcext:value-type="float">
            <text:p>1288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4360" calcext:value-type="float">
            <text:p>16994360</text:p>
          </table:table-cell>
          <table:table-cell office:value-type="float" office:value="0" calcext:value-type="float">
            <text:p>0</text:p>
          </table:table-cell>
          <table:table-cell office:value-type="float" office:value="16994360" calcext:value-type="float">
            <text:p>16994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29" calcext:value-type="float">
            <text:p>4629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341" calcext:value-type="float">
            <text:p>16105194363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276" calcext:value-type="float">
            <text:p>392276</text:p>
          </table:table-cell>
          <table:table-cell office:value-type="float" office:value="1294" calcext:value-type="float">
            <text:p>1294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6816" calcext:value-type="float">
            <text:p>16736816</text:p>
          </table:table-cell>
          <table:table-cell office:value-type="float" office:value="6853016" calcext:value-type="float">
            <text:p>6853016</text:p>
          </table:table-cell>
          <table:table-cell office:value-type="float" office:value="9883800" calcext:value-type="float">
            <text:p>9883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43" calcext:value-type="float">
            <text:p>4643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445" calcext:value-type="float">
            <text:p>16105194364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340" calcext:value-type="float">
            <text:p>384340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13856" calcext:value-type="float">
            <text:p>18213856</text:p>
          </table:table-cell>
          <table:table-cell office:value-type="float" office:value="0" calcext:value-type="float">
            <text:p>0</text:p>
          </table:table-cell>
          <table:table-cell office:value-type="float" office:value="18213856" calcext:value-type="float">
            <text:p>18213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56" calcext:value-type="float">
            <text:p>4656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549" calcext:value-type="float">
            <text:p>1610519436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224" calcext:value-type="float">
            <text:p>385224</text:p>
          </table:table-cell>
          <table:table-cell office:value-type="float" office:value="1299" calcext:value-type="float">
            <text:p>129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64120" calcext:value-type="float">
            <text:p>19564120</text:p>
          </table:table-cell>
          <table:table-cell office:value-type="float" office:value="0" calcext:value-type="float">
            <text:p>0</text:p>
          </table:table-cell>
          <table:table-cell office:value-type="float" office:value="19564120" calcext:value-type="float">
            <text:p>19564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70" calcext:value-type="float">
            <text:p>4670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653" calcext:value-type="float">
            <text:p>16105194366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72" calcext:value-type="float">
            <text:p>392772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8152" calcext:value-type="float">
            <text:p>16738152</text:p>
          </table:table-cell>
          <table:table-cell office:value-type="float" office:value="6746112" calcext:value-type="float">
            <text:p>6746112</text:p>
          </table:table-cell>
          <table:table-cell office:value-type="float" office:value="9992040" calcext:value-type="float">
            <text:p>9992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83" calcext:value-type="float">
            <text:p>4683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758" calcext:value-type="float">
            <text:p>16105194367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448" calcext:value-type="float">
            <text:p>386448</text:p>
          </table:table-cell>
          <table:table-cell office:value-type="float" office:value="1288" calcext:value-type="float">
            <text:p>128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3904" calcext:value-type="float">
            <text:p>16693904</text:p>
          </table:table-cell>
          <table:table-cell office:value-type="float" office:value="94208" calcext:value-type="float">
            <text:p>94208</text:p>
          </table:table-cell>
          <table:table-cell office:value-type="float" office:value="16599696" calcext:value-type="float">
            <text:p>16599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96" calcext:value-type="float">
            <text:p>4696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862" calcext:value-type="float">
            <text:p>1610519436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244" calcext:value-type="float">
            <text:p>396244</text:p>
          </table:table-cell>
          <table:table-cell office:value-type="float" office:value="1298" calcext:value-type="float">
            <text:p>129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2600" calcext:value-type="float">
            <text:p>16682600</text:p>
          </table:table-cell>
          <table:table-cell office:value-type="float" office:value="10777144" calcext:value-type="float">
            <text:p>10777144</text:p>
          </table:table-cell>
          <table:table-cell office:value-type="float" office:value="5905456" calcext:value-type="float">
            <text:p>5905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09" calcext:value-type="float">
            <text:p>4709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6966" calcext:value-type="float">
            <text:p>16105194369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400" calcext:value-type="float">
            <text:p>392400</text:p>
          </table:table-cell>
          <table:table-cell office:value-type="float" office:value="1294" calcext:value-type="float">
            <text:p>1294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2064" calcext:value-type="float">
            <text:p>16642064</text:p>
          </table:table-cell>
          <table:table-cell office:value-type="float" office:value="6139592" calcext:value-type="float">
            <text:p>6139592</text:p>
          </table:table-cell>
          <table:table-cell office:value-type="float" office:value="10502472" calcext:value-type="float">
            <text:p>10502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22" calcext:value-type="float">
            <text:p>4722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071" calcext:value-type="float">
            <text:p>1610519437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88" calcext:value-type="float">
            <text:p>387688</text:p>
          </table:table-cell>
          <table:table-cell office:value-type="float" office:value="1290" calcext:value-type="float">
            <text:p>1290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1816" calcext:value-type="float">
            <text:p>16761816</text:p>
          </table:table-cell>
          <table:table-cell office:value-type="float" office:value="2059512" calcext:value-type="float">
            <text:p>2059512</text:p>
          </table:table-cell>
          <table:table-cell office:value-type="float" office:value="14702304" calcext:value-type="float">
            <text:p>14702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34" calcext:value-type="float">
            <text:p>4734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175" calcext:value-type="float">
            <text:p>16105194371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092" calcext:value-type="float">
            <text:p>384092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96728" calcext:value-type="float">
            <text:p>18296728</text:p>
          </table:table-cell>
          <table:table-cell office:value-type="float" office:value="0" calcext:value-type="float">
            <text:p>0</text:p>
          </table:table-cell>
          <table:table-cell office:value-type="float" office:value="18296728" calcext:value-type="float">
            <text:p>18296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48" calcext:value-type="float">
            <text:p>4748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278" calcext:value-type="float">
            <text:p>16105194372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780" calcext:value-type="float">
            <text:p>383780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87456" calcext:value-type="float">
            <text:p>18287456</text:p>
          </table:table-cell>
          <table:table-cell office:value-type="float" office:value="0" calcext:value-type="float">
            <text:p>0</text:p>
          </table:table-cell>
          <table:table-cell office:value-type="float" office:value="18287456" calcext:value-type="float">
            <text:p>18287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60" calcext:value-type="float">
            <text:p>4760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383" calcext:value-type="float">
            <text:p>16105194373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960" calcext:value-type="float">
            <text:p>382960</text:p>
          </table:table-cell>
          <table:table-cell office:value-type="float" office:value="1285" calcext:value-type="float">
            <text:p>128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04752" calcext:value-type="float">
            <text:p>19004752</text:p>
          </table:table-cell>
          <table:table-cell office:value-type="float" office:value="0" calcext:value-type="float">
            <text:p>0</text:p>
          </table:table-cell>
          <table:table-cell office:value-type="float" office:value="19004752" calcext:value-type="float">
            <text:p>190047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73" calcext:value-type="float">
            <text:p>4773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487" calcext:value-type="float">
            <text:p>161051943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868" calcext:value-type="float">
            <text:p>383868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147192" calcext:value-type="float">
            <text:p>18147192</text:p>
          </table:table-cell>
          <table:table-cell office:value-type="float" office:value="0" calcext:value-type="float">
            <text:p>0</text:p>
          </table:table-cell>
          <table:table-cell office:value-type="float" office:value="18147192" calcext:value-type="float">
            <text:p>18147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87" calcext:value-type="float">
            <text:p>4787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592" calcext:value-type="float">
            <text:p>1610519437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372" calcext:value-type="float">
            <text:p>384372</text:p>
          </table:table-cell>
          <table:table-cell office:value-type="float" office:value="1286" calcext:value-type="float">
            <text:p>128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09744" calcext:value-type="float">
            <text:p>18009744</text:p>
          </table:table-cell>
          <table:table-cell office:value-type="float" office:value="0" calcext:value-type="float">
            <text:p>0</text:p>
          </table:table-cell>
          <table:table-cell office:value-type="float" office:value="18009744" calcext:value-type="float">
            <text:p>1800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799" calcext:value-type="float">
            <text:p>4799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697" calcext:value-type="float">
            <text:p>1610519437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020" calcext:value-type="float">
            <text:p>385020</text:p>
          </table:table-cell>
          <table:table-cell office:value-type="float" office:value="1287" calcext:value-type="float">
            <text:p>1287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4864" calcext:value-type="float">
            <text:p>17064864</text:p>
          </table:table-cell>
          <table:table-cell office:value-type="float" office:value="0" calcext:value-type="float">
            <text:p>0</text:p>
          </table:table-cell>
          <table:table-cell office:value-type="float" office:value="17064864" calcext:value-type="float">
            <text:p>17064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12" calcext:value-type="float">
            <text:p>4812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801" calcext:value-type="float">
            <text:p>16105194378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252" calcext:value-type="float">
            <text:p>387252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50672" calcext:value-type="float">
            <text:p>16750672</text:p>
          </table:table-cell>
          <table:table-cell office:value-type="float" office:value="1253944" calcext:value-type="float">
            <text:p>1253944</text:p>
          </table:table-cell>
          <table:table-cell office:value-type="float" office:value="15496728" calcext:value-type="float">
            <text:p>15496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24" calcext:value-type="float">
            <text:p>4824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7905" calcext:value-type="float">
            <text:p>16105194379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96" calcext:value-type="float">
            <text:p>388896</text:p>
          </table:table-cell>
          <table:table-cell office:value-type="float" office:value="1291" calcext:value-type="float">
            <text:p>1291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1944" calcext:value-type="float">
            <text:p>16461944</text:p>
          </table:table-cell>
          <table:table-cell office:value-type="float" office:value="3237416" calcext:value-type="float">
            <text:p>3237416</text:p>
          </table:table-cell>
          <table:table-cell office:value-type="float" office:value="13224528" calcext:value-type="float">
            <text:p>13224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37" calcext:value-type="float">
            <text:p>4837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009" calcext:value-type="float">
            <text:p>1610519438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40" calcext:value-type="float">
            <text:p>392740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18480" calcext:value-type="float">
            <text:p>16418480</text:p>
          </table:table-cell>
          <table:table-cell office:value-type="float" office:value="6335192" calcext:value-type="float">
            <text:p>6335192</text:p>
          </table:table-cell>
          <table:table-cell office:value-type="float" office:value="10083288" calcext:value-type="float">
            <text:p>10083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50" calcext:value-type="float">
            <text:p>4850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113" calcext:value-type="float">
            <text:p>1610519438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948" calcext:value-type="float">
            <text:p>395948</text:p>
          </table:table-cell>
          <table:table-cell office:value-type="float" office:value="1298" calcext:value-type="float">
            <text:p>129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7848" calcext:value-type="float">
            <text:p>16457848</text:p>
          </table:table-cell>
          <table:table-cell office:value-type="float" office:value="10318008" calcext:value-type="float">
            <text:p>10318008</text:p>
          </table:table-cell>
          <table:table-cell office:value-type="float" office:value="6139840" calcext:value-type="float">
            <text:p>6139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62" calcext:value-type="float">
            <text:p>4862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217" calcext:value-type="float">
            <text:p>16105194382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96" calcext:value-type="float">
            <text:p>386896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31216" calcext:value-type="float">
            <text:p>16431216</text:p>
          </table:table-cell>
          <table:table-cell office:value-type="float" office:value="765952" calcext:value-type="float">
            <text:p>765952</text:p>
          </table:table-cell>
          <table:table-cell office:value-type="float" office:value="15665264" calcext:value-type="float">
            <text:p>15665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74" calcext:value-type="float">
            <text:p>4874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321" calcext:value-type="float">
            <text:p>1610519438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552" calcext:value-type="float">
            <text:p>392552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8968" calcext:value-type="float">
            <text:p>16368968</text:p>
          </table:table-cell>
          <table:table-cell office:value-type="float" office:value="6811648" calcext:value-type="float">
            <text:p>6811648</text:p>
          </table:table-cell>
          <table:table-cell office:value-type="float" office:value="9557320" calcext:value-type="float">
            <text:p>9557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87" calcext:value-type="float">
            <text:p>4887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425" calcext:value-type="float">
            <text:p>1610519438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864" calcext:value-type="float">
            <text:p>384864</text:p>
          </table:table-cell>
          <table:table-cell office:value-type="float" office:value="1287" calcext:value-type="float">
            <text:p>1287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4304" calcext:value-type="float">
            <text:p>17044304</text:p>
          </table:table-cell>
          <table:table-cell office:value-type="float" office:value="0" calcext:value-type="float">
            <text:p>0</text:p>
          </table:table-cell>
          <table:table-cell office:value-type="float" office:value="17044304" calcext:value-type="float">
            <text:p>170443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00" calcext:value-type="float">
            <text:p>4900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529" calcext:value-type="float">
            <text:p>1610519438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800" calcext:value-type="float">
            <text:p>392800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5984" calcext:value-type="float">
            <text:p>16465984</text:p>
          </table:table-cell>
          <table:table-cell office:value-type="float" office:value="7382664" calcext:value-type="float">
            <text:p>7382664</text:p>
          </table:table-cell>
          <table:table-cell office:value-type="float" office:value="9083320" calcext:value-type="float">
            <text:p>9083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11" calcext:value-type="float">
            <text:p>4911</text:p>
          </table:table-cell>
          <table:table-cell office:value-type="float" office:value="-804" calcext:value-type="float">
            <text:p>-804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634" calcext:value-type="float">
            <text:p>1610519438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824" calcext:value-type="float">
            <text:p>389824</text:p>
          </table:table-cell>
          <table:table-cell office:value-type="float" office:value="1292" calcext:value-type="float">
            <text:p>1292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2960" calcext:value-type="float">
            <text:p>16042960</text:p>
          </table:table-cell>
          <table:table-cell office:value-type="float" office:value="3633152" calcext:value-type="float">
            <text:p>3633152</text:p>
          </table:table-cell>
          <table:table-cell office:value-type="float" office:value="12409808" calcext:value-type="float">
            <text:p>12409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24" calcext:value-type="float">
            <text:p>4924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738" calcext:value-type="float">
            <text:p>1610519438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600" calcext:value-type="float">
            <text:p>386600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2960" calcext:value-type="float">
            <text:p>16042960</text:p>
          </table:table-cell>
          <table:table-cell office:value-type="float" office:value="679912" calcext:value-type="float">
            <text:p>679912</text:p>
          </table:table-cell>
          <table:table-cell office:value-type="float" office:value="15363048" calcext:value-type="float">
            <text:p>15363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35" calcext:value-type="float">
            <text:p>4935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842" calcext:value-type="float">
            <text:p>1610519438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48" calcext:value-type="float">
            <text:p>386848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1664" calcext:value-type="float">
            <text:p>16051664</text:p>
          </table:table-cell>
          <table:table-cell office:value-type="float" office:value="716800" calcext:value-type="float">
            <text:p>716800</text:p>
          </table:table-cell>
          <table:table-cell office:value-type="float" office:value="15334864" calcext:value-type="float">
            <text:p>15334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46" calcext:value-type="float">
            <text:p>4946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8946" calcext:value-type="float">
            <text:p>1610519438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336" calcext:value-type="float">
            <text:p>388336</text:p>
          </table:table-cell>
          <table:table-cell office:value-type="float" office:value="1291" calcext:value-type="float">
            <text:p>1291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1664" calcext:value-type="float">
            <text:p>16051664</text:p>
          </table:table-cell>
          <table:table-cell office:value-type="float" office:value="2359352" calcext:value-type="float">
            <text:p>2359352</text:p>
          </table:table-cell>
          <table:table-cell office:value-type="float" office:value="13692312" calcext:value-type="float">
            <text:p>13692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58" calcext:value-type="float">
            <text:p>4958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050" calcext:value-type="float">
            <text:p>16105194390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296" calcext:value-type="float">
            <text:p>393296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6877184" calcext:value-type="float">
            <text:p>6877184</text:p>
          </table:table-cell>
          <table:table-cell office:value-type="float" office:value="8854448" calcext:value-type="float">
            <text:p>8854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70" calcext:value-type="float">
            <text:p>4970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155" calcext:value-type="float">
            <text:p>1610519439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344" calcext:value-type="float">
            <text:p>387344</text:p>
          </table:table-cell>
          <table:table-cell office:value-type="float" office:value="1289" calcext:value-type="float">
            <text:p>1289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675840" calcext:value-type="float">
            <text:p>675840</text:p>
          </table:table-cell>
          <table:table-cell office:value-type="float" office:value="15055792" calcext:value-type="float">
            <text:p>15055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81" calcext:value-type="float">
            <text:p>4981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259" calcext:value-type="float">
            <text:p>16105194392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96" calcext:value-type="float">
            <text:p>395496</text:p>
          </table:table-cell>
          <table:table-cell office:value-type="float" office:value="1298" calcext:value-type="float">
            <text:p>1298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8825728" calcext:value-type="float">
            <text:p>8825728</text:p>
          </table:table-cell>
          <table:table-cell office:value-type="float" office:value="6905904" calcext:value-type="float">
            <text:p>6905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92" calcext:value-type="float">
            <text:p>4992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363" calcext:value-type="float">
            <text:p>16105194393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12" calcext:value-type="float">
            <text:p>393512</text:p>
          </table:table-cell>
          <table:table-cell office:value-type="float" office:value="1296" calcext:value-type="float">
            <text:p>1296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6671232" calcext:value-type="float">
            <text:p>6671232</text:p>
          </table:table-cell>
          <table:table-cell office:value-type="float" office:value="9060400" calcext:value-type="float">
            <text:p>9060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03" calcext:value-type="float">
            <text:p>5003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467" calcext:value-type="float">
            <text:p>16105194394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768" calcext:value-type="float">
            <text:p>392768</text:p>
          </table:table-cell>
          <table:table-cell office:value-type="float" office:value="1295" calcext:value-type="float">
            <text:p>1295</text:p>
          </table:table-cell>
          <table:table-cell office:value-type="float" office:value="933688" calcext:value-type="float">
            <text:p>93368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5958528" calcext:value-type="float">
            <text:p>5958528</text:p>
          </table:table-cell>
          <table:table-cell office:value-type="float" office:value="9773104" calcext:value-type="float">
            <text:p>9773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14" calcext:value-type="float">
            <text:p>5014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39571" calcext:value-type="float">
            <text:p>1610519439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012" calcext:value-type="float">
            <text:p>387012</text:p>
          </table:table-cell>
          <table:table-cell office:value-type="float" office:value="1289" calcext:value-type="float">
            <text:p>1289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31632" calcext:value-type="float">
            <text:p>15731632</text:p>
          </table:table-cell>
          <table:table-cell office:value-type="float" office:value="768768" calcext:value-type="float">
            <text:p>768768</text:p>
          </table:table-cell>
          <table:table-cell office:value-type="float" office:value="14962864" calcext:value-type="float">
            <text:p>14962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25" calcext:value-type="float">
            <text:p>5025</text:p>
          </table:table-cell>
          <table:table-cell office:value-type="float" office:value="-242" calcext:value-type="float">
            <text:p>-24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234" calcext:value-type="float">
            <text:p>16105194442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284" calcext:value-type="float">
            <text:p>384284</text:p>
          </table:table-cell>
          <table:table-cell office:value-type="float" office:value="1287" calcext:value-type="float">
            <text:p>128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90488" calcext:value-type="float">
            <text:p>17490488</text:p>
          </table:table-cell>
          <table:table-cell office:value-type="float" office:value="0" calcext:value-type="float">
            <text:p>0</text:p>
          </table:table-cell>
          <table:table-cell office:value-type="float" office:value="17490488" calcext:value-type="float">
            <text:p>17490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39" calcext:value-type="float">
            <text:p>5039</text:p>
          </table:table-cell>
          <table:table-cell office:value-type="float" office:value="-242" calcext:value-type="float">
            <text:p>-24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338" calcext:value-type="float">
            <text:p>1610519444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560" calcext:value-type="float">
            <text:p>380560</text:p>
          </table:table-cell>
          <table:table-cell office:value-type="float" office:value="1283" calcext:value-type="float">
            <text:p>1283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37984" calcext:value-type="float">
            <text:p>20337984</text:p>
          </table:table-cell>
          <table:table-cell office:value-type="float" office:value="0" calcext:value-type="float">
            <text:p>0</text:p>
          </table:table-cell>
          <table:table-cell office:value-type="float" office:value="20337984" calcext:value-type="float">
            <text:p>20337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53" calcext:value-type="float">
            <text:p>5053</text:p>
          </table:table-cell>
          <table:table-cell office:value-type="float" office:value="-242" calcext:value-type="float">
            <text:p>-24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442" calcext:value-type="float">
            <text:p>1610519444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528" calcext:value-type="float">
            <text:p>383528</text:p>
          </table:table-cell>
          <table:table-cell office:value-type="float" office:value="1286" calcext:value-type="float">
            <text:p>128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3376" calcext:value-type="float">
            <text:p>17463376</text:p>
          </table:table-cell>
          <table:table-cell office:value-type="float" office:value="0" calcext:value-type="float">
            <text:p>0</text:p>
          </table:table-cell>
          <table:table-cell office:value-type="float" office:value="17463376" calcext:value-type="float">
            <text:p>17463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67" calcext:value-type="float">
            <text:p>5067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546" calcext:value-type="float">
            <text:p>1610519444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244" calcext:value-type="float">
            <text:p>381244</text:p>
          </table:table-cell>
          <table:table-cell office:value-type="float" office:value="1284" calcext:value-type="float">
            <text:p>1284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05760" calcext:value-type="float">
            <text:p>19505760</text:p>
          </table:table-cell>
          <table:table-cell office:value-type="float" office:value="0" calcext:value-type="float">
            <text:p>0</text:p>
          </table:table-cell>
          <table:table-cell office:value-type="float" office:value="19505760" calcext:value-type="float">
            <text:p>19505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80" calcext:value-type="float">
            <text:p>5080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651" calcext:value-type="float">
            <text:p>1610519444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296" calcext:value-type="float">
            <text:p>390296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47808" calcext:value-type="float">
            <text:p>17447808</text:p>
          </table:table-cell>
          <table:table-cell office:value-type="float" office:value="6729728" calcext:value-type="float">
            <text:p>6729728</text:p>
          </table:table-cell>
          <table:table-cell office:value-type="float" office:value="10718080" calcext:value-type="float">
            <text:p>10718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95" calcext:value-type="float">
            <text:p>5095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755" calcext:value-type="float">
            <text:p>16105194447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08" calcext:value-type="float">
            <text:p>388808</text:p>
          </table:table-cell>
          <table:table-cell office:value-type="float" office:value="1291" calcext:value-type="float">
            <text:p>1291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1736" calcext:value-type="float">
            <text:p>17191736</text:p>
          </table:table-cell>
          <table:table-cell office:value-type="float" office:value="5043832" calcext:value-type="float">
            <text:p>5043832</text:p>
          </table:table-cell>
          <table:table-cell office:value-type="float" office:value="12147904" calcext:value-type="float">
            <text:p>12147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08" calcext:value-type="float">
            <text:p>5108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860" calcext:value-type="float">
            <text:p>16105194448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676" calcext:value-type="float">
            <text:p>389676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34128" calcext:value-type="float">
            <text:p>17334128</text:p>
          </table:table-cell>
          <table:table-cell office:value-type="float" office:value="5320704" calcext:value-type="float">
            <text:p>5320704</text:p>
          </table:table-cell>
          <table:table-cell office:value-type="float" office:value="12013424" calcext:value-type="float">
            <text:p>12013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22" calcext:value-type="float">
            <text:p>5122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4965" calcext:value-type="float">
            <text:p>1610519444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288" calcext:value-type="float">
            <text:p>391288</text:p>
          </table:table-cell>
          <table:table-cell office:value-type="float" office:value="1293" calcext:value-type="float">
            <text:p>1293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07224" calcext:value-type="float">
            <text:p>17307224</text:p>
          </table:table-cell>
          <table:table-cell office:value-type="float" office:value="6966360" calcext:value-type="float">
            <text:p>6966360</text:p>
          </table:table-cell>
          <table:table-cell office:value-type="float" office:value="10340864" calcext:value-type="float">
            <text:p>10340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35" calcext:value-type="float">
            <text:p>5135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069" calcext:value-type="float">
            <text:p>16105194450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148" calcext:value-type="float">
            <text:p>393148</text:p>
          </table:table-cell>
          <table:table-cell office:value-type="float" office:value="1295" calcext:value-type="float">
            <text:p>1295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64288" calcext:value-type="float">
            <text:p>17564288</text:p>
          </table:table-cell>
          <table:table-cell office:value-type="float" office:value="9777152" calcext:value-type="float">
            <text:p>9777152</text:p>
          </table:table-cell>
          <table:table-cell office:value-type="float" office:value="7787136" calcext:value-type="float">
            <text:p>7787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49" calcext:value-type="float">
            <text:p>5149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174" calcext:value-type="float">
            <text:p>16105194451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992" calcext:value-type="float">
            <text:p>392992</text:p>
          </table:table-cell>
          <table:table-cell office:value-type="float" office:value="1295" calcext:value-type="float">
            <text:p>1295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25416" calcext:value-type="float">
            <text:p>17225416</text:p>
          </table:table-cell>
          <table:table-cell office:value-type="float" office:value="9283336" calcext:value-type="float">
            <text:p>9283336</text:p>
          </table:table-cell>
          <table:table-cell office:value-type="float" office:value="7942080" calcext:value-type="float">
            <text:p>7942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63" calcext:value-type="float">
            <text:p>5163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278" calcext:value-type="float">
            <text:p>1610519445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416" calcext:value-type="float">
            <text:p>395416</text:p>
          </table:table-cell>
          <table:table-cell office:value-type="float" office:value="1297" calcext:value-type="float">
            <text:p>129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2688" calcext:value-type="float">
            <text:p>17682688</text:p>
          </table:table-cell>
          <table:table-cell office:value-type="float" office:value="12517376" calcext:value-type="float">
            <text:p>12517376</text:p>
          </table:table-cell>
          <table:table-cell office:value-type="float" office:value="5165312" calcext:value-type="float">
            <text:p>5165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77" calcext:value-type="float">
            <text:p>5177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383" calcext:value-type="float">
            <text:p>161051944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724" calcext:value-type="float">
            <text:p>383724</text:p>
          </table:table-cell>
          <table:table-cell office:value-type="float" office:value="1286" calcext:value-type="float">
            <text:p>128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4184" calcext:value-type="float">
            <text:p>17344184</text:p>
          </table:table-cell>
          <table:table-cell office:value-type="float" office:value="0" calcext:value-type="float">
            <text:p>0</text:p>
          </table:table-cell>
          <table:table-cell office:value-type="float" office:value="17344184" calcext:value-type="float">
            <text:p>17344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90" calcext:value-type="float">
            <text:p>5190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487" calcext:value-type="float">
            <text:p>16105194454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760" calcext:value-type="float">
            <text:p>384760</text:p>
          </table:table-cell>
          <table:table-cell office:value-type="float" office:value="1287" calcext:value-type="float">
            <text:p>128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3760" calcext:value-type="float">
            <text:p>17233760</text:p>
          </table:table-cell>
          <table:table-cell office:value-type="float" office:value="1112328" calcext:value-type="float">
            <text:p>1112328</text:p>
          </table:table-cell>
          <table:table-cell office:value-type="float" office:value="16121432" calcext:value-type="float">
            <text:p>16121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02" calcext:value-type="float">
            <text:p>5202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592" calcext:value-type="float">
            <text:p>1610519445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252" calcext:value-type="float">
            <text:p>390252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1224" calcext:value-type="float">
            <text:p>17011224</text:p>
          </table:table-cell>
          <table:table-cell office:value-type="float" office:value="6451200" calcext:value-type="float">
            <text:p>6451200</text:p>
          </table:table-cell>
          <table:table-cell office:value-type="float" office:value="10560024" calcext:value-type="float">
            <text:p>10560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16" calcext:value-type="float">
            <text:p>5216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697" calcext:value-type="float">
            <text:p>1610519445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452" calcext:value-type="float">
            <text:p>393452</text:p>
          </table:table-cell>
          <table:table-cell office:value-type="float" office:value="1295" calcext:value-type="float">
            <text:p>1295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0800" calcext:value-type="float">
            <text:p>17130800</text:p>
          </table:table-cell>
          <table:table-cell office:value-type="float" office:value="9820776" calcext:value-type="float">
            <text:p>9820776</text:p>
          </table:table-cell>
          <table:table-cell office:value-type="float" office:value="7310024" calcext:value-type="float">
            <text:p>7310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30" calcext:value-type="float">
            <text:p>5230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802" calcext:value-type="float">
            <text:p>1610519445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668" calcext:value-type="float">
            <text:p>382668</text:p>
          </table:table-cell>
          <table:table-cell office:value-type="float" office:value="1285" calcext:value-type="float">
            <text:p>1285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15344" calcext:value-type="float">
            <text:p>18315344</text:p>
          </table:table-cell>
          <table:table-cell office:value-type="float" office:value="0" calcext:value-type="float">
            <text:p>0</text:p>
          </table:table-cell>
          <table:table-cell office:value-type="float" office:value="18315344" calcext:value-type="float">
            <text:p>18315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43" calcext:value-type="float">
            <text:p>5243</text:p>
          </table:table-cell>
          <table:table-cell office:value-type="float" office:value="-740" calcext:value-type="float">
            <text:p>-74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5907" calcext:value-type="float">
            <text:p>16105194459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024" calcext:value-type="float">
            <text:p>393024</text:p>
          </table:table-cell>
          <table:table-cell office:value-type="float" office:value="1295" calcext:value-type="float">
            <text:p>1295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7440" calcext:value-type="float">
            <text:p>17147440</text:p>
          </table:table-cell>
          <table:table-cell office:value-type="float" office:value="9449472" calcext:value-type="float">
            <text:p>9449472</text:p>
          </table:table-cell>
          <table:table-cell office:value-type="float" office:value="7697968" calcext:value-type="float">
            <text:p>7697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57" calcext:value-type="float">
            <text:p>5257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011" calcext:value-type="float">
            <text:p>1610519446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352" calcext:value-type="float">
            <text:p>383352</text:p>
          </table:table-cell>
          <table:table-cell office:value-type="float" office:value="1286" calcext:value-type="float">
            <text:p>1286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7560" calcext:value-type="float">
            <text:p>17467560</text:p>
          </table:table-cell>
          <table:table-cell office:value-type="float" office:value="0" calcext:value-type="float">
            <text:p>0</text:p>
          </table:table-cell>
          <table:table-cell office:value-type="float" office:value="17467560" calcext:value-type="float">
            <text:p>17467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71" calcext:value-type="float">
            <text:p>5271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115" calcext:value-type="float">
            <text:p>16105194461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684" calcext:value-type="float">
            <text:p>388684</text:p>
          </table:table-cell>
          <table:table-cell office:value-type="float" office:value="1291" calcext:value-type="float">
            <text:p>1291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3360" calcext:value-type="float">
            <text:p>17013360</text:p>
          </table:table-cell>
          <table:table-cell office:value-type="float" office:value="5057512" calcext:value-type="float">
            <text:p>5057512</text:p>
          </table:table-cell>
          <table:table-cell office:value-type="float" office:value="11955848" calcext:value-type="float">
            <text:p>11955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83" calcext:value-type="float">
            <text:p>5283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221" calcext:value-type="float">
            <text:p>16105194462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872" calcext:value-type="float">
            <text:p>380872</text:p>
          </table:table-cell>
          <table:table-cell office:value-type="float" office:value="1283" calcext:value-type="float">
            <text:p>1283</text:p>
          </table:table-cell>
          <table:table-cell office:value-type="float" office:value="933684" calcext:value-type="float">
            <text:p>9336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32928" calcext:value-type="float">
            <text:p>19532928</text:p>
          </table:table-cell>
          <table:table-cell office:value-type="float" office:value="0" calcext:value-type="float">
            <text:p>0</text:p>
          </table:table-cell>
          <table:table-cell office:value-type="float" office:value="19532928" calcext:value-type="float">
            <text:p>19532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297" calcext:value-type="float">
            <text:p>5297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325" calcext:value-type="float">
            <text:p>16105194463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668" calcext:value-type="float">
            <text:p>390668</text:p>
          </table:table-cell>
          <table:table-cell office:value-type="float" office:value="1293" calcext:value-type="float">
            <text:p>1293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6896" calcext:value-type="float">
            <text:p>16796896</text:p>
          </table:table-cell>
          <table:table-cell office:value-type="float" office:value="5976064" calcext:value-type="float">
            <text:p>5976064</text:p>
          </table:table-cell>
          <table:table-cell office:value-type="float" office:value="10820832" calcext:value-type="float">
            <text:p>10820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10" calcext:value-type="float">
            <text:p>5310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430" calcext:value-type="float">
            <text:p>16105194464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848" calcext:value-type="float">
            <text:p>383848</text:p>
          </table:table-cell>
          <table:table-cell office:value-type="float" office:value="1286" calcext:value-type="float">
            <text:p>128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9912" calcext:value-type="float">
            <text:p>16969912</text:p>
          </table:table-cell>
          <table:table-cell office:value-type="float" office:value="0" calcext:value-type="float">
            <text:p>0</text:p>
          </table:table-cell>
          <table:table-cell office:value-type="float" office:value="16969912" calcext:value-type="float">
            <text:p>16969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23" calcext:value-type="float">
            <text:p>5323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534" calcext:value-type="float">
            <text:p>16105194465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2032" calcext:value-type="float">
            <text:p>392032</text:p>
          </table:table-cell>
          <table:table-cell office:value-type="float" office:value="1294" calcext:value-type="float">
            <text:p>1294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8416" calcext:value-type="float">
            <text:p>16728416</text:p>
          </table:table-cell>
          <table:table-cell office:value-type="float" office:value="8127976" calcext:value-type="float">
            <text:p>8127976</text:p>
          </table:table-cell>
          <table:table-cell office:value-type="float" office:value="8600440" calcext:value-type="float">
            <text:p>8600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37" calcext:value-type="float">
            <text:p>5337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638" calcext:value-type="float">
            <text:p>1610519446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088" calcext:value-type="float">
            <text:p>385088</text:p>
          </table:table-cell>
          <table:table-cell office:value-type="float" office:value="1287" calcext:value-type="float">
            <text:p>128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4424" calcext:value-type="float">
            <text:p>17044424</text:p>
          </table:table-cell>
          <table:table-cell office:value-type="float" office:value="1293800" calcext:value-type="float">
            <text:p>1293800</text:p>
          </table:table-cell>
          <table:table-cell office:value-type="float" office:value="15750624" calcext:value-type="float">
            <text:p>15750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49" calcext:value-type="float">
            <text:p>5349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743" calcext:value-type="float">
            <text:p>16105194467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084" calcext:value-type="float">
            <text:p>396084</text:p>
          </table:table-cell>
          <table:table-cell office:value-type="float" office:value="1298" calcext:value-type="float">
            <text:p>1298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2000" calcext:value-type="float">
            <text:p>16822000</text:p>
          </table:table-cell>
          <table:table-cell office:value-type="float" office:value="12201984" calcext:value-type="float">
            <text:p>12201984</text:p>
          </table:table-cell>
          <table:table-cell office:value-type="float" office:value="4620016" calcext:value-type="float">
            <text:p>4620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64" calcext:value-type="float">
            <text:p>5364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848" calcext:value-type="float">
            <text:p>1610519446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024" calcext:value-type="float">
            <text:p>390024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5032" calcext:value-type="float">
            <text:p>16795032</text:p>
          </table:table-cell>
          <table:table-cell office:value-type="float" office:value="6287360" calcext:value-type="float">
            <text:p>6287360</text:p>
          </table:table-cell>
          <table:table-cell office:value-type="float" office:value="10507672" calcext:value-type="float">
            <text:p>10507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76" calcext:value-type="float">
            <text:p>5376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6953" calcext:value-type="float">
            <text:p>1610519446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188" calcext:value-type="float">
            <text:p>385188</text:p>
          </table:table-cell>
          <table:table-cell office:value-type="float" office:value="1287" calcext:value-type="float">
            <text:p>128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9024" calcext:value-type="float">
            <text:p>16669024</text:p>
          </table:table-cell>
          <table:table-cell office:value-type="float" office:value="962560" calcext:value-type="float">
            <text:p>962560</text:p>
          </table:table-cell>
          <table:table-cell office:value-type="float" office:value="15706464" calcext:value-type="float">
            <text:p>15706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89" calcext:value-type="float">
            <text:p>5389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057" calcext:value-type="float">
            <text:p>1610519447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5688" calcext:value-type="float">
            <text:p>395688</text:p>
          </table:table-cell>
          <table:table-cell office:value-type="float" office:value="1297" calcext:value-type="float">
            <text:p>1297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3240" calcext:value-type="float">
            <text:p>16673240</text:p>
          </table:table-cell>
          <table:table-cell office:value-type="float" office:value="11889912" calcext:value-type="float">
            <text:p>11889912</text:p>
          </table:table-cell>
          <table:table-cell office:value-type="float" office:value="4783328" calcext:value-type="float">
            <text:p>4783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02" calcext:value-type="float">
            <text:p>5402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162" calcext:value-type="float">
            <text:p>16105194471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200" calcext:value-type="float">
            <text:p>393200</text:p>
          </table:table-cell>
          <table:table-cell office:value-type="float" office:value="1295" calcext:value-type="float">
            <text:p>1295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8976" calcext:value-type="float">
            <text:p>16878976</text:p>
          </table:table-cell>
          <table:table-cell office:value-type="float" office:value="9660088" calcext:value-type="float">
            <text:p>9660088</text:p>
          </table:table-cell>
          <table:table-cell office:value-type="float" office:value="7218888" calcext:value-type="float">
            <text:p>7218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15" calcext:value-type="float">
            <text:p>5415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266" calcext:value-type="float">
            <text:p>16105194472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348" calcext:value-type="float">
            <text:p>391348</text:p>
          </table:table-cell>
          <table:table-cell office:value-type="float" office:value="1293" calcext:value-type="float">
            <text:p>1293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8456" calcext:value-type="float">
            <text:p>16818456</text:p>
          </table:table-cell>
          <table:table-cell office:value-type="float" office:value="7185064" calcext:value-type="float">
            <text:p>7185064</text:p>
          </table:table-cell>
          <table:table-cell office:value-type="float" office:value="9633392" calcext:value-type="float">
            <text:p>9633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28" calcext:value-type="float">
            <text:p>5428</text:p>
          </table:table-cell>
          <table:table-cell office:value-type="float" office:value="-802" calcext:value-type="float">
            <text:p>-80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370" calcext:value-type="float">
            <text:p>16105194473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68" calcext:value-type="float">
            <text:p>388868</text:p>
          </table:table-cell>
          <table:table-cell office:value-type="float" office:value="1291" calcext:value-type="float">
            <text:p>1291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5632" calcext:value-type="float">
            <text:p>16725632</text:p>
          </table:table-cell>
          <table:table-cell office:value-type="float" office:value="5169368" calcext:value-type="float">
            <text:p>5169368</text:p>
          </table:table-cell>
          <table:table-cell office:value-type="float" office:value="11556264" calcext:value-type="float">
            <text:p>11556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41" calcext:value-type="float">
            <text:p>5441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474" calcext:value-type="float">
            <text:p>1610519447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752" calcext:value-type="float">
            <text:p>387752</text:p>
          </table:table-cell>
          <table:table-cell office:value-type="float" office:value="1290" calcext:value-type="float">
            <text:p>1290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7672" calcext:value-type="float">
            <text:p>16747672</text:p>
          </table:table-cell>
          <table:table-cell office:value-type="float" office:value="3989304" calcext:value-type="float">
            <text:p>3989304</text:p>
          </table:table-cell>
          <table:table-cell office:value-type="float" office:value="12758368" calcext:value-type="float">
            <text:p>12758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54" calcext:value-type="float">
            <text:p>5454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579" calcext:value-type="float">
            <text:p>1610519447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752" calcext:value-type="float">
            <text:p>387752</text:p>
          </table:table-cell>
          <table:table-cell office:value-type="float" office:value="1290" calcext:value-type="float">
            <text:p>1290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9824" calcext:value-type="float">
            <text:p>16769824</text:p>
          </table:table-cell>
          <table:table-cell office:value-type="float" office:value="3989144" calcext:value-type="float">
            <text:p>3989144</text:p>
          </table:table-cell>
          <table:table-cell office:value-type="float" office:value="12780680" calcext:value-type="float">
            <text:p>12780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66" calcext:value-type="float">
            <text:p>5466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683" calcext:value-type="float">
            <text:p>1610519447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000" calcext:value-type="float">
            <text:p>388000</text:p>
          </table:table-cell>
          <table:table-cell office:value-type="float" office:value="1290" calcext:value-type="float">
            <text:p>1290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1528" calcext:value-type="float">
            <text:p>16741528</text:p>
          </table:table-cell>
          <table:table-cell office:value-type="float" office:value="4431448" calcext:value-type="float">
            <text:p>4431448</text:p>
          </table:table-cell>
          <table:table-cell office:value-type="float" office:value="12310080" calcext:value-type="float">
            <text:p>12310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79" calcext:value-type="float">
            <text:p>5479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787" calcext:value-type="float">
            <text:p>16105194477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364" calcext:value-type="float">
            <text:p>389364</text:p>
          </table:table-cell>
          <table:table-cell office:value-type="float" office:value="1291" calcext:value-type="float">
            <text:p>1291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4944" calcext:value-type="float">
            <text:p>16664944</text:p>
          </table:table-cell>
          <table:table-cell office:value-type="float" office:value="5546648" calcext:value-type="float">
            <text:p>5546648</text:p>
          </table:table-cell>
          <table:table-cell office:value-type="float" office:value="11118296" calcext:value-type="float">
            <text:p>11118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92" calcext:value-type="float">
            <text:p>5492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892" calcext:value-type="float">
            <text:p>16105194478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1968" calcext:value-type="float">
            <text:p>391968</text:p>
          </table:table-cell>
          <table:table-cell office:value-type="float" office:value="1294" calcext:value-type="float">
            <text:p>1294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5208" calcext:value-type="float">
            <text:p>16475208</text:p>
          </table:table-cell>
          <table:table-cell office:value-type="float" office:value="7464328" calcext:value-type="float">
            <text:p>7464328</text:p>
          </table:table-cell>
          <table:table-cell office:value-type="float" office:value="9010880" calcext:value-type="float">
            <text:p>9010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05" calcext:value-type="float">
            <text:p>5505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7996" calcext:value-type="float">
            <text:p>16105194479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952" calcext:value-type="float">
            <text:p>393952</text:p>
          </table:table-cell>
          <table:table-cell office:value-type="float" office:value="1296" calcext:value-type="float">
            <text:p>129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1504" calcext:value-type="float">
            <text:p>16381504</text:p>
          </table:table-cell>
          <table:table-cell office:value-type="float" office:value="10103272" calcext:value-type="float">
            <text:p>10103272</text:p>
          </table:table-cell>
          <table:table-cell office:value-type="float" office:value="6278232" calcext:value-type="float">
            <text:p>6278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17" calcext:value-type="float">
            <text:p>5517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100" calcext:value-type="float">
            <text:p>1610519448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156" calcext:value-type="float">
            <text:p>384156</text:p>
          </table:table-cell>
          <table:table-cell office:value-type="float" office:value="1286" calcext:value-type="float">
            <text:p>128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0888" calcext:value-type="float">
            <text:p>16420888</text:p>
          </table:table-cell>
          <table:table-cell office:value-type="float" office:value="208896" calcext:value-type="float">
            <text:p>208896</text:p>
          </table:table-cell>
          <table:table-cell office:value-type="float" office:value="16211992" calcext:value-type="float">
            <text:p>16211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30" calcext:value-type="float">
            <text:p>5530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204" calcext:value-type="float">
            <text:p>1610519448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604" calcext:value-type="float">
            <text:p>390604</text:p>
          </table:table-cell>
          <table:table-cell office:value-type="float" office:value="1293" calcext:value-type="float">
            <text:p>1293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4432" calcext:value-type="float">
            <text:p>16394432</text:p>
          </table:table-cell>
          <table:table-cell office:value-type="float" office:value="6647808" calcext:value-type="float">
            <text:p>6647808</text:p>
          </table:table-cell>
          <table:table-cell office:value-type="float" office:value="9746624" calcext:value-type="float">
            <text:p>9746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43" calcext:value-type="float">
            <text:p>5543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308" calcext:value-type="float">
            <text:p>16105194483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6020" calcext:value-type="float">
            <text:p>396020</text:p>
          </table:table-cell>
          <table:table-cell office:value-type="float" office:value="1298" calcext:value-type="float">
            <text:p>1298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4432" calcext:value-type="float">
            <text:p>16394432</text:p>
          </table:table-cell>
          <table:table-cell office:value-type="float" office:value="12410712" calcext:value-type="float">
            <text:p>12410712</text:p>
          </table:table-cell>
          <table:table-cell office:value-type="float" office:value="3983720" calcext:value-type="float">
            <text:p>39837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56" calcext:value-type="float">
            <text:p>5556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414" calcext:value-type="float">
            <text:p>1610519448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04" calcext:value-type="float">
            <text:p>388404</text:p>
          </table:table-cell>
          <table:table-cell office:value-type="float" office:value="1290" calcext:value-type="float">
            <text:p>1290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3944" calcext:value-type="float">
            <text:p>16963944</text:p>
          </table:table-cell>
          <table:table-cell office:value-type="float" office:value="4936616" calcext:value-type="float">
            <text:p>4936616</text:p>
          </table:table-cell>
          <table:table-cell office:value-type="float" office:value="12027328" calcext:value-type="float">
            <text:p>12027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68" calcext:value-type="float">
            <text:p>5568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518" calcext:value-type="float">
            <text:p>16105194485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188" calcext:value-type="float">
            <text:p>384188</text:p>
          </table:table-cell>
          <table:table-cell office:value-type="float" office:value="1286" calcext:value-type="float">
            <text:p>128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9208" calcext:value-type="float">
            <text:p>16359208</text:p>
          </table:table-cell>
          <table:table-cell office:value-type="float" office:value="94208" calcext:value-type="float">
            <text:p>94208</text:p>
          </table:table-cell>
          <table:table-cell office:value-type="float" office:value="16265000" calcext:value-type="float">
            <text:p>16265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80" calcext:value-type="float">
            <text:p>5580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621" calcext:value-type="float">
            <text:p>1610519448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860" calcext:value-type="float">
            <text:p>393860</text:p>
          </table:table-cell>
          <table:table-cell office:value-type="float" office:value="1296" calcext:value-type="float">
            <text:p>129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5504" calcext:value-type="float">
            <text:p>16055504</text:p>
          </table:table-cell>
          <table:table-cell office:value-type="float" office:value="9515008" calcext:value-type="float">
            <text:p>9515008</text:p>
          </table:table-cell>
          <table:table-cell office:value-type="float" office:value="6540496" calcext:value-type="float">
            <text:p>6540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92" calcext:value-type="float">
            <text:p>5592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725" calcext:value-type="float">
            <text:p>16105194487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140" calcext:value-type="float">
            <text:p>390140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55504" calcext:value-type="float">
            <text:p>16055504</text:p>
          </table:table-cell>
          <table:table-cell office:value-type="float" office:value="5807432" calcext:value-type="float">
            <text:p>5807432</text:p>
          </table:table-cell>
          <table:table-cell office:value-type="float" office:value="10248072" calcext:value-type="float">
            <text:p>10248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04" calcext:value-type="float">
            <text:p>5604</text:p>
          </table:table-cell>
          <table:table-cell office:value-type="float" office:value="-811" calcext:value-type="float">
            <text:p>-81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830" calcext:value-type="float">
            <text:p>16105194488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20" calcext:value-type="float">
            <text:p>389520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61712" calcext:value-type="float">
            <text:p>16061712</text:p>
          </table:table-cell>
          <table:table-cell office:value-type="float" office:value="5074944" calcext:value-type="float">
            <text:p>5074944</text:p>
          </table:table-cell>
          <table:table-cell office:value-type="float" office:value="10986768" calcext:value-type="float">
            <text:p>10986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15" calcext:value-type="float">
            <text:p>5615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8935" calcext:value-type="float">
            <text:p>16105194489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264" calcext:value-type="float">
            <text:p>390264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61712" calcext:value-type="float">
            <text:p>16061712</text:p>
          </table:table-cell>
          <table:table-cell office:value-type="float" office:value="5864808" calcext:value-type="float">
            <text:p>5864808</text:p>
          </table:table-cell>
          <table:table-cell office:value-type="float" office:value="10196904" calcext:value-type="float">
            <text:p>10196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28" calcext:value-type="float">
            <text:p>5628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039" calcext:value-type="float">
            <text:p>16105194490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984" calcext:value-type="float">
            <text:p>393984</text:p>
          </table:table-cell>
          <table:table-cell office:value-type="float" office:value="1296" calcext:value-type="float">
            <text:p>129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9433088" calcext:value-type="float">
            <text:p>9433088</text:p>
          </table:table-cell>
          <table:table-cell office:value-type="float" office:value="6459696" calcext:value-type="float">
            <text:p>6459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40" calcext:value-type="float">
            <text:p>5640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143" calcext:value-type="float">
            <text:p>1610519449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44" calcext:value-type="float">
            <text:p>386544</text:p>
          </table:table-cell>
          <table:table-cell office:value-type="float" office:value="1289" calcext:value-type="float">
            <text:p>1289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1789952" calcext:value-type="float">
            <text:p>1789952</text:p>
          </table:table-cell>
          <table:table-cell office:value-type="float" office:value="14102832" calcext:value-type="float">
            <text:p>14102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50" calcext:value-type="float">
            <text:p>5650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247" calcext:value-type="float">
            <text:p>1610519449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52" calcext:value-type="float">
            <text:p>393552</text:p>
          </table:table-cell>
          <table:table-cell office:value-type="float" office:value="1296" calcext:value-type="float">
            <text:p>1296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9052896" calcext:value-type="float">
            <text:p>9052896</text:p>
          </table:table-cell>
          <table:table-cell office:value-type="float" office:value="6839888" calcext:value-type="float">
            <text:p>6839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62" calcext:value-type="float">
            <text:p>5662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351" calcext:value-type="float">
            <text:p>1610519449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328" calcext:value-type="float">
            <text:p>390328</text:p>
          </table:table-cell>
          <table:table-cell office:value-type="float" office:value="1292" calcext:value-type="float">
            <text:p>1292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5751520" calcext:value-type="float">
            <text:p>5751520</text:p>
          </table:table-cell>
          <table:table-cell office:value-type="float" office:value="10141264" calcext:value-type="float">
            <text:p>10141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72" calcext:value-type="float">
            <text:p>5672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455" calcext:value-type="float">
            <text:p>16105194494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088" calcext:value-type="float">
            <text:p>389088</text:p>
          </table:table-cell>
          <table:table-cell office:value-type="float" office:value="1291" calcext:value-type="float">
            <text:p>1291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4334304" calcext:value-type="float">
            <text:p>4334304</text:p>
          </table:table-cell>
          <table:table-cell office:value-type="float" office:value="11558480" calcext:value-type="float">
            <text:p>11558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83" calcext:value-type="float">
            <text:p>5683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559" calcext:value-type="float">
            <text:p>16105194495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592" calcext:value-type="float">
            <text:p>388592</text:p>
          </table:table-cell>
          <table:table-cell office:value-type="float" office:value="1291" calcext:value-type="float">
            <text:p>1291</text:p>
          </table:table-cell>
          <table:table-cell office:value-type="float" office:value="933692" calcext:value-type="float">
            <text:p>9336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2784" calcext:value-type="float">
            <text:p>15892784</text:p>
          </table:table-cell>
          <table:table-cell office:value-type="float" office:value="3916512" calcext:value-type="float">
            <text:p>3916512</text:p>
          </table:table-cell>
          <table:table-cell office:value-type="float" office:value="11976272" calcext:value-type="float">
            <text:p>11976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93" calcext:value-type="float">
            <text:p>5693</text:p>
          </table:table-cell>
          <table:table-cell office:value-type="float" office:value="-816" calcext:value-type="float">
            <text:p>-816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49663" calcext:value-type="float">
            <text:p>16105194496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3584" calcext:value-type="float">
            <text:p>393584</text:p>
          </table:table-cell>
          <table:table-cell office:value-type="float" office:value="1295" calcext:value-type="float">
            <text:p>1295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150016" calcext:value-type="float">
            <text:p>22150016</text:p>
          </table:table-cell>
          <table:table-cell office:value-type="float" office:value="0" calcext:value-type="float">
            <text:p>0</text:p>
          </table:table-cell>
          <table:table-cell office:value-type="float" office:value="22150016" calcext:value-type="float">
            <text:p>22150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06" calcext:value-type="float">
            <text:p>5706</text:p>
          </table:table-cell>
          <table:table-cell office:value-type="float" office:value="-223" calcext:value-type="float">
            <text:p>-22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261" calcext:value-type="float">
            <text:p>16105194542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968" calcext:value-type="float">
            <text:p>410968</text:p>
          </table:table-cell>
          <table:table-cell office:value-type="float" office:value="1312" calcext:value-type="float">
            <text:p>1312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5736" calcext:value-type="float">
            <text:p>17145736</text:p>
          </table:table-cell>
          <table:table-cell office:value-type="float" office:value="3947704" calcext:value-type="float">
            <text:p>3947704</text:p>
          </table:table-cell>
          <table:table-cell office:value-type="float" office:value="13198032" calcext:value-type="float">
            <text:p>13198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18" calcext:value-type="float">
            <text:p>5718</text:p>
          </table:table-cell>
          <table:table-cell office:value-type="float" office:value="-223" calcext:value-type="float">
            <text:p>-22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366" calcext:value-type="float">
            <text:p>16105194543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352" calcext:value-type="float">
            <text:p>406352</text:p>
          </table:table-cell>
          <table:table-cell office:value-type="float" office:value="1308" calcext:value-type="float">
            <text:p>1308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4480" calcext:value-type="float">
            <text:p>17164480</text:p>
          </table:table-cell>
          <table:table-cell office:value-type="float" office:value="0" calcext:value-type="float">
            <text:p>0</text:p>
          </table:table-cell>
          <table:table-cell office:value-type="float" office:value="17164480" calcext:value-type="float">
            <text:p>171644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32" calcext:value-type="float">
            <text:p>5732</text:p>
          </table:table-cell>
          <table:table-cell office:value-type="float" office:value="-223" calcext:value-type="float">
            <text:p>-22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471" calcext:value-type="float">
            <text:p>1610519454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616" calcext:value-type="float">
            <text:p>417616</text:p>
          </table:table-cell>
          <table:table-cell office:value-type="float" office:value="1319" calcext:value-type="float">
            <text:p>1319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18328" calcext:value-type="float">
            <text:p>17718328</text:p>
          </table:table-cell>
          <table:table-cell office:value-type="float" office:value="12369920" calcext:value-type="float">
            <text:p>12369920</text:p>
          </table:table-cell>
          <table:table-cell office:value-type="float" office:value="5348408" calcext:value-type="float">
            <text:p>5348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47" calcext:value-type="float">
            <text:p>5747</text:p>
          </table:table-cell>
          <table:table-cell office:value-type="float" office:value="-223" calcext:value-type="float">
            <text:p>-22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577" calcext:value-type="float">
            <text:p>1610519454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512" calcext:value-type="float">
            <text:p>413512</text:p>
          </table:table-cell>
          <table:table-cell office:value-type="float" office:value="1315" calcext:value-type="float">
            <text:p>1315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1104" calcext:value-type="float">
            <text:p>17131104</text:p>
          </table:table-cell>
          <table:table-cell office:value-type="float" office:value="6806776" calcext:value-type="float">
            <text:p>6806776</text:p>
          </table:table-cell>
          <table:table-cell office:value-type="float" office:value="10324328" calcext:value-type="float">
            <text:p>10324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60" calcext:value-type="float">
            <text:p>5760</text:p>
          </table:table-cell>
          <table:table-cell office:value-type="float" office:value="-223" calcext:value-type="float">
            <text:p>-22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681" calcext:value-type="float">
            <text:p>1610519454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664" calcext:value-type="float">
            <text:p>412664</text:p>
          </table:table-cell>
          <table:table-cell office:value-type="float" office:value="1314" calcext:value-type="float">
            <text:p>1314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2520" calcext:value-type="float">
            <text:p>17012520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11298600" calcext:value-type="float">
            <text:p>11298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74" calcext:value-type="float">
            <text:p>5774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785" calcext:value-type="float">
            <text:p>1610519454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180" calcext:value-type="float">
            <text:p>409180</text:p>
          </table:table-cell>
          <table:table-cell office:value-type="float" office:value="1311" calcext:value-type="float">
            <text:p>1311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3072" calcext:value-type="float">
            <text:p>17133072</text:p>
          </table:table-cell>
          <table:table-cell office:value-type="float" office:value="3042792" calcext:value-type="float">
            <text:p>3042792</text:p>
          </table:table-cell>
          <table:table-cell office:value-type="float" office:value="14090280" calcext:value-type="float">
            <text:p>14090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787" calcext:value-type="float">
            <text:p>5787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891" calcext:value-type="float">
            <text:p>1610519454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416" calcext:value-type="float">
            <text:p>409416</text:p>
          </table:table-cell>
          <table:table-cell office:value-type="float" office:value="1311" calcext:value-type="float">
            <text:p>1311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6376" calcext:value-type="float">
            <text:p>17046376</text:p>
          </table:table-cell>
          <table:table-cell office:value-type="float" office:value="2322432" calcext:value-type="float">
            <text:p>2322432</text:p>
          </table:table-cell>
          <table:table-cell office:value-type="float" office:value="14723944" calcext:value-type="float">
            <text:p>14723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01" calcext:value-type="float">
            <text:p>5801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4995" calcext:value-type="float">
            <text:p>16105194549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924" calcext:value-type="float">
            <text:p>406924</text:p>
          </table:table-cell>
          <table:table-cell office:value-type="float" office:value="1308" calcext:value-type="float">
            <text:p>1308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0144" calcext:value-type="float">
            <text:p>17150144</text:p>
          </table:table-cell>
          <table:table-cell office:value-type="float" office:value="525336" calcext:value-type="float">
            <text:p>525336</text:p>
          </table:table-cell>
          <table:table-cell office:value-type="float" office:value="16624808" calcext:value-type="float">
            <text:p>16624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14" calcext:value-type="float">
            <text:p>5814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100" calcext:value-type="float">
            <text:p>1610519455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896" calcext:value-type="float">
            <text:p>408896</text:p>
          </table:table-cell>
          <table:table-cell office:value-type="float" office:value="1310" calcext:value-type="float">
            <text:p>1310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47976" calcext:value-type="float">
            <text:p>16947976</text:p>
          </table:table-cell>
          <table:table-cell office:value-type="float" office:value="2469888" calcext:value-type="float">
            <text:p>2469888</text:p>
          </table:table-cell>
          <table:table-cell office:value-type="float" office:value="14478088" calcext:value-type="float">
            <text:p>14478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27" calcext:value-type="float">
            <text:p>5827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204" calcext:value-type="float">
            <text:p>1610519455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900" calcext:value-type="float">
            <text:p>410900</text:p>
          </table:table-cell>
          <table:table-cell office:value-type="float" office:value="1312" calcext:value-type="float">
            <text:p>1312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0080" calcext:value-type="float">
            <text:p>17150080</text:p>
          </table:table-cell>
          <table:table-cell office:value-type="float" office:value="4284120" calcext:value-type="float">
            <text:p>4284120</text:p>
          </table:table-cell>
          <table:table-cell office:value-type="float" office:value="12865960" calcext:value-type="float">
            <text:p>12865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42" calcext:value-type="float">
            <text:p>5842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309" calcext:value-type="float">
            <text:p>16105194553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980" calcext:value-type="float">
            <text:p>414980</text:p>
          </table:table-cell>
          <table:table-cell office:value-type="float" office:value="1316" calcext:value-type="float">
            <text:p>1316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8248" calcext:value-type="float">
            <text:p>17128248</text:p>
          </table:table-cell>
          <table:table-cell office:value-type="float" office:value="7680000" calcext:value-type="float">
            <text:p>7680000</text:p>
          </table:table-cell>
          <table:table-cell office:value-type="float" office:value="9448248" calcext:value-type="float">
            <text:p>9448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55" calcext:value-type="float">
            <text:p>5855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414" calcext:value-type="float">
            <text:p>16105194554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896" calcext:value-type="float">
            <text:p>414896</text:p>
          </table:table-cell>
          <table:table-cell office:value-type="float" office:value="1316" calcext:value-type="float">
            <text:p>1316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9488" calcext:value-type="float">
            <text:p>16969488</text:p>
          </table:table-cell>
          <table:table-cell office:value-type="float" office:value="8191096" calcext:value-type="float">
            <text:p>8191096</text:p>
          </table:table-cell>
          <table:table-cell office:value-type="float" office:value="8778392" calcext:value-type="float">
            <text:p>8778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69" calcext:value-type="float">
            <text:p>5869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518" calcext:value-type="float">
            <text:p>1610519455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224" calcext:value-type="float">
            <text:p>404224</text:p>
          </table:table-cell>
          <table:table-cell office:value-type="float" office:value="1306" calcext:value-type="float">
            <text:p>1306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75552" calcext:value-type="float">
            <text:p>19275552</text:p>
          </table:table-cell>
          <table:table-cell office:value-type="float" office:value="0" calcext:value-type="float">
            <text:p>0</text:p>
          </table:table-cell>
          <table:table-cell office:value-type="float" office:value="19275552" calcext:value-type="float">
            <text:p>19275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82" calcext:value-type="float">
            <text:p>5882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621" calcext:value-type="float">
            <text:p>16105194556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156" calcext:value-type="float">
            <text:p>411156</text:p>
          </table:table-cell>
          <table:table-cell office:value-type="float" office:value="1313" calcext:value-type="float">
            <text:p>1313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4800" calcext:value-type="float">
            <text:p>16984800</text:p>
          </table:table-cell>
          <table:table-cell office:value-type="float" office:value="3616768" calcext:value-type="float">
            <text:p>3616768</text:p>
          </table:table-cell>
          <table:table-cell office:value-type="float" office:value="13368032" calcext:value-type="float">
            <text:p>13368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96" calcext:value-type="float">
            <text:p>5896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727" calcext:value-type="float">
            <text:p>1610519455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376" calcext:value-type="float">
            <text:p>413376</text:p>
          </table:table-cell>
          <table:table-cell office:value-type="float" office:value="1315" calcext:value-type="float">
            <text:p>1315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5048" calcext:value-type="float">
            <text:p>17105048</text:p>
          </table:table-cell>
          <table:table-cell office:value-type="float" office:value="6804472" calcext:value-type="float">
            <text:p>6804472</text:p>
          </table:table-cell>
          <table:table-cell office:value-type="float" office:value="10300576" calcext:value-type="float">
            <text:p>10300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09" calcext:value-type="float">
            <text:p>5909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832" calcext:value-type="float">
            <text:p>16105194558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488" calcext:value-type="float">
            <text:p>418488</text:p>
          </table:table-cell>
          <table:table-cell office:value-type="float" office:value="1320" calcext:value-type="float">
            <text:p>1320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51520" calcext:value-type="float">
            <text:p>16851520</text:p>
          </table:table-cell>
          <table:table-cell office:value-type="float" office:value="12020016" calcext:value-type="float">
            <text:p>12020016</text:p>
          </table:table-cell>
          <table:table-cell office:value-type="float" office:value="4831504" calcext:value-type="float">
            <text:p>4831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23" calcext:value-type="float">
            <text:p>5923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5937" calcext:value-type="float">
            <text:p>16105194559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396" calcext:value-type="float">
            <text:p>408396</text:p>
          </table:table-cell>
          <table:table-cell office:value-type="float" office:value="1310" calcext:value-type="float">
            <text:p>1310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6280" calcext:value-type="float">
            <text:p>16776280</text:p>
          </table:table-cell>
          <table:table-cell office:value-type="float" office:value="1208320" calcext:value-type="float">
            <text:p>1208320</text:p>
          </table:table-cell>
          <table:table-cell office:value-type="float" office:value="15567960" calcext:value-type="float">
            <text:p>15567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36" calcext:value-type="float">
            <text:p>5936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041" calcext:value-type="float">
            <text:p>16105194560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496" calcext:value-type="float">
            <text:p>413496</text:p>
          </table:table-cell>
          <table:table-cell office:value-type="float" office:value="1315" calcext:value-type="float">
            <text:p>1315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25632" calcext:value-type="float">
            <text:p>17125632</text:p>
          </table:table-cell>
          <table:table-cell office:value-type="float" office:value="6402312" calcext:value-type="float">
            <text:p>6402312</text:p>
          </table:table-cell>
          <table:table-cell office:value-type="float" office:value="10723320" calcext:value-type="float">
            <text:p>10723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49" calcext:value-type="float">
            <text:p>5949</text:p>
          </table:table-cell>
          <table:table-cell office:value-type="float" office:value="-783" calcext:value-type="float">
            <text:p>-78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146" calcext:value-type="float">
            <text:p>16105194561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344" calcext:value-type="float">
            <text:p>404344</text:p>
          </table:table-cell>
          <table:table-cell office:value-type="float" office:value="1305" calcext:value-type="float">
            <text:p>1305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53904" calcext:value-type="float">
            <text:p>19353904</text:p>
          </table:table-cell>
          <table:table-cell office:value-type="float" office:value="0" calcext:value-type="float">
            <text:p>0</text:p>
          </table:table-cell>
          <table:table-cell office:value-type="float" office:value="19353904" calcext:value-type="float">
            <text:p>19353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64" calcext:value-type="float">
            <text:p>5964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250" calcext:value-type="float">
            <text:p>1610519456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616" calcext:value-type="float">
            <text:p>411616</text:p>
          </table:table-cell>
          <table:table-cell office:value-type="float" office:value="1313" calcext:value-type="float">
            <text:p>1313</text:p>
          </table:table-cell>
          <table:table-cell office:value-type="float" office:value="933720" calcext:value-type="float">
            <text:p>9337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2000" calcext:value-type="float">
            <text:p>16732000</text:p>
          </table:table-cell>
          <table:table-cell office:value-type="float" office:value="4304896" calcext:value-type="float">
            <text:p>4304896</text:p>
          </table:table-cell>
          <table:table-cell office:value-type="float" office:value="12427104" calcext:value-type="float">
            <text:p>12427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77" calcext:value-type="float">
            <text:p>5977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359" calcext:value-type="float">
            <text:p>1610519456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992" calcext:value-type="float">
            <text:p>417992</text:p>
          </table:table-cell>
          <table:table-cell office:value-type="float" office:value="1319" calcext:value-type="float">
            <text:p>131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9080" calcext:value-type="float">
            <text:p>17049080</text:p>
          </table:table-cell>
          <table:table-cell office:value-type="float" office:value="11144504" calcext:value-type="float">
            <text:p>11144504</text:p>
          </table:table-cell>
          <table:table-cell office:value-type="float" office:value="5904576" calcext:value-type="float">
            <text:p>5904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90" calcext:value-type="float">
            <text:p>5990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463" calcext:value-type="float">
            <text:p>1610519456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108" calcext:value-type="float">
            <text:p>409108</text:p>
          </table:table-cell>
          <table:table-cell office:value-type="float" office:value="1311" calcext:value-type="float">
            <text:p>1311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4816" calcext:value-type="float">
            <text:p>16794816</text:p>
          </table:table-cell>
          <table:table-cell office:value-type="float" office:value="2590152" calcext:value-type="float">
            <text:p>2590152</text:p>
          </table:table-cell>
          <table:table-cell office:value-type="float" office:value="14204664" calcext:value-type="float">
            <text:p>14204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02" calcext:value-type="float">
            <text:p>6002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567" calcext:value-type="float">
            <text:p>16105194565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672" calcext:value-type="float">
            <text:p>418672</text:p>
          </table:table-cell>
          <table:table-cell office:value-type="float" office:value="1320" calcext:value-type="float">
            <text:p>1320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4760" calcext:value-type="float">
            <text:p>16784760</text:p>
          </table:table-cell>
          <table:table-cell office:value-type="float" office:value="12120064" calcext:value-type="float">
            <text:p>12120064</text:p>
          </table:table-cell>
          <table:table-cell office:value-type="float" office:value="4664696" calcext:value-type="float">
            <text:p>4664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17" calcext:value-type="float">
            <text:p>6017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673" calcext:value-type="float">
            <text:p>16105194566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880" calcext:value-type="float">
            <text:p>412880</text:p>
          </table:table-cell>
          <table:table-cell office:value-type="float" office:value="1315" calcext:value-type="float">
            <text:p>1315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1456" calcext:value-type="float">
            <text:p>16691456</text:p>
          </table:table-cell>
          <table:table-cell office:value-type="float" office:value="5713920" calcext:value-type="float">
            <text:p>5713920</text:p>
          </table:table-cell>
          <table:table-cell office:value-type="float" office:value="10977536" calcext:value-type="float">
            <text:p>10977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29" calcext:value-type="float">
            <text:p>6029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777" calcext:value-type="float">
            <text:p>16105194567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444" calcext:value-type="float">
            <text:p>406444</text:p>
          </table:table-cell>
          <table:table-cell office:value-type="float" office:value="1308" calcext:value-type="float">
            <text:p>1308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4920" calcext:value-type="float">
            <text:p>16794920</text:p>
          </table:table-cell>
          <table:table-cell office:value-type="float" office:value="28656" calcext:value-type="float">
            <text:p>28656</text:p>
          </table:table-cell>
          <table:table-cell office:value-type="float" office:value="16766264" calcext:value-type="float">
            <text:p>16766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42" calcext:value-type="float">
            <text:p>6042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881" calcext:value-type="float">
            <text:p>16105194568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760" calcext:value-type="float">
            <text:p>415760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8816" calcext:value-type="float">
            <text:p>16688816</text:p>
          </table:table-cell>
          <table:table-cell office:value-type="float" office:value="9220296" calcext:value-type="float">
            <text:p>9220296</text:p>
          </table:table-cell>
          <table:table-cell office:value-type="float" office:value="7468520" calcext:value-type="float">
            <text:p>7468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55" calcext:value-type="float">
            <text:p>6055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6985" calcext:value-type="float">
            <text:p>16105194569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388" calcext:value-type="float">
            <text:p>410388</text:p>
          </table:table-cell>
          <table:table-cell office:value-type="float" office:value="1312" calcext:value-type="float">
            <text:p>1312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2904" calcext:value-type="float">
            <text:p>16742904</text:p>
          </table:table-cell>
          <table:table-cell office:value-type="float" office:value="3993448" calcext:value-type="float">
            <text:p>3993448</text:p>
          </table:table-cell>
          <table:table-cell office:value-type="float" office:value="12749456" calcext:value-type="float">
            <text:p>12749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68" calcext:value-type="float">
            <text:p>6068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090" calcext:value-type="float">
            <text:p>16105194570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428" calcext:value-type="float">
            <text:p>406428</text:p>
          </table:table-cell>
          <table:table-cell office:value-type="float" office:value="1308" calcext:value-type="float">
            <text:p>1308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5896" calcext:value-type="float">
            <text:p>17115896</text:p>
          </table:table-cell>
          <table:table-cell office:value-type="float" office:value="0" calcext:value-type="float">
            <text:p>0</text:p>
          </table:table-cell>
          <table:table-cell office:value-type="float" office:value="17115896" calcext:value-type="float">
            <text:p>17115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81" calcext:value-type="float">
            <text:p>6081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194" calcext:value-type="float">
            <text:p>16105194571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116" calcext:value-type="float">
            <text:p>404116</text:p>
          </table:table-cell>
          <table:table-cell office:value-type="float" office:value="1306" calcext:value-type="float">
            <text:p>1306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086640" calcext:value-type="float">
            <text:p>20086640</text:p>
          </table:table-cell>
          <table:table-cell office:value-type="float" office:value="0" calcext:value-type="float">
            <text:p>0</text:p>
          </table:table-cell>
          <table:table-cell office:value-type="float" office:value="20086640" calcext:value-type="float">
            <text:p>20086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95" calcext:value-type="float">
            <text:p>6095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298" calcext:value-type="float">
            <text:p>16105194572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860" calcext:value-type="float">
            <text:p>414860</text:p>
          </table:table-cell>
          <table:table-cell office:value-type="float" office:value="1316" calcext:value-type="float">
            <text:p>1316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48208" calcext:value-type="float">
            <text:p>19348208</text:p>
          </table:table-cell>
          <table:table-cell office:value-type="float" office:value="11100072" calcext:value-type="float">
            <text:p>11100072</text:p>
          </table:table-cell>
          <table:table-cell office:value-type="float" office:value="8248136" calcext:value-type="float">
            <text:p>8248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10" calcext:value-type="float">
            <text:p>6110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403" calcext:value-type="float">
            <text:p>161051945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108" calcext:value-type="float">
            <text:p>416108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2376" calcext:value-type="float">
            <text:p>16782376</text:p>
          </table:table-cell>
          <table:table-cell office:value-type="float" office:value="9756600" calcext:value-type="float">
            <text:p>9756600</text:p>
          </table:table-cell>
          <table:table-cell office:value-type="float" office:value="7025776" calcext:value-type="float">
            <text:p>7025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22" calcext:value-type="float">
            <text:p>6122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507" calcext:value-type="float">
            <text:p>1610519457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160" calcext:value-type="float">
            <text:p>415160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3472" calcext:value-type="float">
            <text:p>16493472</text:p>
          </table:table-cell>
          <table:table-cell office:value-type="float" office:value="8478488" calcext:value-type="float">
            <text:p>8478488</text:p>
          </table:table-cell>
          <table:table-cell office:value-type="float" office:value="8014984" calcext:value-type="float">
            <text:p>8014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36" calcext:value-type="float">
            <text:p>6136</text:p>
          </table:table-cell>
          <table:table-cell office:value-type="float" office:value="-801" calcext:value-type="float">
            <text:p>-80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611" calcext:value-type="float">
            <text:p>16105194576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080" calcext:value-type="float">
            <text:p>415080</text:p>
          </table:table-cell>
          <table:table-cell office:value-type="float" office:value="1316" calcext:value-type="float">
            <text:p>1316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1624" calcext:value-type="float">
            <text:p>16711624</text:p>
          </table:table-cell>
          <table:table-cell office:value-type="float" office:value="8543816" calcext:value-type="float">
            <text:p>8543816</text:p>
          </table:table-cell>
          <table:table-cell office:value-type="float" office:value="8167808" calcext:value-type="float">
            <text:p>8167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48" calcext:value-type="float">
            <text:p>6148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715" calcext:value-type="float">
            <text:p>16105194577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496" calcext:value-type="float">
            <text:p>415496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05760" calcext:value-type="float">
            <text:p>16405760</text:p>
          </table:table-cell>
          <table:table-cell office:value-type="float" office:value="7971400" calcext:value-type="float">
            <text:p>7971400</text:p>
          </table:table-cell>
          <table:table-cell office:value-type="float" office:value="8434360" calcext:value-type="float">
            <text:p>8434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61" calcext:value-type="float">
            <text:p>6161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820" calcext:value-type="float">
            <text:p>16105194578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788" calcext:value-type="float">
            <text:p>415788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44216" calcext:value-type="float">
            <text:p>16444216</text:p>
          </table:table-cell>
          <table:table-cell office:value-type="float" office:value="9102232" calcext:value-type="float">
            <text:p>9102232</text:p>
          </table:table-cell>
          <table:table-cell office:value-type="float" office:value="7341984" calcext:value-type="float">
            <text:p>7341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74" calcext:value-type="float">
            <text:p>6174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7925" calcext:value-type="float">
            <text:p>1610519457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312" calcext:value-type="float">
            <text:p>418312</text:p>
          </table:table-cell>
          <table:table-cell office:value-type="float" office:value="1320" calcext:value-type="float">
            <text:p>1320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82256" calcext:value-type="float">
            <text:p>16482256</text:p>
          </table:table-cell>
          <table:table-cell office:value-type="float" office:value="11626856" calcext:value-type="float">
            <text:p>11626856</text:p>
          </table:table-cell>
          <table:table-cell office:value-type="float" office:value="4855400" calcext:value-type="float">
            <text:p>4855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87" calcext:value-type="float">
            <text:p>6187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030" calcext:value-type="float">
            <text:p>16105194580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360" calcext:value-type="float">
            <text:p>407360</text:p>
          </table:table-cell>
          <table:table-cell office:value-type="float" office:value="1309" calcext:value-type="float">
            <text:p>130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3512" calcext:value-type="float">
            <text:p>16423512</text:p>
          </table:table-cell>
          <table:table-cell office:value-type="float" office:value="339968" calcext:value-type="float">
            <text:p>339968</text:p>
          </table:table-cell>
          <table:table-cell office:value-type="float" office:value="16083544" calcext:value-type="float">
            <text:p>16083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99" calcext:value-type="float">
            <text:p>6199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134" calcext:value-type="float">
            <text:p>16105194581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992" calcext:value-type="float">
            <text:p>411992</text:p>
          </table:table-cell>
          <table:table-cell office:value-type="float" office:value="1313" calcext:value-type="float">
            <text:p>1313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12592" calcext:value-type="float">
            <text:p>16412592</text:p>
          </table:table-cell>
          <table:table-cell office:value-type="float" office:value="4911104" calcext:value-type="float">
            <text:p>4911104</text:p>
          </table:table-cell>
          <table:table-cell office:value-type="float" office:value="11501488" calcext:value-type="float">
            <text:p>11501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12" calcext:value-type="float">
            <text:p>6212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238" calcext:value-type="float">
            <text:p>16105194582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088" calcext:value-type="float">
            <text:p>417088</text:p>
          </table:table-cell>
          <table:table-cell office:value-type="float" office:value="1319" calcext:value-type="float">
            <text:p>131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3432" calcext:value-type="float">
            <text:p>16383432</text:p>
          </table:table-cell>
          <table:table-cell office:value-type="float" office:value="10268672" calcext:value-type="float">
            <text:p>10268672</text:p>
          </table:table-cell>
          <table:table-cell office:value-type="float" office:value="6114760" calcext:value-type="float">
            <text:p>61147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24" calcext:value-type="float">
            <text:p>6224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343" calcext:value-type="float">
            <text:p>16105194583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028" calcext:value-type="float">
            <text:p>408028</text:p>
          </table:table-cell>
          <table:table-cell office:value-type="float" office:value="1310" calcext:value-type="float">
            <text:p>1310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83432" calcext:value-type="float">
            <text:p>16383432</text:p>
          </table:table-cell>
          <table:table-cell office:value-type="float" office:value="1061496" calcext:value-type="float">
            <text:p>1061496</text:p>
          </table:table-cell>
          <table:table-cell office:value-type="float" office:value="15321936" calcext:value-type="float">
            <text:p>15321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35" calcext:value-type="float">
            <text:p>6235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447" calcext:value-type="float">
            <text:p>1610519458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636" calcext:value-type="float">
            <text:p>415636</text:p>
          </table:table-cell>
          <table:table-cell office:value-type="float" office:value="1317" calcext:value-type="float">
            <text:p>1317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1864" calcext:value-type="float">
            <text:p>16361864</text:p>
          </table:table-cell>
          <table:table-cell office:value-type="float" office:value="8818504" calcext:value-type="float">
            <text:p>8818504</text:p>
          </table:table-cell>
          <table:table-cell office:value-type="float" office:value="7543360" calcext:value-type="float">
            <text:p>7543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49" calcext:value-type="float">
            <text:p>6249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552" calcext:value-type="float">
            <text:p>1610519458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628" calcext:value-type="float">
            <text:p>411628</text:p>
          </table:table-cell>
          <table:table-cell office:value-type="float" office:value="1313" calcext:value-type="float">
            <text:p>1313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9568" calcext:value-type="float">
            <text:p>16369568</text:p>
          </table:table-cell>
          <table:table-cell office:value-type="float" office:value="4616192" calcext:value-type="float">
            <text:p>4616192</text:p>
          </table:table-cell>
          <table:table-cell office:value-type="float" office:value="11753376" calcext:value-type="float">
            <text:p>11753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61" calcext:value-type="float">
            <text:p>6261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656" calcext:value-type="float">
            <text:p>1610519458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620" calcext:value-type="float">
            <text:p>407620</text:p>
          </table:table-cell>
          <table:table-cell office:value-type="float" office:value="1309" calcext:value-type="float">
            <text:p>130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69568" calcext:value-type="float">
            <text:p>16369568</text:p>
          </table:table-cell>
          <table:table-cell office:value-type="float" office:value="661160" calcext:value-type="float">
            <text:p>661160</text:p>
          </table:table-cell>
          <table:table-cell office:value-type="float" office:value="15708408" calcext:value-type="float">
            <text:p>15708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73" calcext:value-type="float">
            <text:p>6273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760" calcext:value-type="float">
            <text:p>16105194587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456" calcext:value-type="float">
            <text:p>407456</text:p>
          </table:table-cell>
          <table:table-cell office:value-type="float" office:value="1309" calcext:value-type="float">
            <text:p>130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6096" calcext:value-type="float">
            <text:p>16016096</text:p>
          </table:table-cell>
          <table:table-cell office:value-type="float" office:value="225248" calcext:value-type="float">
            <text:p>225248</text:p>
          </table:table-cell>
          <table:table-cell office:value-type="float" office:value="15790848" calcext:value-type="float">
            <text:p>15790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85" calcext:value-type="float">
            <text:p>6285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864" calcext:value-type="float">
            <text:p>16105194588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540" calcext:value-type="float">
            <text:p>407540</text:p>
          </table:table-cell>
          <table:table-cell office:value-type="float" office:value="1309" calcext:value-type="float">
            <text:p>1309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6096" calcext:value-type="float">
            <text:p>16016096</text:p>
          </table:table-cell>
          <table:table-cell office:value-type="float" office:value="189720" calcext:value-type="float">
            <text:p>189720</text:p>
          </table:table-cell>
          <table:table-cell office:value-type="float" office:value="15826376" calcext:value-type="float">
            <text:p>158263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296" calcext:value-type="float">
            <text:p>6296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8968" calcext:value-type="float">
            <text:p>1610519458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832" calcext:value-type="float">
            <text:p>412832</text:p>
          </table:table-cell>
          <table:table-cell office:value-type="float" office:value="1314" calcext:value-type="float">
            <text:p>1314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5533696" calcext:value-type="float">
            <text:p>5533696</text:p>
          </table:table-cell>
          <table:table-cell office:value-type="float" office:value="10496352" calcext:value-type="float">
            <text:p>10496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10" calcext:value-type="float">
            <text:p>6310</text:p>
          </table:table-cell>
          <table:table-cell office:value-type="float" office:value="-833" calcext:value-type="float">
            <text:p>-833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072" calcext:value-type="float">
            <text:p>16105194590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092" calcext:value-type="float">
            <text:p>418092</text:p>
          </table:table-cell>
          <table:table-cell office:value-type="float" office:value="1320" calcext:value-type="float">
            <text:p>1320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11069528" calcext:value-type="float">
            <text:p>11069528</text:p>
          </table:table-cell>
          <table:table-cell office:value-type="float" office:value="4960520" calcext:value-type="float">
            <text:p>4960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21" calcext:value-type="float">
            <text:p>6321</text:p>
          </table:table-cell>
          <table:table-cell office:value-type="float" office:value="-815" calcext:value-type="float">
            <text:p>-815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176" calcext:value-type="float">
            <text:p>1610519459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884" calcext:value-type="float">
            <text:p>412884</text:p>
          </table:table-cell>
          <table:table-cell office:value-type="float" office:value="1315" calcext:value-type="float">
            <text:p>1315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5785688" calcext:value-type="float">
            <text:p>5785688</text:p>
          </table:table-cell>
          <table:table-cell office:value-type="float" office:value="10244360" calcext:value-type="float">
            <text:p>10244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32" calcext:value-type="float">
            <text:p>6332</text:p>
          </table:table-cell>
          <table:table-cell office:value-type="float" office:value="-815" calcext:value-type="float">
            <text:p>-815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280" calcext:value-type="float">
            <text:p>16105194592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156" calcext:value-type="float">
            <text:p>410156</text:p>
          </table:table-cell>
          <table:table-cell office:value-type="float" office:value="1312" calcext:value-type="float">
            <text:p>1312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2975832" calcext:value-type="float">
            <text:p>2975832</text:p>
          </table:table-cell>
          <table:table-cell office:value-type="float" office:value="13054216" calcext:value-type="float">
            <text:p>13054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42" calcext:value-type="float">
            <text:p>6342</text:p>
          </table:table-cell>
          <table:table-cell office:value-type="float" office:value="-815" calcext:value-type="float">
            <text:p>-815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384" calcext:value-type="float">
            <text:p>1610519459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164" calcext:value-type="float">
            <text:p>409164</text:p>
          </table:table-cell>
          <table:table-cell office:value-type="float" office:value="1311" calcext:value-type="float">
            <text:p>1311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1755224" calcext:value-type="float">
            <text:p>1755224</text:p>
          </table:table-cell>
          <table:table-cell office:value-type="float" office:value="14274824" calcext:value-type="float">
            <text:p>14274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53" calcext:value-type="float">
            <text:p>6353</text:p>
          </table:table-cell>
          <table:table-cell office:value-type="float" office:value="-815" calcext:value-type="float">
            <text:p>-815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488" calcext:value-type="float">
            <text:p>16105194594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916" calcext:value-type="float">
            <text:p>408916</text:p>
          </table:table-cell>
          <table:table-cell office:value-type="float" office:value="1311" calcext:value-type="float">
            <text:p>1311</text:p>
          </table:table-cell>
          <table:table-cell office:value-type="float" office:value="933724" calcext:value-type="float">
            <text:p>9337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0048" calcext:value-type="float">
            <text:p>16030048</text:p>
          </table:table-cell>
          <table:table-cell office:value-type="float" office:value="1370200" calcext:value-type="float">
            <text:p>1370200</text:p>
          </table:table-cell>
          <table:table-cell office:value-type="float" office:value="14659848" calcext:value-type="float">
            <text:p>14659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63" calcext:value-type="float">
            <text:p>6363</text:p>
          </table:table-cell>
          <table:table-cell office:value-type="float" office:value="-815" calcext:value-type="float">
            <text:p>-815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59592" calcext:value-type="float">
            <text:p>16105194595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460" calcext:value-type="float">
            <text:p>403460</text:p>
          </table:table-cell>
          <table:table-cell office:value-type="float" office:value="1305" calcext:value-type="float">
            <text:p>1305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095368" calcext:value-type="float">
            <text:p>20095368</text:p>
          </table:table-cell>
          <table:table-cell office:value-type="float" office:value="0" calcext:value-type="float">
            <text:p>0</text:p>
          </table:table-cell>
          <table:table-cell office:value-type="float" office:value="20095368" calcext:value-type="float">
            <text:p>20095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73" calcext:value-type="float">
            <text:p>6373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264" calcext:value-type="float">
            <text:p>16105194642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452" calcext:value-type="float">
            <text:p>408452</text:p>
          </table:table-cell>
          <table:table-cell office:value-type="float" office:value="1310" calcext:value-type="float">
            <text:p>1310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19168" calcext:value-type="float">
            <text:p>18219168</text:p>
          </table:table-cell>
          <table:table-cell office:value-type="float" office:value="2043904" calcext:value-type="float">
            <text:p>2043904</text:p>
          </table:table-cell>
          <table:table-cell office:value-type="float" office:value="16175264" calcext:value-type="float">
            <text:p>16175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87" calcext:value-type="float">
            <text:p>6387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369" calcext:value-type="float">
            <text:p>1610519464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3032" calcext:value-type="float">
            <text:p>403032</text:p>
          </table:table-cell>
          <table:table-cell office:value-type="float" office:value="1305" calcext:value-type="float">
            <text:p>1305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036632" calcext:value-type="float">
            <text:p>20036632</text:p>
          </table:table-cell>
          <table:table-cell office:value-type="float" office:value="0" calcext:value-type="float">
            <text:p>0</text:p>
          </table:table-cell>
          <table:table-cell office:value-type="float" office:value="20036632" calcext:value-type="float">
            <text:p>20036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01" calcext:value-type="float">
            <text:p>6401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473" calcext:value-type="float">
            <text:p>16105194644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520" calcext:value-type="float">
            <text:p>413520</text:p>
          </table:table-cell>
          <table:table-cell office:value-type="float" office:value="1315" calcext:value-type="float">
            <text:p>1315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781008" calcext:value-type="float">
            <text:p>22781008</text:p>
          </table:table-cell>
          <table:table-cell office:value-type="float" office:value="13200736" calcext:value-type="float">
            <text:p>13200736</text:p>
          </table:table-cell>
          <table:table-cell office:value-type="float" office:value="9580272" calcext:value-type="float">
            <text:p>9580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15" calcext:value-type="float">
            <text:p>6415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577" calcext:value-type="float">
            <text:p>16105194645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420" calcext:value-type="float">
            <text:p>417420</text:p>
          </table:table-cell>
          <table:table-cell office:value-type="float" office:value="1319" calcext:value-type="float">
            <text:p>1319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56240" calcext:value-type="float">
            <text:p>17956240</text:p>
          </table:table-cell>
          <table:table-cell office:value-type="float" office:value="12919712" calcext:value-type="float">
            <text:p>12919712</text:p>
          </table:table-cell>
          <table:table-cell office:value-type="float" office:value="5036528" calcext:value-type="float">
            <text:p>5036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30" calcext:value-type="float">
            <text:p>6430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683" calcext:value-type="float">
            <text:p>16105194646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928" calcext:value-type="float">
            <text:p>414928</text:p>
          </table:table-cell>
          <table:table-cell office:value-type="float" office:value="1316" calcext:value-type="float">
            <text:p>1316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07512" calcext:value-type="float">
            <text:p>17507512</text:p>
          </table:table-cell>
          <table:table-cell office:value-type="float" office:value="10012408" calcext:value-type="float">
            <text:p>10012408</text:p>
          </table:table-cell>
          <table:table-cell office:value-type="float" office:value="7495104" calcext:value-type="float">
            <text:p>7495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43" calcext:value-type="float">
            <text:p>6443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787" calcext:value-type="float">
            <text:p>16105194647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016" calcext:value-type="float">
            <text:p>417016</text:p>
          </table:table-cell>
          <table:table-cell office:value-type="float" office:value="1319" calcext:value-type="float">
            <text:p>1319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648216" calcext:value-type="float">
            <text:p>21648216</text:p>
          </table:table-cell>
          <table:table-cell office:value-type="float" office:value="0" calcext:value-type="float">
            <text:p>0</text:p>
          </table:table-cell>
          <table:table-cell office:value-type="float" office:value="21648216" calcext:value-type="float">
            <text:p>21648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57" calcext:value-type="float">
            <text:p>6457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892" calcext:value-type="float">
            <text:p>16105194648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132" calcext:value-type="float">
            <text:p>418132</text:p>
          </table:table-cell>
          <table:table-cell office:value-type="float" office:value="1319" calcext:value-type="float">
            <text:p>1319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4376" calcext:value-type="float">
            <text:p>17394376</text:p>
          </table:table-cell>
          <table:table-cell office:value-type="float" office:value="13113672" calcext:value-type="float">
            <text:p>13113672</text:p>
          </table:table-cell>
          <table:table-cell office:value-type="float" office:value="4280704" calcext:value-type="float">
            <text:p>4280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70" calcext:value-type="float">
            <text:p>6470</text:p>
          </table:table-cell>
          <table:table-cell office:value-type="float" office:value="-222" calcext:value-type="float">
            <text:p>-222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4998" calcext:value-type="float">
            <text:p>16105194649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1688" calcext:value-type="float">
            <text:p>401688</text:p>
          </table:table-cell>
          <table:table-cell office:value-type="float" office:value="1315" calcext:value-type="float">
            <text:p>1315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021576" calcext:value-type="float">
            <text:p>21021576</text:p>
          </table:table-cell>
          <table:table-cell office:value-type="float" office:value="0" calcext:value-type="float">
            <text:p>0</text:p>
          </table:table-cell>
          <table:table-cell office:value-type="float" office:value="21021576" calcext:value-type="float">
            <text:p>21021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85" calcext:value-type="float">
            <text:p>6485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103" calcext:value-type="float">
            <text:p>1610519465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4580" calcext:value-type="float">
            <text:p>404580</text:p>
          </table:table-cell>
          <table:table-cell office:value-type="float" office:value="1306" calcext:value-type="float">
            <text:p>1306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09016" calcext:value-type="float">
            <text:p>17809016</text:p>
          </table:table-cell>
          <table:table-cell office:value-type="float" office:value="0" calcext:value-type="float">
            <text:p>0</text:p>
          </table:table-cell>
          <table:table-cell office:value-type="float" office:value="17809016" calcext:value-type="float">
            <text:p>17809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97" calcext:value-type="float">
            <text:p>6497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210" calcext:value-type="float">
            <text:p>1610519465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568" calcext:value-type="float">
            <text:p>406568</text:p>
          </table:table-cell>
          <table:table-cell office:value-type="float" office:value="1308" calcext:value-type="float">
            <text:p>130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9648" calcext:value-type="float">
            <text:p>17469648</text:p>
          </table:table-cell>
          <table:table-cell office:value-type="float" office:value="1483912" calcext:value-type="float">
            <text:p>1483912</text:p>
          </table:table-cell>
          <table:table-cell office:value-type="float" office:value="15985736" calcext:value-type="float">
            <text:p>15985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10" calcext:value-type="float">
            <text:p>6510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313" calcext:value-type="float">
            <text:p>1610519465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504" calcext:value-type="float">
            <text:p>411504</text:p>
          </table:table-cell>
          <table:table-cell office:value-type="float" office:value="1313" calcext:value-type="float">
            <text:p>1313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41512" calcext:value-type="float">
            <text:p>17641512</text:p>
          </table:table-cell>
          <table:table-cell office:value-type="float" office:value="6025216" calcext:value-type="float">
            <text:p>6025216</text:p>
          </table:table-cell>
          <table:table-cell office:value-type="float" office:value="11616296" calcext:value-type="float">
            <text:p>11616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24" calcext:value-type="float">
            <text:p>6524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417" calcext:value-type="float">
            <text:p>1610519465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812" calcext:value-type="float">
            <text:p>411812</text:p>
          </table:table-cell>
          <table:table-cell office:value-type="float" office:value="1313" calcext:value-type="float">
            <text:p>1313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0192" calcext:value-type="float">
            <text:p>17450192</text:p>
          </table:table-cell>
          <table:table-cell office:value-type="float" office:value="6996312" calcext:value-type="float">
            <text:p>6996312</text:p>
          </table:table-cell>
          <table:table-cell office:value-type="float" office:value="10453880" calcext:value-type="float">
            <text:p>10453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38" calcext:value-type="float">
            <text:p>6538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521" calcext:value-type="float">
            <text:p>1610519465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968" calcext:value-type="float">
            <text:p>416968</text:p>
          </table:table-cell>
          <table:table-cell office:value-type="float" office:value="1318" calcext:value-type="float">
            <text:p>131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11896" calcext:value-type="float">
            <text:p>17611896</text:p>
          </table:table-cell>
          <table:table-cell office:value-type="float" office:value="12500992" calcext:value-type="float">
            <text:p>12500992</text:p>
          </table:table-cell>
          <table:table-cell office:value-type="float" office:value="5110904" calcext:value-type="float">
            <text:p>5110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52" calcext:value-type="float">
            <text:p>6552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625" calcext:value-type="float">
            <text:p>1610519465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112" calcext:value-type="float">
            <text:p>405112</text:p>
          </table:table-cell>
          <table:table-cell office:value-type="float" office:value="1307" calcext:value-type="float">
            <text:p>1307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81872" calcext:value-type="float">
            <text:p>17481872</text:p>
          </table:table-cell>
          <table:table-cell office:value-type="float" office:value="45056" calcext:value-type="float">
            <text:p>45056</text:p>
          </table:table-cell>
          <table:table-cell office:value-type="float" office:value="17436816" calcext:value-type="float">
            <text:p>17436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65" calcext:value-type="float">
            <text:p>6565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730" calcext:value-type="float">
            <text:p>16105194657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804" calcext:value-type="float">
            <text:p>408804</text:p>
          </table:table-cell>
          <table:table-cell office:value-type="float" office:value="1310" calcext:value-type="float">
            <text:p>1310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19960" calcext:value-type="float">
            <text:p>17719960</text:p>
          </table:table-cell>
          <table:table-cell office:value-type="float" office:value="4085336" calcext:value-type="float">
            <text:p>4085336</text:p>
          </table:table-cell>
          <table:table-cell office:value-type="float" office:value="13634624" calcext:value-type="float">
            <text:p>13634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79" calcext:value-type="float">
            <text:p>6579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834" calcext:value-type="float">
            <text:p>16105194658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612" calcext:value-type="float">
            <text:p>416612</text:p>
          </table:table-cell>
          <table:table-cell office:value-type="float" office:value="1318" calcext:value-type="float">
            <text:p>131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1508232" calcext:value-type="float">
            <text:p>21508232</text:p>
          </table:table-cell>
          <table:table-cell office:value-type="float" office:value="0" calcext:value-type="float">
            <text:p>0</text:p>
          </table:table-cell>
          <table:table-cell office:value-type="float" office:value="21508232" calcext:value-type="float">
            <text:p>21508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93" calcext:value-type="float">
            <text:p>6593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5940" calcext:value-type="float">
            <text:p>16105194659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084" calcext:value-type="float">
            <text:p>409084</text:p>
          </table:table-cell>
          <table:table-cell office:value-type="float" office:value="1311" calcext:value-type="float">
            <text:p>1311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69016" calcext:value-type="float">
            <text:p>17569016</text:p>
          </table:table-cell>
          <table:table-cell office:value-type="float" office:value="3665920" calcext:value-type="float">
            <text:p>3665920</text:p>
          </table:table-cell>
          <table:table-cell office:value-type="float" office:value="13903096" calcext:value-type="float">
            <text:p>13903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06" calcext:value-type="float">
            <text:p>6606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045" calcext:value-type="float">
            <text:p>1610519466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156" calcext:value-type="float">
            <text:p>415156</text:p>
          </table:table-cell>
          <table:table-cell office:value-type="float" office:value="1316" calcext:value-type="float">
            <text:p>1316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76192" calcext:value-type="float">
            <text:p>17476192</text:p>
          </table:table-cell>
          <table:table-cell office:value-type="float" office:value="10449576" calcext:value-type="float">
            <text:p>10449576</text:p>
          </table:table-cell>
          <table:table-cell office:value-type="float" office:value="7026616" calcext:value-type="float">
            <text:p>7026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20" calcext:value-type="float">
            <text:p>6620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149" calcext:value-type="float">
            <text:p>16105194661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940" calcext:value-type="float">
            <text:p>405940</text:p>
          </table:table-cell>
          <table:table-cell office:value-type="float" office:value="1308" calcext:value-type="float">
            <text:p>130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3848" calcext:value-type="float">
            <text:p>17353848</text:p>
          </table:table-cell>
          <table:table-cell office:value-type="float" office:value="714456" calcext:value-type="float">
            <text:p>714456</text:p>
          </table:table-cell>
          <table:table-cell office:value-type="float" office:value="16639392" calcext:value-type="float">
            <text:p>16639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32" calcext:value-type="float">
            <text:p>6632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253" calcext:value-type="float">
            <text:p>1610519466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112" calcext:value-type="float">
            <text:p>416112</text:p>
          </table:table-cell>
          <table:table-cell office:value-type="float" office:value="1317" calcext:value-type="float">
            <text:p>1317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6496" calcext:value-type="float">
            <text:p>17066496</text:p>
          </table:table-cell>
          <table:table-cell office:value-type="float" office:value="10530816" calcext:value-type="float">
            <text:p>10530816</text:p>
          </table:table-cell>
          <table:table-cell office:value-type="float" office:value="6535680" calcext:value-type="float">
            <text:p>6535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46" calcext:value-type="float">
            <text:p>6646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357" calcext:value-type="float">
            <text:p>16105194663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712" calcext:value-type="float">
            <text:p>405712</text:p>
          </table:table-cell>
          <table:table-cell office:value-type="float" office:value="1307" calcext:value-type="float">
            <text:p>1307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2472" calcext:value-type="float">
            <text:p>17072472</text:p>
          </table:table-cell>
          <table:table-cell office:value-type="float" office:value="1142784" calcext:value-type="float">
            <text:p>1142784</text:p>
          </table:table-cell>
          <table:table-cell office:value-type="float" office:value="15929688" calcext:value-type="float">
            <text:p>15929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59" calcext:value-type="float">
            <text:p>6659</text:p>
          </table:table-cell>
          <table:table-cell office:value-type="float" office:value="-791" calcext:value-type="float">
            <text:p>-791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462" calcext:value-type="float">
            <text:p>16105194664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476" calcext:value-type="float">
            <text:p>414476</text:p>
          </table:table-cell>
          <table:table-cell office:value-type="float" office:value="1316" calcext:value-type="float">
            <text:p>1316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5568" calcext:value-type="float">
            <text:p>17355568</text:p>
          </table:table-cell>
          <table:table-cell office:value-type="float" office:value="9946432" calcext:value-type="float">
            <text:p>9946432</text:p>
          </table:table-cell>
          <table:table-cell office:value-type="float" office:value="7409136" calcext:value-type="float">
            <text:p>7409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72" calcext:value-type="float">
            <text:p>6672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565" calcext:value-type="float">
            <text:p>1610519466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824" calcext:value-type="float">
            <text:p>407824</text:p>
          </table:table-cell>
          <table:table-cell office:value-type="float" office:value="1309" calcext:value-type="float">
            <text:p>1309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3984" calcext:value-type="float">
            <text:p>17363984</text:p>
          </table:table-cell>
          <table:table-cell office:value-type="float" office:value="2720488" calcext:value-type="float">
            <text:p>2720488</text:p>
          </table:table-cell>
          <table:table-cell office:value-type="float" office:value="14643496" calcext:value-type="float">
            <text:p>14643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86" calcext:value-type="float">
            <text:p>6686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670" calcext:value-type="float">
            <text:p>16105194666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2660" calcext:value-type="float">
            <text:p>402660</text:p>
          </table:table-cell>
          <table:table-cell office:value-type="float" office:value="1304" calcext:value-type="float">
            <text:p>1304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39744" calcext:value-type="float">
            <text:p>19139744</text:p>
          </table:table-cell>
          <table:table-cell office:value-type="float" office:value="0" calcext:value-type="float">
            <text:p>0</text:p>
          </table:table-cell>
          <table:table-cell office:value-type="float" office:value="19139744" calcext:value-type="float">
            <text:p>1913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99" calcext:value-type="float">
            <text:p>6699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774" calcext:value-type="float">
            <text:p>1610519466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880" calcext:value-type="float">
            <text:p>416880</text:p>
          </table:table-cell>
          <table:table-cell office:value-type="float" office:value="1318" calcext:value-type="float">
            <text:p>131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12480" calcext:value-type="float">
            <text:p>17212480</text:p>
          </table:table-cell>
          <table:table-cell office:value-type="float" office:value="12152832" calcext:value-type="float">
            <text:p>12152832</text:p>
          </table:table-cell>
          <table:table-cell office:value-type="float" office:value="5059648" calcext:value-type="float">
            <text:p>50596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13" calcext:value-type="float">
            <text:p>6713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879" calcext:value-type="float">
            <text:p>16105194668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388" calcext:value-type="float">
            <text:p>411388</text:p>
          </table:table-cell>
          <table:table-cell office:value-type="float" office:value="1313" calcext:value-type="float">
            <text:p>1313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7448" calcext:value-type="float">
            <text:p>17087448</text:p>
          </table:table-cell>
          <table:table-cell office:value-type="float" office:value="6467584" calcext:value-type="float">
            <text:p>6467584</text:p>
          </table:table-cell>
          <table:table-cell office:value-type="float" office:value="10619864" calcext:value-type="float">
            <text:p>10619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26" calcext:value-type="float">
            <text:p>6726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6983" calcext:value-type="float">
            <text:p>1610519466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596" calcext:value-type="float">
            <text:p>406596</text:p>
          </table:table-cell>
          <table:table-cell office:value-type="float" office:value="1308" calcext:value-type="float">
            <text:p>1308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5936" calcext:value-type="float">
            <text:p>16845936</text:p>
          </table:table-cell>
          <table:table-cell office:value-type="float" office:value="1224704" calcext:value-type="float">
            <text:p>1224704</text:p>
          </table:table-cell>
          <table:table-cell office:value-type="float" office:value="15621232" calcext:value-type="float">
            <text:p>15621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39" calcext:value-type="float">
            <text:p>6739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088" calcext:value-type="float">
            <text:p>1610519467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512" calcext:value-type="float">
            <text:p>417512</text:p>
          </table:table-cell>
          <table:table-cell office:value-type="float" office:value="1319" calcext:value-type="float">
            <text:p>1319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51592" calcext:value-type="float">
            <text:p>16851592</text:p>
          </table:table-cell>
          <table:table-cell office:value-type="float" office:value="11904568" calcext:value-type="float">
            <text:p>11904568</text:p>
          </table:table-cell>
          <table:table-cell office:value-type="float" office:value="4947024" calcext:value-type="float">
            <text:p>4947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52" calcext:value-type="float">
            <text:p>6752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191" calcext:value-type="float">
            <text:p>16105194671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204" calcext:value-type="float">
            <text:p>415204</text:p>
          </table:table-cell>
          <table:table-cell office:value-type="float" office:value="1317" calcext:value-type="float">
            <text:p>1317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6304" calcext:value-type="float">
            <text:p>17056304</text:p>
          </table:table-cell>
          <table:table-cell office:value-type="float" office:value="9511688" calcext:value-type="float">
            <text:p>9511688</text:p>
          </table:table-cell>
          <table:table-cell office:value-type="float" office:value="7544616" calcext:value-type="float">
            <text:p>7544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65" calcext:value-type="float">
            <text:p>6765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295" calcext:value-type="float">
            <text:p>16105194672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552" calcext:value-type="float">
            <text:p>412552</text:p>
          </table:table-cell>
          <table:table-cell office:value-type="float" office:value="1314" calcext:value-type="float">
            <text:p>1314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2488" calcext:value-type="float">
            <text:p>17062488</text:p>
          </table:table-cell>
          <table:table-cell office:value-type="float" office:value="7414344" calcext:value-type="float">
            <text:p>7414344</text:p>
          </table:table-cell>
          <table:table-cell office:value-type="float" office:value="9648144" calcext:value-type="float">
            <text:p>9648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78" calcext:value-type="float">
            <text:p>6778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401" calcext:value-type="float">
            <text:p>1610519467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596" calcext:value-type="float">
            <text:p>412596</text:p>
          </table:table-cell>
          <table:table-cell office:value-type="float" office:value="1314" calcext:value-type="float">
            <text:p>1314</text:p>
          </table:table-cell>
          <table:table-cell office:value-type="float" office:value="933732" calcext:value-type="float">
            <text:p>9337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2544" calcext:value-type="float">
            <text:p>17132544</text:p>
          </table:table-cell>
          <table:table-cell office:value-type="float" office:value="6889736" calcext:value-type="float">
            <text:p>6889736</text:p>
          </table:table-cell>
          <table:table-cell office:value-type="float" office:value="10242808" calcext:value-type="float">
            <text:p>10242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791" calcext:value-type="float">
            <text:p>6791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505" calcext:value-type="float">
            <text:p>1610519467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276" calcext:value-type="float">
            <text:p>411276</text:p>
          </table:table-cell>
          <table:table-cell office:value-type="float" office:value="1313" calcext:value-type="float">
            <text:p>1313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2072" calcext:value-type="float">
            <text:p>16992072</text:p>
          </table:table-cell>
          <table:table-cell office:value-type="float" office:value="6037112" calcext:value-type="float">
            <text:p>6037112</text:p>
          </table:table-cell>
          <table:table-cell office:value-type="float" office:value="10954960" calcext:value-type="float">
            <text:p>10954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04" calcext:value-type="float">
            <text:p>6804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611" calcext:value-type="float">
            <text:p>1610519467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940" calcext:value-type="float">
            <text:p>411940</text:p>
          </table:table-cell>
          <table:table-cell office:value-type="float" office:value="1314" calcext:value-type="float">
            <text:p>1314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4768" calcext:value-type="float">
            <text:p>17094768</text:p>
          </table:table-cell>
          <table:table-cell office:value-type="float" office:value="6331992" calcext:value-type="float">
            <text:p>6331992</text:p>
          </table:table-cell>
          <table:table-cell office:value-type="float" office:value="10762776" calcext:value-type="float">
            <text:p>10762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17" calcext:value-type="float">
            <text:p>6817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714" calcext:value-type="float">
            <text:p>16105194677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480" calcext:value-type="float">
            <text:p>412480</text:p>
          </table:table-cell>
          <table:table-cell office:value-type="float" office:value="1314" calcext:value-type="float">
            <text:p>1314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2424" calcext:value-type="float">
            <text:p>17002424</text:p>
          </table:table-cell>
          <table:table-cell office:value-type="float" office:value="7414152" calcext:value-type="float">
            <text:p>7414152</text:p>
          </table:table-cell>
          <table:table-cell office:value-type="float" office:value="9588272" calcext:value-type="float">
            <text:p>9588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30" calcext:value-type="float">
            <text:p>6830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818" calcext:value-type="float">
            <text:p>1610519467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756" calcext:value-type="float">
            <text:p>414756</text:p>
          </table:table-cell>
          <table:table-cell office:value-type="float" office:value="1316" calcext:value-type="float">
            <text:p>1316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0112" calcext:value-type="float">
            <text:p>16550112</text:p>
          </table:table-cell>
          <table:table-cell office:value-type="float" office:value="8725432" calcext:value-type="float">
            <text:p>8725432</text:p>
          </table:table-cell>
          <table:table-cell office:value-type="float" office:value="7824680" calcext:value-type="float">
            <text:p>7824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42" calcext:value-type="float">
            <text:p>6842</text:p>
          </table:table-cell>
          <table:table-cell office:value-type="float" office:value="-798" calcext:value-type="float">
            <text:p>-798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7922" calcext:value-type="float">
            <text:p>1610519467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164" calcext:value-type="float">
            <text:p>416164</text:p>
          </table:table-cell>
          <table:table-cell office:value-type="float" office:value="1318" calcext:value-type="float">
            <text:p>1318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0456" calcext:value-type="float">
            <text:p>16800456</text:p>
          </table:table-cell>
          <table:table-cell office:value-type="float" office:value="10987640" calcext:value-type="float">
            <text:p>10987640</text:p>
          </table:table-cell>
          <table:table-cell office:value-type="float" office:value="5812816" calcext:value-type="float">
            <text:p>5812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55" calcext:value-type="float">
            <text:p>6855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026" calcext:value-type="float">
            <text:p>1610519468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5832" calcext:value-type="float">
            <text:p>405832</text:p>
          </table:table-cell>
          <table:table-cell office:value-type="float" office:value="1308" calcext:value-type="float">
            <text:p>1308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2688" calcext:value-type="float">
            <text:p>16692688</text:p>
          </table:table-cell>
          <table:table-cell office:value-type="float" office:value="274432" calcext:value-type="float">
            <text:p>274432</text:p>
          </table:table-cell>
          <table:table-cell office:value-type="float" office:value="16418256" calcext:value-type="float">
            <text:p>16418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68" calcext:value-type="float">
            <text:p>6868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131" calcext:value-type="float">
            <text:p>16105194681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464" calcext:value-type="float">
            <text:p>410464</text:p>
          </table:table-cell>
          <table:table-cell office:value-type="float" office:value="1312" calcext:value-type="float">
            <text:p>1312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83336" calcext:value-type="float">
            <text:p>16583336</text:p>
          </table:table-cell>
          <table:table-cell office:value-type="float" office:value="4747264" calcext:value-type="float">
            <text:p>4747264</text:p>
          </table:table-cell>
          <table:table-cell office:value-type="float" office:value="11836072" calcext:value-type="float">
            <text:p>11836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80" calcext:value-type="float">
            <text:p>6880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235" calcext:value-type="float">
            <text:p>16105194682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080" calcext:value-type="float">
            <text:p>417080</text:p>
          </table:table-cell>
          <table:table-cell office:value-type="float" office:value="1319" calcext:value-type="float">
            <text:p>1319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3600" calcext:value-type="float">
            <text:p>16553600</text:p>
          </table:table-cell>
          <table:table-cell office:value-type="float" office:value="11579392" calcext:value-type="float">
            <text:p>11579392</text:p>
          </table:table-cell>
          <table:table-cell office:value-type="float" office:value="4974208" calcext:value-type="float">
            <text:p>4974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94" calcext:value-type="float">
            <text:p>6894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339" calcext:value-type="float">
            <text:p>16105194683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144" calcext:value-type="float">
            <text:p>408144</text:p>
          </table:table-cell>
          <table:table-cell office:value-type="float" office:value="1310" calcext:value-type="float">
            <text:p>1310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3600" calcext:value-type="float">
            <text:p>16553600</text:p>
          </table:table-cell>
          <table:table-cell office:value-type="float" office:value="2470456" calcext:value-type="float">
            <text:p>2470456</text:p>
          </table:table-cell>
          <table:table-cell office:value-type="float" office:value="14083144" calcext:value-type="float">
            <text:p>14083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05" calcext:value-type="float">
            <text:p>6905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443" calcext:value-type="float">
            <text:p>1610519468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752" calcext:value-type="float">
            <text:p>415752</text:p>
          </table:table-cell>
          <table:table-cell office:value-type="float" office:value="1317" calcext:value-type="float">
            <text:p>1317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1248" calcext:value-type="float">
            <text:p>16451248</text:p>
          </table:table-cell>
          <table:table-cell office:value-type="float" office:value="10210104" calcext:value-type="float">
            <text:p>10210104</text:p>
          </table:table-cell>
          <table:table-cell office:value-type="float" office:value="6241144" calcext:value-type="float">
            <text:p>6241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19" calcext:value-type="float">
            <text:p>6919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548" calcext:value-type="float">
            <text:p>16105194685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372" calcext:value-type="float">
            <text:p>411372</text:p>
          </table:table-cell>
          <table:table-cell office:value-type="float" office:value="1313" calcext:value-type="float">
            <text:p>1313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6360" calcext:value-type="float">
            <text:p>16426360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10909048" calcext:value-type="float">
            <text:p>109090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31" calcext:value-type="float">
            <text:p>6931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652" calcext:value-type="float">
            <text:p>1610519468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240" calcext:value-type="float">
            <text:p>407240</text:p>
          </table:table-cell>
          <table:table-cell office:value-type="float" office:value="1309" calcext:value-type="float">
            <text:p>1309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26360" calcext:value-type="float">
            <text:p>16426360</text:p>
          </table:table-cell>
          <table:table-cell office:value-type="float" office:value="1496456" calcext:value-type="float">
            <text:p>1496456</text:p>
          </table:table-cell>
          <table:table-cell office:value-type="float" office:value="14929904" calcext:value-type="float">
            <text:p>14929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42" calcext:value-type="float">
            <text:p>6942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756" calcext:value-type="float">
            <text:p>16105194687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212" calcext:value-type="float">
            <text:p>406212</text:p>
          </table:table-cell>
          <table:table-cell office:value-type="float" office:value="1308" calcext:value-type="float">
            <text:p>1308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89584" calcext:value-type="float">
            <text:p>16189584</text:p>
          </table:table-cell>
          <table:table-cell office:value-type="float" office:value="372736" calcext:value-type="float">
            <text:p>372736</text:p>
          </table:table-cell>
          <table:table-cell office:value-type="float" office:value="15816848" calcext:value-type="float">
            <text:p>15816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54" calcext:value-type="float">
            <text:p>6954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860" calcext:value-type="float">
            <text:p>16105194688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544" calcext:value-type="float">
            <text:p>406544</text:p>
          </table:table-cell>
          <table:table-cell office:value-type="float" office:value="1308" calcext:value-type="float">
            <text:p>1308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89584" calcext:value-type="float">
            <text:p>16189584</text:p>
          </table:table-cell>
          <table:table-cell office:value-type="float" office:value="353192" calcext:value-type="float">
            <text:p>353192</text:p>
          </table:table-cell>
          <table:table-cell office:value-type="float" office:value="15836392" calcext:value-type="float">
            <text:p>15836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66" calcext:value-type="float">
            <text:p>6966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8965" calcext:value-type="float">
            <text:p>16105194689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348" calcext:value-type="float">
            <text:p>410348</text:p>
          </table:table-cell>
          <table:table-cell office:value-type="float" office:value="1312" calcext:value-type="float">
            <text:p>1312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1040" calcext:value-type="float">
            <text:p>15841040</text:p>
          </table:table-cell>
          <table:table-cell office:value-type="float" office:value="3878912" calcext:value-type="float">
            <text:p>3878912</text:p>
          </table:table-cell>
          <table:table-cell office:value-type="float" office:value="11962128" calcext:value-type="float">
            <text:p>11962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78" calcext:value-type="float">
            <text:p>6978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070" calcext:value-type="float">
            <text:p>16105194690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896" calcext:value-type="float">
            <text:p>414896</text:p>
          </table:table-cell>
          <table:table-cell office:value-type="float" office:value="1317" calcext:value-type="float">
            <text:p>1317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1040" calcext:value-type="float">
            <text:p>15841040</text:p>
          </table:table-cell>
          <table:table-cell office:value-type="float" office:value="8954760" calcext:value-type="float">
            <text:p>8954760</text:p>
          </table:table-cell>
          <table:table-cell office:value-type="float" office:value="6886280" calcext:value-type="float">
            <text:p>6886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89" calcext:value-type="float">
            <text:p>6989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173" calcext:value-type="float">
            <text:p>16105194691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120" calcext:value-type="float">
            <text:p>410120</text:p>
          </table:table-cell>
          <table:table-cell office:value-type="float" office:value="1312" calcext:value-type="float">
            <text:p>1312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1040" calcext:value-type="float">
            <text:p>15841040</text:p>
          </table:table-cell>
          <table:table-cell office:value-type="float" office:value="3687304" calcext:value-type="float">
            <text:p>3687304</text:p>
          </table:table-cell>
          <table:table-cell office:value-type="float" office:value="12153736" calcext:value-type="float">
            <text:p>121537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00" calcext:value-type="float">
            <text:p>7000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277" calcext:value-type="float">
            <text:p>1610519469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268" calcext:value-type="float">
            <text:p>407268</text:p>
          </table:table-cell>
          <table:table-cell office:value-type="float" office:value="1309" calcext:value-type="float">
            <text:p>1309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1040" calcext:value-type="float">
            <text:p>15841040</text:p>
          </table:table-cell>
          <table:table-cell office:value-type="float" office:value="680840" calcext:value-type="float">
            <text:p>680840</text:p>
          </table:table-cell>
          <table:table-cell office:value-type="float" office:value="15160200" calcext:value-type="float">
            <text:p>15160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11" calcext:value-type="float">
            <text:p>7011</text:p>
          </table:table-cell>
          <table:table-cell office:value-type="float" office:value="-817" calcext:value-type="float">
            <text:p>-817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382" calcext:value-type="float">
            <text:p>16105194693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924" calcext:value-type="float">
            <text:p>417924</text:p>
          </table:table-cell>
          <table:table-cell office:value-type="float" office:value="1319" calcext:value-type="float">
            <text:p>1319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31008" calcext:value-type="float">
            <text:p>15531008</text:p>
          </table:table-cell>
          <table:table-cell office:value-type="float" office:value="11530240" calcext:value-type="float">
            <text:p>11530240</text:p>
          </table:table-cell>
          <table:table-cell office:value-type="float" office:value="4000768" calcext:value-type="float">
            <text:p>4000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22" calcext:value-type="float">
            <text:p>7022</text:p>
          </table:table-cell>
          <table:table-cell office:value-type="float" office:value="-830" calcext:value-type="float">
            <text:p>-83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486" calcext:value-type="float">
            <text:p>16105194694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676" calcext:value-type="float">
            <text:p>417676</text:p>
          </table:table-cell>
          <table:table-cell office:value-type="float" office:value="1319" calcext:value-type="float">
            <text:p>1319</text:p>
          </table:table-cell>
          <table:table-cell office:value-type="float" office:value="933740" calcext:value-type="float">
            <text:p>93374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31008" calcext:value-type="float">
            <text:p>15531008</text:p>
          </table:table-cell>
          <table:table-cell office:value-type="float" office:value="11063296" calcext:value-type="float">
            <text:p>11063296</text:p>
          </table:table-cell>
          <table:table-cell office:value-type="float" office:value="4467712" calcext:value-type="float">
            <text:p>4467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34" calcext:value-type="float">
            <text:p>7034</text:p>
          </table:table-cell>
          <table:table-cell office:value-type="float" office:value="-830" calcext:value-type="float">
            <text:p>-830</text:p>
          </table:table-cell>
          <table:table-cell office:value-type="float" office:value="3861" calcext:value-type="float">
            <text:p>3861</text:p>
          </table:table-cell>
          <table:table-cell office:value-type="float" office:value="1610519469589" calcext:value-type="float">
            <text:p>16105194695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320" calcext:value-type="float">
            <text:p>418320</text:p>
          </table:table-cell>
          <table:table-cell office:value-type="float" office:value="1320" calcext:value-type="float">
            <text:p>1320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531008" calcext:value-type="float">
            <text:p>15531008</text:p>
          </table:table-cell>
          <table:table-cell office:value-type="float" office:value="5906304" calcext:value-type="float">
            <text:p>5906304</text:p>
          </table:table-cell>
          <table:table-cell office:value-type="float" office:value="9624704" calcext:value-type="float">
            <text:p>9624704</text:p>
          </table:table-cell>
          <table:table-cell office:value-type="float" office:value="8" calcext:value-type="float">
            <text:p>8</text:p>
          </table:table-cell>
          <table:table-cell office:value-type="float" office:value="2169600" calcext:value-type="float">
            <text:p>2169600</text:p>
          </table:table-cell>
          <table:table-cell office:value-type="float" office:value="7040" calcext:value-type="float">
            <text:p>7040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257" calcext:value-type="float">
            <text:p>16105194742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672" calcext:value-type="float">
            <text:p>412672</text:p>
          </table:table-cell>
          <table:table-cell office:value-type="float" office:value="1314" calcext:value-type="float">
            <text:p>1314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83192" calcext:value-type="float">
            <text:p>17583192</text:p>
          </table:table-cell>
          <table:table-cell office:value-type="float" office:value="3508376" calcext:value-type="float">
            <text:p>3508376</text:p>
          </table:table-cell>
          <table:table-cell office:value-type="float" office:value="14074816" calcext:value-type="float">
            <text:p>140748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54" calcext:value-type="float">
            <text:p>7054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362" calcext:value-type="float">
            <text:p>16105194743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796" calcext:value-type="float">
            <text:p>409796</text:p>
          </table:table-cell>
          <table:table-cell office:value-type="float" office:value="1311" calcext:value-type="float">
            <text:p>1311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32256" calcext:value-type="float">
            <text:p>17832256</text:p>
          </table:table-cell>
          <table:table-cell office:value-type="float" office:value="0" calcext:value-type="float">
            <text:p>0</text:p>
          </table:table-cell>
          <table:table-cell office:value-type="float" office:value="17832256" calcext:value-type="float">
            <text:p>17832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68" calcext:value-type="float">
            <text:p>7068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465" calcext:value-type="float">
            <text:p>16105194744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392" calcext:value-type="float">
            <text:p>407392</text:p>
          </table:table-cell>
          <table:table-cell office:value-type="float" office:value="1309" calcext:value-type="float">
            <text:p>1309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309696" calcext:value-type="float">
            <text:p>20309696</text:p>
          </table:table-cell>
          <table:table-cell office:value-type="float" office:value="0" calcext:value-type="float">
            <text:p>0</text:p>
          </table:table-cell>
          <table:table-cell office:value-type="float" office:value="20309696" calcext:value-type="float">
            <text:p>20309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81" calcext:value-type="float">
            <text:p>7081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570" calcext:value-type="float">
            <text:p>16105194745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096" calcext:value-type="float">
            <text:p>410096</text:p>
          </table:table-cell>
          <table:table-cell office:value-type="float" office:value="1312" calcext:value-type="float">
            <text:p>1312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03408" calcext:value-type="float">
            <text:p>17603408</text:p>
          </table:table-cell>
          <table:table-cell office:value-type="float" office:value="405504" calcext:value-type="float">
            <text:p>405504</text:p>
          </table:table-cell>
          <table:table-cell office:value-type="float" office:value="17197904" calcext:value-type="float">
            <text:p>17197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95" calcext:value-type="float">
            <text:p>7095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675" calcext:value-type="float">
            <text:p>1610519474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680" calcext:value-type="float">
            <text:p>408680</text:p>
          </table:table-cell>
          <table:table-cell office:value-type="float" office:value="1310" calcext:value-type="float">
            <text:p>1310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344144" calcext:value-type="float">
            <text:p>19344144</text:p>
          </table:table-cell>
          <table:table-cell office:value-type="float" office:value="0" calcext:value-type="float">
            <text:p>0</text:p>
          </table:table-cell>
          <table:table-cell office:value-type="float" office:value="19344144" calcext:value-type="float">
            <text:p>19344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09" calcext:value-type="float">
            <text:p>7109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780" calcext:value-type="float">
            <text:p>16105194747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896" calcext:value-type="float">
            <text:p>411896</text:p>
          </table:table-cell>
          <table:table-cell office:value-type="float" office:value="1313" calcext:value-type="float">
            <text:p>1313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704992" calcext:value-type="float">
            <text:p>17704992</text:p>
          </table:table-cell>
          <table:table-cell office:value-type="float" office:value="1241088" calcext:value-type="float">
            <text:p>1241088</text:p>
          </table:table-cell>
          <table:table-cell office:value-type="float" office:value="16463904" calcext:value-type="float">
            <text:p>16463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22" calcext:value-type="float">
            <text:p>7122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884" calcext:value-type="float">
            <text:p>16105194748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588" calcext:value-type="float">
            <text:p>409588</text:p>
          </table:table-cell>
          <table:table-cell office:value-type="float" office:value="1311" calcext:value-type="float">
            <text:p>1311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21664" calcext:value-type="float">
            <text:p>18521664</text:p>
          </table:table-cell>
          <table:table-cell office:value-type="float" office:value="0" calcext:value-type="float">
            <text:p>0</text:p>
          </table:table-cell>
          <table:table-cell office:value-type="float" office:value="18521664" calcext:value-type="float">
            <text:p>18521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36" calcext:value-type="float">
            <text:p>7136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4988" calcext:value-type="float">
            <text:p>16105194749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920" calcext:value-type="float">
            <text:p>420920</text:p>
          </table:table-cell>
          <table:table-cell office:value-type="float" office:value="1322" calcext:value-type="float">
            <text:p>1322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46976" calcext:value-type="float">
            <text:p>17346976</text:p>
          </table:table-cell>
          <table:table-cell office:value-type="float" office:value="10514432" calcext:value-type="float">
            <text:p>10514432</text:p>
          </table:table-cell>
          <table:table-cell office:value-type="float" office:value="6832544" calcext:value-type="float">
            <text:p>6832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51" calcext:value-type="float">
            <text:p>7151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093" calcext:value-type="float">
            <text:p>1610519475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356" calcext:value-type="float">
            <text:p>419356</text:p>
          </table:table-cell>
          <table:table-cell office:value-type="float" office:value="1321" calcext:value-type="float">
            <text:p>1321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83896" calcext:value-type="float">
            <text:p>17483896</text:p>
          </table:table-cell>
          <table:table-cell office:value-type="float" office:value="9303320" calcext:value-type="float">
            <text:p>9303320</text:p>
          </table:table-cell>
          <table:table-cell office:value-type="float" office:value="8180576" calcext:value-type="float">
            <text:p>8180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64" calcext:value-type="float">
            <text:p>7164</text:p>
          </table:table-cell>
          <table:table-cell office:value-type="float" office:value="-240" calcext:value-type="float">
            <text:p>-24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197" calcext:value-type="float">
            <text:p>1610519475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124" calcext:value-type="float">
            <text:p>419124</text:p>
          </table:table-cell>
          <table:table-cell office:value-type="float" office:value="1321" calcext:value-type="float">
            <text:p>1321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660488" calcext:value-type="float">
            <text:p>20660488</text:p>
          </table:table-cell>
          <table:table-cell office:value-type="float" office:value="0" calcext:value-type="float">
            <text:p>0</text:p>
          </table:table-cell>
          <table:table-cell office:value-type="float" office:value="20660488" calcext:value-type="float">
            <text:p>20660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78" calcext:value-type="float">
            <text:p>7178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301" calcext:value-type="float">
            <text:p>1610519475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132" calcext:value-type="float">
            <text:p>410132</text:p>
          </table:table-cell>
          <table:table-cell office:value-type="float" office:value="1312" calcext:value-type="float">
            <text:p>1312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4536" calcext:value-type="float">
            <text:p>17684536</text:p>
          </table:table-cell>
          <table:table-cell office:value-type="float" office:value="0" calcext:value-type="float">
            <text:p>0</text:p>
          </table:table-cell>
          <table:table-cell office:value-type="float" office:value="17684536" calcext:value-type="float">
            <text:p>17684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192" calcext:value-type="float">
            <text:p>7192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405" calcext:value-type="float">
            <text:p>1610519475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800" calcext:value-type="float">
            <text:p>410800</text:p>
          </table:table-cell>
          <table:table-cell office:value-type="float" office:value="1312" calcext:value-type="float">
            <text:p>1312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1376" calcext:value-type="float">
            <text:p>17361376</text:p>
          </table:table-cell>
          <table:table-cell office:value-type="float" office:value="230664" calcext:value-type="float">
            <text:p>230664</text:p>
          </table:table-cell>
          <table:table-cell office:value-type="float" office:value="17130712" calcext:value-type="float">
            <text:p>17130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04" calcext:value-type="float">
            <text:p>7204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510" calcext:value-type="float">
            <text:p>16105194755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824" calcext:value-type="float">
            <text:p>413824</text:p>
          </table:table-cell>
          <table:table-cell office:value-type="float" office:value="1315" calcext:value-type="float">
            <text:p>1315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0712" calcext:value-type="float">
            <text:p>17040712</text:p>
          </table:table-cell>
          <table:table-cell office:value-type="float" office:value="3223552" calcext:value-type="float">
            <text:p>3223552</text:p>
          </table:table-cell>
          <table:table-cell office:value-type="float" office:value="13817160" calcext:value-type="float">
            <text:p>13817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19" calcext:value-type="float">
            <text:p>7219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616" calcext:value-type="float">
            <text:p>1610519475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484" calcext:value-type="float">
            <text:p>415484</text:p>
          </table:table-cell>
          <table:table-cell office:value-type="float" office:value="1317" calcext:value-type="float">
            <text:p>1317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5872" calcext:value-type="float">
            <text:p>17045872</text:p>
          </table:table-cell>
          <table:table-cell office:value-type="float" office:value="4778008" calcext:value-type="float">
            <text:p>4778008</text:p>
          </table:table-cell>
          <table:table-cell office:value-type="float" office:value="12267864" calcext:value-type="float">
            <text:p>12267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32" calcext:value-type="float">
            <text:p>7232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720" calcext:value-type="float">
            <text:p>16105194757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484" calcext:value-type="float">
            <text:p>421484</text:p>
          </table:table-cell>
          <table:table-cell office:value-type="float" office:value="1322" calcext:value-type="float">
            <text:p>1322</text:p>
          </table:table-cell>
          <table:table-cell office:value-type="float" office:value="933748" calcext:value-type="float">
            <text:p>93374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18328" calcext:value-type="float">
            <text:p>17318328</text:p>
          </table:table-cell>
          <table:table-cell office:value-type="float" office:value="10743808" calcext:value-type="float">
            <text:p>10743808</text:p>
          </table:table-cell>
          <table:table-cell office:value-type="float" office:value="6574520" calcext:value-type="float">
            <text:p>6574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46" calcext:value-type="float">
            <text:p>7246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824" calcext:value-type="float">
            <text:p>16105194758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500" calcext:value-type="float">
            <text:p>421500</text:p>
          </table:table-cell>
          <table:table-cell office:value-type="float" office:value="1323" calcext:value-type="float">
            <text:p>1323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9520" calcext:value-type="float">
            <text:p>17819520</text:p>
          </table:table-cell>
          <table:table-cell office:value-type="float" office:value="0" calcext:value-type="float">
            <text:p>0</text:p>
          </table:table-cell>
          <table:table-cell office:value-type="float" office:value="17819520" calcext:value-type="float">
            <text:p>17819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59" calcext:value-type="float">
            <text:p>7259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5929" calcext:value-type="float">
            <text:p>1610519475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676" calcext:value-type="float">
            <text:p>411676</text:p>
          </table:table-cell>
          <table:table-cell office:value-type="float" office:value="1313" calcext:value-type="float">
            <text:p>1313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9336" calcext:value-type="float">
            <text:p>17299336</text:p>
          </table:table-cell>
          <table:table-cell office:value-type="float" office:value="1294120" calcext:value-type="float">
            <text:p>1294120</text:p>
          </table:table-cell>
          <table:table-cell office:value-type="float" office:value="16005216" calcext:value-type="float">
            <text:p>16005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72" calcext:value-type="float">
            <text:p>7272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033" calcext:value-type="float">
            <text:p>16105194760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668" calcext:value-type="float">
            <text:p>418668</text:p>
          </table:table-cell>
          <table:table-cell office:value-type="float" office:value="1320" calcext:value-type="float">
            <text:p>1320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57296" calcext:value-type="float">
            <text:p>17257296</text:p>
          </table:table-cell>
          <table:table-cell office:value-type="float" office:value="8269824" calcext:value-type="float">
            <text:p>8269824</text:p>
          </table:table-cell>
          <table:table-cell office:value-type="float" office:value="8987472" calcext:value-type="float">
            <text:p>8987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86" calcext:value-type="float">
            <text:p>7286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137" calcext:value-type="float">
            <text:p>16105194761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044" calcext:value-type="float">
            <text:p>421044</text:p>
          </table:table-cell>
          <table:table-cell office:value-type="float" office:value="1323" calcext:value-type="float">
            <text:p>1323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905416" calcext:value-type="float">
            <text:p>17905416</text:p>
          </table:table-cell>
          <table:table-cell office:value-type="float" office:value="0" calcext:value-type="float">
            <text:p>0</text:p>
          </table:table-cell>
          <table:table-cell office:value-type="float" office:value="17905416" calcext:value-type="float">
            <text:p>179054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99" calcext:value-type="float">
            <text:p>7299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241" calcext:value-type="float">
            <text:p>16105194762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740" calcext:value-type="float">
            <text:p>414740</text:p>
          </table:table-cell>
          <table:table-cell office:value-type="float" office:value="1316" calcext:value-type="float">
            <text:p>1316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9312" calcext:value-type="float">
            <text:p>17009312</text:p>
          </table:table-cell>
          <table:table-cell office:value-type="float" office:value="4889128" calcext:value-type="float">
            <text:p>4889128</text:p>
          </table:table-cell>
          <table:table-cell office:value-type="float" office:value="12120184" calcext:value-type="float">
            <text:p>12120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12" calcext:value-type="float">
            <text:p>7312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346" calcext:value-type="float">
            <text:p>16105194763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696" calcext:value-type="float">
            <text:p>407696</text:p>
          </table:table-cell>
          <table:table-cell office:value-type="float" office:value="1310" calcext:value-type="float">
            <text:p>1310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57280" calcext:value-type="float">
            <text:p>19157280</text:p>
          </table:table-cell>
          <table:table-cell office:value-type="float" office:value="0" calcext:value-type="float">
            <text:p>0</text:p>
          </table:table-cell>
          <table:table-cell office:value-type="float" office:value="19157280" calcext:value-type="float">
            <text:p>19157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26" calcext:value-type="float">
            <text:p>7326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450" calcext:value-type="float">
            <text:p>16105194764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664" calcext:value-type="float">
            <text:p>417664</text:p>
          </table:table-cell>
          <table:table-cell office:value-type="float" office:value="1319" calcext:value-type="float">
            <text:p>1319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4032" calcext:value-type="float">
            <text:p>17284032</text:p>
          </table:table-cell>
          <table:table-cell office:value-type="float" office:value="7942144" calcext:value-type="float">
            <text:p>7942144</text:p>
          </table:table-cell>
          <table:table-cell office:value-type="float" office:value="9341888" calcext:value-type="float">
            <text:p>9341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39" calcext:value-type="float">
            <text:p>7339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555" calcext:value-type="float">
            <text:p>16105194765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752" calcext:value-type="float">
            <text:p>410752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5944" calcext:value-type="float">
            <text:p>17075944</text:p>
          </table:table-cell>
          <table:table-cell office:value-type="float" office:value="667648" calcext:value-type="float">
            <text:p>667648</text:p>
          </table:table-cell>
          <table:table-cell office:value-type="float" office:value="16408296" calcext:value-type="float">
            <text:p>16408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52" calcext:value-type="float">
            <text:p>7352</text:p>
          </table:table-cell>
          <table:table-cell office:value-type="float" office:value="-788" calcext:value-type="float">
            <text:p>-78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660" calcext:value-type="float">
            <text:p>16105194766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852" calcext:value-type="float">
            <text:p>419852</text:p>
          </table:table-cell>
          <table:table-cell office:value-type="float" office:value="1321" calcext:value-type="float">
            <text:p>132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5424" calcext:value-type="float">
            <text:p>17015424</text:p>
          </table:table-cell>
          <table:table-cell office:value-type="float" office:value="9894536" calcext:value-type="float">
            <text:p>9894536</text:p>
          </table:table-cell>
          <table:table-cell office:value-type="float" office:value="7120888" calcext:value-type="float">
            <text:p>7120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66" calcext:value-type="float">
            <text:p>7366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764" calcext:value-type="float">
            <text:p>16105194767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056" calcext:value-type="float">
            <text:p>414056</text:p>
          </table:table-cell>
          <table:table-cell office:value-type="float" office:value="1315" calcext:value-type="float">
            <text:p>1315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6136" calcext:value-type="float">
            <text:p>17106136</text:p>
          </table:table-cell>
          <table:table-cell office:value-type="float" office:value="4371272" calcext:value-type="float">
            <text:p>4371272</text:p>
          </table:table-cell>
          <table:table-cell office:value-type="float" office:value="12734864" calcext:value-type="float">
            <text:p>12734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79" calcext:value-type="float">
            <text:p>7379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868" calcext:value-type="float">
            <text:p>1610519476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748" calcext:value-type="float">
            <text:p>409748</text:p>
          </table:table-cell>
          <table:table-cell office:value-type="float" office:value="1311" calcext:value-type="float">
            <text:p>131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5848" calcext:value-type="float">
            <text:p>17245848</text:p>
          </table:table-cell>
          <table:table-cell office:value-type="float" office:value="0" calcext:value-type="float">
            <text:p>0</text:p>
          </table:table-cell>
          <table:table-cell office:value-type="float" office:value="17245848" calcext:value-type="float">
            <text:p>17245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92" calcext:value-type="float">
            <text:p>7392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6972" calcext:value-type="float">
            <text:p>1610519476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576" calcext:value-type="float">
            <text:p>419576</text:p>
          </table:table-cell>
          <table:table-cell office:value-type="float" office:value="1322" calcext:value-type="float">
            <text:p>132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09392" calcext:value-type="float">
            <text:p>19709392</text:p>
          </table:table-cell>
          <table:table-cell office:value-type="float" office:value="0" calcext:value-type="float">
            <text:p>0</text:p>
          </table:table-cell>
          <table:table-cell office:value-type="float" office:value="19709392" calcext:value-type="float">
            <text:p>19709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06" calcext:value-type="float">
            <text:p>7406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076" calcext:value-type="float">
            <text:p>1610519477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056" calcext:value-type="float">
            <text:p>420056</text:p>
          </table:table-cell>
          <table:table-cell office:value-type="float" office:value="1321" calcext:value-type="float">
            <text:p>132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0096" calcext:value-type="float">
            <text:p>16730096</text:p>
          </table:table-cell>
          <table:table-cell office:value-type="float" office:value="9629696" calcext:value-type="float">
            <text:p>9629696</text:p>
          </table:table-cell>
          <table:table-cell office:value-type="float" office:value="7100400" calcext:value-type="float">
            <text:p>7100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19" calcext:value-type="float">
            <text:p>7419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186" calcext:value-type="float">
            <text:p>1610519477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252" calcext:value-type="float">
            <text:p>415252</text:p>
          </table:table-cell>
          <table:table-cell office:value-type="float" office:value="1317" calcext:value-type="float">
            <text:p>1317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3560" calcext:value-type="float">
            <text:p>16833560</text:p>
          </table:table-cell>
          <table:table-cell office:value-type="float" office:value="5419008" calcext:value-type="float">
            <text:p>5419008</text:p>
          </table:table-cell>
          <table:table-cell office:value-type="float" office:value="11414552" calcext:value-type="float">
            <text:p>11414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32" calcext:value-type="float">
            <text:p>7432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291" calcext:value-type="float">
            <text:p>1610519477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768" calcext:value-type="float">
            <text:p>412768</text:p>
          </table:table-cell>
          <table:table-cell office:value-type="float" office:value="1314" calcext:value-type="float">
            <text:p>1314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9920" calcext:value-type="float">
            <text:p>16969920</text:p>
          </table:table-cell>
          <table:table-cell office:value-type="float" office:value="2797568" calcext:value-type="float">
            <text:p>2797568</text:p>
          </table:table-cell>
          <table:table-cell office:value-type="float" office:value="14172352" calcext:value-type="float">
            <text:p>14172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44" calcext:value-type="float">
            <text:p>7444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395" calcext:value-type="float">
            <text:p>16105194773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816" calcext:value-type="float">
            <text:p>410816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59448" calcext:value-type="float">
            <text:p>16959448</text:p>
          </table:table-cell>
          <table:table-cell office:value-type="float" office:value="946176" calcext:value-type="float">
            <text:p>946176</text:p>
          </table:table-cell>
          <table:table-cell office:value-type="float" office:value="16013272" calcext:value-type="float">
            <text:p>16013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57" calcext:value-type="float">
            <text:p>7457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500" calcext:value-type="float">
            <text:p>16105194775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228" calcext:value-type="float">
            <text:p>410228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8768" calcext:value-type="float">
            <text:p>16768768</text:p>
          </table:table-cell>
          <table:table-cell office:value-type="float" office:value="143360" calcext:value-type="float">
            <text:p>143360</text:p>
          </table:table-cell>
          <table:table-cell office:value-type="float" office:value="16625408" calcext:value-type="float">
            <text:p>16625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70" calcext:value-type="float">
            <text:p>7470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603" calcext:value-type="float">
            <text:p>1610519477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756" calcext:value-type="float">
            <text:p>410756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98968" calcext:value-type="float">
            <text:p>1649896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191768" calcext:value-type="float">
            <text:p>16191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83" calcext:value-type="float">
            <text:p>7483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708" calcext:value-type="float">
            <text:p>16105194777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624" calcext:value-type="float">
            <text:p>415624</text:p>
          </table:table-cell>
          <table:table-cell office:value-type="float" office:value="1317" calcext:value-type="float">
            <text:p>1317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2208" calcext:value-type="float">
            <text:p>17042208</text:p>
          </table:table-cell>
          <table:table-cell office:value-type="float" office:value="6025216" calcext:value-type="float">
            <text:p>6025216</text:p>
          </table:table-cell>
          <table:table-cell office:value-type="float" office:value="11016992" calcext:value-type="float">
            <text:p>11016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98" calcext:value-type="float">
            <text:p>7498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812" calcext:value-type="float">
            <text:p>16105194778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640" calcext:value-type="float">
            <text:p>417640</text:p>
          </table:table-cell>
          <table:table-cell office:value-type="float" office:value="1319" calcext:value-type="float">
            <text:p>1319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4456" calcext:value-type="float">
            <text:p>16474456</text:p>
          </table:table-cell>
          <table:table-cell office:value-type="float" office:value="7483392" calcext:value-type="float">
            <text:p>7483392</text:p>
          </table:table-cell>
          <table:table-cell office:value-type="float" office:value="8991064" calcext:value-type="float">
            <text:p>8991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10" calcext:value-type="float">
            <text:p>7510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7916" calcext:value-type="float">
            <text:p>16105194779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780" calcext:value-type="float">
            <text:p>419780</text:p>
          </table:table-cell>
          <table:table-cell office:value-type="float" office:value="1321" calcext:value-type="float">
            <text:p>132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3856" calcext:value-type="float">
            <text:p>16463856</text:p>
          </table:table-cell>
          <table:table-cell office:value-type="float" office:value="9629696" calcext:value-type="float">
            <text:p>9629696</text:p>
          </table:table-cell>
          <table:table-cell office:value-type="float" office:value="6834160" calcext:value-type="float">
            <text:p>6834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24" calcext:value-type="float">
            <text:p>7524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020" calcext:value-type="float">
            <text:p>1610519478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912" calcext:value-type="float">
            <text:p>421912</text:p>
          </table:table-cell>
          <table:table-cell office:value-type="float" office:value="1324" calcext:value-type="float">
            <text:p>1324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63856" calcext:value-type="float">
            <text:p>16463856</text:p>
          </table:table-cell>
          <table:table-cell office:value-type="float" office:value="12425576" calcext:value-type="float">
            <text:p>12425576</text:p>
          </table:table-cell>
          <table:table-cell office:value-type="float" office:value="4038280" calcext:value-type="float">
            <text:p>4038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36" calcext:value-type="float">
            <text:p>7536</text:p>
          </table:table-cell>
          <table:table-cell office:value-type="float" office:value="-810" calcext:value-type="float">
            <text:p>-810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126" calcext:value-type="float">
            <text:p>16105194781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736" calcext:value-type="float">
            <text:p>410736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0344" calcext:value-type="float">
            <text:p>16670344</text:p>
          </table:table-cell>
          <table:table-cell office:value-type="float" office:value="766792" calcext:value-type="float">
            <text:p>766792</text:p>
          </table:table-cell>
          <table:table-cell office:value-type="float" office:value="15903552" calcext:value-type="float">
            <text:p>15903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48" calcext:value-type="float">
            <text:p>7548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230" calcext:value-type="float">
            <text:p>16105194782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576" calcext:value-type="float">
            <text:p>416576</text:p>
          </table:table-cell>
          <table:table-cell office:value-type="float" office:value="1318" calcext:value-type="float">
            <text:p>1318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2072" calcext:value-type="float">
            <text:p>16562072</text:p>
          </table:table-cell>
          <table:table-cell office:value-type="float" office:value="6502680" calcext:value-type="float">
            <text:p>6502680</text:p>
          </table:table-cell>
          <table:table-cell office:value-type="float" office:value="10059392" calcext:value-type="float">
            <text:p>10059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61" calcext:value-type="float">
            <text:p>7561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334" calcext:value-type="float">
            <text:p>16105194783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132" calcext:value-type="float">
            <text:p>410132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8224" calcext:value-type="float">
            <text:p>16518224</text:p>
          </table:table-cell>
          <table:table-cell office:value-type="float" office:value="12288" calcext:value-type="float">
            <text:p>12288</text:p>
          </table:table-cell>
          <table:table-cell office:value-type="float" office:value="16505936" calcext:value-type="float">
            <text:p>165059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74" calcext:value-type="float">
            <text:p>7574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438" calcext:value-type="float">
            <text:p>16105194784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852" calcext:value-type="float">
            <text:p>417852</text:p>
          </table:table-cell>
          <table:table-cell office:value-type="float" office:value="1319" calcext:value-type="float">
            <text:p>1319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5448" calcext:value-type="float">
            <text:p>16395448</text:p>
          </table:table-cell>
          <table:table-cell office:value-type="float" office:value="7663616" calcext:value-type="float">
            <text:p>7663616</text:p>
          </table:table-cell>
          <table:table-cell office:value-type="float" office:value="8731832" calcext:value-type="float">
            <text:p>8731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86" calcext:value-type="float">
            <text:p>7586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542" calcext:value-type="float">
            <text:p>1610519478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908" calcext:value-type="float">
            <text:p>412908</text:p>
          </table:table-cell>
          <table:table-cell office:value-type="float" office:value="1315" calcext:value-type="float">
            <text:p>1315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5448" calcext:value-type="float">
            <text:p>16395448</text:p>
          </table:table-cell>
          <table:table-cell office:value-type="float" office:value="2623544" calcext:value-type="float">
            <text:p>2623544</text:p>
          </table:table-cell>
          <table:table-cell office:value-type="float" office:value="13771904" calcext:value-type="float">
            <text:p>13771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97" calcext:value-type="float">
            <text:p>7597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646" calcext:value-type="float">
            <text:p>16105194786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568" calcext:value-type="float">
            <text:p>410568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57496" calcext:value-type="float">
            <text:p>16157496</text:p>
          </table:table-cell>
          <table:table-cell office:value-type="float" office:value="110592" calcext:value-type="float">
            <text:p>110592</text:p>
          </table:table-cell>
          <table:table-cell office:value-type="float" office:value="16046904" calcext:value-type="float">
            <text:p>16046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09" calcext:value-type="float">
            <text:p>7609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750" calcext:value-type="float">
            <text:p>1610519478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168" calcext:value-type="float">
            <text:p>410168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5952" calcext:value-type="float">
            <text:p>16515952</text:p>
          </table:table-cell>
          <table:table-cell office:value-type="float" office:value="0" calcext:value-type="float">
            <text:p>0</text:p>
          </table:table-cell>
          <table:table-cell office:value-type="float" office:value="16515952" calcext:value-type="float">
            <text:p>16515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23" calcext:value-type="float">
            <text:p>7623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853" calcext:value-type="float">
            <text:p>16105194788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804" calcext:value-type="float">
            <text:p>410804</text:p>
          </table:table-cell>
          <table:table-cell office:value-type="float" office:value="1312" calcext:value-type="float">
            <text:p>1312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9696" calcext:value-type="float">
            <text:p>16549696</text:p>
          </table:table-cell>
          <table:table-cell office:value-type="float" office:value="372736" calcext:value-type="float">
            <text:p>372736</text:p>
          </table:table-cell>
          <table:table-cell office:value-type="float" office:value="16176960" calcext:value-type="float">
            <text:p>16176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35" calcext:value-type="float">
            <text:p>7635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8957" calcext:value-type="float">
            <text:p>16105194789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052" calcext:value-type="float">
            <text:p>413052</text:p>
          </table:table-cell>
          <table:table-cell office:value-type="float" office:value="1315" calcext:value-type="float">
            <text:p>1315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9696" calcext:value-type="float">
            <text:p>16549696</text:p>
          </table:table-cell>
          <table:table-cell office:value-type="float" office:value="2818600" calcext:value-type="float">
            <text:p>2818600</text:p>
          </table:table-cell>
          <table:table-cell office:value-type="float" office:value="13731096" calcext:value-type="float">
            <text:p>13731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46" calcext:value-type="float">
            <text:p>7646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061" calcext:value-type="float">
            <text:p>1610519479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772" calcext:value-type="float">
            <text:p>418772</text:p>
          </table:table-cell>
          <table:table-cell office:value-type="float" office:value="1320" calcext:value-type="float">
            <text:p>1320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7712768" calcext:value-type="float">
            <text:p>7712768</text:p>
          </table:table-cell>
          <table:table-cell office:value-type="float" office:value="8040280" calcext:value-type="float">
            <text:p>8040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58" calcext:value-type="float">
            <text:p>7658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165" calcext:value-type="float">
            <text:p>16105194791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068" calcext:value-type="float">
            <text:p>413068</text:p>
          </table:table-cell>
          <table:table-cell office:value-type="float" office:value="1315" calcext:value-type="float">
            <text:p>1315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1888256" calcext:value-type="float">
            <text:p>1888256</text:p>
          </table:table-cell>
          <table:table-cell office:value-type="float" office:value="13864792" calcext:value-type="float">
            <text:p>13864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69" calcext:value-type="float">
            <text:p>7669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269" calcext:value-type="float">
            <text:p>16105194792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408" calcext:value-type="float">
            <text:p>421408</text:p>
          </table:table-cell>
          <table:table-cell office:value-type="float" office:value="1323" calcext:value-type="float">
            <text:p>1323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10548016" calcext:value-type="float">
            <text:p>10548016</text:p>
          </table:table-cell>
          <table:table-cell office:value-type="float" office:value="5205032" calcext:value-type="float">
            <text:p>5205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80" calcext:value-type="float">
            <text:p>7680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373" calcext:value-type="float">
            <text:p>16105194793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796" calcext:value-type="float">
            <text:p>419796</text:p>
          </table:table-cell>
          <table:table-cell office:value-type="float" office:value="1321" calcext:value-type="float">
            <text:p>132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8704816" calcext:value-type="float">
            <text:p>8704816</text:p>
          </table:table-cell>
          <table:table-cell office:value-type="float" office:value="7048232" calcext:value-type="float">
            <text:p>7048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90" calcext:value-type="float">
            <text:p>7690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476" calcext:value-type="float">
            <text:p>16105194794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300" calcext:value-type="float">
            <text:p>419300</text:p>
          </table:table-cell>
          <table:table-cell office:value-type="float" office:value="1321" calcext:value-type="float">
            <text:p>1321</text:p>
          </table:table-cell>
          <table:table-cell office:value-type="float" office:value="933756" calcext:value-type="float">
            <text:p>93375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8172336" calcext:value-type="float">
            <text:p>8172336</text:p>
          </table:table-cell>
          <table:table-cell office:value-type="float" office:value="7580712" calcext:value-type="float">
            <text:p>7580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02" calcext:value-type="float">
            <text:p>7702</text:p>
          </table:table-cell>
          <table:table-cell office:value-type="float" office:value="-818" calcext:value-type="float">
            <text:p>-81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79580" calcext:value-type="float">
            <text:p>16105194795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448" calcext:value-type="float">
            <text:p>414448</text:p>
          </table:table-cell>
          <table:table-cell office:value-type="float" office:value="1316" calcext:value-type="float">
            <text:p>1316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53048" calcext:value-type="float">
            <text:p>15753048</text:p>
          </table:table-cell>
          <table:table-cell office:value-type="float" office:value="3146416" calcext:value-type="float">
            <text:p>3146416</text:p>
          </table:table-cell>
          <table:table-cell office:value-type="float" office:value="12606632" calcext:value-type="float">
            <text:p>12606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09" calcext:value-type="float">
            <text:p>7709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273" calcext:value-type="float">
            <text:p>1610519484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512" calcext:value-type="float">
            <text:p>412512</text:p>
          </table:table-cell>
          <table:table-cell office:value-type="float" office:value="1313" calcext:value-type="float">
            <text:p>131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1296" calcext:value-type="float">
            <text:p>17531296</text:p>
          </table:table-cell>
          <table:table-cell office:value-type="float" office:value="2207744" calcext:value-type="float">
            <text:p>2207744</text:p>
          </table:table-cell>
          <table:table-cell office:value-type="float" office:value="15323552" calcext:value-type="float">
            <text:p>15323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24" calcext:value-type="float">
            <text:p>7724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378" calcext:value-type="float">
            <text:p>16105194843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732" calcext:value-type="float">
            <text:p>406732</text:p>
          </table:table-cell>
          <table:table-cell office:value-type="float" office:value="1309" calcext:value-type="float">
            <text:p>1309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101544" calcext:value-type="float">
            <text:p>20101544</text:p>
          </table:table-cell>
          <table:table-cell office:value-type="float" office:value="0" calcext:value-type="float">
            <text:p>0</text:p>
          </table:table-cell>
          <table:table-cell office:value-type="float" office:value="20101544" calcext:value-type="float">
            <text:p>20101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38" calcext:value-type="float">
            <text:p>7738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483" calcext:value-type="float">
            <text:p>16105194844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608" calcext:value-type="float">
            <text:p>410608</text:p>
          </table:table-cell>
          <table:table-cell office:value-type="float" office:value="1312" calcext:value-type="float">
            <text:p>131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35368" calcext:value-type="float">
            <text:p>17635368</text:p>
          </table:table-cell>
          <table:table-cell office:value-type="float" office:value="733184" calcext:value-type="float">
            <text:p>733184</text:p>
          </table:table-cell>
          <table:table-cell office:value-type="float" office:value="16902184" calcext:value-type="float">
            <text:p>169021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51" calcext:value-type="float">
            <text:p>7751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586" calcext:value-type="float">
            <text:p>16105194845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424" calcext:value-type="float">
            <text:p>408424</text:p>
          </table:table-cell>
          <table:table-cell office:value-type="float" office:value="1310" calcext:value-type="float">
            <text:p>131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50952" calcext:value-type="float">
            <text:p>18450952</text:p>
          </table:table-cell>
          <table:table-cell office:value-type="float" office:value="0" calcext:value-type="float">
            <text:p>0</text:p>
          </table:table-cell>
          <table:table-cell office:value-type="float" office:value="18450952" calcext:value-type="float">
            <text:p>18450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65" calcext:value-type="float">
            <text:p>7765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691" calcext:value-type="float">
            <text:p>16105194846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756" calcext:value-type="float">
            <text:p>421756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73416" calcext:value-type="float">
            <text:p>18473416</text:p>
          </table:table-cell>
          <table:table-cell office:value-type="float" office:value="13489616" calcext:value-type="float">
            <text:p>13489616</text:p>
          </table:table-cell>
          <table:table-cell office:value-type="float" office:value="4983800" calcext:value-type="float">
            <text:p>49838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80" calcext:value-type="float">
            <text:p>7780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795" calcext:value-type="float">
            <text:p>1610519484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044" calcext:value-type="float">
            <text:p>421044</text:p>
          </table:table-cell>
          <table:table-cell office:value-type="float" office:value="1322" calcext:value-type="float">
            <text:p>132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37776" calcext:value-type="float">
            <text:p>17437776</text:p>
          </table:table-cell>
          <table:table-cell office:value-type="float" office:value="11219304" calcext:value-type="float">
            <text:p>11219304</text:p>
          </table:table-cell>
          <table:table-cell office:value-type="float" office:value="6218472" calcext:value-type="float">
            <text:p>6218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793" calcext:value-type="float">
            <text:p>7793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4899" calcext:value-type="float">
            <text:p>1610519484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420" calcext:value-type="float">
            <text:p>421420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8488" calcext:value-type="float">
            <text:p>17168488</text:p>
          </table:table-cell>
          <table:table-cell office:value-type="float" office:value="12281776" calcext:value-type="float">
            <text:p>12281776</text:p>
          </table:table-cell>
          <table:table-cell office:value-type="float" office:value="4886712" calcext:value-type="float">
            <text:p>4886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07" calcext:value-type="float">
            <text:p>7807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004" calcext:value-type="float">
            <text:p>16105194850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512" calcext:value-type="float">
            <text:p>421512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5536" calcext:value-type="float">
            <text:p>17045536</text:p>
          </table:table-cell>
          <table:table-cell office:value-type="float" office:value="12323048" calcext:value-type="float">
            <text:p>12323048</text:p>
          </table:table-cell>
          <table:table-cell office:value-type="float" office:value="4722488" calcext:value-type="float">
            <text:p>4722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21" calcext:value-type="float">
            <text:p>7821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108" calcext:value-type="float">
            <text:p>1610519485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168" calcext:value-type="float">
            <text:p>406168</text:p>
          </table:table-cell>
          <table:table-cell office:value-type="float" office:value="1308" calcext:value-type="float">
            <text:p>130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119984" calcext:value-type="float">
            <text:p>20119984</text:p>
          </table:table-cell>
          <table:table-cell office:value-type="float" office:value="0" calcext:value-type="float">
            <text:p>0</text:p>
          </table:table-cell>
          <table:table-cell office:value-type="float" office:value="20119984" calcext:value-type="float">
            <text:p>20119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34" calcext:value-type="float">
            <text:p>7834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211" calcext:value-type="float">
            <text:p>1610519485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564" calcext:value-type="float">
            <text:p>409564</text:p>
          </table:table-cell>
          <table:table-cell office:value-type="float" office:value="1311" calcext:value-type="float">
            <text:p>131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24784" calcext:value-type="float">
            <text:p>17524784</text:p>
          </table:table-cell>
          <table:table-cell office:value-type="float" office:value="0" calcext:value-type="float">
            <text:p>0</text:p>
          </table:table-cell>
          <table:table-cell office:value-type="float" office:value="17524784" calcext:value-type="float">
            <text:p>17524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47" calcext:value-type="float">
            <text:p>7847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315" calcext:value-type="float">
            <text:p>16105194853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864" calcext:value-type="float">
            <text:p>414864</text:p>
          </table:table-cell>
          <table:table-cell office:value-type="float" office:value="1316" calcext:value-type="float">
            <text:p>1316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5848" calcext:value-type="float">
            <text:p>17365848</text:p>
          </table:table-cell>
          <table:table-cell office:value-type="float" office:value="5002376" calcext:value-type="float">
            <text:p>5002376</text:p>
          </table:table-cell>
          <table:table-cell office:value-type="float" office:value="12363472" calcext:value-type="float">
            <text:p>12363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61" calcext:value-type="float">
            <text:p>7861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420" calcext:value-type="float">
            <text:p>16105194854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580" calcext:value-type="float">
            <text:p>419580</text:p>
          </table:table-cell>
          <table:table-cell office:value-type="float" office:value="1321" calcext:value-type="float">
            <text:p>132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3952" calcext:value-type="float">
            <text:p>17143952</text:p>
          </table:table-cell>
          <table:table-cell office:value-type="float" office:value="10088448" calcext:value-type="float">
            <text:p>10088448</text:p>
          </table:table-cell>
          <table:table-cell office:value-type="float" office:value="7055504" calcext:value-type="float">
            <text:p>7055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75" calcext:value-type="float">
            <text:p>7875</text:p>
          </table:table-cell>
          <table:table-cell office:value-type="float" office:value="-239" calcext:value-type="float">
            <text:p>-23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524" calcext:value-type="float">
            <text:p>16105194855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824" calcext:value-type="float">
            <text:p>420824</text:p>
          </table:table-cell>
          <table:table-cell office:value-type="float" office:value="1322" calcext:value-type="float">
            <text:p>132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65240" calcext:value-type="float">
            <text:p>17165240</text:p>
          </table:table-cell>
          <table:table-cell office:value-type="float" office:value="11613640" calcext:value-type="float">
            <text:p>11613640</text:p>
          </table:table-cell>
          <table:table-cell office:value-type="float" office:value="5551600" calcext:value-type="float">
            <text:p>55516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89" calcext:value-type="float">
            <text:p>7889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628" calcext:value-type="float">
            <text:p>16105194856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228" calcext:value-type="float">
            <text:p>407228</text:p>
          </table:table-cell>
          <table:table-cell office:value-type="float" office:value="1309" calcext:value-type="float">
            <text:p>1309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40616" calcext:value-type="float">
            <text:p>19440616</text:p>
          </table:table-cell>
          <table:table-cell office:value-type="float" office:value="0" calcext:value-type="float">
            <text:p>0</text:p>
          </table:table-cell>
          <table:table-cell office:value-type="float" office:value="19440616" calcext:value-type="float">
            <text:p>19440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02" calcext:value-type="float">
            <text:p>7902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732" calcext:value-type="float">
            <text:p>1610519485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912" calcext:value-type="float">
            <text:p>415912</text:p>
          </table:table-cell>
          <table:table-cell office:value-type="float" office:value="1317" calcext:value-type="float">
            <text:p>1317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5880" calcext:value-type="float">
            <text:p>17115880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11320040" calcext:value-type="float">
            <text:p>11320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15" calcext:value-type="float">
            <text:p>7915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836" calcext:value-type="float">
            <text:p>16105194858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380" calcext:value-type="float">
            <text:p>420380</text:p>
          </table:table-cell>
          <table:table-cell office:value-type="float" office:value="1321" calcext:value-type="float">
            <text:p>132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0528" calcext:value-type="float">
            <text:p>16990528</text:p>
          </table:table-cell>
          <table:table-cell office:value-type="float" office:value="10324488" calcext:value-type="float">
            <text:p>10324488</text:p>
          </table:table-cell>
          <table:table-cell office:value-type="float" office:value="6666040" calcext:value-type="float">
            <text:p>6666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29" calcext:value-type="float">
            <text:p>7929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5941" calcext:value-type="float">
            <text:p>1610519485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272" calcext:value-type="float">
            <text:p>408272</text:p>
          </table:table-cell>
          <table:table-cell office:value-type="float" office:value="1310" calcext:value-type="float">
            <text:p>131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36496" calcext:value-type="float">
            <text:p>18636496</text:p>
          </table:table-cell>
          <table:table-cell office:value-type="float" office:value="0" calcext:value-type="float">
            <text:p>0</text:p>
          </table:table-cell>
          <table:table-cell office:value-type="float" office:value="18636496" calcext:value-type="float">
            <text:p>18636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42" calcext:value-type="float">
            <text:p>7942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045" calcext:value-type="float">
            <text:p>16105194860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320" calcext:value-type="float">
            <text:p>418320</text:p>
          </table:table-cell>
          <table:table-cell office:value-type="float" office:value="1320" calcext:value-type="float">
            <text:p>132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7536" calcext:value-type="float">
            <text:p>17087536</text:p>
          </table:table-cell>
          <table:table-cell office:value-type="float" office:value="8286208" calcext:value-type="float">
            <text:p>8286208</text:p>
          </table:table-cell>
          <table:table-cell office:value-type="float" office:value="8801328" calcext:value-type="float">
            <text:p>8801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56" calcext:value-type="float">
            <text:p>7956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148" calcext:value-type="float">
            <text:p>16105194861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560" calcext:value-type="float">
            <text:p>409560</text:p>
          </table:table-cell>
          <table:table-cell office:value-type="float" office:value="1311" calcext:value-type="float">
            <text:p>131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45320" calcext:value-type="float">
            <text:p>16945320</text:p>
          </table:table-cell>
          <table:table-cell office:value-type="float" office:value="61440" calcext:value-type="float">
            <text:p>61440</text:p>
          </table:table-cell>
          <table:table-cell office:value-type="float" office:value="16883880" calcext:value-type="float">
            <text:p>16883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69" calcext:value-type="float">
            <text:p>7969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252" calcext:value-type="float">
            <text:p>16105194862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260" calcext:value-type="float">
            <text:p>416260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9360" calcext:value-type="float">
            <text:p>17019360</text:p>
          </table:table-cell>
          <table:table-cell office:value-type="float" office:value="6708648" calcext:value-type="float">
            <text:p>6708648</text:p>
          </table:table-cell>
          <table:table-cell office:value-type="float" office:value="10310712" calcext:value-type="float">
            <text:p>10310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82" calcext:value-type="float">
            <text:p>7982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357" calcext:value-type="float">
            <text:p>16105194863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920" calcext:value-type="float">
            <text:p>408920</text:p>
          </table:table-cell>
          <table:table-cell office:value-type="float" office:value="1310" calcext:value-type="float">
            <text:p>131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15632" calcext:value-type="float">
            <text:p>18215632</text:p>
          </table:table-cell>
          <table:table-cell office:value-type="float" office:value="0" calcext:value-type="float">
            <text:p>0</text:p>
          </table:table-cell>
          <table:table-cell office:value-type="float" office:value="18215632" calcext:value-type="float">
            <text:p>18215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95" calcext:value-type="float">
            <text:p>7995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461" calcext:value-type="float">
            <text:p>16105194864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448" calcext:value-type="float">
            <text:p>421448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9664" calcext:value-type="float">
            <text:p>17179664</text:p>
          </table:table-cell>
          <table:table-cell office:value-type="float" office:value="11841536" calcext:value-type="float">
            <text:p>11841536</text:p>
          </table:table-cell>
          <table:table-cell office:value-type="float" office:value="5338128" calcext:value-type="float">
            <text:p>5338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10" calcext:value-type="float">
            <text:p>8010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565" calcext:value-type="float">
            <text:p>1610519486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672" calcext:value-type="float">
            <text:p>414672</text:p>
          </table:table-cell>
          <table:table-cell office:value-type="float" office:value="1316" calcext:value-type="float">
            <text:p>1316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9176" calcext:value-type="float">
            <text:p>17119176</text:p>
          </table:table-cell>
          <table:table-cell office:value-type="float" office:value="5025792" calcext:value-type="float">
            <text:p>5025792</text:p>
          </table:table-cell>
          <table:table-cell office:value-type="float" office:value="12093384" calcext:value-type="float">
            <text:p>120933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23" calcext:value-type="float">
            <text:p>8023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669" calcext:value-type="float">
            <text:p>16105194866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012" calcext:value-type="float">
            <text:p>409012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05008" calcext:value-type="float">
            <text:p>17505008</text:p>
          </table:table-cell>
          <table:table-cell office:value-type="float" office:value="0" calcext:value-type="float">
            <text:p>0</text:p>
          </table:table-cell>
          <table:table-cell office:value-type="float" office:value="17505008" calcext:value-type="float">
            <text:p>175050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36" calcext:value-type="float">
            <text:p>8036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773" calcext:value-type="float">
            <text:p>16105194867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808" calcext:value-type="float">
            <text:p>417808</text:p>
          </table:table-cell>
          <table:table-cell office:value-type="float" office:value="1319" calcext:value-type="float">
            <text:p>1319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49112" calcext:value-type="float">
            <text:p>17149112</text:p>
          </table:table-cell>
          <table:table-cell office:value-type="float" office:value="8238424" calcext:value-type="float">
            <text:p>8238424</text:p>
          </table:table-cell>
          <table:table-cell office:value-type="float" office:value="8910688" calcext:value-type="float">
            <text:p>8910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49" calcext:value-type="float">
            <text:p>8049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882" calcext:value-type="float">
            <text:p>16105194868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352" calcext:value-type="float">
            <text:p>412352</text:p>
          </table:table-cell>
          <table:table-cell office:value-type="float" office:value="1314" calcext:value-type="float">
            <text:p>1314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54096" calcext:value-type="float">
            <text:p>17154096</text:p>
          </table:table-cell>
          <table:table-cell office:value-type="float" office:value="2634216" calcext:value-type="float">
            <text:p>2634216</text:p>
          </table:table-cell>
          <table:table-cell office:value-type="float" office:value="14519880" calcext:value-type="float">
            <text:p>14519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62" calcext:value-type="float">
            <text:p>8062</text:p>
          </table:table-cell>
          <table:table-cell office:value-type="float" office:value="-798" calcext:value-type="float">
            <text:p>-79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6986" calcext:value-type="float">
            <text:p>16105194869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888" calcext:value-type="float">
            <text:p>407888</text:p>
          </table:table-cell>
          <table:table-cell office:value-type="float" office:value="1310" calcext:value-type="float">
            <text:p>131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62096" calcext:value-type="float">
            <text:p>18262096</text:p>
          </table:table-cell>
          <table:table-cell office:value-type="float" office:value="0" calcext:value-type="float">
            <text:p>0</text:p>
          </table:table-cell>
          <table:table-cell office:value-type="float" office:value="18262096" calcext:value-type="float">
            <text:p>182620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76" calcext:value-type="float">
            <text:p>8076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090" calcext:value-type="float">
            <text:p>16105194870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276" calcext:value-type="float">
            <text:p>406276</text:p>
          </table:table-cell>
          <table:table-cell office:value-type="float" office:value="1308" calcext:value-type="float">
            <text:p>130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59216" calcext:value-type="float">
            <text:p>19659216</text:p>
          </table:table-cell>
          <table:table-cell office:value-type="float" office:value="0" calcext:value-type="float">
            <text:p>0</text:p>
          </table:table-cell>
          <table:table-cell office:value-type="float" office:value="19659216" calcext:value-type="float">
            <text:p>19659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89" calcext:value-type="float">
            <text:p>8089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193" calcext:value-type="float">
            <text:p>16105194871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232" calcext:value-type="float">
            <text:p>421232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82480" calcext:value-type="float">
            <text:p>17682480</text:p>
          </table:table-cell>
          <table:table-cell office:value-type="float" office:value="13269848" calcext:value-type="float">
            <text:p>13269848</text:p>
          </table:table-cell>
          <table:table-cell office:value-type="float" office:value="4412632" calcext:value-type="float">
            <text:p>4412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02" calcext:value-type="float">
            <text:p>8102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297" calcext:value-type="float">
            <text:p>16105194872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668" calcext:value-type="float">
            <text:p>418668</text:p>
          </table:table-cell>
          <table:table-cell office:value-type="float" office:value="1320" calcext:value-type="float">
            <text:p>132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5216" calcext:value-type="float">
            <text:p>16735216</text:p>
          </table:table-cell>
          <table:table-cell office:value-type="float" office:value="9285632" calcext:value-type="float">
            <text:p>9285632</text:p>
          </table:table-cell>
          <table:table-cell office:value-type="float" office:value="7449584" calcext:value-type="float">
            <text:p>7449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15" calcext:value-type="float">
            <text:p>8115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402" calcext:value-type="float">
            <text:p>16105194874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436" calcext:value-type="float">
            <text:p>416436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22712" calcext:value-type="float">
            <text:p>16822712</text:p>
          </table:table-cell>
          <table:table-cell office:value-type="float" office:value="7073792" calcext:value-type="float">
            <text:p>7073792</text:p>
          </table:table-cell>
          <table:table-cell office:value-type="float" office:value="9748920" calcext:value-type="float">
            <text:p>9748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28" calcext:value-type="float">
            <text:p>8128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507" calcext:value-type="float">
            <text:p>16105194875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940" calcext:value-type="float">
            <text:p>415940</text:p>
          </table:table-cell>
          <table:table-cell office:value-type="float" office:value="1317" calcext:value-type="float">
            <text:p>1317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3824" calcext:value-type="float">
            <text:p>16713824</text:p>
          </table:table-cell>
          <table:table-cell office:value-type="float" office:value="5894144" calcext:value-type="float">
            <text:p>5894144</text:p>
          </table:table-cell>
          <table:table-cell office:value-type="float" office:value="10819680" calcext:value-type="float">
            <text:p>108196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41" calcext:value-type="float">
            <text:p>8141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611" calcext:value-type="float">
            <text:p>16105194876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576" calcext:value-type="float">
            <text:p>414576</text:p>
          </table:table-cell>
          <table:table-cell office:value-type="float" office:value="1316" calcext:value-type="float">
            <text:p>1316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2600" calcext:value-type="float">
            <text:p>16702600</text:p>
          </table:table-cell>
          <table:table-cell office:value-type="float" office:value="4911104" calcext:value-type="float">
            <text:p>4911104</text:p>
          </table:table-cell>
          <table:table-cell office:value-type="float" office:value="11791496" calcext:value-type="float">
            <text:p>1179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53" calcext:value-type="float">
            <text:p>8153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715" calcext:value-type="float">
            <text:p>16105194877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948" calcext:value-type="float">
            <text:p>414948</text:p>
          </table:table-cell>
          <table:table-cell office:value-type="float" office:value="1316" calcext:value-type="float">
            <text:p>1316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1136" calcext:value-type="float">
            <text:p>16741136</text:p>
          </table:table-cell>
          <table:table-cell office:value-type="float" office:value="5402624" calcext:value-type="float">
            <text:p>5402624</text:p>
          </table:table-cell>
          <table:table-cell office:value-type="float" office:value="11338512" calcext:value-type="float">
            <text:p>11338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66" calcext:value-type="float">
            <text:p>8166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819" calcext:value-type="float">
            <text:p>1610519487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808" calcext:value-type="float">
            <text:p>416808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0344" calcext:value-type="float">
            <text:p>16680344</text:p>
          </table:table-cell>
          <table:table-cell office:value-type="float" office:value="6549504" calcext:value-type="float">
            <text:p>6549504</text:p>
          </table:table-cell>
          <table:table-cell office:value-type="float" office:value="10130840" calcext:value-type="float">
            <text:p>10130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79" calcext:value-type="float">
            <text:p>8179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7923" calcext:value-type="float">
            <text:p>16105194879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940" calcext:value-type="float">
            <text:p>418940</text:p>
          </table:table-cell>
          <table:table-cell office:value-type="float" office:value="1320" calcext:value-type="float">
            <text:p>132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3008" calcext:value-type="float">
            <text:p>16343008</text:p>
          </table:table-cell>
          <table:table-cell office:value-type="float" office:value="9351168" calcext:value-type="float">
            <text:p>9351168</text:p>
          </table:table-cell>
          <table:table-cell office:value-type="float" office:value="6991840" calcext:value-type="float">
            <text:p>699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92" calcext:value-type="float">
            <text:p>8192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028" calcext:value-type="float">
            <text:p>16105194880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388" calcext:value-type="float">
            <text:p>421388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8536" calcext:value-type="float">
            <text:p>16888536</text:p>
          </table:table-cell>
          <table:table-cell office:value-type="float" office:value="12283904" calcext:value-type="float">
            <text:p>12283904</text:p>
          </table:table-cell>
          <table:table-cell office:value-type="float" office:value="4604632" calcext:value-type="float">
            <text:p>4604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05" calcext:value-type="float">
            <text:p>8205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132" calcext:value-type="float">
            <text:p>16105194881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924" calcext:value-type="float">
            <text:p>409924</text:p>
          </table:table-cell>
          <table:table-cell office:value-type="float" office:value="1312" calcext:value-type="float">
            <text:p>131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8536" calcext:value-type="float">
            <text:p>16888536</text:p>
          </table:table-cell>
          <table:table-cell office:value-type="float" office:value="287400" calcext:value-type="float">
            <text:p>287400</text:p>
          </table:table-cell>
          <table:table-cell office:value-type="float" office:value="16601136" calcext:value-type="float">
            <text:p>16601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16" calcext:value-type="float">
            <text:p>8216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237" calcext:value-type="float">
            <text:p>16105194882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932" calcext:value-type="float">
            <text:p>416932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1672" calcext:value-type="float">
            <text:p>16391672</text:p>
          </table:table-cell>
          <table:table-cell office:value-type="float" office:value="6518152" calcext:value-type="float">
            <text:p>6518152</text:p>
          </table:table-cell>
          <table:table-cell office:value-type="float" office:value="9873520" calcext:value-type="float">
            <text:p>98735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29" calcext:value-type="float">
            <text:p>8229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341" calcext:value-type="float">
            <text:p>1610519488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556" calcext:value-type="float">
            <text:p>409556</text:p>
          </table:table-cell>
          <table:table-cell office:value-type="float" office:value="1311" calcext:value-type="float">
            <text:p>131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63904" calcext:value-type="float">
            <text:p>16663904</text:p>
          </table:table-cell>
          <table:table-cell office:value-type="float" office:value="0" calcext:value-type="float">
            <text:p>0</text:p>
          </table:table-cell>
          <table:table-cell office:value-type="float" office:value="16663904" calcext:value-type="float">
            <text:p>16663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43" calcext:value-type="float">
            <text:p>8243</text:p>
          </table:table-cell>
          <table:table-cell office:value-type="float" office:value="-838" calcext:value-type="float">
            <text:p>-838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445" calcext:value-type="float">
            <text:p>16105194884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500" calcext:value-type="float">
            <text:p>416500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72696" calcext:value-type="float">
            <text:p>16372696</text:p>
          </table:table-cell>
          <table:table-cell office:value-type="float" office:value="6565888" calcext:value-type="float">
            <text:p>6565888</text:p>
          </table:table-cell>
          <table:table-cell office:value-type="float" office:value="9806808" calcext:value-type="float">
            <text:p>9806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55" calcext:value-type="float">
            <text:p>8255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551" calcext:value-type="float">
            <text:p>16105194885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680" calcext:value-type="float">
            <text:p>409680</text:p>
          </table:table-cell>
          <table:table-cell office:value-type="float" office:value="1311" calcext:value-type="float">
            <text:p>1311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2016" calcext:value-type="float">
            <text:p>16652016</text:p>
          </table:table-cell>
          <table:table-cell office:value-type="float" office:value="0" calcext:value-type="float">
            <text:p>0</text:p>
          </table:table-cell>
          <table:table-cell office:value-type="float" office:value="16652016" calcext:value-type="float">
            <text:p>16652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66" calcext:value-type="float">
            <text:p>8266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655" calcext:value-type="float">
            <text:p>16105194886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956" calcext:value-type="float">
            <text:p>421956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96888" calcext:value-type="float">
            <text:p>16396888</text:p>
          </table:table-cell>
          <table:table-cell office:value-type="float" office:value="12411656" calcext:value-type="float">
            <text:p>12411656</text:p>
          </table:table-cell>
          <table:table-cell office:value-type="float" office:value="3985232" calcext:value-type="float">
            <text:p>3985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80" calcext:value-type="float">
            <text:p>8280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759" calcext:value-type="float">
            <text:p>16105194887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096" calcext:value-type="float">
            <text:p>420096</text:p>
          </table:table-cell>
          <table:table-cell office:value-type="float" office:value="1322" calcext:value-type="float">
            <text:p>132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5432" calcext:value-type="float">
            <text:p>16045432</text:p>
          </table:table-cell>
          <table:table-cell office:value-type="float" office:value="9875456" calcext:value-type="float">
            <text:p>9875456</text:p>
          </table:table-cell>
          <table:table-cell office:value-type="float" office:value="6169976" calcext:value-type="float">
            <text:p>61699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92" calcext:value-type="float">
            <text:p>8292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864" calcext:value-type="float">
            <text:p>16105194888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732" calcext:value-type="float">
            <text:p>418732</text:p>
          </table:table-cell>
          <table:table-cell office:value-type="float" office:value="1320" calcext:value-type="float">
            <text:p>1320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45432" calcext:value-type="float">
            <text:p>16045432</text:p>
          </table:table-cell>
          <table:table-cell office:value-type="float" office:value="8615544" calcext:value-type="float">
            <text:p>8615544</text:p>
          </table:table-cell>
          <table:table-cell office:value-type="float" office:value="7429888" calcext:value-type="float">
            <text:p>7429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03" calcext:value-type="float">
            <text:p>8303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8968" calcext:value-type="float">
            <text:p>1610519488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592" calcext:value-type="float">
            <text:p>420592</text:p>
          </table:table-cell>
          <table:table-cell office:value-type="float" office:value="1322" calcext:value-type="float">
            <text:p>1322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0648" calcext:value-type="float">
            <text:p>15890648</text:p>
          </table:table-cell>
          <table:table-cell office:value-type="float" office:value="10350592" calcext:value-type="float">
            <text:p>10350592</text:p>
          </table:table-cell>
          <table:table-cell office:value-type="float" office:value="5540056" calcext:value-type="float">
            <text:p>5540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16" calcext:value-type="float">
            <text:p>8316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071" calcext:value-type="float">
            <text:p>16105194890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664" calcext:value-type="float">
            <text:p>411664</text:p>
          </table:table-cell>
          <table:table-cell office:value-type="float" office:value="1313" calcext:value-type="float">
            <text:p>131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0648" calcext:value-type="float">
            <text:p>15890648</text:p>
          </table:table-cell>
          <table:table-cell office:value-type="float" office:value="970752" calcext:value-type="float">
            <text:p>970752</text:p>
          </table:table-cell>
          <table:table-cell office:value-type="float" office:value="14919896" calcext:value-type="float">
            <text:p>14919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26" calcext:value-type="float">
            <text:p>8326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175" calcext:value-type="float">
            <text:p>1610519489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872" calcext:value-type="float">
            <text:p>416872</text:p>
          </table:table-cell>
          <table:table-cell office:value-type="float" office:value="1318" calcext:value-type="float">
            <text:p>1318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0648" calcext:value-type="float">
            <text:p>15890648</text:p>
          </table:table-cell>
          <table:table-cell office:value-type="float" office:value="6673776" calcext:value-type="float">
            <text:p>6673776</text:p>
          </table:table-cell>
          <table:table-cell office:value-type="float" office:value="9216872" calcext:value-type="float">
            <text:p>9216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38" calcext:value-type="float">
            <text:p>8338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280" calcext:value-type="float">
            <text:p>1610519489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500" calcext:value-type="float">
            <text:p>412500</text:p>
          </table:table-cell>
          <table:table-cell office:value-type="float" office:value="1314" calcext:value-type="float">
            <text:p>1314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90648" calcext:value-type="float">
            <text:p>15890648</text:p>
          </table:table-cell>
          <table:table-cell office:value-type="float" office:value="2258288" calcext:value-type="float">
            <text:p>2258288</text:p>
          </table:table-cell>
          <table:table-cell office:value-type="float" office:value="13632360" calcext:value-type="float">
            <text:p>13632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48" calcext:value-type="float">
            <text:p>8348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384" calcext:value-type="float">
            <text:p>16105194893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2728" calcext:value-type="float">
            <text:p>422728</text:p>
          </table:table-cell>
          <table:table-cell office:value-type="float" office:value="1324" calcext:value-type="float">
            <text:p>1324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66728" calcext:value-type="float">
            <text:p>15466728</text:p>
          </table:table-cell>
          <table:table-cell office:value-type="float" office:value="12300288" calcext:value-type="float">
            <text:p>12300288</text:p>
          </table:table-cell>
          <table:table-cell office:value-type="float" office:value="3166440" calcext:value-type="float">
            <text:p>3166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61" calcext:value-type="float">
            <text:p>8361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488" calcext:value-type="float">
            <text:p>16105194894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736" calcext:value-type="float">
            <text:p>421736</text:p>
          </table:table-cell>
          <table:table-cell office:value-type="float" office:value="1323" calcext:value-type="float">
            <text:p>1323</text:p>
          </table:table-cell>
          <table:table-cell office:value-type="float" office:value="933760" calcext:value-type="float">
            <text:p>93376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66728" calcext:value-type="float">
            <text:p>15466728</text:p>
          </table:table-cell>
          <table:table-cell office:value-type="float" office:value="11112448" calcext:value-type="float">
            <text:p>11112448</text:p>
          </table:table-cell>
          <table:table-cell office:value-type="float" office:value="4354280" calcext:value-type="float">
            <text:p>4354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71" calcext:value-type="float">
            <text:p>8371</text:p>
          </table:table-cell>
          <table:table-cell office:value-type="float" office:value="-819" calcext:value-type="float">
            <text:p>-819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89591" calcext:value-type="float">
            <text:p>1610519489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916" calcext:value-type="float">
            <text:p>416916</text:p>
          </table:table-cell>
          <table:table-cell office:value-type="float" office:value="1318" calcext:value-type="float">
            <text:p>131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466728" calcext:value-type="float">
            <text:p>15466728</text:p>
          </table:table-cell>
          <table:table-cell office:value-type="float" office:value="5775232" calcext:value-type="float">
            <text:p>5775232</text:p>
          </table:table-cell>
          <table:table-cell office:value-type="float" office:value="9691496" calcext:value-type="float">
            <text:p>9691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83" calcext:value-type="float">
            <text:p>8383</text:p>
          </table:table-cell>
          <table:table-cell office:value-type="float" office:value="-225" calcext:value-type="float">
            <text:p>-225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278" calcext:value-type="float">
            <text:p>1610519494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312" calcext:value-type="float">
            <text:p>408312</text:p>
          </table:table-cell>
          <table:table-cell office:value-type="float" office:value="1310" calcext:value-type="float">
            <text:p>1310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99720" calcext:value-type="float">
            <text:p>17599720</text:p>
          </table:table-cell>
          <table:table-cell office:value-type="float" office:value="18584" calcext:value-type="float">
            <text:p>18584</text:p>
          </table:table-cell>
          <table:table-cell office:value-type="float" office:value="17581136" calcext:value-type="float">
            <text:p>17581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96" calcext:value-type="float">
            <text:p>8396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383" calcext:value-type="float">
            <text:p>16105194943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936" calcext:value-type="float">
            <text:p>414936</text:p>
          </table:table-cell>
          <table:table-cell office:value-type="float" office:value="1321" calcext:value-type="float">
            <text:p>132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33704" calcext:value-type="float">
            <text:p>18733704</text:p>
          </table:table-cell>
          <table:table-cell office:value-type="float" office:value="0" calcext:value-type="float">
            <text:p>0</text:p>
          </table:table-cell>
          <table:table-cell office:value-type="float" office:value="18733704" calcext:value-type="float">
            <text:p>18733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11" calcext:value-type="float">
            <text:p>8411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487" calcext:value-type="float">
            <text:p>16105194944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968" calcext:value-type="float">
            <text:p>419968</text:p>
          </table:table-cell>
          <table:table-cell office:value-type="float" office:value="1321" calcext:value-type="float">
            <text:p>132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99728" calcext:value-type="float">
            <text:p>17399728</text:p>
          </table:table-cell>
          <table:table-cell office:value-type="float" office:value="11497472" calcext:value-type="float">
            <text:p>11497472</text:p>
          </table:table-cell>
          <table:table-cell office:value-type="float" office:value="5902256" calcext:value-type="float">
            <text:p>59022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24" calcext:value-type="float">
            <text:p>8424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591" calcext:value-type="float">
            <text:p>1610519494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636" calcext:value-type="float">
            <text:p>414636</text:p>
          </table:table-cell>
          <table:table-cell office:value-type="float" office:value="1316" calcext:value-type="float">
            <text:p>1316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78680" calcext:value-type="float">
            <text:p>17078680</text:p>
          </table:table-cell>
          <table:table-cell office:value-type="float" office:value="5431992" calcext:value-type="float">
            <text:p>5431992</text:p>
          </table:table-cell>
          <table:table-cell office:value-type="float" office:value="11646688" calcext:value-type="float">
            <text:p>11646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37" calcext:value-type="float">
            <text:p>8437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695" calcext:value-type="float">
            <text:p>1610519494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652" calcext:value-type="float">
            <text:p>412652</text:p>
          </table:table-cell>
          <table:table-cell office:value-type="float" office:value="1314" calcext:value-type="float">
            <text:p>1314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68368" calcext:value-type="float">
            <text:p>17468368</text:p>
          </table:table-cell>
          <table:table-cell office:value-type="float" office:value="4059136" calcext:value-type="float">
            <text:p>4059136</text:p>
          </table:table-cell>
          <table:table-cell office:value-type="float" office:value="13409232" calcext:value-type="float">
            <text:p>13409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51" calcext:value-type="float">
            <text:p>8451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800" calcext:value-type="float">
            <text:p>16105194948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040" calcext:value-type="float">
            <text:p>411040</text:p>
          </table:table-cell>
          <table:table-cell office:value-type="float" office:value="1312" calcext:value-type="float">
            <text:p>131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8024" calcext:value-type="float">
            <text:p>17458024</text:p>
          </table:table-cell>
          <table:table-cell office:value-type="float" office:value="1896760" calcext:value-type="float">
            <text:p>1896760</text:p>
          </table:table-cell>
          <table:table-cell office:value-type="float" office:value="15561264" calcext:value-type="float">
            <text:p>15561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65" calcext:value-type="float">
            <text:p>8465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4904" calcext:value-type="float">
            <text:p>1610519494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280" calcext:value-type="float">
            <text:p>412280</text:p>
          </table:table-cell>
          <table:table-cell office:value-type="float" office:value="1314" calcext:value-type="float">
            <text:p>1314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0480" calcext:value-type="float">
            <text:p>17420480</text:p>
          </table:table-cell>
          <table:table-cell office:value-type="float" office:value="3239936" calcext:value-type="float">
            <text:p>3239936</text:p>
          </table:table-cell>
          <table:table-cell office:value-type="float" office:value="14180544" calcext:value-type="float">
            <text:p>14180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79" calcext:value-type="float">
            <text:p>8479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008" calcext:value-type="float">
            <text:p>1610519495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412" calcext:value-type="float">
            <text:p>411412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0776" calcext:value-type="float">
            <text:p>17360776</text:p>
          </table:table-cell>
          <table:table-cell office:value-type="float" office:value="3065944" calcext:value-type="float">
            <text:p>3065944</text:p>
          </table:table-cell>
          <table:table-cell office:value-type="float" office:value="14294832" calcext:value-type="float">
            <text:p>142948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92" calcext:value-type="float">
            <text:p>8492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113" calcext:value-type="float">
            <text:p>16105194951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496" calcext:value-type="float">
            <text:p>416496</text:p>
          </table:table-cell>
          <table:table-cell office:value-type="float" office:value="1318" calcext:value-type="float">
            <text:p>131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73472" calcext:value-type="float">
            <text:p>17273472</text:p>
          </table:table-cell>
          <table:table-cell office:value-type="float" office:value="7270400" calcext:value-type="float">
            <text:p>7270400</text:p>
          </table:table-cell>
          <table:table-cell office:value-type="float" office:value="10003072" calcext:value-type="float">
            <text:p>10003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06" calcext:value-type="float">
            <text:p>8506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217" calcext:value-type="float">
            <text:p>1610519495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752" calcext:value-type="float">
            <text:p>415752</text:p>
          </table:table-cell>
          <table:table-cell office:value-type="float" office:value="1317" calcext:value-type="float">
            <text:p>1317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26232" calcext:value-type="float">
            <text:p>17426232</text:p>
          </table:table-cell>
          <table:table-cell office:value-type="float" office:value="6857320" calcext:value-type="float">
            <text:p>6857320</text:p>
          </table:table-cell>
          <table:table-cell office:value-type="float" office:value="10568912" calcext:value-type="float">
            <text:p>105689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19" calcext:value-type="float">
            <text:p>8519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321" calcext:value-type="float">
            <text:p>16105194953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460" calcext:value-type="float">
            <text:p>420460</text:p>
          </table:table-cell>
          <table:table-cell office:value-type="float" office:value="1322" calcext:value-type="float">
            <text:p>132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89920" calcext:value-type="float">
            <text:p>17289920</text:p>
          </table:table-cell>
          <table:table-cell office:value-type="float" office:value="11661312" calcext:value-type="float">
            <text:p>11661312</text:p>
          </table:table-cell>
          <table:table-cell office:value-type="float" office:value="5628608" calcext:value-type="float">
            <text:p>5628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33" calcext:value-type="float">
            <text:p>8533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425" calcext:value-type="float">
            <text:p>16105194954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836" calcext:value-type="float">
            <text:p>420836</text:p>
          </table:table-cell>
          <table:table-cell office:value-type="float" office:value="1322" calcext:value-type="float">
            <text:p>132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62392" calcext:value-type="float">
            <text:p>17262392</text:p>
          </table:table-cell>
          <table:table-cell office:value-type="float" office:value="12631688" calcext:value-type="float">
            <text:p>12631688</text:p>
          </table:table-cell>
          <table:table-cell office:value-type="float" office:value="4630704" calcext:value-type="float">
            <text:p>4630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46" calcext:value-type="float">
            <text:p>8546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529" calcext:value-type="float">
            <text:p>16105194955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444" calcext:value-type="float">
            <text:p>407444</text:p>
          </table:table-cell>
          <table:table-cell office:value-type="float" office:value="1309" calcext:value-type="float">
            <text:p>1309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20232" calcext:value-type="float">
            <text:p>18420232</text:p>
          </table:table-cell>
          <table:table-cell office:value-type="float" office:value="0" calcext:value-type="float">
            <text:p>0</text:p>
          </table:table-cell>
          <table:table-cell office:value-type="float" office:value="18420232" calcext:value-type="float">
            <text:p>18420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59" calcext:value-type="float">
            <text:p>8559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633" calcext:value-type="float">
            <text:p>1610519495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388" calcext:value-type="float">
            <text:p>414388</text:p>
          </table:table-cell>
          <table:table-cell office:value-type="float" office:value="1316" calcext:value-type="float">
            <text:p>1316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59960" calcext:value-type="float">
            <text:p>17359960</text:p>
          </table:table-cell>
          <table:table-cell office:value-type="float" office:value="5795840" calcext:value-type="float">
            <text:p>5795840</text:p>
          </table:table-cell>
          <table:table-cell office:value-type="float" office:value="11564120" calcext:value-type="float">
            <text:p>11564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73" calcext:value-type="float">
            <text:p>8573</text:p>
          </table:table-cell>
          <table:table-cell office:value-type="float" office:value="-513" calcext:value-type="float">
            <text:p>-513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738" calcext:value-type="float">
            <text:p>16105194957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736" calcext:value-type="float">
            <text:p>417736</text:p>
          </table:table-cell>
          <table:table-cell office:value-type="float" office:value="1319" calcext:value-type="float">
            <text:p>1319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7616" calcext:value-type="float">
            <text:p>17037616</text:p>
          </table:table-cell>
          <table:table-cell office:value-type="float" office:value="8607032" calcext:value-type="float">
            <text:p>8607032</text:p>
          </table:table-cell>
          <table:table-cell office:value-type="float" office:value="8430584" calcext:value-type="float">
            <text:p>8430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86" calcext:value-type="float">
            <text:p>8586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843" calcext:value-type="float">
            <text:p>16105194958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6204" calcext:value-type="float">
            <text:p>406204</text:p>
          </table:table-cell>
          <table:table-cell office:value-type="float" office:value="1308" calcext:value-type="float">
            <text:p>130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419696" calcext:value-type="float">
            <text:p>19419696</text:p>
          </table:table-cell>
          <table:table-cell office:value-type="float" office:value="0" calcext:value-type="float">
            <text:p>0</text:p>
          </table:table-cell>
          <table:table-cell office:value-type="float" office:value="19419696" calcext:value-type="float">
            <text:p>19419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99" calcext:value-type="float">
            <text:p>8599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5946" calcext:value-type="float">
            <text:p>16105194959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628" calcext:value-type="float">
            <text:p>415628</text:p>
          </table:table-cell>
          <table:table-cell office:value-type="float" office:value="1317" calcext:value-type="float">
            <text:p>1317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99072" calcext:value-type="float">
            <text:p>17299072</text:p>
          </table:table-cell>
          <table:table-cell office:value-type="float" office:value="6549504" calcext:value-type="float">
            <text:p>6549504</text:p>
          </table:table-cell>
          <table:table-cell office:value-type="float" office:value="10749568" calcext:value-type="float">
            <text:p>10749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13" calcext:value-type="float">
            <text:p>8613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051" calcext:value-type="float">
            <text:p>1610519496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836" calcext:value-type="float">
            <text:p>420836</text:p>
          </table:table-cell>
          <table:table-cell office:value-type="float" office:value="1322" calcext:value-type="float">
            <text:p>132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1592" calcext:value-type="float">
            <text:p>17091592</text:p>
          </table:table-cell>
          <table:table-cell office:value-type="float" office:value="11776312" calcext:value-type="float">
            <text:p>11776312</text:p>
          </table:table-cell>
          <table:table-cell office:value-type="float" office:value="5315280" calcext:value-type="float">
            <text:p>5315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27" calcext:value-type="float">
            <text:p>8627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155" calcext:value-type="float">
            <text:p>16105194961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544" calcext:value-type="float">
            <text:p>410544</text:p>
          </table:table-cell>
          <table:table-cell office:value-type="float" office:value="1312" calcext:value-type="float">
            <text:p>131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78800" calcext:value-type="float">
            <text:p>17378800</text:p>
          </table:table-cell>
          <table:table-cell office:value-type="float" office:value="2270680" calcext:value-type="float">
            <text:p>2270680</text:p>
          </table:table-cell>
          <table:table-cell office:value-type="float" office:value="15108120" calcext:value-type="float">
            <text:p>151081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40" calcext:value-type="float">
            <text:p>8640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259" calcext:value-type="float">
            <text:p>16105194962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088" calcext:value-type="float">
            <text:p>420088</text:p>
          </table:table-cell>
          <table:table-cell office:value-type="float" office:value="1321" calcext:value-type="float">
            <text:p>132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19560" calcext:value-type="float">
            <text:p>17619560</text:p>
          </table:table-cell>
          <table:table-cell office:value-type="float" office:value="12419072" calcext:value-type="float">
            <text:p>12419072</text:p>
          </table:table-cell>
          <table:table-cell office:value-type="float" office:value="5200488" calcext:value-type="float">
            <text:p>5200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54" calcext:value-type="float">
            <text:p>8654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363" calcext:value-type="float">
            <text:p>1610519496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212" calcext:value-type="float">
            <text:p>413212</text:p>
          </table:table-cell>
          <table:table-cell office:value-type="float" office:value="1315" calcext:value-type="float">
            <text:p>1315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4768" calcext:value-type="float">
            <text:p>17014768</text:p>
          </table:table-cell>
          <table:table-cell office:value-type="float" office:value="3895296" calcext:value-type="float">
            <text:p>3895296</text:p>
          </table:table-cell>
          <table:table-cell office:value-type="float" office:value="13119472" calcext:value-type="float">
            <text:p>13119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66" calcext:value-type="float">
            <text:p>8666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467" calcext:value-type="float">
            <text:p>16105194964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0528" calcext:value-type="float">
            <text:p>420528</text:p>
          </table:table-cell>
          <table:table-cell office:value-type="float" office:value="1322" calcext:value-type="float">
            <text:p>132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6616" calcext:value-type="float">
            <text:p>17036616</text:p>
          </table:table-cell>
          <table:table-cell office:value-type="float" office:value="12289400" calcext:value-type="float">
            <text:p>12289400</text:p>
          </table:table-cell>
          <table:table-cell office:value-type="float" office:value="4747216" calcext:value-type="float">
            <text:p>4747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80" calcext:value-type="float">
            <text:p>8680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572" calcext:value-type="float">
            <text:p>16105194965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708" calcext:value-type="float">
            <text:p>413708</text:p>
          </table:table-cell>
          <table:table-cell office:value-type="float" office:value="1315" calcext:value-type="float">
            <text:p>1315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4688" calcext:value-type="float">
            <text:p>17044688</text:p>
          </table:table-cell>
          <table:table-cell office:value-type="float" office:value="5210808" calcext:value-type="float">
            <text:p>5210808</text:p>
          </table:table-cell>
          <table:table-cell office:value-type="float" office:value="11833880" calcext:value-type="float">
            <text:p>11833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692" calcext:value-type="float">
            <text:p>8692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677" calcext:value-type="float">
            <text:p>16105194966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7260" calcext:value-type="float">
            <text:p>407260</text:p>
          </table:table-cell>
          <table:table-cell office:value-type="float" office:value="1309" calcext:value-type="float">
            <text:p>1309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312880" calcext:value-type="float">
            <text:p>18312880</text:p>
          </table:table-cell>
          <table:table-cell office:value-type="float" office:value="0" calcext:value-type="float">
            <text:p>0</text:p>
          </table:table-cell>
          <table:table-cell office:value-type="float" office:value="18312880" calcext:value-type="float">
            <text:p>18312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08" calcext:value-type="float">
            <text:p>8708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781" calcext:value-type="float">
            <text:p>16105194967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180" calcext:value-type="float">
            <text:p>416180</text:p>
          </table:table-cell>
          <table:table-cell office:value-type="float" office:value="1318" calcext:value-type="float">
            <text:p>131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37040" calcext:value-type="float">
            <text:p>17237040</text:p>
          </table:table-cell>
          <table:table-cell office:value-type="float" office:value="7811072" calcext:value-type="float">
            <text:p>7811072</text:p>
          </table:table-cell>
          <table:table-cell office:value-type="float" office:value="9425968" calcext:value-type="float">
            <text:p>9425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21" calcext:value-type="float">
            <text:p>8721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894" calcext:value-type="float">
            <text:p>16105194968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220" calcext:value-type="float">
            <text:p>412220</text:p>
          </table:table-cell>
          <table:table-cell office:value-type="float" office:value="1314" calcext:value-type="float">
            <text:p>1314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9864" calcext:value-type="float">
            <text:p>16799864</text:p>
          </table:table-cell>
          <table:table-cell office:value-type="float" office:value="2748416" calcext:value-type="float">
            <text:p>2748416</text:p>
          </table:table-cell>
          <table:table-cell office:value-type="float" office:value="14051448" calcext:value-type="float">
            <text:p>14051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34" calcext:value-type="float">
            <text:p>8734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6999" calcext:value-type="float">
            <text:p>1610519496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8252" calcext:value-type="float">
            <text:p>408252</text:p>
          </table:table-cell>
          <table:table-cell office:value-type="float" office:value="1310" calcext:value-type="float">
            <text:p>1310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2080" calcext:value-type="float">
            <text:p>17382080</text:p>
          </table:table-cell>
          <table:table-cell office:value-type="float" office:value="0" calcext:value-type="float">
            <text:p>0</text:p>
          </table:table-cell>
          <table:table-cell office:value-type="float" office:value="17382080" calcext:value-type="float">
            <text:p>17382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48" calcext:value-type="float">
            <text:p>8748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102" calcext:value-type="float">
            <text:p>16105194971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7772" calcext:value-type="float">
            <text:p>417772</text:p>
          </table:table-cell>
          <table:table-cell office:value-type="float" office:value="1319" calcext:value-type="float">
            <text:p>1319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48312" calcext:value-type="float">
            <text:p>16748312</text:p>
          </table:table-cell>
          <table:table-cell office:value-type="float" office:value="9070200" calcext:value-type="float">
            <text:p>9070200</text:p>
          </table:table-cell>
          <table:table-cell office:value-type="float" office:value="7678112" calcext:value-type="float">
            <text:p>7678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61" calcext:value-type="float">
            <text:p>8761</text:p>
          </table:table-cell>
          <table:table-cell office:value-type="float" office:value="-796" calcext:value-type="float">
            <text:p>-79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208" calcext:value-type="float">
            <text:p>16105194972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072" calcext:value-type="float">
            <text:p>415072</text:p>
          </table:table-cell>
          <table:table-cell office:value-type="float" office:value="1316" calcext:value-type="float">
            <text:p>1316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31488" calcext:value-type="float">
            <text:p>17031488</text:p>
          </table:table-cell>
          <table:table-cell office:value-type="float" office:value="6529864" calcext:value-type="float">
            <text:p>6529864</text:p>
          </table:table-cell>
          <table:table-cell office:value-type="float" office:value="10501624" calcext:value-type="float">
            <text:p>10501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73" calcext:value-type="float">
            <text:p>8773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313" calcext:value-type="float">
            <text:p>16105194973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276" calcext:value-type="float">
            <text:p>413276</text:p>
          </table:table-cell>
          <table:table-cell office:value-type="float" office:value="1315" calcext:value-type="float">
            <text:p>1315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20264" calcext:value-type="float">
            <text:p>17020264</text:p>
          </table:table-cell>
          <table:table-cell office:value-type="float" office:value="4022872" calcext:value-type="float">
            <text:p>4022872</text:p>
          </table:table-cell>
          <table:table-cell office:value-type="float" office:value="12997392" calcext:value-type="float">
            <text:p>12997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86" calcext:value-type="float">
            <text:p>8786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417" calcext:value-type="float">
            <text:p>16105194974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292" calcext:value-type="float">
            <text:p>411292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8400" calcext:value-type="float">
            <text:p>17058400</text:p>
          </table:table-cell>
          <table:table-cell office:value-type="float" office:value="2728184" calcext:value-type="float">
            <text:p>2728184</text:p>
          </table:table-cell>
          <table:table-cell office:value-type="float" office:value="14330216" calcext:value-type="float">
            <text:p>14330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99" calcext:value-type="float">
            <text:p>8799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520" calcext:value-type="float">
            <text:p>16105194975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168" calcext:value-type="float">
            <text:p>411168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8760" calcext:value-type="float">
            <text:p>16818760</text:p>
          </table:table-cell>
          <table:table-cell office:value-type="float" office:value="1580696" calcext:value-type="float">
            <text:p>1580696</text:p>
          </table:table-cell>
          <table:table-cell office:value-type="float" office:value="15238064" calcext:value-type="float">
            <text:p>152380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11" calcext:value-type="float">
            <text:p>8811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624" calcext:value-type="float">
            <text:p>16105194976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480" calcext:value-type="float">
            <text:p>410480</text:p>
          </table:table-cell>
          <table:table-cell office:value-type="float" office:value="1312" calcext:value-type="float">
            <text:p>131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54336" calcext:value-type="float">
            <text:p>17054336</text:p>
          </table:table-cell>
          <table:table-cell office:value-type="float" office:value="1777256" calcext:value-type="float">
            <text:p>1777256</text:p>
          </table:table-cell>
          <table:table-cell office:value-type="float" office:value="15277080" calcext:value-type="float">
            <text:p>15277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25" calcext:value-type="float">
            <text:p>8825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729" calcext:value-type="float">
            <text:p>16105194977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812" calcext:value-type="float">
            <text:p>410812</text:p>
          </table:table-cell>
          <table:table-cell office:value-type="float" office:value="1312" calcext:value-type="float">
            <text:p>131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44408" calcext:value-type="float">
            <text:p>16944408</text:p>
          </table:table-cell>
          <table:table-cell office:value-type="float" office:value="2056568" calcext:value-type="float">
            <text:p>2056568</text:p>
          </table:table-cell>
          <table:table-cell office:value-type="float" office:value="14887840" calcext:value-type="float">
            <text:p>14887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37" calcext:value-type="float">
            <text:p>8837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833" calcext:value-type="float">
            <text:p>16105194978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060" calcext:value-type="float">
            <text:p>413060</text:p>
          </table:table-cell>
          <table:table-cell office:value-type="float" office:value="1315" calcext:value-type="float">
            <text:p>1315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66880" calcext:value-type="float">
            <text:p>16966880</text:p>
          </table:table-cell>
          <table:table-cell office:value-type="float" office:value="4465368" calcext:value-type="float">
            <text:p>4465368</text:p>
          </table:table-cell>
          <table:table-cell office:value-type="float" office:value="12501512" calcext:value-type="float">
            <text:p>125015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50" calcext:value-type="float">
            <text:p>8850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7937" calcext:value-type="float">
            <text:p>16105194979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5320" calcext:value-type="float">
            <text:p>415320</text:p>
          </table:table-cell>
          <table:table-cell office:value-type="float" office:value="1317" calcext:value-type="float">
            <text:p>1317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9848" calcext:value-type="float">
            <text:p>16529848</text:p>
          </table:table-cell>
          <table:table-cell office:value-type="float" office:value="6367448" calcext:value-type="float">
            <text:p>6367448</text:p>
          </table:table-cell>
          <table:table-cell office:value-type="float" office:value="10162400" calcext:value-type="float">
            <text:p>10162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63" calcext:value-type="float">
            <text:p>8863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042" calcext:value-type="float">
            <text:p>16105194980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352" calcext:value-type="float">
            <text:p>419352</text:p>
          </table:table-cell>
          <table:table-cell office:value-type="float" office:value="1321" calcext:value-type="float">
            <text:p>132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9776" calcext:value-type="float">
            <text:p>16519776</text:p>
          </table:table-cell>
          <table:table-cell office:value-type="float" office:value="9662424" calcext:value-type="float">
            <text:p>9662424</text:p>
          </table:table-cell>
          <table:table-cell office:value-type="float" office:value="6857352" calcext:value-type="float">
            <text:p>68573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75" calcext:value-type="float">
            <text:p>8875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146" calcext:value-type="float">
            <text:p>1610519498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09308" calcext:value-type="float">
            <text:p>409308</text:p>
          </table:table-cell>
          <table:table-cell office:value-type="float" office:value="1311" calcext:value-type="float">
            <text:p>131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75352" calcext:value-type="float">
            <text:p>16575352</text:p>
          </table:table-cell>
          <table:table-cell office:value-type="float" office:value="159744" calcext:value-type="float">
            <text:p>159744</text:p>
          </table:table-cell>
          <table:table-cell office:value-type="float" office:value="16415608" calcext:value-type="float">
            <text:p>164156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88" calcext:value-type="float">
            <text:p>8888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249" calcext:value-type="float">
            <text:p>1610519498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9600" calcext:value-type="float">
            <text:p>419600</text:p>
          </table:table-cell>
          <table:table-cell office:value-type="float" office:value="1321" calcext:value-type="float">
            <text:p>1321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2416" calcext:value-type="float">
            <text:p>16632416</text:p>
          </table:table-cell>
          <table:table-cell office:value-type="float" office:value="10104832" calcext:value-type="float">
            <text:p>10104832</text:p>
          </table:table-cell>
          <table:table-cell office:value-type="float" office:value="6527584" calcext:value-type="float">
            <text:p>65275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02" calcext:value-type="float">
            <text:p>8902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354" calcext:value-type="float">
            <text:p>16105194983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0764" calcext:value-type="float">
            <text:p>410764</text:p>
          </table:table-cell>
          <table:table-cell office:value-type="float" office:value="1312" calcext:value-type="float">
            <text:p>1312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32416" calcext:value-type="float">
            <text:p>16632416</text:p>
          </table:table-cell>
          <table:table-cell office:value-type="float" office:value="1422216" calcext:value-type="float">
            <text:p>1422216</text:p>
          </table:table-cell>
          <table:table-cell office:value-type="float" office:value="15210200" calcext:value-type="float">
            <text:p>15210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15" calcext:value-type="float">
            <text:p>8915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459" calcext:value-type="float">
            <text:p>16105194984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8620" calcext:value-type="float">
            <text:p>418620</text:p>
          </table:table-cell>
          <table:table-cell office:value-type="float" office:value="1320" calcext:value-type="float">
            <text:p>1320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2624" calcext:value-type="float">
            <text:p>16542624</text:p>
          </table:table-cell>
          <table:table-cell office:value-type="float" office:value="9327000" calcext:value-type="float">
            <text:p>9327000</text:p>
          </table:table-cell>
          <table:table-cell office:value-type="float" office:value="7215624" calcext:value-type="float">
            <text:p>7215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27" calcext:value-type="float">
            <text:p>8927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564" calcext:value-type="float">
            <text:p>16105194985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992" calcext:value-type="float">
            <text:p>414992</text:p>
          </table:table-cell>
          <table:table-cell office:value-type="float" office:value="1316" calcext:value-type="float">
            <text:p>1316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1832" calcext:value-type="float">
            <text:p>16171832</text:p>
          </table:table-cell>
          <table:table-cell office:value-type="float" office:value="4993024" calcext:value-type="float">
            <text:p>4993024</text:p>
          </table:table-cell>
          <table:table-cell office:value-type="float" office:value="11178808" calcext:value-type="float">
            <text:p>111788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40" calcext:value-type="float">
            <text:p>8940</text:p>
          </table:table-cell>
          <table:table-cell office:value-type="float" office:value="-811" calcext:value-type="float">
            <text:p>-811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668" calcext:value-type="float">
            <text:p>16105194986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460" calcext:value-type="float">
            <text:p>411460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1832" calcext:value-type="float">
            <text:p>16171832</text:p>
          </table:table-cell>
          <table:table-cell office:value-type="float" office:value="1612632" calcext:value-type="float">
            <text:p>1612632</text:p>
          </table:table-cell>
          <table:table-cell office:value-type="float" office:value="14559200" calcext:value-type="float">
            <text:p>14559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51" calcext:value-type="float">
            <text:p>8951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772" calcext:value-type="float">
            <text:p>16105194987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308" calcext:value-type="float">
            <text:p>411308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0472" calcext:value-type="float">
            <text:p>16130472</text:p>
          </table:table-cell>
          <table:table-cell office:value-type="float" office:value="1142784" calcext:value-type="float">
            <text:p>1142784</text:p>
          </table:table-cell>
          <table:table-cell office:value-type="float" office:value="14987688" calcext:value-type="float">
            <text:p>14987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62" calcext:value-type="float">
            <text:p>8962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876" calcext:value-type="float">
            <text:p>16105194988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1704" calcext:value-type="float">
            <text:p>411704</text:p>
          </table:table-cell>
          <table:table-cell office:value-type="float" office:value="1313" calcext:value-type="float">
            <text:p>131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30472" calcext:value-type="float">
            <text:p>16130472</text:p>
          </table:table-cell>
          <table:table-cell office:value-type="float" office:value="2014248" calcext:value-type="float">
            <text:p>2014248</text:p>
          </table:table-cell>
          <table:table-cell office:value-type="float" office:value="14116224" calcext:value-type="float">
            <text:p>14116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74" calcext:value-type="float">
            <text:p>8974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8980" calcext:value-type="float">
            <text:p>16105194989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060" calcext:value-type="float">
            <text:p>416060</text:p>
          </table:table-cell>
          <table:table-cell office:value-type="float" office:value="1318" calcext:value-type="float">
            <text:p>131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5861376" calcext:value-type="float">
            <text:p>5861376</text:p>
          </table:table-cell>
          <table:table-cell office:value-type="float" office:value="9900904" calcext:value-type="float">
            <text:p>9900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86" calcext:value-type="float">
            <text:p>8986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084" calcext:value-type="float">
            <text:p>16105194990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21460" calcext:value-type="float">
            <text:p>421460</text:p>
          </table:table-cell>
          <table:table-cell office:value-type="float" office:value="1323" calcext:value-type="float">
            <text:p>1323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11546088" calcext:value-type="float">
            <text:p>11546088</text:p>
          </table:table-cell>
          <table:table-cell office:value-type="float" office:value="4216192" calcext:value-type="float">
            <text:p>4216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98" calcext:value-type="float">
            <text:p>8998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188" calcext:value-type="float">
            <text:p>16105194991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6500" calcext:value-type="float">
            <text:p>416500</text:p>
          </table:table-cell>
          <table:table-cell office:value-type="float" office:value="1318" calcext:value-type="float">
            <text:p>1318</text:p>
          </table:table-cell>
          <table:table-cell office:value-type="float" office:value="933764" calcext:value-type="float">
            <text:p>93376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6508008" calcext:value-type="float">
            <text:p>6508008</text:p>
          </table:table-cell>
          <table:table-cell office:value-type="float" office:value="9254272" calcext:value-type="float">
            <text:p>9254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08" calcext:value-type="float">
            <text:p>9008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292" calcext:value-type="float">
            <text:p>1610519499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4300" calcext:value-type="float">
            <text:p>414300</text:p>
          </table:table-cell>
          <table:table-cell office:value-type="float" office:value="1316" calcext:value-type="float">
            <text:p>1316</text:p>
          </table:table-cell>
          <table:table-cell office:value-type="float" office:value="933768" calcext:value-type="float">
            <text:p>9337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3878376" calcext:value-type="float">
            <text:p>3878376</text:p>
          </table:table-cell>
          <table:table-cell office:value-type="float" office:value="11883904" calcext:value-type="float">
            <text:p>118839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18" calcext:value-type="float">
            <text:p>9018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396" calcext:value-type="float">
            <text:p>16105194993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3216" calcext:value-type="float">
            <text:p>413216</text:p>
          </table:table-cell>
          <table:table-cell office:value-type="float" office:value="1315" calcext:value-type="float">
            <text:p>1315</text:p>
          </table:table-cell>
          <table:table-cell office:value-type="float" office:value="933768" calcext:value-type="float">
            <text:p>9337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2772456" calcext:value-type="float">
            <text:p>2772456</text:p>
          </table:table-cell>
          <table:table-cell office:value-type="float" office:value="12989824" calcext:value-type="float">
            <text:p>129898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29" calcext:value-type="float">
            <text:p>9029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500" calcext:value-type="float">
            <text:p>16105194995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412936" calcext:value-type="float">
            <text:p>412936</text:p>
          </table:table-cell>
          <table:table-cell office:value-type="float" office:value="1315" calcext:value-type="float">
            <text:p>1315</text:p>
          </table:table-cell>
          <table:table-cell office:value-type="float" office:value="933768" calcext:value-type="float">
            <text:p>9337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762280" calcext:value-type="float">
            <text:p>15762280</text:p>
          </table:table-cell>
          <table:table-cell office:value-type="float" office:value="2420200" calcext:value-type="float">
            <text:p>2420200</text:p>
          </table:table-cell>
          <table:table-cell office:value-type="float" office:value="13342080" calcext:value-type="float">
            <text:p>13342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40" calcext:value-type="float">
            <text:p>9040</text:p>
          </table:table-cell>
          <table:table-cell office:value-type="float" office:value="-826" calcext:value-type="float">
            <text:p>-826</text:p>
          </table:table-cell>
          <table:table-cell office:value-type="float" office:value="3848" calcext:value-type="float">
            <text:p>3848</text:p>
          </table:table-cell>
          <table:table-cell office:value-type="float" office:value="1610519499603" calcext:value-type="float">
            <text:p>1610519499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80" calcext:value-type="float">
            <text:p>386880</text:p>
          </table:table-cell>
          <table:table-cell office:value-type="float" office:value="1290" calcext:value-type="float">
            <text:p>1290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17760" calcext:value-type="float">
            <text:p>17817760</text:p>
          </table:table-cell>
          <table:table-cell office:value-type="float" office:value="9190656" calcext:value-type="float">
            <text:p>9190656</text:p>
          </table:table-cell>
          <table:table-cell office:value-type="float" office:value="8627104" calcext:value-type="float">
            <text:p>8627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" calcext:value-type="float">
            <text:p>58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8776" calcext:value-type="float">
            <text:p>16105195987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452" calcext:value-type="float">
            <text:p>387452</text:p>
          </table:table-cell>
          <table:table-cell office:value-type="float" office:value="1292" calcext:value-type="float">
            <text:p>1292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879288" calcext:value-type="float">
            <text:p>19879288</text:p>
          </table:table-cell>
          <table:table-cell office:value-type="float" office:value="0" calcext:value-type="float">
            <text:p>0</text:p>
          </table:table-cell>
          <table:table-cell office:value-type="float" office:value="19879288" calcext:value-type="float">
            <text:p>19879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" calcext:value-type="float">
            <text:p>74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8892" calcext:value-type="float">
            <text:p>1610519598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628" calcext:value-type="float">
            <text:p>375628</text:p>
          </table:table-cell>
          <table:table-cell office:value-type="float" office:value="1279" calcext:value-type="float">
            <text:p>1279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62288" calcext:value-type="float">
            <text:p>19262288</text:p>
          </table:table-cell>
          <table:table-cell office:value-type="float" office:value="0" calcext:value-type="float">
            <text:p>0</text:p>
          </table:table-cell>
          <table:table-cell office:value-type="float" office:value="19262288" calcext:value-type="float">
            <text:p>19262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" calcext:value-type="float">
            <text:p>87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001" calcext:value-type="float">
            <text:p>1610519599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64" calcext:value-type="float">
            <text:p>389564</text:p>
          </table:table-cell>
          <table:table-cell office:value-type="float" office:value="1292" calcext:value-type="float">
            <text:p>1292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35168" calcext:value-type="float">
            <text:p>17535168</text:p>
          </table:table-cell>
          <table:table-cell office:value-type="float" office:value="0" calcext:value-type="float">
            <text:p>0</text:p>
          </table:table-cell>
          <table:table-cell office:value-type="float" office:value="17535168" calcext:value-type="float">
            <text:p>17535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2" calcext:value-type="float">
            <text:p>102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110" calcext:value-type="float">
            <text:p>16105195991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836" calcext:value-type="float">
            <text:p>375836</text:p>
          </table:table-cell>
          <table:table-cell office:value-type="float" office:value="1279" calcext:value-type="float">
            <text:p>1279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937424" calcext:value-type="float">
            <text:p>18937424</text:p>
          </table:table-cell>
          <table:table-cell office:value-type="float" office:value="0" calcext:value-type="float">
            <text:p>0</text:p>
          </table:table-cell>
          <table:table-cell office:value-type="float" office:value="18937424" calcext:value-type="float">
            <text:p>189374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5" calcext:value-type="float">
            <text:p>115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217" calcext:value-type="float">
            <text:p>1610519599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848" calcext:value-type="float">
            <text:p>380848</text:p>
          </table:table-cell>
          <table:table-cell office:value-type="float" office:value="1284" calcext:value-type="float">
            <text:p>1284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7072" calcext:value-type="float">
            <text:p>16617072</text:p>
          </table:table-cell>
          <table:table-cell office:value-type="float" office:value="2256896" calcext:value-type="float">
            <text:p>2256896</text:p>
          </table:table-cell>
          <table:table-cell office:value-type="float" office:value="14360176" calcext:value-type="float">
            <text:p>14360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323" calcext:value-type="float">
            <text:p>16105195993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808" calcext:value-type="float">
            <text:p>379808</text:p>
          </table:table-cell>
          <table:table-cell office:value-type="float" office:value="1283" calcext:value-type="float">
            <text:p>1283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1752" calcext:value-type="float">
            <text:p>16671752</text:p>
          </table:table-cell>
          <table:table-cell office:value-type="float" office:value="1523544" calcext:value-type="float">
            <text:p>1523544</text:p>
          </table:table-cell>
          <table:table-cell office:value-type="float" office:value="15148208" calcext:value-type="float">
            <text:p>15148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2" calcext:value-type="float">
            <text:p>142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429" calcext:value-type="float">
            <text:p>1610519599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652" calcext:value-type="float">
            <text:p>382652</text:p>
          </table:table-cell>
          <table:table-cell office:value-type="float" office:value="1285" calcext:value-type="float">
            <text:p>1285</text:p>
          </table:table-cell>
          <table:table-cell office:value-type="float" office:value="934480" calcext:value-type="float">
            <text:p>9344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81264" calcext:value-type="float">
            <text:p>16781264</text:p>
          </table:table-cell>
          <table:table-cell office:value-type="float" office:value="4435968" calcext:value-type="float">
            <text:p>4435968</text:p>
          </table:table-cell>
          <table:table-cell office:value-type="float" office:value="12345296" calcext:value-type="float">
            <text:p>12345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6" calcext:value-type="float">
            <text:p>156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536" calcext:value-type="float">
            <text:p>16105195995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592" calcext:value-type="float">
            <text:p>384592</text:p>
          </table:table-cell>
          <table:table-cell office:value-type="float" office:value="1287" calcext:value-type="float">
            <text:p>1287</text:p>
          </table:table-cell>
          <table:table-cell office:value-type="float" office:value="934496" calcext:value-type="float">
            <text:p>934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360" calcext:value-type="float">
            <text:p>16770360</text:p>
          </table:table-cell>
          <table:table-cell office:value-type="float" office:value="6281144" calcext:value-type="float">
            <text:p>6281144</text:p>
          </table:table-cell>
          <table:table-cell office:value-type="float" office:value="10489216" calcext:value-type="float">
            <text:p>10489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9" calcext:value-type="float">
            <text:p>169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642" calcext:value-type="float">
            <text:p>16105195996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444" calcext:value-type="float">
            <text:p>389444</text:p>
          </table:table-cell>
          <table:table-cell office:value-type="float" office:value="1291" calcext:value-type="float">
            <text:p>1291</text:p>
          </table:table-cell>
          <table:table-cell office:value-type="float" office:value="934496" calcext:value-type="float">
            <text:p>934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2384" calcext:value-type="float">
            <text:p>16912384</text:p>
          </table:table-cell>
          <table:table-cell office:value-type="float" office:value="11268096" calcext:value-type="float">
            <text:p>11268096</text:p>
          </table:table-cell>
          <table:table-cell office:value-type="float" office:value="5644288" calcext:value-type="float">
            <text:p>56442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" calcext:value-type="float">
            <text:p>184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749" calcext:value-type="float">
            <text:p>16105195997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672" calcext:value-type="float">
            <text:p>376672</text:p>
          </table:table-cell>
          <table:table-cell office:value-type="float" office:value="1280" calcext:value-type="float">
            <text:p>1280</text:p>
          </table:table-cell>
          <table:table-cell office:value-type="float" office:value="934496" calcext:value-type="float">
            <text:p>934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8216" calcext:value-type="float">
            <text:p>16688216</text:p>
          </table:table-cell>
          <table:table-cell office:value-type="float" office:value="159744" calcext:value-type="float">
            <text:p>159744</text:p>
          </table:table-cell>
          <table:table-cell office:value-type="float" office:value="16528472" calcext:value-type="float">
            <text:p>16528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856" calcext:value-type="float">
            <text:p>1610519599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500" calcext:value-type="float">
            <text:p>382500</text:p>
          </table:table-cell>
          <table:table-cell office:value-type="float" office:value="1285" calcext:value-type="float">
            <text:p>1285</text:p>
          </table:table-cell>
          <table:table-cell office:value-type="float" office:value="934496" calcext:value-type="float">
            <text:p>934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3160" calcext:value-type="float">
            <text:p>16893160</text:p>
          </table:table-cell>
          <table:table-cell office:value-type="float" office:value="5350936" calcext:value-type="float">
            <text:p>5350936</text:p>
          </table:table-cell>
          <table:table-cell office:value-type="float" office:value="11542224" calcext:value-type="float">
            <text:p>11542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2" calcext:value-type="float">
            <text:p>212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599962" calcext:value-type="float">
            <text:p>16105195999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684" calcext:value-type="float">
            <text:p>388684</text:p>
          </table:table-cell>
          <table:table-cell office:value-type="float" office:value="1291" calcext:value-type="float">
            <text:p>1291</text:p>
          </table:table-cell>
          <table:table-cell office:value-type="float" office:value="934496" calcext:value-type="float">
            <text:p>9344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56400" calcext:value-type="float">
            <text:p>16556400</text:p>
          </table:table-cell>
          <table:table-cell office:value-type="float" office:value="11563008" calcext:value-type="float">
            <text:p>11563008</text:p>
          </table:table-cell>
          <table:table-cell office:value-type="float" office:value="4993392" calcext:value-type="float">
            <text:p>49933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6" calcext:value-type="float">
            <text:p>226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067" calcext:value-type="float">
            <text:p>1610519600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060" calcext:value-type="float">
            <text:p>377060</text:p>
          </table:table-cell>
          <table:table-cell office:value-type="float" office:value="1280" calcext:value-type="float">
            <text:p>1280</text:p>
          </table:table-cell>
          <table:table-cell office:value-type="float" office:value="934500" calcext:value-type="float">
            <text:p>934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4856" calcext:value-type="float">
            <text:p>16794856</text:p>
          </table:table-cell>
          <table:table-cell office:value-type="float" office:value="0" calcext:value-type="float">
            <text:p>0</text:p>
          </table:table-cell>
          <table:table-cell office:value-type="float" office:value="16794856" calcext:value-type="float">
            <text:p>16794856</text:p>
          </table:table-cell>
          <table:table-cell office:value-type="float" office:value="8" calcext:value-type="float">
            <text:p>8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39" calcext:value-type="float">
            <text:p>239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174" calcext:value-type="float">
            <text:p>1610519600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204" calcext:value-type="float">
            <text:p>384204</text:p>
          </table:table-cell>
          <table:table-cell office:value-type="float" office:value="1287" calcext:value-type="float">
            <text:p>1287</text:p>
          </table:table-cell>
          <table:table-cell office:value-type="float" office:value="934500" calcext:value-type="float">
            <text:p>934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78592" calcext:value-type="float">
            <text:p>16978592</text:p>
          </table:table-cell>
          <table:table-cell office:value-type="float" office:value="6798104" calcext:value-type="float">
            <text:p>6798104</text:p>
          </table:table-cell>
          <table:table-cell office:value-type="float" office:value="10180488" calcext:value-type="float">
            <text:p>10180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53" calcext:value-type="float">
            <text:p>253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281" calcext:value-type="float">
            <text:p>1610519600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384" calcext:value-type="float">
            <text:p>375384</text:p>
          </table:table-cell>
          <table:table-cell office:value-type="float" office:value="1278" calcext:value-type="float">
            <text:p>1278</text:p>
          </table:table-cell>
          <table:table-cell office:value-type="float" office:value="934500" calcext:value-type="float">
            <text:p>9345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413744" calcext:value-type="float">
            <text:p>18413744</text:p>
          </table:table-cell>
          <table:table-cell office:value-type="float" office:value="0" calcext:value-type="float">
            <text:p>0</text:p>
          </table:table-cell>
          <table:table-cell office:value-type="float" office:value="18413744" calcext:value-type="float">
            <text:p>18413744</text:p>
          </table:table-cell>
          <table:table-cell office:value-type="float" office:value="8" calcext:value-type="float">
            <text:p>8</text:p>
          </table:table-cell>
          <table:table-cell office:value-type="float" office:value="1996800" calcext:value-type="float">
            <text:p>1996800</text:p>
          </table:table-cell>
          <table:table-cell office:value-type="float" office:value="267" calcext:value-type="float">
            <text:p>267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387" calcext:value-type="float">
            <text:p>1610519600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32" calcext:value-type="float">
            <text:p>386932</text:p>
          </table:table-cell>
          <table:table-cell office:value-type="float" office:value="1289" calcext:value-type="float">
            <text:p>1289</text:p>
          </table:table-cell>
          <table:table-cell office:value-type="float" office:value="934504" calcext:value-type="float">
            <text:p>934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79408" calcext:value-type="float">
            <text:p>16679408</text:p>
          </table:table-cell>
          <table:table-cell office:value-type="float" office:value="9515008" calcext:value-type="float">
            <text:p>9515008</text:p>
          </table:table-cell>
          <table:table-cell office:value-type="float" office:value="7164400" calcext:value-type="float">
            <text:p>71644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81" calcext:value-type="float">
            <text:p>281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499" calcext:value-type="float">
            <text:p>1610519600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484" calcext:value-type="float">
            <text:p>380484</text:p>
          </table:table-cell>
          <table:table-cell office:value-type="float" office:value="1283" calcext:value-type="float">
            <text:p>1283</text:p>
          </table:table-cell>
          <table:table-cell office:value-type="float" office:value="934504" calcext:value-type="float">
            <text:p>9345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2248" calcext:value-type="float">
            <text:p>16652248</text:p>
          </table:table-cell>
          <table:table-cell office:value-type="float" office:value="1306624" calcext:value-type="float">
            <text:p>1306624</text:p>
          </table:table-cell>
          <table:table-cell office:value-type="float" office:value="15345624" calcext:value-type="float">
            <text:p>15345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94" calcext:value-type="float">
            <text:p>294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606" calcext:value-type="float">
            <text:p>16105196006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68" calcext:value-type="float">
            <text:p>388468</text:p>
          </table:table-cell>
          <table:table-cell office:value-type="float" office:value="1291" calcext:value-type="float">
            <text:p>1291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0224" calcext:value-type="float">
            <text:p>16690224</text:p>
          </table:table-cell>
          <table:table-cell office:value-type="float" office:value="9652520" calcext:value-type="float">
            <text:p>9652520</text:p>
          </table:table-cell>
          <table:table-cell office:value-type="float" office:value="7037704" calcext:value-type="float">
            <text:p>7037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08" calcext:value-type="float">
            <text:p>308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713" calcext:value-type="float">
            <text:p>16105196007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896" calcext:value-type="float">
            <text:p>381896</text:p>
          </table:table-cell>
          <table:table-cell office:value-type="float" office:value="1285" calcext:value-type="float">
            <text:p>1285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1032" calcext:value-type="float">
            <text:p>16731032</text:p>
          </table:table-cell>
          <table:table-cell office:value-type="float" office:value="2769144" calcext:value-type="float">
            <text:p>2769144</text:p>
          </table:table-cell>
          <table:table-cell office:value-type="float" office:value="13961888" calcext:value-type="float">
            <text:p>13961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21" calcext:value-type="float">
            <text:p>321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818" calcext:value-type="float">
            <text:p>1610519600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688" calcext:value-type="float">
            <text:p>376688</text:p>
          </table:table-cell>
          <table:table-cell office:value-type="float" office:value="1280" calcext:value-type="float">
            <text:p>1280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77624" calcext:value-type="float">
            <text:p>18277624</text:p>
          </table:table-cell>
          <table:table-cell office:value-type="float" office:value="0" calcext:value-type="float">
            <text:p>0</text:p>
          </table:table-cell>
          <table:table-cell office:value-type="float" office:value="18277624" calcext:value-type="float">
            <text:p>18277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34" calcext:value-type="float">
            <text:p>334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0924" calcext:value-type="float">
            <text:p>1610519600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408" calcext:value-type="float">
            <text:p>390408</text:p>
          </table:table-cell>
          <table:table-cell office:value-type="float" office:value="1293" calcext:value-type="float">
            <text:p>1293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1896" calcext:value-type="float">
            <text:p>16861896</text:p>
          </table:table-cell>
          <table:table-cell office:value-type="float" office:value="12386304" calcext:value-type="float">
            <text:p>12386304</text:p>
          </table:table-cell>
          <table:table-cell office:value-type="float" office:value="4475592" calcext:value-type="float">
            <text:p>44755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49" calcext:value-type="float">
            <text:p>349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031" calcext:value-type="float">
            <text:p>1610519601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188" calcext:value-type="float">
            <text:p>386188</text:p>
          </table:table-cell>
          <table:table-cell office:value-type="float" office:value="1289" calcext:value-type="float">
            <text:p>1289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5376" calcext:value-type="float">
            <text:p>16715376</text:p>
          </table:table-cell>
          <table:table-cell office:value-type="float" office:value="8138752" calcext:value-type="float">
            <text:p>8138752</text:p>
          </table:table-cell>
          <table:table-cell office:value-type="float" office:value="8576624" calcext:value-type="float">
            <text:p>8576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62" calcext:value-type="float">
            <text:p>362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137" calcext:value-type="float">
            <text:p>1610519601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584" calcext:value-type="float">
            <text:p>383584</text:p>
          </table:table-cell>
          <table:table-cell office:value-type="float" office:value="1286" calcext:value-type="float">
            <text:p>1286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4208" calcext:value-type="float">
            <text:p>16704208</text:p>
          </table:table-cell>
          <table:table-cell office:value-type="float" office:value="4747264" calcext:value-type="float">
            <text:p>4747264</text:p>
          </table:table-cell>
          <table:table-cell office:value-type="float" office:value="11956944" calcext:value-type="float">
            <text:p>11956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75" calcext:value-type="float">
            <text:p>375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243" calcext:value-type="float">
            <text:p>1610519601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556" calcext:value-type="float">
            <text:p>381556</text:p>
          </table:table-cell>
          <table:table-cell office:value-type="float" office:value="1284" calcext:value-type="float">
            <text:p>1284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3752" calcext:value-type="float">
            <text:p>16643752</text:p>
          </table:table-cell>
          <table:table-cell office:value-type="float" office:value="2420736" calcext:value-type="float">
            <text:p>2420736</text:p>
          </table:table-cell>
          <table:table-cell office:value-type="float" office:value="14223016" calcext:value-type="float">
            <text:p>14223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388" calcext:value-type="float">
            <text:p>388</text:p>
          </table:table-cell>
          <table:table-cell office:value-type="float" office:value="-221" calcext:value-type="float">
            <text:p>-221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349" calcext:value-type="float">
            <text:p>1610519601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456" calcext:value-type="float">
            <text:p>378456</text:p>
          </table:table-cell>
          <table:table-cell office:value-type="float" office:value="1281" calcext:value-type="float">
            <text:p>1281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15824" calcext:value-type="float">
            <text:p>16615824</text:p>
          </table:table-cell>
          <table:table-cell office:value-type="float" office:value="77824" calcext:value-type="float">
            <text:p>77824</text:p>
          </table:table-cell>
          <table:table-cell office:value-type="float" office:value="16538000" calcext:value-type="float">
            <text:p>16538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01" calcext:value-type="float">
            <text:p>401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456" calcext:value-type="float">
            <text:p>1610519601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208" calcext:value-type="float">
            <text:p>378208</text:p>
          </table:table-cell>
          <table:table-cell office:value-type="float" office:value="1281" calcext:value-type="float">
            <text:p>1281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5832" calcext:value-type="float">
            <text:p>16705832</text:p>
          </table:table-cell>
          <table:table-cell office:value-type="float" office:value="12288" calcext:value-type="float">
            <text:p>12288</text:p>
          </table:table-cell>
          <table:table-cell office:value-type="float" office:value="16693544" calcext:value-type="float">
            <text:p>166935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14" calcext:value-type="float">
            <text:p>414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561" calcext:value-type="float">
            <text:p>1610519601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084" calcext:value-type="float">
            <text:p>378084</text:p>
          </table:table-cell>
          <table:table-cell office:value-type="float" office:value="1281" calcext:value-type="float">
            <text:p>1281</text:p>
          </table:table-cell>
          <table:table-cell office:value-type="float" office:value="934508" calcext:value-type="float">
            <text:p>93450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8336" calcext:value-type="float">
            <text:p>16698336</text:p>
          </table:table-cell>
          <table:table-cell office:value-type="float" office:value="0" calcext:value-type="float">
            <text:p>0</text:p>
          </table:table-cell>
          <table:table-cell office:value-type="float" office:value="16698336" calcext:value-type="float">
            <text:p>16698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28" calcext:value-type="float">
            <text:p>428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666" calcext:value-type="float">
            <text:p>1610519601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836" calcext:value-type="float">
            <text:p>377836</text:p>
          </table:table-cell>
          <table:table-cell office:value-type="float" office:value="1281" calcext:value-type="float">
            <text:p>1281</text:p>
          </table:table-cell>
          <table:table-cell office:value-type="float" office:value="934512" calcext:value-type="float">
            <text:p>934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3112" calcext:value-type="float">
            <text:p>16703112</text:p>
          </table:table-cell>
          <table:table-cell office:value-type="float" office:value="0" calcext:value-type="float">
            <text:p>0</text:p>
          </table:table-cell>
          <table:table-cell office:value-type="float" office:value="16703112" calcext:value-type="float">
            <text:p>16703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40" calcext:value-type="float">
            <text:p>440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772" calcext:value-type="float">
            <text:p>1610519601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184" calcext:value-type="float">
            <text:p>379184</text:p>
          </table:table-cell>
          <table:table-cell office:value-type="float" office:value="1282" calcext:value-type="float">
            <text:p>1282</text:p>
          </table:table-cell>
          <table:table-cell office:value-type="float" office:value="934512" calcext:value-type="float">
            <text:p>934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04448" calcext:value-type="float">
            <text:p>16704448</text:p>
          </table:table-cell>
          <table:table-cell office:value-type="float" office:value="1044480" calcext:value-type="float">
            <text:p>1044480</text:p>
          </table:table-cell>
          <table:table-cell office:value-type="float" office:value="15659968" calcext:value-type="float">
            <text:p>15659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54" calcext:value-type="float">
            <text:p>454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879" calcext:value-type="float">
            <text:p>16105196018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548" calcext:value-type="float">
            <text:p>380548</text:p>
          </table:table-cell>
          <table:table-cell office:value-type="float" office:value="1283" calcext:value-type="float">
            <text:p>1283</text:p>
          </table:table-cell>
          <table:table-cell office:value-type="float" office:value="934512" calcext:value-type="float">
            <text:p>934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40456" calcext:value-type="float">
            <text:p>16640456</text:p>
          </table:table-cell>
          <table:table-cell office:value-type="float" office:value="2387968" calcext:value-type="float">
            <text:p>2387968</text:p>
          </table:table-cell>
          <table:table-cell office:value-type="float" office:value="14252488" calcext:value-type="float">
            <text:p>14252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67" calcext:value-type="float">
            <text:p>467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1985" calcext:value-type="float">
            <text:p>1610519601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788" calcext:value-type="float">
            <text:p>381788</text:p>
          </table:table-cell>
          <table:table-cell office:value-type="float" office:value="1285" calcext:value-type="float">
            <text:p>1285</text:p>
          </table:table-cell>
          <table:table-cell office:value-type="float" office:value="934512" calcext:value-type="float">
            <text:p>934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6064" calcext:value-type="float">
            <text:p>16596064</text:p>
          </table:table-cell>
          <table:table-cell office:value-type="float" office:value="3764224" calcext:value-type="float">
            <text:p>3764224</text:p>
          </table:table-cell>
          <table:table-cell office:value-type="float" office:value="12831840" calcext:value-type="float">
            <text:p>128318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80" calcext:value-type="float">
            <text:p>480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090" calcext:value-type="float">
            <text:p>16105196020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572" calcext:value-type="float">
            <text:p>383572</text:p>
          </table:table-cell>
          <table:table-cell office:value-type="float" office:value="1286" calcext:value-type="float">
            <text:p>1286</text:p>
          </table:table-cell>
          <table:table-cell office:value-type="float" office:value="934512" calcext:value-type="float">
            <text:p>93451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50232" calcext:value-type="float">
            <text:p>16650232</text:p>
          </table:table-cell>
          <table:table-cell office:value-type="float" office:value="5517312" calcext:value-type="float">
            <text:p>5517312</text:p>
          </table:table-cell>
          <table:table-cell office:value-type="float" office:value="11132920" calcext:value-type="float">
            <text:p>11132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492" calcext:value-type="float">
            <text:p>492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195" calcext:value-type="float">
            <text:p>1610519602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208" calcext:value-type="float">
            <text:p>386208</text:p>
          </table:table-cell>
          <table:table-cell office:value-type="float" office:value="1289" calcext:value-type="float">
            <text:p>1289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06176" calcext:value-type="float">
            <text:p>16606176</text:p>
          </table:table-cell>
          <table:table-cell office:value-type="float" office:value="8056832" calcext:value-type="float">
            <text:p>8056832</text:p>
          </table:table-cell>
          <table:table-cell office:value-type="float" office:value="8549344" calcext:value-type="float">
            <text:p>85493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06" calcext:value-type="float">
            <text:p>506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301" calcext:value-type="float">
            <text:p>1610519602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400" calcext:value-type="float">
            <text:p>389400</text:p>
          </table:table-cell>
          <table:table-cell office:value-type="float" office:value="1292" calcext:value-type="float">
            <text:p>1292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49640" calcext:value-type="float">
            <text:p>16349640</text:p>
          </table:table-cell>
          <table:table-cell office:value-type="float" office:value="11087872" calcext:value-type="float">
            <text:p>11087872</text:p>
          </table:table-cell>
          <table:table-cell office:value-type="float" office:value="5261768" calcext:value-type="float">
            <text:p>5261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18" calcext:value-type="float">
            <text:p>518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406" calcext:value-type="float">
            <text:p>1610519602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372" calcext:value-type="float">
            <text:p>377372</text:p>
          </table:table-cell>
          <table:table-cell office:value-type="float" office:value="1281" calcext:value-type="float">
            <text:p>1281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83216" calcext:value-type="float">
            <text:p>16983216</text:p>
          </table:table-cell>
          <table:table-cell office:value-type="float" office:value="0" calcext:value-type="float">
            <text:p>0</text:p>
          </table:table-cell>
          <table:table-cell office:value-type="float" office:value="16983216" calcext:value-type="float">
            <text:p>16983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31" calcext:value-type="float">
            <text:p>531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512" calcext:value-type="float">
            <text:p>1610519602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208" calcext:value-type="float">
            <text:p>382208</text:p>
          </table:table-cell>
          <table:table-cell office:value-type="float" office:value="1285" calcext:value-type="float">
            <text:p>1285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01296" calcext:value-type="float">
            <text:p>17001296</text:p>
          </table:table-cell>
          <table:table-cell office:value-type="float" office:value="4600728" calcext:value-type="float">
            <text:p>4600728</text:p>
          </table:table-cell>
          <table:table-cell office:value-type="float" office:value="12400568" calcext:value-type="float">
            <text:p>124005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44" calcext:value-type="float">
            <text:p>544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617" calcext:value-type="float">
            <text:p>16105196026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904" calcext:value-type="float">
            <text:p>388904</text:p>
          </table:table-cell>
          <table:table-cell office:value-type="float" office:value="1291" calcext:value-type="float">
            <text:p>1291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14000" calcext:value-type="float">
            <text:p>16314000</text:p>
          </table:table-cell>
          <table:table-cell office:value-type="float" office:value="10624840" calcext:value-type="float">
            <text:p>10624840</text:p>
          </table:table-cell>
          <table:table-cell office:value-type="float" office:value="5689160" calcext:value-type="float">
            <text:p>5689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57" calcext:value-type="float">
            <text:p>557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723" calcext:value-type="float">
            <text:p>1610519602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348" calcext:value-type="float">
            <text:p>380348</text:p>
          </table:table-cell>
          <table:table-cell office:value-type="float" office:value="1283" calcext:value-type="float">
            <text:p>1283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2040" calcext:value-type="float">
            <text:p>16352040</text:p>
          </table:table-cell>
          <table:table-cell office:value-type="float" office:value="1961984" calcext:value-type="float">
            <text:p>1961984</text:p>
          </table:table-cell>
          <table:table-cell office:value-type="float" office:value="14390056" calcext:value-type="float">
            <text:p>14390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69" calcext:value-type="float">
            <text:p>569</text:p>
          </table:table-cell>
          <table:table-cell office:value-type="float" office:value="-208" calcext:value-type="float">
            <text:p>-20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830" calcext:value-type="float">
            <text:p>16105196028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912" calcext:value-type="float">
            <text:p>387912</text:p>
          </table:table-cell>
          <table:table-cell office:value-type="float" office:value="1291" calcext:value-type="float">
            <text:p>1291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4784" calcext:value-type="float">
            <text:p>16354784</text:p>
          </table:table-cell>
          <table:table-cell office:value-type="float" office:value="8908800" calcext:value-type="float">
            <text:p>8908800</text:p>
          </table:table-cell>
          <table:table-cell office:value-type="float" office:value="7445984" calcext:value-type="float">
            <text:p>7445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82" calcext:value-type="float">
            <text:p>582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2935" calcext:value-type="float">
            <text:p>1610519602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356" calcext:value-type="float">
            <text:p>379356</text:p>
          </table:table-cell>
          <table:table-cell office:value-type="float" office:value="1282" calcext:value-type="float">
            <text:p>1282</text:p>
          </table:table-cell>
          <table:table-cell office:value-type="float" office:value="934516" calcext:value-type="float">
            <text:p>9345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54784" calcext:value-type="float">
            <text:p>16354784</text:p>
          </table:table-cell>
          <table:table-cell office:value-type="float" office:value="856472" calcext:value-type="float">
            <text:p>856472</text:p>
          </table:table-cell>
          <table:table-cell office:value-type="float" office:value="15498312" calcext:value-type="float">
            <text:p>154983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594" calcext:value-type="float">
            <text:p>594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041" calcext:value-type="float">
            <text:p>1610519603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044" calcext:value-type="float">
            <text:p>387044</text:p>
          </table:table-cell>
          <table:table-cell office:value-type="float" office:value="1290" calcext:value-type="float">
            <text:p>1290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97136" calcext:value-type="float">
            <text:p>16297136</text:p>
          </table:table-cell>
          <table:table-cell office:value-type="float" office:value="8725272" calcext:value-type="float">
            <text:p>8725272</text:p>
          </table:table-cell>
          <table:table-cell office:value-type="float" office:value="7571864" calcext:value-type="float">
            <text:p>75718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07" calcext:value-type="float">
            <text:p>607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146" calcext:value-type="float">
            <text:p>1610519603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960" calcext:value-type="float">
            <text:p>381960</text:p>
          </table:table-cell>
          <table:table-cell office:value-type="float" office:value="1285" calcext:value-type="float">
            <text:p>1285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86216" calcext:value-type="float">
            <text:p>16286216</text:p>
          </table:table-cell>
          <table:table-cell office:value-type="float" office:value="3289088" calcext:value-type="float">
            <text:p>3289088</text:p>
          </table:table-cell>
          <table:table-cell office:value-type="float" office:value="12997128" calcext:value-type="float">
            <text:p>12997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19" calcext:value-type="float">
            <text:p>619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251" calcext:value-type="float">
            <text:p>1610519603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568" calcext:value-type="float">
            <text:p>390568</text:p>
          </table:table-cell>
          <table:table-cell office:value-type="float" office:value="1293" calcext:value-type="float">
            <text:p>1293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71392" calcext:value-type="float">
            <text:p>16371392</text:p>
          </table:table-cell>
          <table:table-cell office:value-type="float" office:value="12300288" calcext:value-type="float">
            <text:p>12300288</text:p>
          </table:table-cell>
          <table:table-cell office:value-type="float" office:value="4071104" calcext:value-type="float">
            <text:p>4071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32" calcext:value-type="float">
            <text:p>632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355" calcext:value-type="float">
            <text:p>1610519603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368" calcext:value-type="float">
            <text:p>385368</text:p>
          </table:table-cell>
          <table:table-cell office:value-type="float" office:value="1288" calcext:value-type="float">
            <text:p>1288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371392" calcext:value-type="float">
            <text:p>16371392</text:p>
          </table:table-cell>
          <table:table-cell office:value-type="float" office:value="7085144" calcext:value-type="float">
            <text:p>7085144</text:p>
          </table:table-cell>
          <table:table-cell office:value-type="float" office:value="9286248" calcext:value-type="float">
            <text:p>9286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44" calcext:value-type="float">
            <text:p>644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460" calcext:value-type="float">
            <text:p>1610519603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268" calcext:value-type="float">
            <text:p>382268</text:p>
          </table:table-cell>
          <table:table-cell office:value-type="float" office:value="1285" calcext:value-type="float">
            <text:p>1285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6016" calcext:value-type="float">
            <text:p>16036016</text:p>
          </table:table-cell>
          <table:table-cell office:value-type="float" office:value="3796992" calcext:value-type="float">
            <text:p>3796992</text:p>
          </table:table-cell>
          <table:table-cell office:value-type="float" office:value="12239024" calcext:value-type="float">
            <text:p>122390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56" calcext:value-type="float">
            <text:p>656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565" calcext:value-type="float">
            <text:p>1610519603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564" calcext:value-type="float">
            <text:p>378564</text:p>
          </table:table-cell>
          <table:table-cell office:value-type="float" office:value="1282" calcext:value-type="float">
            <text:p>1282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36016" calcext:value-type="float">
            <text:p>16036016</text:p>
          </table:table-cell>
          <table:table-cell office:value-type="float" office:value="41944" calcext:value-type="float">
            <text:p>41944</text:p>
          </table:table-cell>
          <table:table-cell office:value-type="float" office:value="15994072" calcext:value-type="float">
            <text:p>15994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68" calcext:value-type="float">
            <text:p>668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670" calcext:value-type="float">
            <text:p>16105196036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076" calcext:value-type="float">
            <text:p>390076</text:p>
          </table:table-cell>
          <table:table-cell office:value-type="float" office:value="1293" calcext:value-type="float">
            <text:p>1293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71344" calcext:value-type="float">
            <text:p>16271344</text:p>
          </table:table-cell>
          <table:table-cell office:value-type="float" office:value="12334632" calcext:value-type="float">
            <text:p>12334632</text:p>
          </table:table-cell>
          <table:table-cell office:value-type="float" office:value="3936712" calcext:value-type="float">
            <text:p>39367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80" calcext:value-type="float">
            <text:p>680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775" calcext:value-type="float">
            <text:p>1610519603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4840" calcext:value-type="float">
            <text:p>374840</text:p>
          </table:table-cell>
          <table:table-cell office:value-type="float" office:value="1278" calcext:value-type="float">
            <text:p>1278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509704" calcext:value-type="float">
            <text:p>19509704</text:p>
          </table:table-cell>
          <table:table-cell office:value-type="float" office:value="0" calcext:value-type="float">
            <text:p>0</text:p>
          </table:table-cell>
          <table:table-cell office:value-type="float" office:value="19509704" calcext:value-type="float">
            <text:p>19509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694" calcext:value-type="float">
            <text:p>694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881" calcext:value-type="float">
            <text:p>1610519603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724" calcext:value-type="float">
            <text:p>379724</text:p>
          </table:table-cell>
          <table:table-cell office:value-type="float" office:value="1283" calcext:value-type="float">
            <text:p>1283</text:p>
          </table:table-cell>
          <table:table-cell office:value-type="float" office:value="934520" calcext:value-type="float">
            <text:p>9345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78224" calcext:value-type="float">
            <text:p>17678224</text:p>
          </table:table-cell>
          <table:table-cell office:value-type="float" office:value="2912256" calcext:value-type="float">
            <text:p>2912256</text:p>
          </table:table-cell>
          <table:table-cell office:value-type="float" office:value="14765968" calcext:value-type="float">
            <text:p>147659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09" calcext:value-type="float">
            <text:p>709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3987" calcext:value-type="float">
            <text:p>1610519603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468" calcext:value-type="float">
            <text:p>380468</text:p>
          </table:table-cell>
          <table:table-cell office:value-type="float" office:value="1284" calcext:value-type="float">
            <text:p>1284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78224" calcext:value-type="float">
            <text:p>17678224</text:p>
          </table:table-cell>
          <table:table-cell office:value-type="float" office:value="4075928" calcext:value-type="float">
            <text:p>4075928</text:p>
          </table:table-cell>
          <table:table-cell office:value-type="float" office:value="13602296" calcext:value-type="float">
            <text:p>136022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20" calcext:value-type="float">
            <text:p>720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092" calcext:value-type="float">
            <text:p>16105196040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196" calcext:value-type="float">
            <text:p>383196</text:p>
          </table:table-cell>
          <table:table-cell office:value-type="float" office:value="1286" calcext:value-type="float">
            <text:p>1286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5136" calcext:value-type="float">
            <text:p>15975136</text:p>
          </table:table-cell>
          <table:table-cell office:value-type="float" office:value="4943872" calcext:value-type="float">
            <text:p>4943872</text:p>
          </table:table-cell>
          <table:table-cell office:value-type="float" office:value="11031264" calcext:value-type="float">
            <text:p>110312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33" calcext:value-type="float">
            <text:p>733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198" calcext:value-type="float">
            <text:p>1610519604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956" calcext:value-type="float">
            <text:p>383956</text:p>
          </table:table-cell>
          <table:table-cell office:value-type="float" office:value="1287" calcext:value-type="float">
            <text:p>1287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5136" calcext:value-type="float">
            <text:p>15975136</text:p>
          </table:table-cell>
          <table:table-cell office:value-type="float" office:value="5965432" calcext:value-type="float">
            <text:p>5965432</text:p>
          </table:table-cell>
          <table:table-cell office:value-type="float" office:value="10009704" calcext:value-type="float">
            <text:p>100097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44" calcext:value-type="float">
            <text:p>744</text:p>
          </table:table-cell>
          <table:table-cell office:value-type="float" office:value="-203" calcext:value-type="float">
            <text:p>-20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303" calcext:value-type="float">
            <text:p>1610519604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88" calcext:value-type="float">
            <text:p>386588</text:p>
          </table:table-cell>
          <table:table-cell office:value-type="float" office:value="1290" calcext:value-type="float">
            <text:p>1290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33696" calcext:value-type="float">
            <text:p>15933696</text:p>
          </table:table-cell>
          <table:table-cell office:value-type="float" office:value="8482816" calcext:value-type="float">
            <text:p>8482816</text:p>
          </table:table-cell>
          <table:table-cell office:value-type="float" office:value="7450880" calcext:value-type="float">
            <text:p>7450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57" calcext:value-type="float">
            <text:p>757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409" calcext:value-type="float">
            <text:p>1610519604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160" calcext:value-type="float">
            <text:p>389160</text:p>
          </table:table-cell>
          <table:table-cell office:value-type="float" office:value="1292" calcext:value-type="float">
            <text:p>1292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33696" calcext:value-type="float">
            <text:p>15933696</text:p>
          </table:table-cell>
          <table:table-cell office:value-type="float" office:value="11230456" calcext:value-type="float">
            <text:p>11230456</text:p>
          </table:table-cell>
          <table:table-cell office:value-type="float" office:value="4703240" calcext:value-type="float">
            <text:p>47032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68" calcext:value-type="float">
            <text:p>768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514" calcext:value-type="float">
            <text:p>1610519604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504" calcext:value-type="float">
            <text:p>379504</text:p>
          </table:table-cell>
          <table:table-cell office:value-type="float" office:value="1283" calcext:value-type="float">
            <text:p>1283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33696" calcext:value-type="float">
            <text:p>15933696</text:p>
          </table:table-cell>
          <table:table-cell office:value-type="float" office:value="1834232" calcext:value-type="float">
            <text:p>1834232</text:p>
          </table:table-cell>
          <table:table-cell office:value-type="float" office:value="14099464" calcext:value-type="float">
            <text:p>14099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80" calcext:value-type="float">
            <text:p>780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619" calcext:value-type="float">
            <text:p>1610519604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724" calcext:value-type="float">
            <text:p>384724</text:p>
          </table:table-cell>
          <table:table-cell office:value-type="float" office:value="1288" calcext:value-type="float">
            <text:p>1288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4984" calcext:value-type="float">
            <text:p>15844984</text:p>
          </table:table-cell>
          <table:table-cell office:value-type="float" office:value="6647808" calcext:value-type="float">
            <text:p>6647808</text:p>
          </table:table-cell>
          <table:table-cell office:value-type="float" office:value="9197176" calcext:value-type="float">
            <text:p>9197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792" calcext:value-type="float">
            <text:p>792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724" calcext:value-type="float">
            <text:p>1610519604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544" calcext:value-type="float">
            <text:p>389544</text:p>
          </table:table-cell>
          <table:table-cell office:value-type="float" office:value="1292" calcext:value-type="float">
            <text:p>1292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4984" calcext:value-type="float">
            <text:p>15844984</text:p>
          </table:table-cell>
          <table:table-cell office:value-type="float" office:value="11746616" calcext:value-type="float">
            <text:p>11746616</text:p>
          </table:table-cell>
          <table:table-cell office:value-type="float" office:value="4098368" calcext:value-type="float">
            <text:p>40983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04" calcext:value-type="float">
            <text:p>804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829" calcext:value-type="float">
            <text:p>16105196048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848" calcext:value-type="float">
            <text:p>382848</text:p>
          </table:table-cell>
          <table:table-cell office:value-type="float" office:value="1286" calcext:value-type="float">
            <text:p>1286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844984" calcext:value-type="float">
            <text:p>15844984</text:p>
          </table:table-cell>
          <table:table-cell office:value-type="float" office:value="4955448" calcext:value-type="float">
            <text:p>4955448</text:p>
          </table:table-cell>
          <table:table-cell office:value-type="float" office:value="10889536" calcext:value-type="float">
            <text:p>10889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14" calcext:value-type="float">
            <text:p>814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4934" calcext:value-type="float">
            <text:p>1610519604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90224" calcext:value-type="float">
            <text:p>390224</text:p>
          </table:table-cell>
          <table:table-cell office:value-type="float" office:value="1293" calcext:value-type="float">
            <text:p>1293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12283904" calcext:value-type="float">
            <text:p>12283904</text:p>
          </table:table-cell>
          <table:table-cell office:value-type="float" office:value="3391408" calcext:value-type="float">
            <text:p>33914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27" calcext:value-type="float">
            <text:p>827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039" calcext:value-type="float">
            <text:p>1610519605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280" calcext:value-type="float">
            <text:p>385280</text:p>
          </table:table-cell>
          <table:table-cell office:value-type="float" office:value="1288" calcext:value-type="float">
            <text:p>1288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7147520" calcext:value-type="float">
            <text:p>7147520</text:p>
          </table:table-cell>
          <table:table-cell office:value-type="float" office:value="8527792" calcext:value-type="float">
            <text:p>85277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37" calcext:value-type="float">
            <text:p>837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144" calcext:value-type="float">
            <text:p>1610519605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312" calcext:value-type="float">
            <text:p>381312</text:p>
          </table:table-cell>
          <table:table-cell office:value-type="float" office:value="1284" calcext:value-type="float">
            <text:p>1284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2994176" calcext:value-type="float">
            <text:p>2994176</text:p>
          </table:table-cell>
          <table:table-cell office:value-type="float" office:value="12681136" calcext:value-type="float">
            <text:p>12681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48" calcext:value-type="float">
            <text:p>848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248" calcext:value-type="float">
            <text:p>1610519605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772" calcext:value-type="float">
            <text:p>389772</text:p>
          </table:table-cell>
          <table:table-cell office:value-type="float" office:value="1293" calcext:value-type="float">
            <text:p>1293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11932232" calcext:value-type="float">
            <text:p>11932232</text:p>
          </table:table-cell>
          <table:table-cell office:value-type="float" office:value="3743080" calcext:value-type="float">
            <text:p>37430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59" calcext:value-type="float">
            <text:p>859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353" calcext:value-type="float">
            <text:p>1610519605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920" calcext:value-type="float">
            <text:p>386920</text:p>
          </table:table-cell>
          <table:table-cell office:value-type="float" office:value="1290" calcext:value-type="float">
            <text:p>1290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8909384" calcext:value-type="float">
            <text:p>8909384</text:p>
          </table:table-cell>
          <table:table-cell office:value-type="float" office:value="6765928" calcext:value-type="float">
            <text:p>6765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71" calcext:value-type="float">
            <text:p>871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459" calcext:value-type="float">
            <text:p>16105196054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688" calcext:value-type="float">
            <text:p>384688</text:p>
          </table:table-cell>
          <table:table-cell office:value-type="float" office:value="1288" calcext:value-type="float">
            <text:p>1288</text:p>
          </table:table-cell>
          <table:table-cell office:value-type="float" office:value="934524" calcext:value-type="float">
            <text:p>9345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6558280" calcext:value-type="float">
            <text:p>6558280</text:p>
          </table:table-cell>
          <table:table-cell office:value-type="float" office:value="9117032" calcext:value-type="float">
            <text:p>91170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81" calcext:value-type="float">
            <text:p>881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564" calcext:value-type="float">
            <text:p>1610519605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304" calcext:value-type="float">
            <text:p>383304</text:p>
          </table:table-cell>
          <table:table-cell office:value-type="float" office:value="1286" calcext:value-type="float">
            <text:p>1286</text:p>
          </table:table-cell>
          <table:table-cell office:value-type="float" office:value="934532" calcext:value-type="float">
            <text:p>934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4813384" calcext:value-type="float">
            <text:p>4813384</text:p>
          </table:table-cell>
          <table:table-cell office:value-type="float" office:value="10861928" calcext:value-type="float">
            <text:p>10861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892" calcext:value-type="float">
            <text:p>892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668" calcext:value-type="float">
            <text:p>16105196056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032" calcext:value-type="float">
            <text:p>382032</text:p>
          </table:table-cell>
          <table:table-cell office:value-type="float" office:value="1285" calcext:value-type="float">
            <text:p>1285</text:p>
          </table:table-cell>
          <table:table-cell office:value-type="float" office:value="934532" calcext:value-type="float">
            <text:p>934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3527240" calcext:value-type="float">
            <text:p>3527240</text:p>
          </table:table-cell>
          <table:table-cell office:value-type="float" office:value="12148072" calcext:value-type="float">
            <text:p>121480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03" calcext:value-type="float">
            <text:p>903</text:p>
          </table:table-cell>
          <table:table-cell office:value-type="float" office:value="-200" calcext:value-type="float">
            <text:p>-20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774" calcext:value-type="float">
            <text:p>1610519605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288" calcext:value-type="float">
            <text:p>381288</text:p>
          </table:table-cell>
          <table:table-cell office:value-type="float" office:value="1284" calcext:value-type="float">
            <text:p>1284</text:p>
          </table:table-cell>
          <table:table-cell office:value-type="float" office:value="934532" calcext:value-type="float">
            <text:p>9345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2650696" calcext:value-type="float">
            <text:p>2650696</text:p>
          </table:table-cell>
          <table:table-cell office:value-type="float" office:value="13024616" calcext:value-type="float">
            <text:p>13024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14" calcext:value-type="float">
            <text:p>914</text:p>
          </table:table-cell>
          <table:table-cell office:value-type="float" office:value="-145" calcext:value-type="float">
            <text:p>-14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878" calcext:value-type="float">
            <text:p>16105196058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760" calcext:value-type="float">
            <text:p>380760</text:p>
          </table:table-cell>
          <table:table-cell office:value-type="float" office:value="1284" calcext:value-type="float">
            <text:p>1284</text:p>
          </table:table-cell>
          <table:table-cell office:value-type="float" office:value="934536" calcext:value-type="float">
            <text:p>934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2069064" calcext:value-type="float">
            <text:p>2069064</text:p>
          </table:table-cell>
          <table:table-cell office:value-type="float" office:value="13606248" calcext:value-type="float">
            <text:p>13606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24" calcext:value-type="float">
            <text:p>924</text:p>
          </table:table-cell>
          <table:table-cell office:value-type="float" office:value="-145" calcext:value-type="float">
            <text:p>-14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5984" calcext:value-type="float">
            <text:p>1610519605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480" calcext:value-type="float">
            <text:p>380480</text:p>
          </table:table-cell>
          <table:table-cell office:value-type="float" office:value="1284" calcext:value-type="float">
            <text:p>1284</text:p>
          </table:table-cell>
          <table:table-cell office:value-type="float" office:value="934536" calcext:value-type="float">
            <text:p>934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1716808" calcext:value-type="float">
            <text:p>1716808</text:p>
          </table:table-cell>
          <table:table-cell office:value-type="float" office:value="13958504" calcext:value-type="float">
            <text:p>139585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36" calcext:value-type="float">
            <text:p>936</text:p>
          </table:table-cell>
          <table:table-cell office:value-type="float" office:value="-145" calcext:value-type="float">
            <text:p>-14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6089" calcext:value-type="float">
            <text:p>16105196060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200" calcext:value-type="float">
            <text:p>380200</text:p>
          </table:table-cell>
          <table:table-cell office:value-type="float" office:value="1283" calcext:value-type="float">
            <text:p>1283</text:p>
          </table:table-cell>
          <table:table-cell office:value-type="float" office:value="934536" calcext:value-type="float">
            <text:p>934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1495624" calcext:value-type="float">
            <text:p>1495624</text:p>
          </table:table-cell>
          <table:table-cell office:value-type="float" office:value="14179688" calcext:value-type="float">
            <text:p>141796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46" calcext:value-type="float">
            <text:p>946</text:p>
          </table:table-cell>
          <table:table-cell office:value-type="float" office:value="-145" calcext:value-type="float">
            <text:p>-14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6194" calcext:value-type="float">
            <text:p>1610519606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044" calcext:value-type="float">
            <text:p>380044</text:p>
          </table:table-cell>
          <table:table-cell office:value-type="float" office:value="1283" calcext:value-type="float">
            <text:p>1283</text:p>
          </table:table-cell>
          <table:table-cell office:value-type="float" office:value="934536" calcext:value-type="float">
            <text:p>9345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75312" calcext:value-type="float">
            <text:p>15675312</text:p>
          </table:table-cell>
          <table:table-cell office:value-type="float" office:value="1339976" calcext:value-type="float">
            <text:p>1339976</text:p>
          </table:table-cell>
          <table:table-cell office:value-type="float" office:value="14335336" calcext:value-type="float">
            <text:p>143353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57" calcext:value-type="float">
            <text:p>957</text:p>
          </table:table-cell>
          <table:table-cell office:value-type="float" office:value="-145" calcext:value-type="float">
            <text:p>-14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6300" calcext:value-type="float">
            <text:p>1610519606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20" calcext:value-type="float">
            <text:p>386820</text:p>
          </table:table-cell>
          <table:table-cell office:value-type="float" office:value="1290" calcext:value-type="float">
            <text:p>1290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0704744" calcext:value-type="float">
            <text:p>20704744</text:p>
          </table:table-cell>
          <table:table-cell office:value-type="float" office:value="0" calcext:value-type="float">
            <text:p>0</text:p>
          </table:table-cell>
          <table:table-cell office:value-type="float" office:value="20704744" calcext:value-type="float">
            <text:p>20704744</text:p>
          </table:table-cell>
          <table:table-cell office:value-type="float" office:value="8" calcext:value-type="float">
            <text:p>8</text:p>
          </table:table-cell>
          <table:table-cell office:value-type="float" office:value="1766400" calcext:value-type="float">
            <text:p>1766400</text:p>
          </table:table-cell>
          <table:table-cell office:value-type="float" office:value="973" calcext:value-type="float">
            <text:p>973</text:p>
          </table:table-cell>
          <table:table-cell office:value-type="float" office:value="305" calcext:value-type="float">
            <text:p>305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8721" calcext:value-type="float">
            <text:p>16105196087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424" calcext:value-type="float">
            <text:p>383424</text:p>
          </table:table-cell>
          <table:table-cell office:value-type="float" office:value="1286" calcext:value-type="float">
            <text:p>1286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8872" calcext:value-type="float">
            <text:p>17388872</text:p>
          </table:table-cell>
          <table:table-cell office:value-type="float" office:value="7175928" calcext:value-type="float">
            <text:p>7175928</text:p>
          </table:table-cell>
          <table:table-cell office:value-type="float" office:value="10212944" calcext:value-type="float">
            <text:p>10212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987" calcext:value-type="float">
            <text:p>987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8831" calcext:value-type="float">
            <text:p>16105196088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684" calcext:value-type="float">
            <text:p>378684</text:p>
          </table:table-cell>
          <table:table-cell office:value-type="float" office:value="1281" calcext:value-type="float">
            <text:p>1281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87536" calcext:value-type="float">
            <text:p>17387536</text:p>
          </table:table-cell>
          <table:table-cell office:value-type="float" office:value="2142208" calcext:value-type="float">
            <text:p>2142208</text:p>
          </table:table-cell>
          <table:table-cell office:value-type="float" office:value="15245328" calcext:value-type="float">
            <text:p>15245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01" calcext:value-type="float">
            <text:p>1001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8937" calcext:value-type="float">
            <text:p>1610519608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3740" calcext:value-type="float">
            <text:p>373740</text:p>
          </table:table-cell>
          <table:table-cell office:value-type="float" office:value="1277" calcext:value-type="float">
            <text:p>1277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85232" calcext:value-type="float">
            <text:p>19785232</text:p>
          </table:table-cell>
          <table:table-cell office:value-type="float" office:value="0" calcext:value-type="float">
            <text:p>0</text:p>
          </table:table-cell>
          <table:table-cell office:value-type="float" office:value="19785232" calcext:value-type="float">
            <text:p>19785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16" calcext:value-type="float">
            <text:p>1016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043" calcext:value-type="float">
            <text:p>1610519609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540" calcext:value-type="float">
            <text:p>387540</text:p>
          </table:table-cell>
          <table:table-cell office:value-type="float" office:value="1290" calcext:value-type="float">
            <text:p>1290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8080" calcext:value-type="float">
            <text:p>17178080</text:p>
          </table:table-cell>
          <table:table-cell office:value-type="float" office:value="11328888" calcext:value-type="float">
            <text:p>11328888</text:p>
          </table:table-cell>
          <table:table-cell office:value-type="float" office:value="5849192" calcext:value-type="float">
            <text:p>5849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29" calcext:value-type="float">
            <text:p>1029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147" calcext:value-type="float">
            <text:p>1610519609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824" calcext:value-type="float">
            <text:p>384824</text:p>
          </table:table-cell>
          <table:table-cell office:value-type="float" office:value="1287" calcext:value-type="float">
            <text:p>1287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10248" calcext:value-type="float">
            <text:p>17010248</text:p>
          </table:table-cell>
          <table:table-cell office:value-type="float" office:value="7778304" calcext:value-type="float">
            <text:p>7778304</text:p>
          </table:table-cell>
          <table:table-cell office:value-type="float" office:value="9231944" calcext:value-type="float">
            <text:p>9231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43" calcext:value-type="float">
            <text:p>1043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252" calcext:value-type="float">
            <text:p>16105196092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296" calcext:value-type="float">
            <text:p>383296</text:p>
          </table:table-cell>
          <table:table-cell office:value-type="float" office:value="1286" calcext:value-type="float">
            <text:p>1286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37648" calcext:value-type="float">
            <text:p>16737648</text:p>
          </table:table-cell>
          <table:table-cell office:value-type="float" office:value="5517016" calcext:value-type="float">
            <text:p>5517016</text:p>
          </table:table-cell>
          <table:table-cell office:value-type="float" office:value="11220632" calcext:value-type="float">
            <text:p>112206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57" calcext:value-type="float">
            <text:p>1057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357" calcext:value-type="float">
            <text:p>1610519609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064" calcext:value-type="float">
            <text:p>382064</text:p>
          </table:table-cell>
          <table:table-cell office:value-type="float" office:value="1285" calcext:value-type="float">
            <text:p>1285</text:p>
          </table:table-cell>
          <table:table-cell office:value-type="float" office:value="934568" calcext:value-type="float">
            <text:p>93456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5176" calcext:value-type="float">
            <text:p>16765176</text:p>
          </table:table-cell>
          <table:table-cell office:value-type="float" office:value="5009408" calcext:value-type="float">
            <text:p>5009408</text:p>
          </table:table-cell>
          <table:table-cell office:value-type="float" office:value="11755768" calcext:value-type="float">
            <text:p>117557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70" calcext:value-type="float">
            <text:p>1070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462" calcext:value-type="float">
            <text:p>16105196094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400" calcext:value-type="float">
            <text:p>378400</text:p>
          </table:table-cell>
          <table:table-cell office:value-type="float" office:value="1281" calcext:value-type="float">
            <text:p>1281</text:p>
          </table:table-cell>
          <table:table-cell office:value-type="float" office:value="934580" calcext:value-type="float">
            <text:p>93458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70816" calcext:value-type="float">
            <text:p>16770816</text:p>
          </table:table-cell>
          <table:table-cell office:value-type="float" office:value="1082968" calcext:value-type="float">
            <text:p>1082968</text:p>
          </table:table-cell>
          <table:table-cell office:value-type="float" office:value="15687848" calcext:value-type="float">
            <text:p>15687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84" calcext:value-type="float">
            <text:p>1084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567" calcext:value-type="float">
            <text:p>1610519609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640" calcext:value-type="float">
            <text:p>379640</text:p>
          </table:table-cell>
          <table:table-cell office:value-type="float" office:value="1283" calcext:value-type="float">
            <text:p>1283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99400" calcext:value-type="float">
            <text:p>16699400</text:p>
          </table:table-cell>
          <table:table-cell office:value-type="float" office:value="2437120" calcext:value-type="float">
            <text:p>2437120</text:p>
          </table:table-cell>
          <table:table-cell office:value-type="float" office:value="14262280" calcext:value-type="float">
            <text:p>142622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098" calcext:value-type="float">
            <text:p>1098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673" calcext:value-type="float">
            <text:p>1610519609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696" calcext:value-type="float">
            <text:p>378696</text:p>
          </table:table-cell>
          <table:table-cell office:value-type="float" office:value="1282" calcext:value-type="float">
            <text:p>1282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0896" calcext:value-type="float">
            <text:p>16720896</text:p>
          </table:table-cell>
          <table:table-cell office:value-type="float" office:value="1680040" calcext:value-type="float">
            <text:p>1680040</text:p>
          </table:table-cell>
          <table:table-cell office:value-type="float" office:value="15040856" calcext:value-type="float">
            <text:p>15040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11" calcext:value-type="float">
            <text:p>1111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777" calcext:value-type="float">
            <text:p>1610519609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852" calcext:value-type="float">
            <text:p>380852</text:p>
          </table:table-cell>
          <table:table-cell office:value-type="float" office:value="1284" calcext:value-type="float">
            <text:p>1284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6280" calcext:value-type="float">
            <text:p>16846280</text:p>
          </table:table-cell>
          <table:table-cell office:value-type="float" office:value="3747840" calcext:value-type="float">
            <text:p>3747840</text:p>
          </table:table-cell>
          <table:table-cell office:value-type="float" office:value="13098440" calcext:value-type="float">
            <text:p>13098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25" calcext:value-type="float">
            <text:p>1125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882" calcext:value-type="float">
            <text:p>161051960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372" calcext:value-type="float">
            <text:p>380372</text:p>
          </table:table-cell>
          <table:table-cell office:value-type="float" office:value="1283" calcext:value-type="float">
            <text:p>1283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2176" calcext:value-type="float">
            <text:p>16802176</text:p>
          </table:table-cell>
          <table:table-cell office:value-type="float" office:value="3162216" calcext:value-type="float">
            <text:p>3162216</text:p>
          </table:table-cell>
          <table:table-cell office:value-type="float" office:value="13639960" calcext:value-type="float">
            <text:p>136399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39" calcext:value-type="float">
            <text:p>1139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09988" calcext:value-type="float">
            <text:p>1610519609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4460" calcext:value-type="float">
            <text:p>374460</text:p>
          </table:table-cell>
          <table:table-cell office:value-type="float" office:value="1278" calcext:value-type="float">
            <text:p>1278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059664" calcext:value-type="float">
            <text:p>19059664</text:p>
          </table:table-cell>
          <table:table-cell office:value-type="float" office:value="0" calcext:value-type="float">
            <text:p>0</text:p>
          </table:table-cell>
          <table:table-cell office:value-type="float" office:value="19059664" calcext:value-type="float">
            <text:p>19059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54" calcext:value-type="float">
            <text:p>1154</text:p>
          </table:table-cell>
          <table:table-cell office:value-type="float" office:value="202" calcext:value-type="float">
            <text:p>202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092" calcext:value-type="float">
            <text:p>1610519610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0580" calcext:value-type="float">
            <text:p>370580</text:p>
          </table:table-cell>
          <table:table-cell office:value-type="float" office:value="1274" calcext:value-type="float">
            <text:p>1274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279744" calcext:value-type="float">
            <text:p>22279744</text:p>
          </table:table-cell>
          <table:table-cell office:value-type="float" office:value="0" calcext:value-type="float">
            <text:p>0</text:p>
          </table:table-cell>
          <table:table-cell office:value-type="float" office:value="22279744" calcext:value-type="float">
            <text:p>222797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69" calcext:value-type="float">
            <text:p>1169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197" calcext:value-type="float">
            <text:p>1610519610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088" calcext:value-type="float">
            <text:p>381088</text:p>
          </table:table-cell>
          <table:table-cell office:value-type="float" office:value="1284" calcext:value-type="float">
            <text:p>1284</text:p>
          </table:table-cell>
          <table:table-cell office:value-type="float" office:value="934584" calcext:value-type="float">
            <text:p>93458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41944" calcext:value-type="float">
            <text:p>16841944</text:p>
          </table:table-cell>
          <table:table-cell office:value-type="float" office:value="4141056" calcext:value-type="float">
            <text:p>4141056</text:p>
          </table:table-cell>
          <table:table-cell office:value-type="float" office:value="12700888" calcext:value-type="float">
            <text:p>12700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82" calcext:value-type="float">
            <text:p>1182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302" calcext:value-type="float">
            <text:p>1610519610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328" calcext:value-type="float">
            <text:p>383328</text:p>
          </table:table-cell>
          <table:table-cell office:value-type="float" office:value="1286" calcext:value-type="float">
            <text:p>1286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65360" calcext:value-type="float">
            <text:p>16765360</text:p>
          </table:table-cell>
          <table:table-cell office:value-type="float" office:value="6228136" calcext:value-type="float">
            <text:p>6228136</text:p>
          </table:table-cell>
          <table:table-cell office:value-type="float" office:value="10537224" calcext:value-type="float">
            <text:p>10537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196" calcext:value-type="float">
            <text:p>1196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407" calcext:value-type="float">
            <text:p>16105196104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792" calcext:value-type="float">
            <text:p>387792</text:p>
          </table:table-cell>
          <table:table-cell office:value-type="float" office:value="1291" calcext:value-type="float">
            <text:p>1291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88200" calcext:value-type="float">
            <text:p>16888200</text:p>
          </table:table-cell>
          <table:table-cell office:value-type="float" office:value="11464704" calcext:value-type="float">
            <text:p>11464704</text:p>
          </table:table-cell>
          <table:table-cell office:value-type="float" office:value="5423496" calcext:value-type="float">
            <text:p>5423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10" calcext:value-type="float">
            <text:p>1210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512" calcext:value-type="float">
            <text:p>16105196105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128" calcext:value-type="float">
            <text:p>377128</text:p>
          </table:table-cell>
          <table:table-cell office:value-type="float" office:value="1280" calcext:value-type="float">
            <text:p>1280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95944" calcext:value-type="float">
            <text:p>16995944</text:p>
          </table:table-cell>
          <table:table-cell office:value-type="float" office:value="0" calcext:value-type="float">
            <text:p>0</text:p>
          </table:table-cell>
          <table:table-cell office:value-type="float" office:value="16995944" calcext:value-type="float">
            <text:p>169959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23" calcext:value-type="float">
            <text:p>1223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617" calcext:value-type="float">
            <text:p>1610519610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956" calcext:value-type="float">
            <text:p>382956</text:p>
          </table:table-cell>
          <table:table-cell office:value-type="float" office:value="1286" calcext:value-type="float">
            <text:p>1286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15280" calcext:value-type="float">
            <text:p>16915280</text:p>
          </table:table-cell>
          <table:table-cell office:value-type="float" office:value="6727352" calcext:value-type="float">
            <text:p>6727352</text:p>
          </table:table-cell>
          <table:table-cell office:value-type="float" office:value="10187928" calcext:value-type="float">
            <text:p>10187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36" calcext:value-type="float">
            <text:p>1236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722" calcext:value-type="float">
            <text:p>1610519610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4384" calcext:value-type="float">
            <text:p>374384</text:p>
          </table:table-cell>
          <table:table-cell office:value-type="float" office:value="1278" calcext:value-type="float">
            <text:p>1278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718848" calcext:value-type="float">
            <text:p>18718848</text:p>
          </table:table-cell>
          <table:table-cell office:value-type="float" office:value="0" calcext:value-type="float">
            <text:p>0</text:p>
          </table:table-cell>
          <table:table-cell office:value-type="float" office:value="18718848" calcext:value-type="float">
            <text:p>18718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50" calcext:value-type="float">
            <text:p>1250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826" calcext:value-type="float">
            <text:p>16105196108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792" calcext:value-type="float">
            <text:p>383792</text:p>
          </table:table-cell>
          <table:table-cell office:value-type="float" office:value="1287" calcext:value-type="float">
            <text:p>1287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42384" calcext:value-type="float">
            <text:p>17242384</text:p>
          </table:table-cell>
          <table:table-cell office:value-type="float" office:value="7696384" calcext:value-type="float">
            <text:p>7696384</text:p>
          </table:table-cell>
          <table:table-cell office:value-type="float" office:value="9546000" calcext:value-type="float">
            <text:p>95460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63" calcext:value-type="float">
            <text:p>1263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0932" calcext:value-type="float">
            <text:p>16105196109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600" calcext:value-type="float">
            <text:p>376600</text:p>
          </table:table-cell>
          <table:table-cell office:value-type="float" office:value="1280" calcext:value-type="float">
            <text:p>1280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24056" calcext:value-type="float">
            <text:p>16924056</text:p>
          </table:table-cell>
          <table:table-cell office:value-type="float" office:value="0" calcext:value-type="float">
            <text:p>0</text:p>
          </table:table-cell>
          <table:table-cell office:value-type="float" office:value="16924056" calcext:value-type="float">
            <text:p>169240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76" calcext:value-type="float">
            <text:p>1276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037" calcext:value-type="float">
            <text:p>1610519611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716" calcext:value-type="float">
            <text:p>383716</text:p>
          </table:table-cell>
          <table:table-cell office:value-type="float" office:value="1286" calcext:value-type="float">
            <text:p>1286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8928" calcext:value-type="float">
            <text:p>16878928</text:p>
          </table:table-cell>
          <table:table-cell office:value-type="float" office:value="6636056" calcext:value-type="float">
            <text:p>6636056</text:p>
          </table:table-cell>
          <table:table-cell office:value-type="float" office:value="10242872" calcext:value-type="float">
            <text:p>102428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290" calcext:value-type="float">
            <text:p>1290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141" calcext:value-type="float">
            <text:p>161051961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524" calcext:value-type="float">
            <text:p>376524</text:p>
          </table:table-cell>
          <table:table-cell office:value-type="float" office:value="1280" calcext:value-type="float">
            <text:p>1280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67464" calcext:value-type="float">
            <text:p>16867464</text:p>
          </table:table-cell>
          <table:table-cell office:value-type="float" office:value="64104" calcext:value-type="float">
            <text:p>64104</text:p>
          </table:table-cell>
          <table:table-cell office:value-type="float" office:value="16803360" calcext:value-type="float">
            <text:p>16803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03" calcext:value-type="float">
            <text:p>1303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246" calcext:value-type="float">
            <text:p>1610519611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972" calcext:value-type="float">
            <text:p>381972</text:p>
          </table:table-cell>
          <table:table-cell office:value-type="float" office:value="1291" calcext:value-type="float">
            <text:p>1291</text:p>
          </table:table-cell>
          <table:table-cell office:value-type="float" office:value="934592" calcext:value-type="float">
            <text:p>93459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169160" calcext:value-type="float">
            <text:p>19169160</text:p>
          </table:table-cell>
          <table:table-cell office:value-type="float" office:value="0" calcext:value-type="float">
            <text:p>0</text:p>
          </table:table-cell>
          <table:table-cell office:value-type="float" office:value="19169160" calcext:value-type="float">
            <text:p>19169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17" calcext:value-type="float">
            <text:p>1317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350" calcext:value-type="float">
            <text:p>1610519611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812" calcext:value-type="float">
            <text:p>383812</text:p>
          </table:table-cell>
          <table:table-cell office:value-type="float" office:value="1287" calcext:value-type="float">
            <text:p>1287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79672" calcext:value-type="float">
            <text:p>16879672</text:p>
          </table:table-cell>
          <table:table-cell office:value-type="float" office:value="8400896" calcext:value-type="float">
            <text:p>8400896</text:p>
          </table:table-cell>
          <table:table-cell office:value-type="float" office:value="8478776" calcext:value-type="float">
            <text:p>84787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29" calcext:value-type="float">
            <text:p>1329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456" calcext:value-type="float">
            <text:p>16105196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876" calcext:value-type="float">
            <text:p>377876</text:p>
          </table:table-cell>
          <table:table-cell office:value-type="float" office:value="1281" calcext:value-type="float">
            <text:p>1281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5328" calcext:value-type="float">
            <text:p>16835328</text:p>
          </table:table-cell>
          <table:table-cell office:value-type="float" office:value="2355200" calcext:value-type="float">
            <text:p>2355200</text:p>
          </table:table-cell>
          <table:table-cell office:value-type="float" office:value="14480128" calcext:value-type="float">
            <text:p>14480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43" calcext:value-type="float">
            <text:p>1343</text:p>
          </table:table-cell>
          <table:table-cell office:value-type="float" office:value="-213" calcext:value-type="float">
            <text:p>-21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561" calcext:value-type="float">
            <text:p>16105196115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992" calcext:value-type="float">
            <text:p>387992</text:p>
          </table:table-cell>
          <table:table-cell office:value-type="float" office:value="1291" calcext:value-type="float">
            <text:p>1291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1480" calcext:value-type="float">
            <text:p>16791480</text:p>
          </table:table-cell>
          <table:table-cell office:value-type="float" office:value="12510920" calcext:value-type="float">
            <text:p>12510920</text:p>
          </table:table-cell>
          <table:table-cell office:value-type="float" office:value="4280560" calcext:value-type="float">
            <text:p>4280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56" calcext:value-type="float">
            <text:p>1356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667" calcext:value-type="float">
            <text:p>1610519611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008" calcext:value-type="float">
            <text:p>383008</text:p>
          </table:table-cell>
          <table:table-cell office:value-type="float" office:value="1286" calcext:value-type="float">
            <text:p>1286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21280" calcext:value-type="float">
            <text:p>16521280</text:p>
          </table:table-cell>
          <table:table-cell office:value-type="float" office:value="7463816" calcext:value-type="float">
            <text:p>7463816</text:p>
          </table:table-cell>
          <table:table-cell office:value-type="float" office:value="9057464" calcext:value-type="float">
            <text:p>90574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69" calcext:value-type="float">
            <text:p>1369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773" calcext:value-type="float">
            <text:p>1610519611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968" calcext:value-type="float">
            <text:p>379968</text:p>
          </table:table-cell>
          <table:table-cell office:value-type="float" office:value="1283" calcext:value-type="float">
            <text:p>1283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7864" calcext:value-type="float">
            <text:p>16837864</text:p>
          </table:table-cell>
          <table:table-cell office:value-type="float" office:value="4596504" calcext:value-type="float">
            <text:p>4596504</text:p>
          </table:table-cell>
          <table:table-cell office:value-type="float" office:value="12241360" calcext:value-type="float">
            <text:p>122413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82" calcext:value-type="float">
            <text:p>1382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877" calcext:value-type="float">
            <text:p>1610519611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588" calcext:value-type="float">
            <text:p>377588</text:p>
          </table:table-cell>
          <table:table-cell office:value-type="float" office:value="1281" calcext:value-type="float">
            <text:p>1281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4048" calcext:value-type="float">
            <text:p>16794048</text:p>
          </table:table-cell>
          <table:table-cell office:value-type="float" office:value="2023720" calcext:value-type="float">
            <text:p>2023720</text:p>
          </table:table-cell>
          <table:table-cell office:value-type="float" office:value="14770328" calcext:value-type="float">
            <text:p>147703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395" calcext:value-type="float">
            <text:p>1395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1981" calcext:value-type="float">
            <text:p>1610519611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856" calcext:value-type="float">
            <text:p>375856</text:p>
          </table:table-cell>
          <table:table-cell office:value-type="float" office:value="1279" calcext:value-type="float">
            <text:p>1279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10192" calcext:value-type="float">
            <text:p>16710192</text:p>
          </table:table-cell>
          <table:table-cell office:value-type="float" office:value="0" calcext:value-type="float">
            <text:p>0</text:p>
          </table:table-cell>
          <table:table-cell office:value-type="float" office:value="16710192" calcext:value-type="float">
            <text:p>16710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08" calcext:value-type="float">
            <text:p>1408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086" calcext:value-type="float">
            <text:p>1610519612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576" calcext:value-type="float">
            <text:p>375576</text:p>
          </table:table-cell>
          <table:table-cell office:value-type="float" office:value="1279" calcext:value-type="float">
            <text:p>1279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682696" calcext:value-type="float">
            <text:p>16682696</text:p>
          </table:table-cell>
          <table:table-cell office:value-type="float" office:value="0" calcext:value-type="float">
            <text:p>0</text:p>
          </table:table-cell>
          <table:table-cell office:value-type="float" office:value="16682696" calcext:value-type="float">
            <text:p>166826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21" calcext:value-type="float">
            <text:p>1421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191" calcext:value-type="float">
            <text:p>1610519612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948" calcext:value-type="float">
            <text:p>376948</text:p>
          </table:table-cell>
          <table:table-cell office:value-type="float" office:value="1280" calcext:value-type="float">
            <text:p>1280</text:p>
          </table:table-cell>
          <table:table-cell office:value-type="float" office:value="934596" calcext:value-type="float">
            <text:p>93459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97880" calcext:value-type="float">
            <text:p>16597880</text:p>
          </table:table-cell>
          <table:table-cell office:value-type="float" office:value="975208" calcext:value-type="float">
            <text:p>975208</text:p>
          </table:table-cell>
          <table:table-cell office:value-type="float" office:value="15622672" calcext:value-type="float">
            <text:p>156226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33" calcext:value-type="float">
            <text:p>1433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296" calcext:value-type="float">
            <text:p>1610519612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444" calcext:value-type="float">
            <text:p>379444</text:p>
          </table:table-cell>
          <table:table-cell office:value-type="float" office:value="1283" calcext:value-type="float">
            <text:p>1283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70352" calcext:value-type="float">
            <text:p>16570352</text:p>
          </table:table-cell>
          <table:table-cell office:value-type="float" office:value="2679624" calcext:value-type="float">
            <text:p>2679624</text:p>
          </table:table-cell>
          <table:table-cell office:value-type="float" office:value="13890728" calcext:value-type="float">
            <text:p>138907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46" calcext:value-type="float">
            <text:p>1446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401" calcext:value-type="float">
            <text:p>1610519612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304" calcext:value-type="float">
            <text:p>381304</text:p>
          </table:table-cell>
          <table:table-cell office:value-type="float" office:value="1284" calcext:value-type="float">
            <text:p>1284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11240" calcext:value-type="float">
            <text:p>16511240</text:p>
          </table:table-cell>
          <table:table-cell office:value-type="float" office:value="4958712" calcext:value-type="float">
            <text:p>4958712</text:p>
          </table:table-cell>
          <table:table-cell office:value-type="float" office:value="11552528" calcext:value-type="float">
            <text:p>11552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58" calcext:value-type="float">
            <text:p>1458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505" calcext:value-type="float">
            <text:p>1610519612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488" calcext:value-type="float">
            <text:p>385488</text:p>
          </table:table-cell>
          <table:table-cell office:value-type="float" office:value="1288" calcext:value-type="float">
            <text:p>1288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49776" calcext:value-type="float">
            <text:p>16549776</text:p>
          </table:table-cell>
          <table:table-cell office:value-type="float" office:value="8401112" calcext:value-type="float">
            <text:p>8401112</text:p>
          </table:table-cell>
          <table:table-cell office:value-type="float" office:value="8148664" calcext:value-type="float">
            <text:p>814866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72" calcext:value-type="float">
            <text:p>1472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611" calcext:value-type="float">
            <text:p>16105196126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224" calcext:value-type="float">
            <text:p>389224</text:p>
          </table:table-cell>
          <table:table-cell office:value-type="float" office:value="1292" calcext:value-type="float">
            <text:p>1292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3960" calcext:value-type="float">
            <text:p>16473960</text:p>
          </table:table-cell>
          <table:table-cell office:value-type="float" office:value="12236072" calcext:value-type="float">
            <text:p>12236072</text:p>
          </table:table-cell>
          <table:table-cell office:value-type="float" office:value="4237888" calcext:value-type="float">
            <text:p>4237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85" calcext:value-type="float">
            <text:p>1485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716" calcext:value-type="float">
            <text:p>16105196127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008" calcext:value-type="float">
            <text:p>381008</text:p>
          </table:table-cell>
          <table:table-cell office:value-type="float" office:value="1284" calcext:value-type="float">
            <text:p>1284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79984" calcext:value-type="float">
            <text:p>16479984</text:p>
          </table:table-cell>
          <table:table-cell office:value-type="float" office:value="3862528" calcext:value-type="float">
            <text:p>3862528</text:p>
          </table:table-cell>
          <table:table-cell office:value-type="float" office:value="12617456" calcext:value-type="float">
            <text:p>126174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497" calcext:value-type="float">
            <text:p>1497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821" calcext:value-type="float">
            <text:p>16105196128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392" calcext:value-type="float">
            <text:p>387392</text:p>
          </table:table-cell>
          <table:table-cell office:value-type="float" office:value="1291" calcext:value-type="float">
            <text:p>1291</text:p>
          </table:table-cell>
          <table:table-cell office:value-type="float" office:value="934600" calcext:value-type="float">
            <text:p>93460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3208" calcext:value-type="float">
            <text:p>16173208</text:p>
          </table:table-cell>
          <table:table-cell office:value-type="float" office:value="10121216" calcext:value-type="float">
            <text:p>10121216</text:p>
          </table:table-cell>
          <table:table-cell office:value-type="float" office:value="6051992" calcext:value-type="float">
            <text:p>6051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10" calcext:value-type="float">
            <text:p>1510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2925" calcext:value-type="float">
            <text:p>1610519612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812" calcext:value-type="float">
            <text:p>379812</text:p>
          </table:table-cell>
          <table:table-cell office:value-type="float" office:value="1283" calcext:value-type="float">
            <text:p>1283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73208" calcext:value-type="float">
            <text:p>16173208</text:p>
          </table:table-cell>
          <table:table-cell office:value-type="float" office:value="2408360" calcext:value-type="float">
            <text:p>2408360</text:p>
          </table:table-cell>
          <table:table-cell office:value-type="float" office:value="13764848" calcext:value-type="float">
            <text:p>13764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22" calcext:value-type="float">
            <text:p>1522</text:p>
          </table:table-cell>
          <table:table-cell office:value-type="float" office:value="-257" calcext:value-type="float">
            <text:p>-25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030" calcext:value-type="float">
            <text:p>1610519613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832" calcext:value-type="float">
            <text:p>388832</text:p>
          </table:table-cell>
          <table:table-cell office:value-type="float" office:value="1292" calcext:value-type="float">
            <text:p>1292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66824" calcext:value-type="float">
            <text:p>16166824</text:p>
          </table:table-cell>
          <table:table-cell office:value-type="float" office:value="11690248" calcext:value-type="float">
            <text:p>11690248</text:p>
          </table:table-cell>
          <table:table-cell office:value-type="float" office:value="4476576" calcext:value-type="float">
            <text:p>44765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34" calcext:value-type="float">
            <text:p>1534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135" calcext:value-type="float">
            <text:p>1610519613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088" calcext:value-type="float">
            <text:p>386088</text:p>
          </table:table-cell>
          <table:table-cell office:value-type="float" office:value="1289" calcext:value-type="float">
            <text:p>1289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1648" calcext:value-type="float">
            <text:p>16141648</text:p>
          </table:table-cell>
          <table:table-cell office:value-type="float" office:value="8892416" calcext:value-type="float">
            <text:p>8892416</text:p>
          </table:table-cell>
          <table:table-cell office:value-type="float" office:value="7249232" calcext:value-type="float">
            <text:p>72492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47" calcext:value-type="float">
            <text:p>1547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239" calcext:value-type="float">
            <text:p>1610519613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372" calcext:value-type="float">
            <text:p>384372</text:p>
          </table:table-cell>
          <table:table-cell office:value-type="float" office:value="1288" calcext:value-type="float">
            <text:p>1288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141648" calcext:value-type="float">
            <text:p>16141648</text:p>
          </table:table-cell>
          <table:table-cell office:value-type="float" office:value="7090216" calcext:value-type="float">
            <text:p>7090216</text:p>
          </table:table-cell>
          <table:table-cell office:value-type="float" office:value="9051432" calcext:value-type="float">
            <text:p>9051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58" calcext:value-type="float">
            <text:p>1558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343" calcext:value-type="float">
            <text:p>16105196133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860" calcext:value-type="float">
            <text:p>385860</text:p>
          </table:table-cell>
          <table:table-cell office:value-type="float" office:value="1289" calcext:value-type="float">
            <text:p>1289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9568" calcext:value-type="float">
            <text:p>16019568</text:p>
          </table:table-cell>
          <table:table-cell office:value-type="float" office:value="8368128" calcext:value-type="float">
            <text:p>8368128</text:p>
          </table:table-cell>
          <table:table-cell office:value-type="float" office:value="7651440" calcext:value-type="float">
            <text:p>7651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71" calcext:value-type="float">
            <text:p>1571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448" calcext:value-type="float">
            <text:p>16105196134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48" calcext:value-type="float">
            <text:p>388448</text:p>
          </table:table-cell>
          <table:table-cell office:value-type="float" office:value="1292" calcext:value-type="float">
            <text:p>1292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9568" calcext:value-type="float">
            <text:p>16019568</text:p>
          </table:table-cell>
          <table:table-cell office:value-type="float" office:value="11344136" calcext:value-type="float">
            <text:p>11344136</text:p>
          </table:table-cell>
          <table:table-cell office:value-type="float" office:value="4675432" calcext:value-type="float">
            <text:p>467543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82" calcext:value-type="float">
            <text:p>1582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552" calcext:value-type="float">
            <text:p>161051961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520" calcext:value-type="float">
            <text:p>381520</text:p>
          </table:table-cell>
          <table:table-cell office:value-type="float" office:value="1285" calcext:value-type="float">
            <text:p>1285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019568" calcext:value-type="float">
            <text:p>16019568</text:p>
          </table:table-cell>
          <table:table-cell office:value-type="float" office:value="3979528" calcext:value-type="float">
            <text:p>3979528</text:p>
          </table:table-cell>
          <table:table-cell office:value-type="float" office:value="12040040" calcext:value-type="float">
            <text:p>120400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592" calcext:value-type="float">
            <text:p>1592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656" calcext:value-type="float">
            <text:p>1610519613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9780" calcext:value-type="float">
            <text:p>389780</text:p>
          </table:table-cell>
          <table:table-cell office:value-type="float" office:value="1293" calcext:value-type="float">
            <text:p>1293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23528" calcext:value-type="float">
            <text:p>15623528</text:p>
          </table:table-cell>
          <table:table-cell office:value-type="float" office:value="11972608" calcext:value-type="float">
            <text:p>11972608</text:p>
          </table:table-cell>
          <table:table-cell office:value-type="float" office:value="3650920" calcext:value-type="float">
            <text:p>36509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05" calcext:value-type="float">
            <text:p>1605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761" calcext:value-type="float">
            <text:p>16105196137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804" calcext:value-type="float">
            <text:p>386804</text:p>
          </table:table-cell>
          <table:table-cell office:value-type="float" office:value="1290" calcext:value-type="float">
            <text:p>1290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23528" calcext:value-type="float">
            <text:p>15623528</text:p>
          </table:table-cell>
          <table:table-cell office:value-type="float" office:value="8998912" calcext:value-type="float">
            <text:p>8998912</text:p>
          </table:table-cell>
          <table:table-cell office:value-type="float" office:value="6624616" calcext:value-type="float">
            <text:p>6624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15" calcext:value-type="float">
            <text:p>1615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866" calcext:value-type="float">
            <text:p>1610519613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952" calcext:value-type="float">
            <text:p>385952</text:p>
          </table:table-cell>
          <table:table-cell office:value-type="float" office:value="1289" calcext:value-type="float">
            <text:p>1289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23528" calcext:value-type="float">
            <text:p>15623528</text:p>
          </table:table-cell>
          <table:table-cell office:value-type="float" office:value="7892992" calcext:value-type="float">
            <text:p>7892992</text:p>
          </table:table-cell>
          <table:table-cell office:value-type="float" office:value="7730536" calcext:value-type="float">
            <text:p>7730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26" calcext:value-type="float">
            <text:p>1626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3970" calcext:value-type="float">
            <text:p>16105196139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720" calcext:value-type="float">
            <text:p>385720</text:p>
          </table:table-cell>
          <table:table-cell office:value-type="float" office:value="1289" calcext:value-type="float">
            <text:p>1289</text:p>
          </table:table-cell>
          <table:table-cell office:value-type="float" office:value="934604" calcext:value-type="float">
            <text:p>93460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23528" calcext:value-type="float">
            <text:p>15623528</text:p>
          </table:table-cell>
          <table:table-cell office:value-type="float" office:value="7589888" calcext:value-type="float">
            <text:p>7589888</text:p>
          </table:table-cell>
          <table:table-cell office:value-type="float" office:value="8033640" calcext:value-type="float">
            <text:p>8033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37" calcext:value-type="float">
            <text:p>1637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4075" calcext:value-type="float">
            <text:p>1610519614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988" calcext:value-type="float">
            <text:p>380988</text:p>
          </table:table-cell>
          <table:table-cell office:value-type="float" office:value="1284" calcext:value-type="float">
            <text:p>1284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23528" calcext:value-type="float">
            <text:p>15623528</text:p>
          </table:table-cell>
          <table:table-cell office:value-type="float" office:value="2580352" calcext:value-type="float">
            <text:p>2580352</text:p>
          </table:table-cell>
          <table:table-cell office:value-type="float" office:value="13043176" calcext:value-type="float">
            <text:p>1304317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41" calcext:value-type="float">
            <text:p>1641</text:p>
          </table:table-cell>
          <table:table-cell office:value-type="float" office:value="316" calcext:value-type="float">
            <text:p>316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8724" calcext:value-type="float">
            <text:p>1610519618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4204" calcext:value-type="float">
            <text:p>374204</text:p>
          </table:table-cell>
          <table:table-cell office:value-type="float" office:value="1277" calcext:value-type="float">
            <text:p>1277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224616" calcext:value-type="float">
            <text:p>19224616</text:p>
          </table:table-cell>
          <table:table-cell office:value-type="float" office:value="0" calcext:value-type="float">
            <text:p>0</text:p>
          </table:table-cell>
          <table:table-cell office:value-type="float" office:value="19224616" calcext:value-type="float">
            <text:p>19224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56" calcext:value-type="float">
            <text:p>1656</text:p>
          </table:table-cell>
          <table:table-cell office:value-type="float" office:value="316" calcext:value-type="float">
            <text:p>316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8828" calcext:value-type="float">
            <text:p>16105196188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448" calcext:value-type="float">
            <text:p>376448</text:p>
          </table:table-cell>
          <table:table-cell office:value-type="float" office:value="1279" calcext:value-type="float">
            <text:p>1279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605528" calcext:value-type="float">
            <text:p>17605528</text:p>
          </table:table-cell>
          <table:table-cell office:value-type="float" office:value="45056" calcext:value-type="float">
            <text:p>45056</text:p>
          </table:table-cell>
          <table:table-cell office:value-type="float" office:value="17560472" calcext:value-type="float">
            <text:p>175604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70" calcext:value-type="float">
            <text:p>1670</text:p>
          </table:table-cell>
          <table:table-cell office:value-type="float" office:value="316" calcext:value-type="float">
            <text:p>316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8933" calcext:value-type="float">
            <text:p>16105196189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3972" calcext:value-type="float">
            <text:p>373972</text:p>
          </table:table-cell>
          <table:table-cell office:value-type="float" office:value="1277" calcext:value-type="float">
            <text:p>1277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677880" calcext:value-type="float">
            <text:p>19677880</text:p>
          </table:table-cell>
          <table:table-cell office:value-type="float" office:value="0" calcext:value-type="float">
            <text:p>0</text:p>
          </table:table-cell>
          <table:table-cell office:value-type="float" office:value="19677880" calcext:value-type="float">
            <text:p>19677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84" calcext:value-type="float">
            <text:p>1684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039" calcext:value-type="float">
            <text:p>16105196190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144" calcext:value-type="float">
            <text:p>375144</text:p>
          </table:table-cell>
          <table:table-cell office:value-type="float" office:value="1278" calcext:value-type="float">
            <text:p>1278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74984" calcext:value-type="float">
            <text:p>17574984</text:p>
          </table:table-cell>
          <table:table-cell office:value-type="float" office:value="0" calcext:value-type="float">
            <text:p>0</text:p>
          </table:table-cell>
          <table:table-cell office:value-type="float" office:value="17574984" calcext:value-type="float">
            <text:p>175749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697" calcext:value-type="float">
            <text:p>1697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143" calcext:value-type="float">
            <text:p>1610519619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2696" calcext:value-type="float">
            <text:p>372696</text:p>
          </table:table-cell>
          <table:table-cell office:value-type="float" office:value="1276" calcext:value-type="float">
            <text:p>1276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739320" calcext:value-type="float">
            <text:p>19739320</text:p>
          </table:table-cell>
          <table:table-cell office:value-type="float" office:value="0" calcext:value-type="float">
            <text:p>0</text:p>
          </table:table-cell>
          <table:table-cell office:value-type="float" office:value="19739320" calcext:value-type="float">
            <text:p>1973932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11" calcext:value-type="float">
            <text:p>1711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248" calcext:value-type="float">
            <text:p>1610519619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8992" calcext:value-type="float">
            <text:p>378992</text:p>
          </table:table-cell>
          <table:table-cell office:value-type="float" office:value="1282" calcext:value-type="float">
            <text:p>1282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9967640" calcext:value-type="float">
            <text:p>19967640</text:p>
          </table:table-cell>
          <table:table-cell office:value-type="float" office:value="6215472" calcext:value-type="float">
            <text:p>6215472</text:p>
          </table:table-cell>
          <table:table-cell office:value-type="float" office:value="13752168" calcext:value-type="float">
            <text:p>13752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25" calcext:value-type="float">
            <text:p>1725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353" calcext:value-type="float">
            <text:p>16105196193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604" calcext:value-type="float">
            <text:p>382604</text:p>
          </table:table-cell>
          <table:table-cell office:value-type="float" office:value="1286" calcext:value-type="float">
            <text:p>1286</text:p>
          </table:table-cell>
          <table:table-cell office:value-type="float" office:value="934616" calcext:value-type="float">
            <text:p>93461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84832" calcext:value-type="float">
            <text:p>17484832</text:p>
          </table:table-cell>
          <table:table-cell office:value-type="float" office:value="7237632" calcext:value-type="float">
            <text:p>7237632</text:p>
          </table:table-cell>
          <table:table-cell office:value-type="float" office:value="10247200" calcext:value-type="float">
            <text:p>1024720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39" calcext:value-type="float">
            <text:p>1739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458" calcext:value-type="float">
            <text:p>16105196194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172" calcext:value-type="float">
            <text:p>381172</text:p>
          </table:table-cell>
          <table:table-cell office:value-type="float" office:value="1284" calcext:value-type="float">
            <text:p>1284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4088" calcext:value-type="float">
            <text:p>17114088</text:p>
          </table:table-cell>
          <table:table-cell office:value-type="float" office:value="5032872" calcext:value-type="float">
            <text:p>5032872</text:p>
          </table:table-cell>
          <table:table-cell office:value-type="float" office:value="12081216" calcext:value-type="float">
            <text:p>120812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52" calcext:value-type="float">
            <text:p>1752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562" calcext:value-type="float">
            <text:p>1610519619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4024" calcext:value-type="float">
            <text:p>384024</text:p>
          </table:table-cell>
          <table:table-cell office:value-type="float" office:value="1287" calcext:value-type="float">
            <text:p>1287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03648" calcext:value-type="float">
            <text:p>17403648</text:p>
          </table:table-cell>
          <table:table-cell office:value-type="float" office:value="7532544" calcext:value-type="float">
            <text:p>7532544</text:p>
          </table:table-cell>
          <table:table-cell office:value-type="float" office:value="9871104" calcext:value-type="float">
            <text:p>987110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66" calcext:value-type="float">
            <text:p>1766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667" calcext:value-type="float">
            <text:p>1610519619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528" calcext:value-type="float">
            <text:p>383528</text:p>
          </table:table-cell>
          <table:table-cell office:value-type="float" office:value="1287" calcext:value-type="float">
            <text:p>1287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457992" calcext:value-type="float">
            <text:p>17457992</text:p>
          </table:table-cell>
          <table:table-cell office:value-type="float" office:value="6727144" calcext:value-type="float">
            <text:p>6727144</text:p>
          </table:table-cell>
          <table:table-cell office:value-type="float" office:value="10730848" calcext:value-type="float">
            <text:p>107308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80" calcext:value-type="float">
            <text:p>1780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772" calcext:value-type="float">
            <text:p>1610519619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692" calcext:value-type="float">
            <text:p>387692</text:p>
          </table:table-cell>
          <table:table-cell office:value-type="float" office:value="1290" calcext:value-type="float">
            <text:p>1290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97584" calcext:value-type="float">
            <text:p>17597584</text:p>
          </table:table-cell>
          <table:table-cell office:value-type="float" office:value="12461456" calcext:value-type="float">
            <text:p>12461456</text:p>
          </table:table-cell>
          <table:table-cell office:value-type="float" office:value="5136128" calcext:value-type="float">
            <text:p>51361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794" calcext:value-type="float">
            <text:p>1794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877" calcext:value-type="float">
            <text:p>1610519619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4772" calcext:value-type="float">
            <text:p>374772</text:p>
          </table:table-cell>
          <table:table-cell office:value-type="float" office:value="1278" calcext:value-type="float">
            <text:p>1278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92856" calcext:value-type="float">
            <text:p>18592856</text:p>
          </table:table-cell>
          <table:table-cell office:value-type="float" office:value="0" calcext:value-type="float">
            <text:p>0</text:p>
          </table:table-cell>
          <table:table-cell office:value-type="float" office:value="18592856" calcext:value-type="float">
            <text:p>18592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07" calcext:value-type="float">
            <text:p>1807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19982" calcext:value-type="float">
            <text:p>1610519619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260" calcext:value-type="float">
            <text:p>376260</text:p>
          </table:table-cell>
          <table:table-cell office:value-type="float" office:value="1279" calcext:value-type="float">
            <text:p>1279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845624" calcext:value-type="float">
            <text:p>17845624</text:p>
          </table:table-cell>
          <table:table-cell office:value-type="float" office:value="0" calcext:value-type="float">
            <text:p>0</text:p>
          </table:table-cell>
          <table:table-cell office:value-type="float" office:value="17845624" calcext:value-type="float">
            <text:p>17845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20" calcext:value-type="float">
            <text:p>1820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087" calcext:value-type="float">
            <text:p>16105196200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948" calcext:value-type="float">
            <text:p>381948</text:p>
          </table:table-cell>
          <table:table-cell office:value-type="float" office:value="1285" calcext:value-type="float">
            <text:p>1285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95096" calcext:value-type="float">
            <text:p>17195096</text:p>
          </table:table-cell>
          <table:table-cell office:value-type="float" office:value="6057984" calcext:value-type="float">
            <text:p>6057984</text:p>
          </table:table-cell>
          <table:table-cell office:value-type="float" office:value="11137112" calcext:value-type="float">
            <text:p>11137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34" calcext:value-type="float">
            <text:p>1834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192" calcext:value-type="float">
            <text:p>16105196201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404" calcext:value-type="float">
            <text:p>385404</text:p>
          </table:table-cell>
          <table:table-cell office:value-type="float" office:value="1288" calcext:value-type="float">
            <text:p>1288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938288" calcext:value-type="float">
            <text:p>16938288</text:p>
          </table:table-cell>
          <table:table-cell office:value-type="float" office:value="9558360" calcext:value-type="float">
            <text:p>9558360</text:p>
          </table:table-cell>
          <table:table-cell office:value-type="float" office:value="7379928" calcext:value-type="float">
            <text:p>7379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48" calcext:value-type="float">
            <text:p>1848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296" calcext:value-type="float">
            <text:p>1610519620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3700" calcext:value-type="float">
            <text:p>373700</text:p>
          </table:table-cell>
          <table:table-cell office:value-type="float" office:value="1277" calcext:value-type="float">
            <text:p>1277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844448" calcext:value-type="float">
            <text:p>18844448</text:p>
          </table:table-cell>
          <table:table-cell office:value-type="float" office:value="0" calcext:value-type="float">
            <text:p>0</text:p>
          </table:table-cell>
          <table:table-cell office:value-type="float" office:value="18844448" calcext:value-type="float">
            <text:p>18844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61" calcext:value-type="float">
            <text:p>1861</text:p>
          </table:table-cell>
          <table:table-cell office:value-type="float" office:value="-227" calcext:value-type="float">
            <text:p>-227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400" calcext:value-type="float">
            <text:p>1610519620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380" calcext:value-type="float">
            <text:p>381380</text:p>
          </table:table-cell>
          <table:table-cell office:value-type="float" office:value="1284" calcext:value-type="float">
            <text:p>1284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01200" calcext:value-type="float">
            <text:p>17101200</text:p>
          </table:table-cell>
          <table:table-cell office:value-type="float" office:value="5877760" calcext:value-type="float">
            <text:p>5877760</text:p>
          </table:table-cell>
          <table:table-cell office:value-type="float" office:value="11223440" calcext:value-type="float">
            <text:p>112234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74" calcext:value-type="float">
            <text:p>1874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505" calcext:value-type="float">
            <text:p>16105196205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896" calcext:value-type="float">
            <text:p>387896</text:p>
          </table:table-cell>
          <table:table-cell office:value-type="float" office:value="1291" calcext:value-type="float">
            <text:p>1291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224536" calcext:value-type="float">
            <text:p>18224536</text:p>
          </table:table-cell>
          <table:table-cell office:value-type="float" office:value="0" calcext:value-type="float">
            <text:p>0</text:p>
          </table:table-cell>
          <table:table-cell office:value-type="float" office:value="18224536" calcext:value-type="float">
            <text:p>18224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888" calcext:value-type="float">
            <text:p>1888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610" calcext:value-type="float">
            <text:p>16105196206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2180" calcext:value-type="float">
            <text:p>382180</text:p>
          </table:table-cell>
          <table:table-cell office:value-type="float" office:value="1285" calcext:value-type="float">
            <text:p>1285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049008" calcext:value-type="float">
            <text:p>18049008</text:p>
          </table:table-cell>
          <table:table-cell office:value-type="float" office:value="6252920" calcext:value-type="float">
            <text:p>6252920</text:p>
          </table:table-cell>
          <table:table-cell office:value-type="float" office:value="11796088" calcext:value-type="float">
            <text:p>117960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01" calcext:value-type="float">
            <text:p>1901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714" calcext:value-type="float">
            <text:p>1610519620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656" calcext:value-type="float">
            <text:p>375656</text:p>
          </table:table-cell>
          <table:table-cell office:value-type="float" office:value="1279" calcext:value-type="float">
            <text:p>1279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555136" calcext:value-type="float">
            <text:p>17555136</text:p>
          </table:table-cell>
          <table:table-cell office:value-type="float" office:value="0" calcext:value-type="float">
            <text:p>0</text:p>
          </table:table-cell>
          <table:table-cell office:value-type="float" office:value="17555136" calcext:value-type="float">
            <text:p>175551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15" calcext:value-type="float">
            <text:p>1915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818" calcext:value-type="float">
            <text:p>1610519620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504" calcext:value-type="float">
            <text:p>386504</text:p>
          </table:table-cell>
          <table:table-cell office:value-type="float" office:value="1289" calcext:value-type="float">
            <text:p>1289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00944" calcext:value-type="float">
            <text:p>16800944</text:p>
          </table:table-cell>
          <table:table-cell office:value-type="float" office:value="10285056" calcext:value-type="float">
            <text:p>10285056</text:p>
          </table:table-cell>
          <table:table-cell office:value-type="float" office:value="6515888" calcext:value-type="float">
            <text:p>65158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29" calcext:value-type="float">
            <text:p>1929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0923" calcext:value-type="float">
            <text:p>1610519620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9100" calcext:value-type="float">
            <text:p>379100</text:p>
          </table:table-cell>
          <table:table-cell office:value-type="float" office:value="1282" calcext:value-type="float">
            <text:p>1282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215608" calcext:value-type="float">
            <text:p>17215608</text:p>
          </table:table-cell>
          <table:table-cell office:value-type="float" office:value="2306048" calcext:value-type="float">
            <text:p>2306048</text:p>
          </table:table-cell>
          <table:table-cell office:value-type="float" office:value="14909560" calcext:value-type="float">
            <text:p>149095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42" calcext:value-type="float">
            <text:p>1942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028" calcext:value-type="float">
            <text:p>16105196210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7180" calcext:value-type="float">
            <text:p>387180</text:p>
          </table:table-cell>
          <table:table-cell office:value-type="float" office:value="1290" calcext:value-type="float">
            <text:p>1290</text:p>
          </table:table-cell>
          <table:table-cell office:value-type="float" office:value="934620" calcext:value-type="float">
            <text:p>934620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92928" calcext:value-type="float">
            <text:p>16892928</text:p>
          </table:table-cell>
          <table:table-cell office:value-type="float" office:value="10847288" calcext:value-type="float">
            <text:p>10847288</text:p>
          </table:table-cell>
          <table:table-cell office:value-type="float" office:value="6045640" calcext:value-type="float">
            <text:p>604564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55" calcext:value-type="float">
            <text:p>1955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133" calcext:value-type="float">
            <text:p>1610519621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484" calcext:value-type="float">
            <text:p>380484</text:p>
          </table:table-cell>
          <table:table-cell office:value-type="float" office:value="1283" calcext:value-type="float">
            <text:p>1283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14104" calcext:value-type="float">
            <text:p>17114104</text:p>
          </table:table-cell>
          <table:table-cell office:value-type="float" office:value="4193448" calcext:value-type="float">
            <text:p>4193448</text:p>
          </table:table-cell>
          <table:table-cell office:value-type="float" office:value="12920656" calcext:value-type="float">
            <text:p>129206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69" calcext:value-type="float">
            <text:p>1969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237" calcext:value-type="float">
            <text:p>1610519621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928" calcext:value-type="float">
            <text:p>375928</text:p>
          </table:table-cell>
          <table:table-cell office:value-type="float" office:value="1279" calcext:value-type="float">
            <text:p>1279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595496" calcext:value-type="float">
            <text:p>18595496</text:p>
          </table:table-cell>
          <table:table-cell office:value-type="float" office:value="0" calcext:value-type="float">
            <text:p>0</text:p>
          </table:table-cell>
          <table:table-cell office:value-type="float" office:value="18595496" calcext:value-type="float">
            <text:p>185954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82" calcext:value-type="float">
            <text:p>1982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342" calcext:value-type="float">
            <text:p>1610519621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176" calcext:value-type="float">
            <text:p>388176</text:p>
          </table:table-cell>
          <table:table-cell office:value-type="float" office:value="1291" calcext:value-type="float">
            <text:p>1291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79712" calcext:value-type="float">
            <text:p>17179712</text:p>
          </table:table-cell>
          <table:table-cell office:value-type="float" office:value="12468224" calcext:value-type="float">
            <text:p>12468224</text:p>
          </table:table-cell>
          <table:table-cell office:value-type="float" office:value="4711488" calcext:value-type="float">
            <text:p>471148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1996" calcext:value-type="float">
            <text:p>1996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449" calcext:value-type="float">
            <text:p>16105196214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616" calcext:value-type="float">
            <text:p>385616</text:p>
          </table:table-cell>
          <table:table-cell office:value-type="float" office:value="1286" calcext:value-type="float">
            <text:p>1286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49312" calcext:value-type="float">
            <text:p>17049312</text:p>
          </table:table-cell>
          <table:table-cell office:value-type="float" office:value="7925760" calcext:value-type="float">
            <text:p>7925760</text:p>
          </table:table-cell>
          <table:table-cell office:value-type="float" office:value="9123552" calcext:value-type="float">
            <text:p>91235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10" calcext:value-type="float">
            <text:p>2010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553" calcext:value-type="float">
            <text:p>16105196215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804" calcext:value-type="float">
            <text:p>377804</text:p>
          </table:table-cell>
          <table:table-cell office:value-type="float" office:value="1281" calcext:value-type="float">
            <text:p>1281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136408" calcext:value-type="float">
            <text:p>17136408</text:p>
          </table:table-cell>
          <table:table-cell office:value-type="float" office:value="2748416" calcext:value-type="float">
            <text:p>2748416</text:p>
          </table:table-cell>
          <table:table-cell office:value-type="float" office:value="14387992" calcext:value-type="float">
            <text:p>14387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23" calcext:value-type="float">
            <text:p>2023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662" calcext:value-type="float">
            <text:p>1610519621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804" calcext:value-type="float">
            <text:p>375804</text:p>
          </table:table-cell>
          <table:table-cell office:value-type="float" office:value="1279" calcext:value-type="float">
            <text:p>1279</text:p>
          </table:table-cell>
          <table:table-cell office:value-type="float" office:value="934624" calcext:value-type="float">
            <text:p>934624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68432" calcext:value-type="float">
            <text:p>16568432</text:p>
          </table:table-cell>
          <table:table-cell office:value-type="float" office:value="241648" calcext:value-type="float">
            <text:p>241648</text:p>
          </table:table-cell>
          <table:table-cell office:value-type="float" office:value="16326784" calcext:value-type="float">
            <text:p>1632678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36" calcext:value-type="float">
            <text:p>2036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766" calcext:value-type="float">
            <text:p>16105196217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76" calcext:value-type="float">
            <text:p>388476</text:p>
          </table:table-cell>
          <table:table-cell office:value-type="float" office:value="1291" calcext:value-type="float">
            <text:p>1291</text:p>
          </table:table-cell>
          <table:table-cell office:value-type="float" office:value="934628" calcext:value-type="float">
            <text:p>934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85256" calcext:value-type="float">
            <text:p>17085256</text:p>
          </table:table-cell>
          <table:table-cell office:value-type="float" office:value="12542360" calcext:value-type="float">
            <text:p>12542360</text:p>
          </table:table-cell>
          <table:table-cell office:value-type="float" office:value="4542896" calcext:value-type="float">
            <text:p>454289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50" calcext:value-type="float">
            <text:p>2050</text:p>
          </table:table-cell>
          <table:table-cell office:value-type="float" office:value="-270" calcext:value-type="float">
            <text:p>-270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872" calcext:value-type="float">
            <text:p>1610519621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792" calcext:value-type="float">
            <text:p>386792</text:p>
          </table:table-cell>
          <table:table-cell office:value-type="float" office:value="1290" calcext:value-type="float">
            <text:p>1290</text:p>
          </table:table-cell>
          <table:table-cell office:value-type="float" office:value="934628" calcext:value-type="float">
            <text:p>934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90048" calcext:value-type="float">
            <text:p>17090048</text:p>
          </table:table-cell>
          <table:table-cell office:value-type="float" office:value="10790120" calcext:value-type="float">
            <text:p>10790120</text:p>
          </table:table-cell>
          <table:table-cell office:value-type="float" office:value="6299928" calcext:value-type="float">
            <text:p>62999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62" calcext:value-type="float">
            <text:p>2062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1976" calcext:value-type="float">
            <text:p>1610519621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800" calcext:value-type="float">
            <text:p>385800</text:p>
          </table:table-cell>
          <table:table-cell office:value-type="float" office:value="1289" calcext:value-type="float">
            <text:p>1289</text:p>
          </table:table-cell>
          <table:table-cell office:value-type="float" office:value="934628" calcext:value-type="float">
            <text:p>934628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063288" calcext:value-type="float">
            <text:p>17063288</text:p>
          </table:table-cell>
          <table:table-cell office:value-type="float" office:value="9822664" calcext:value-type="float">
            <text:p>9822664</text:p>
          </table:table-cell>
          <table:table-cell office:value-type="float" office:value="7240624" calcext:value-type="float">
            <text:p>72406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76" calcext:value-type="float">
            <text:p>2076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081" calcext:value-type="float">
            <text:p>16105196220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536" calcext:value-type="float">
            <text:p>385536</text:p>
          </table:table-cell>
          <table:table-cell office:value-type="float" office:value="1288" calcext:value-type="float">
            <text:p>1288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90096" calcext:value-type="float">
            <text:p>16790096</text:p>
          </table:table-cell>
          <table:table-cell office:value-type="float" office:value="9199080" calcext:value-type="float">
            <text:p>9199080</text:p>
          </table:table-cell>
          <table:table-cell office:value-type="float" office:value="7591016" calcext:value-type="float">
            <text:p>75910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088" calcext:value-type="float">
            <text:p>2088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186" calcext:value-type="float">
            <text:p>16105196221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520" calcext:value-type="float">
            <text:p>385520</text:p>
          </table:table-cell>
          <table:table-cell office:value-type="float" office:value="1288" calcext:value-type="float">
            <text:p>1288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729832" calcext:value-type="float">
            <text:p>16729832</text:p>
          </table:table-cell>
          <table:table-cell office:value-type="float" office:value="9134296" calcext:value-type="float">
            <text:p>9134296</text:p>
          </table:table-cell>
          <table:table-cell office:value-type="float" office:value="7595536" calcext:value-type="float">
            <text:p>759553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01" calcext:value-type="float">
            <text:p>2101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292" calcext:value-type="float">
            <text:p>1610519622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328" calcext:value-type="float">
            <text:p>386328</text:p>
          </table:table-cell>
          <table:table-cell office:value-type="float" office:value="1289" calcext:value-type="float">
            <text:p>1289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17984" calcext:value-type="float">
            <text:p>16817984</text:p>
          </table:table-cell>
          <table:table-cell office:value-type="float" office:value="10232536" calcext:value-type="float">
            <text:p>10232536</text:p>
          </table:table-cell>
          <table:table-cell office:value-type="float" office:value="6585448" calcext:value-type="float">
            <text:p>65854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14" calcext:value-type="float">
            <text:p>2114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396" calcext:value-type="float">
            <text:p>16105196223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336" calcext:value-type="float">
            <text:p>388336</text:p>
          </table:table-cell>
          <table:table-cell office:value-type="float" office:value="1291" calcext:value-type="float">
            <text:p>1291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77512" calcext:value-type="float">
            <text:p>16577512</text:p>
          </table:table-cell>
          <table:table-cell office:value-type="float" office:value="11921320" calcext:value-type="float">
            <text:p>11921320</text:p>
          </table:table-cell>
          <table:table-cell office:value-type="float" office:value="4656192" calcext:value-type="float">
            <text:p>46561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27" calcext:value-type="float">
            <text:p>2127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500" calcext:value-type="float">
            <text:p>1610519622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6688" calcext:value-type="float">
            <text:p>376688</text:p>
          </table:table-cell>
          <table:table-cell office:value-type="float" office:value="1280" calcext:value-type="float">
            <text:p>1280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82816" calcext:value-type="float">
            <text:p>16582816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275616" calcext:value-type="float">
            <text:p>1627561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40" calcext:value-type="float">
            <text:p>2140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604" calcext:value-type="float">
            <text:p>1610519622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872" calcext:value-type="float">
            <text:p>380872</text:p>
          </table:table-cell>
          <table:table-cell office:value-type="float" office:value="1284" calcext:value-type="float">
            <text:p>1284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507256" calcext:value-type="float">
            <text:p>16507256</text:p>
          </table:table-cell>
          <table:table-cell office:value-type="float" office:value="4009984" calcext:value-type="float">
            <text:p>4009984</text:p>
          </table:table-cell>
          <table:table-cell office:value-type="float" office:value="12497272" calcext:value-type="float">
            <text:p>1249727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53" calcext:value-type="float">
            <text:p>2153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709" calcext:value-type="float">
            <text:p>1610519622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0688" calcext:value-type="float">
            <text:p>370688</text:p>
          </table:table-cell>
          <table:table-cell office:value-type="float" office:value="1274" calcext:value-type="float">
            <text:p>1274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22134112" calcext:value-type="float">
            <text:p>22134112</text:p>
          </table:table-cell>
          <table:table-cell office:value-type="float" office:value="0" calcext:value-type="float">
            <text:p>0</text:p>
          </table:table-cell>
          <table:table-cell office:value-type="float" office:value="22134112" calcext:value-type="float">
            <text:p>2213411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67" calcext:value-type="float">
            <text:p>2167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813" calcext:value-type="float">
            <text:p>16105196228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196" calcext:value-type="float">
            <text:p>385196</text:p>
          </table:table-cell>
          <table:table-cell office:value-type="float" office:value="1288" calcext:value-type="float">
            <text:p>1288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8698608" calcext:value-type="float">
            <text:p>18698608</text:p>
          </table:table-cell>
          <table:table-cell office:value-type="float" office:value="10964360" calcext:value-type="float">
            <text:p>10964360</text:p>
          </table:table-cell>
          <table:table-cell office:value-type="float" office:value="7734248" calcext:value-type="float">
            <text:p>773424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81" calcext:value-type="float">
            <text:p>2181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2918" calcext:value-type="float">
            <text:p>1610519622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0980" calcext:value-type="float">
            <text:p>380980</text:p>
          </table:table-cell>
          <table:table-cell office:value-type="float" office:value="1284" calcext:value-type="float">
            <text:p>1284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458496" calcext:value-type="float">
            <text:p>16458496</text:p>
          </table:table-cell>
          <table:table-cell office:value-type="float" office:value="4452352" calcext:value-type="float">
            <text:p>4452352</text:p>
          </table:table-cell>
          <table:table-cell office:value-type="float" office:value="12006144" calcext:value-type="float">
            <text:p>1200614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193" calcext:value-type="float">
            <text:p>2193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023" calcext:value-type="float">
            <text:p>1610519623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5384" calcext:value-type="float">
            <text:p>375384</text:p>
          </table:table-cell>
          <table:table-cell office:value-type="float" office:value="1279" calcext:value-type="float">
            <text:p>1279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7361160" calcext:value-type="float">
            <text:p>17361160</text:p>
          </table:table-cell>
          <table:table-cell office:value-type="float" office:value="0" calcext:value-type="float">
            <text:p>0</text:p>
          </table:table-cell>
          <table:table-cell office:value-type="float" office:value="17361160" calcext:value-type="float">
            <text:p>1736116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06" calcext:value-type="float">
            <text:p>2206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127" calcext:value-type="float">
            <text:p>1610519623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288" calcext:value-type="float">
            <text:p>385288</text:p>
          </table:table-cell>
          <table:table-cell office:value-type="float" office:value="1288" calcext:value-type="float">
            <text:p>1288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830616" calcext:value-type="float">
            <text:p>16830616</text:p>
          </table:table-cell>
          <table:table-cell office:value-type="float" office:value="9384664" calcext:value-type="float">
            <text:p>9384664</text:p>
          </table:table-cell>
          <table:table-cell office:value-type="float" office:value="7445952" calcext:value-type="float">
            <text:p>744595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18" calcext:value-type="float">
            <text:p>2218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232" calcext:value-type="float">
            <text:p>16105196232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968" calcext:value-type="float">
            <text:p>383968</text:p>
          </table:table-cell>
          <table:table-cell office:value-type="float" office:value="1287" calcext:value-type="float">
            <text:p>1287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59816" calcext:value-type="float">
            <text:p>16259816</text:p>
          </table:table-cell>
          <table:table-cell office:value-type="float" office:value="7876608" calcext:value-type="float">
            <text:p>7876608</text:p>
          </table:table-cell>
          <table:table-cell office:value-type="float" office:value="8383208" calcext:value-type="float">
            <text:p>838320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29" calcext:value-type="float">
            <text:p>2229</text:p>
          </table:table-cell>
          <table:table-cell office:value-type="float" office:value="-293" calcext:value-type="float">
            <text:p>-293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336" calcext:value-type="float">
            <text:p>16105196233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3320" calcext:value-type="float">
            <text:p>383320</text:p>
          </table:table-cell>
          <table:table-cell office:value-type="float" office:value="1286" calcext:value-type="float">
            <text:p>1286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6259816" calcext:value-type="float">
            <text:p>16259816</text:p>
          </table:table-cell>
          <table:table-cell office:value-type="float" office:value="6763288" calcext:value-type="float">
            <text:p>6763288</text:p>
          </table:table-cell>
          <table:table-cell office:value-type="float" office:value="9496528" calcext:value-type="float">
            <text:p>949652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41" calcext:value-type="float">
            <text:p>2241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440" calcext:value-type="float">
            <text:p>16105196234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320" calcext:value-type="float">
            <text:p>385320</text:p>
          </table:table-cell>
          <table:table-cell office:value-type="float" office:value="1289" calcext:value-type="float">
            <text:p>1289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3848" calcext:value-type="float">
            <text:p>15973848</text:p>
          </table:table-cell>
          <table:table-cell office:value-type="float" office:value="8531968" calcext:value-type="float">
            <text:p>8531968</text:p>
          </table:table-cell>
          <table:table-cell office:value-type="float" office:value="7441880" calcext:value-type="float">
            <text:p>7441880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53" calcext:value-type="float">
            <text:p>2253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545" calcext:value-type="float">
            <text:p>1610519623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8404" calcext:value-type="float">
            <text:p>388404</text:p>
          </table:table-cell>
          <table:table-cell office:value-type="float" office:value="1292" calcext:value-type="float">
            <text:p>1292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3848" calcext:value-type="float">
            <text:p>15973848</text:p>
          </table:table-cell>
          <table:table-cell office:value-type="float" office:value="12016856" calcext:value-type="float">
            <text:p>12016856</text:p>
          </table:table-cell>
          <table:table-cell office:value-type="float" office:value="3956992" calcext:value-type="float">
            <text:p>3956992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65" calcext:value-type="float">
            <text:p>2265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649" calcext:value-type="float">
            <text:p>1610519623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1460" calcext:value-type="float">
            <text:p>381460</text:p>
          </table:table-cell>
          <table:table-cell office:value-type="float" office:value="1285" calcext:value-type="float">
            <text:p>1285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3848" calcext:value-type="float">
            <text:p>15973848</text:p>
          </table:table-cell>
          <table:table-cell office:value-type="float" office:value="4881624" calcext:value-type="float">
            <text:p>4881624</text:p>
          </table:table-cell>
          <table:table-cell office:value-type="float" office:value="11092224" calcext:value-type="float">
            <text:p>11092224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75" calcext:value-type="float">
            <text:p>2275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753" calcext:value-type="float">
            <text:p>16105196237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77308" calcext:value-type="float">
            <text:p>377308</text:p>
          </table:table-cell>
          <table:table-cell office:value-type="float" office:value="1281" calcext:value-type="float">
            <text:p>1281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973848" calcext:value-type="float">
            <text:p>15973848</text:p>
          </table:table-cell>
          <table:table-cell office:value-type="float" office:value="318680" calcext:value-type="float">
            <text:p>318680</text:p>
          </table:table-cell>
          <table:table-cell office:value-type="float" office:value="15655168" calcext:value-type="float">
            <text:p>15655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86" calcext:value-type="float">
            <text:p>2286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857" calcext:value-type="float">
            <text:p>1610519623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6720" calcext:value-type="float">
            <text:p>386720</text:p>
          </table:table-cell>
          <table:table-cell office:value-type="float" office:value="1290" calcext:value-type="float">
            <text:p>1290</text:p>
          </table:table-cell>
          <table:table-cell office:value-type="float" office:value="934632" calcext:value-type="float">
            <text:p>934632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66296" calcext:value-type="float">
            <text:p>15666296</text:p>
          </table:table-cell>
          <table:table-cell office:value-type="float" office:value="10416128" calcext:value-type="float">
            <text:p>10416128</text:p>
          </table:table-cell>
          <table:table-cell office:value-type="float" office:value="5250168" calcext:value-type="float">
            <text:p>5250168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299" calcext:value-type="float">
            <text:p>2299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3961" calcext:value-type="float">
            <text:p>16105196239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36464" calcext:value-type="float">
            <text:p>3736464</text:p>
          </table:table-cell>
          <table:table-cell office:value-type="float" office:value="385760" calcext:value-type="float">
            <text:p>385760</text:p>
          </table:table-cell>
          <table:table-cell office:value-type="float" office:value="1289" calcext:value-type="float">
            <text:p>1289</text:p>
          </table:table-cell>
          <table:table-cell office:value-type="float" office:value="934636" calcext:value-type="float">
            <text:p>934636</text:p>
          </table:table-cell>
          <table:table-cell office:value-type="float" office:value="1849792" calcext:value-type="float">
            <text:p>1849792</text:p>
          </table:table-cell>
          <table:table-cell office:value-type="float" office:value="15666296" calcext:value-type="float">
            <text:p>15666296</text:p>
          </table:table-cell>
          <table:table-cell office:value-type="float" office:value="9277440" calcext:value-type="float">
            <text:p>9277440</text:p>
          </table:table-cell>
          <table:table-cell office:value-type="float" office:value="6388856" calcext:value-type="float">
            <text:p>6388856</text:p>
          </table:table-cell>
          <table:table-cell office:value-type="float" office:value="8" calcext:value-type="float">
            <text:p>8</text:p>
          </table:table-cell>
          <table:table-cell office:value-type="float" office:value="2803200" calcext:value-type="float">
            <text:p>2803200</text:p>
          </table:table-cell>
          <table:table-cell office:value-type="float" office:value="2310" calcext:value-type="float">
            <text:p>2310</text:p>
          </table:table-cell>
          <table:table-cell office:value-type="float" office:value="-288" calcext:value-type="float">
            <text:p>-288</text:p>
          </table:table-cell>
          <table:table-cell office:value-type="float" office:value="4010" calcext:value-type="float">
            <text:p>4010</text:p>
          </table:table-cell>
          <table:table-cell office:value-type="float" office:value="1610519624066" calcext:value-type="float">
            <text:p>1610519624066</text:p>
          </table:table-cell>
        </table:table-row>
      </table:table>
      <table:table table:name="filter" table:style-name="ta1">
        <table:table-column table:style-name="co9" table:number-columns-repeated="16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table:formula="of:=AVERAGE([$devicedata.B1:.B71])" office:value-type="float" office:value="3736464" calcext:value-type="float">
            <text:p>3736464</text:p>
          </table:table-cell>
          <table:table-cell table:formula="of:=AVERAGE([$devicedata.C1:.C71])" office:value-type="float" office:value="399203.830985915" calcext:value-type="float">
            <text:p>399203.830985915</text:p>
          </table:table-cell>
          <table:table-cell table:formula="of:=AVERAGE([$devicedata.D1:.D71])" office:value-type="float" office:value="1300.84507042254" calcext:value-type="float">
            <text:p>1300.84507042254</text:p>
          </table:table-cell>
          <table:table-cell table:formula="of:=AVERAGE([$devicedata.E1:.E71])" office:value-type="float" office:value="933543.211267606" calcext:value-type="float">
            <text:p>933543.211267606</text:p>
          </table:table-cell>
          <table:table-cell table:formula="of:=AVERAGE([$devicedata.F1:.F71])" office:value-type="float" office:value="1849792" calcext:value-type="float">
            <text:p>1849792</text:p>
          </table:table-cell>
          <table:table-cell table:formula="of:=AVERAGE([$devicedata.G1:.G71])" office:value-type="float" office:value="16542154.9295775" calcext:value-type="float">
            <text:p>16542154.9295775</text:p>
          </table:table-cell>
          <table:table-cell table:formula="of:=AVERAGE([$devicedata.H1:.H71])" office:value-type="float" office:value="5132261.07042254" calcext:value-type="float">
            <text:p>5132261.07042254</text:p>
          </table:table-cell>
          <table:table-cell table:formula="of:=AVERAGE([$devicedata.I1:.I71])" office:value-type="float" office:value="11409893.8591549" calcext:value-type="float">
            <text:p>11409893.8591549</text:p>
          </table:table-cell>
          <table:table-cell table:formula="of:=AVERAGE([$devicedata.J1:.J71])" office:value-type="float" office:value="8" calcext:value-type="float">
            <text:p>8</text:p>
          </table:table-cell>
          <table:table-cell table:formula="of:=AVERAGE([$devicedata.K1:.K71])" office:value-type="float" office:value="2803200" calcext:value-type="float">
            <text:p>2803200</text:p>
          </table:table-cell>
          <table:table-cell table:formula="of:=AVERAGE([$devicedata.L1:.L71])" office:value-type="float" office:value="525.492957746479" calcext:value-type="float">
            <text:p>525.492957746479</text:p>
          </table:table-cell>
          <table:table-cell table:formula="of:=AVERAGE([$devicedata.M1:.M71])" office:value-type="float" office:value="-654.830985915493" calcext:value-type="float">
            <text:p>-654.830985915493</text:p>
          </table:table-cell>
          <table:table-cell table:formula="of:=AVERAGE([$devicedata.N1:.N71])" office:value-type="float" office:value="4037" calcext:value-type="float">
            <text:p>4037</text:p>
          </table:table-cell>
          <table:table-cell office:value-type="float" office:value="20" calcext:value-type="float">
            <text:p>20</text:p>
          </table:table-cell>
          <table:table-cell office:value-type="float" office:value="7542" calcext:value-type="float">
            <text:p>7542</text:p>
          </table:table-cell>
          <table:table-cell table:formula="of:=([.L2]*[.M2]*(-1)*[.O2])/(1000000)" office:value-type="float" office:value="19937.6743890423" calcext:value-type="float">
            <text:p>19937.6743890423</text:p>
          </table:table-cell>
        </table:table-row>
        <table:table-row table:style-name="ro1">
          <table:table-cell table:formula="of:=AVERAGE([$devicedata.B72:.B123])" office:value-type="float" office:value="3736464" calcext:value-type="float">
            <text:p>3736464</text:p>
          </table:table-cell>
          <table:table-cell table:formula="of:=AVERAGE([$devicedata.C72:.C123])" office:value-type="float" office:value="396567" calcext:value-type="float">
            <text:p>396567</text:p>
          </table:table-cell>
          <table:table-cell table:formula="of:=AVERAGE([$devicedata.D72:.D123])" office:value-type="float" office:value="1298.23076923077" calcext:value-type="float">
            <text:p>1298.23076923077</text:p>
          </table:table-cell>
          <table:table-cell table:formula="of:=AVERAGE([$devicedata.E72:.E123])" office:value-type="float" office:value="933628.692307692" calcext:value-type="float">
            <text:p>933628.692307692</text:p>
          </table:table-cell>
          <table:table-cell table:formula="of:=AVERAGE([$devicedata.F72:.F123])" office:value-type="float" office:value="1849792" calcext:value-type="float">
            <text:p>1849792</text:p>
          </table:table-cell>
          <table:table-cell table:formula="of:=AVERAGE([$devicedata.G72:.G123])" office:value-type="float" office:value="17123788" calcext:value-type="float">
            <text:p>17123788</text:p>
          </table:table-cell>
          <table:table-cell table:formula="of:=AVERAGE([$devicedata.H72:.H123])" office:value-type="float" office:value="4804412.15384615" calcext:value-type="float">
            <text:p>4804412.15384615</text:p>
          </table:table-cell>
          <table:table-cell table:formula="of:=AVERAGE([$devicedata.I72:.I123])" office:value-type="float" office:value="12319375.8461538" calcext:value-type="float">
            <text:p>12319375.8461538</text:p>
          </table:table-cell>
          <table:table-cell table:formula="of:=AVERAGE([$devicedata.J72:.J123])" office:value-type="float" office:value="8" calcext:value-type="float">
            <text:p>8</text:p>
          </table:table-cell>
          <table:table-cell table:formula="of:=AVERAGE([$devicedata.K72:.K123])" office:value-type="float" office:value="2803200" calcext:value-type="float">
            <text:p>2803200</text:p>
          </table:table-cell>
          <table:table-cell table:formula="of:=AVERAGE([$devicedata.L72:.L123])" office:value-type="float" office:value="1311.69230769231" calcext:value-type="float">
            <text:p>1311.69230769231</text:p>
          </table:table-cell>
          <table:table-cell table:formula="of:=AVERAGE([$devicedata.M72:.M123])" office:value-type="float" office:value="-765.846153846154" calcext:value-type="float">
            <text:p>-765.846153846154</text:p>
          </table:table-cell>
          <table:table-cell table:formula="of:=AVERAGE([$devicedata.N72:.N123])" office:value-type="float" office:value="4037" calcext:value-type="float">
            <text:p>4037</text:p>
          </table:table-cell>
          <table:table-cell office:value-type="float" office:value="21" calcext:value-type="float">
            <text:p>21</text:p>
          </table:table-cell>
          <table:table-cell office:value-type="float" office:value="5463" calcext:value-type="float">
            <text:p>5463</text:p>
          </table:table-cell>
          <table:table-cell table:formula="of:=([.L3]*[.M3]*(-1)*[.O3])/(1000000)" office:value-type="float" office:value="16890.0714027692" calcext:value-type="float">
            <text:p>16890.0714027692</text:p>
          </table:table-cell>
        </table:table-row>
        <table:table-row table:style-name="ro1">
          <table:table-cell table:formula="of:=AVERAGE([$devicedata.B124:.B175])" office:value-type="float" office:value="3736464" calcext:value-type="float">
            <text:p>3736464</text:p>
          </table:table-cell>
          <table:table-cell table:formula="of:=AVERAGE([$devicedata.C124:.C175])" office:value-type="float" office:value="395796.384615385" calcext:value-type="float">
            <text:p>395796.384615385</text:p>
          </table:table-cell>
          <table:table-cell table:formula="of:=AVERAGE([$devicedata.D124:.D175])" office:value-type="float" office:value="1297.76923076923" calcext:value-type="float">
            <text:p>1297.76923076923</text:p>
          </table:table-cell>
          <table:table-cell table:formula="of:=AVERAGE([$devicedata.E124:.E175])" office:value-type="float" office:value="933630.846153846" calcext:value-type="float">
            <text:p>933630.846153846</text:p>
          </table:table-cell>
          <table:table-cell table:formula="of:=AVERAGE([$devicedata.F124:.F175])" office:value-type="float" office:value="1849792" calcext:value-type="float">
            <text:p>1849792</text:p>
          </table:table-cell>
          <table:table-cell table:formula="of:=AVERAGE([$devicedata.G124:.G175])" office:value-type="float" office:value="17104132" calcext:value-type="float">
            <text:p>17104132</text:p>
          </table:table-cell>
          <table:table-cell table:formula="of:=AVERAGE([$devicedata.H124:.H175])" office:value-type="float" office:value="5368369.53846154" calcext:value-type="float">
            <text:p>5368369.53846154</text:p>
          </table:table-cell>
          <table:table-cell table:formula="of:=AVERAGE([$devicedata.I124:.I175])" office:value-type="float" office:value="11735762.4615385" calcext:value-type="float">
            <text:p>11735762.4615385</text:p>
          </table:table-cell>
          <table:table-cell table:formula="of:=AVERAGE([$devicedata.J124:.J175])" office:value-type="float" office:value="8" calcext:value-type="float">
            <text:p>8</text:p>
          </table:table-cell>
          <table:table-cell table:formula="of:=AVERAGE([$devicedata.K124:.K175])" office:value-type="float" office:value="2803200" calcext:value-type="float">
            <text:p>2803200</text:p>
          </table:table-cell>
          <table:table-cell table:formula="of:=AVERAGE([$devicedata.L124:.L175])" office:value-type="float" office:value="1999.03846153846" calcext:value-type="float">
            <text:p>1999.03846153846</text:p>
          </table:table-cell>
          <table:table-cell table:formula="of:=AVERAGE([$devicedata.M124:.M175])" office:value-type="float" office:value="-742.403846153846" calcext:value-type="float">
            <text:p>-742.403846153846</text:p>
          </table:table-cell>
          <table:table-cell table:formula="of:=AVERAGE([$devicedata.N124:.N175])" office:value-type="float" office:value="4037" calcext:value-type="float">
            <text:p>4037</text:p>
          </table:table-cell>
          <table:table-cell office:value-type="float" office:value="22" calcext:value-type="float">
            <text:p>22</text:p>
          </table:table-cell>
          <table:table-cell office:value-type="float" office:value="5392" calcext:value-type="float">
            <text:p>5392</text:p>
          </table:table-cell>
          <table:table-cell table:formula="of:=([.L4]*[.M4]*(-1)*[.O4])/(1000000)" office:value-type="float" office:value="16160.2786907692" calcext:value-type="float">
            <text:p>16160.2786907692</text:p>
          </table:table-cell>
        </table:table-row>
        <table:table-row table:style-name="ro1">
          <table:table-cell table:formula="of:=AVERAGE([$devicedata.B176:.B228])" office:value-type="float" office:value="3736464" calcext:value-type="float">
            <text:p>3736464</text:p>
          </table:table-cell>
          <table:table-cell table:formula="of:=AVERAGE([$devicedata.C176:.C228])" office:value-type="float" office:value="393976.377358491" calcext:value-type="float">
            <text:p>393976.377358491</text:p>
          </table:table-cell>
          <table:table-cell table:formula="of:=AVERAGE([$devicedata.D176:.D228])" office:value-type="float" office:value="1295.96226415094" calcext:value-type="float">
            <text:p>1295.96226415094</text:p>
          </table:table-cell>
          <table:table-cell table:formula="of:=AVERAGE([$devicedata.E176:.E228])" office:value-type="float" office:value="933657.509433962" calcext:value-type="float">
            <text:p>933657.509433962</text:p>
          </table:table-cell>
          <table:table-cell table:formula="of:=AVERAGE([$devicedata.F176:.F228])" office:value-type="float" office:value="1849792" calcext:value-type="float">
            <text:p>1849792</text:p>
          </table:table-cell>
          <table:table-cell table:formula="of:=AVERAGE([$devicedata.G176:.G228])" office:value-type="float" office:value="16977595.6226415" calcext:value-type="float">
            <text:p>16977595.6226415</text:p>
          </table:table-cell>
          <table:table-cell table:formula="of:=AVERAGE([$devicedata.H176:.H228])" office:value-type="float" office:value="5124360.45283019" calcext:value-type="float">
            <text:p>5124360.45283019</text:p>
          </table:table-cell>
          <table:table-cell table:formula="of:=AVERAGE([$devicedata.I176:.I228])" office:value-type="float" office:value="11853235.1698113" calcext:value-type="float">
            <text:p>11853235.1698113</text:p>
          </table:table-cell>
          <table:table-cell table:formula="of:=AVERAGE([$devicedata.J176:.J228])" office:value-type="float" office:value="8" calcext:value-type="float">
            <text:p>8</text:p>
          </table:table-cell>
          <table:table-cell table:formula="of:=AVERAGE([$devicedata.K176:.K228])" office:value-type="float" office:value="2803200" calcext:value-type="float">
            <text:p>2803200</text:p>
          </table:table-cell>
          <table:table-cell table:formula="of:=AVERAGE([$devicedata.L176:.L228])" office:value-type="float" office:value="2675.88679245283" calcext:value-type="float">
            <text:p>2675.88679245283</text:p>
          </table:table-cell>
          <table:table-cell table:formula="of:=AVERAGE([$devicedata.M176:.M228])" office:value-type="float" office:value="-710.88679245283" calcext:value-type="float">
            <text:p>-710.88679245283</text:p>
          </table:table-cell>
          <table:table-cell table:formula="of:=AVERAGE([$devicedata.N176:.N228])" office:value-type="float" office:value="4037" calcext:value-type="float">
            <text:p>4037</text:p>
          </table:table-cell>
          <table:table-cell office:value-type="float" office:value="23" calcext:value-type="float">
            <text:p>23</text:p>
          </table:table-cell>
          <table:table-cell office:value-type="float" office:value="5432" calcext:value-type="float">
            <text:p>5432</text:p>
          </table:table-cell>
          <table:table-cell table:formula="of:=([.L5]*[.M5]*(-1)*[.O5])/(1000000)" office:value-type="float" office:value="15589.0250975094" calcext:value-type="float">
            <text:p>15589.0250975094</text:p>
          </table:table-cell>
        </table:table-row>
        <table:table-row table:style-name="ro1">
          <table:table-cell table:formula="of:=AVERAGE([$devicedata.B229:.B280])" office:value-type="float" office:value="3736464" calcext:value-type="float">
            <text:p>3736464</text:p>
          </table:table-cell>
          <table:table-cell table:formula="of:=AVERAGE([$devicedata.C229:.C280])" office:value-type="float" office:value="393092.307692308" calcext:value-type="float">
            <text:p>393092.307692308</text:p>
          </table:table-cell>
          <table:table-cell table:formula="of:=AVERAGE([$devicedata.D229:.D280])" office:value-type="float" office:value="1294.96153846154" calcext:value-type="float">
            <text:p>1294.96153846154</text:p>
          </table:table-cell>
          <table:table-cell table:formula="of:=AVERAGE([$devicedata.E229:.E280])" office:value-type="float" office:value="933672.846153846" calcext:value-type="float">
            <text:p>933672.846153846</text:p>
          </table:table-cell>
          <table:table-cell table:formula="of:=AVERAGE([$devicedata.F229:.F280])" office:value-type="float" office:value="1849792" calcext:value-type="float">
            <text:p>1849792</text:p>
          </table:table-cell>
          <table:table-cell table:formula="of:=AVERAGE([$devicedata.G229:.G280])" office:value-type="float" office:value="16969540" calcext:value-type="float">
            <text:p>16969540</text:p>
          </table:table-cell>
          <table:table-cell table:formula="of:=AVERAGE([$devicedata.H229:.H280])" office:value-type="float" office:value="5065888" calcext:value-type="float">
            <text:p>5065888</text:p>
          </table:table-cell>
          <table:table-cell table:formula="of:=AVERAGE([$devicedata.I229:.I280])" office:value-type="float" office:value="11903652" calcext:value-type="float">
            <text:p>11903652</text:p>
          </table:table-cell>
          <table:table-cell table:formula="of:=AVERAGE([$devicedata.J229:.J280])" office:value-type="float" office:value="8" calcext:value-type="float">
            <text:p>8</text:p>
          </table:table-cell>
          <table:table-cell table:formula="of:=AVERAGE([$devicedata.K229:.K280])" office:value-type="float" office:value="2803200" calcext:value-type="float">
            <text:p>2803200</text:p>
          </table:table-cell>
          <table:table-cell table:formula="of:=AVERAGE([$devicedata.L229:.L280])" office:value-type="float" office:value="3353.21153846154" calcext:value-type="float">
            <text:p>3353.21153846154</text:p>
          </table:table-cell>
          <table:table-cell table:formula="of:=AVERAGE([$devicedata.M229:.M280])" office:value-type="float" office:value="-700.961538461538" calcext:value-type="float">
            <text:p>-700.961538461538</text:p>
          </table:table-cell>
          <table:table-cell table:formula="of:=AVERAGE([$devicedata.N229:.N280])" office:value-type="float" office:value="3861" calcext:value-type="float">
            <text:p>3861</text:p>
          </table:table-cell>
          <table:table-cell office:value-type="float" office:value="24" calcext:value-type="float">
            <text:p>24</text:p>
          </table:table-cell>
          <table:table-cell office:value-type="float" office:value="5424" calcext:value-type="float">
            <text:p>5424</text:p>
          </table:table-cell>
          <table:table-cell table:formula="of:=([.L6]*[.M6]*(-1)*[.O6])/(1000000)" office:value-type="float" office:value="14679.5814" calcext:value-type="float">
            <text:p>14679.5814</text:p>
          </table:table-cell>
        </table:table-row>
        <table:table-row table:style-name="ro1">
          <table:table-cell table:formula="of:=AVERAGE([$devicedata.B281:.B332])" office:value-type="float" office:value="3736464" calcext:value-type="float">
            <text:p>3736464</text:p>
          </table:table-cell>
          <table:table-cell table:formula="of:=AVERAGE([$devicedata.C281:.C332])" office:value-type="float" office:value="392341.538461538" calcext:value-type="float">
            <text:p>392341.538461538</text:p>
          </table:table-cell>
          <table:table-cell table:formula="of:=AVERAGE([$devicedata.D281:.D332])" office:value-type="float" office:value="1294.19230769231" calcext:value-type="float">
            <text:p>1294.19230769231</text:p>
          </table:table-cell>
          <table:table-cell table:formula="of:=AVERAGE([$devicedata.E281:.E332])" office:value-type="float" office:value="933679.692307692" calcext:value-type="float">
            <text:p>933679.692307692</text:p>
          </table:table-cell>
          <table:table-cell table:formula="of:=AVERAGE([$devicedata.F281:.F332])" office:value-type="float" office:value="1849792" calcext:value-type="float">
            <text:p>1849792</text:p>
          </table:table-cell>
          <table:table-cell table:formula="of:=AVERAGE([$devicedata.G281:.G332])" office:value-type="float" office:value="17119395.8461538" calcext:value-type="float">
            <text:p>17119395.8461538</text:p>
          </table:table-cell>
          <table:table-cell table:formula="of:=AVERAGE([$devicedata.H281:.H332])" office:value-type="float" office:value="5655609.38461539" calcext:value-type="float">
            <text:p>5655609.38461539</text:p>
          </table:table-cell>
          <table:table-cell table:formula="of:=AVERAGE([$devicedata.I281:.I332])" office:value-type="float" office:value="11463786.4615385" calcext:value-type="float">
            <text:p>11463786.4615385</text:p>
          </table:table-cell>
          <table:table-cell table:formula="of:=AVERAGE([$devicedata.J281:.J332])" office:value-type="float" office:value="8" calcext:value-type="float">
            <text:p>8</text:p>
          </table:table-cell>
          <table:table-cell table:formula="of:=AVERAGE([$devicedata.K281:.K332])" office:value-type="float" office:value="2803200" calcext:value-type="float">
            <text:p>2803200</text:p>
          </table:table-cell>
          <table:table-cell table:formula="of:=AVERAGE([$devicedata.L281:.L332])" office:value-type="float" office:value="4023.15384615385" calcext:value-type="float">
            <text:p>4023.15384615385</text:p>
          </table:table-cell>
          <table:table-cell table:formula="of:=AVERAGE([$devicedata.M281:.M332])" office:value-type="float" office:value="-672.384615384615" calcext:value-type="float">
            <text:p>-672.384615384615</text:p>
          </table:table-cell>
          <table:table-cell table:formula="of:=AVERAGE([$devicedata.N281:.N332])" office:value-type="float" office:value="3861" calcext:value-type="float">
            <text:p>3861</text:p>
          </table:table-cell>
          <table:table-cell office:value-type="float" office:value="25" calcext:value-type="float">
            <text:p>25</text:p>
          </table:table-cell>
          <table:table-cell office:value-type="float" office:value="5434" calcext:value-type="float">
            <text:p>5434</text:p>
          </table:table-cell>
          <table:table-cell table:formula="of:=([.L7]*[.M7]*(-1)*[.O7])/(1000000)" office:value-type="float" office:value="14107.082418" calcext:value-type="float">
            <text:p>14107.082418</text:p>
          </table:table-cell>
        </table:table-row>
        <table:table-row table:style-name="ro1">
          <table:table-cell table:formula="of:=AVERAGE([$devicedata.B333:.B384])" office:value-type="float" office:value="3736464" calcext:value-type="float">
            <text:p>3736464</text:p>
          </table:table-cell>
          <table:table-cell table:formula="of:=AVERAGE([$devicedata.C333:.C384])" office:value-type="float" office:value="388743.461538462" calcext:value-type="float">
            <text:p>388743.461538462</text:p>
          </table:table-cell>
          <table:table-cell table:formula="of:=AVERAGE([$devicedata.D333:.D384])" office:value-type="float" office:value="1290.96153846154" calcext:value-type="float">
            <text:p>1290.96153846154</text:p>
          </table:table-cell>
          <table:table-cell table:formula="of:=AVERAGE([$devicedata.E333:.E384])" office:value-type="float" office:value="933687.384615385" calcext:value-type="float">
            <text:p>933687.384615385</text:p>
          </table:table-cell>
          <table:table-cell table:formula="of:=AVERAGE([$devicedata.F333:.F384])" office:value-type="float" office:value="1849792" calcext:value-type="float">
            <text:p>1849792</text:p>
          </table:table-cell>
          <table:table-cell table:formula="of:=AVERAGE([$devicedata.G333:.G384])" office:value-type="float" office:value="17056954" calcext:value-type="float">
            <text:p>17056954</text:p>
          </table:table-cell>
          <table:table-cell table:formula="of:=AVERAGE([$devicedata.H333:.H384])" office:value-type="float" office:value="3363751.69230769" calcext:value-type="float">
            <text:p>3363751.69230769</text:p>
          </table:table-cell>
          <table:table-cell table:formula="of:=AVERAGE([$devicedata.I333:.I384])" office:value-type="float" office:value="13693202.3076923" calcext:value-type="float">
            <text:p>13693202.3076923</text:p>
          </table:table-cell>
          <table:table-cell table:formula="of:=AVERAGE([$devicedata.J333:.J384])" office:value-type="float" office:value="8" calcext:value-type="float">
            <text:p>8</text:p>
          </table:table-cell>
          <table:table-cell table:formula="of:=AVERAGE([$devicedata.K333:.K384])" office:value-type="float" office:value="2803200" calcext:value-type="float">
            <text:p>2803200</text:p>
          </table:table-cell>
          <table:table-cell table:formula="of:=AVERAGE([$devicedata.L333:.L384])" office:value-type="float" office:value="4684.55769230769" calcext:value-type="float">
            <text:p>4684.55769230769</text:p>
          </table:table-cell>
          <table:table-cell table:formula="of:=AVERAGE([$devicedata.M333:.M384])" office:value-type="float" office:value="-657.923076923077" calcext:value-type="float">
            <text:p>-657.923076923077</text:p>
          </table:table-cell>
          <table:table-cell table:formula="of:=AVERAGE([$devicedata.N333:.N384])" office:value-type="float" office:value="3861" calcext:value-type="float">
            <text:p>3861</text:p>
          </table:table-cell>
          <table:table-cell office:value-type="float" office:value="26" calcext:value-type="float">
            <text:p>26</text:p>
          </table:table-cell>
          <table:table-cell office:value-type="float" office:value="5411" calcext:value-type="float">
            <text:p>5411</text:p>
          </table:table-cell>
          <table:table-cell table:formula="of:=([.L8]*[.M8]*(-1)*[.O8])/(1000000)" office:value-type="float" office:value="13745.244051" calcext:value-type="float">
            <text:p>13745.244051</text:p>
          </table:table-cell>
        </table:table-row>
        <table:table-row table:style-name="ro1">
          <table:table-cell table:formula="of:=AVERAGE([$devicedata.B385:.B436])" office:value-type="float" office:value="3736464" calcext:value-type="float">
            <text:p>3736464</text:p>
          </table:table-cell>
          <table:table-cell table:formula="of:=AVERAGE([$devicedata.C385:.C436])" office:value-type="float" office:value="389119.153846154" calcext:value-type="float">
            <text:p>389119.153846154</text:p>
          </table:table-cell>
          <table:table-cell table:formula="of:=AVERAGE([$devicedata.D385:.D436])" office:value-type="float" office:value="1291.17307692308" calcext:value-type="float">
            <text:p>1291.17307692308</text:p>
          </table:table-cell>
          <table:table-cell table:formula="of:=AVERAGE([$devicedata.E385:.E436])" office:value-type="float" office:value="933691.307692308" calcext:value-type="float">
            <text:p>933691.307692308</text:p>
          </table:table-cell>
          <table:table-cell table:formula="of:=AVERAGE([$devicedata.F385:.F436])" office:value-type="float" office:value="1849792" calcext:value-type="float">
            <text:p>1849792</text:p>
          </table:table-cell>
          <table:table-cell table:formula="of:=AVERAGE([$devicedata.G385:.G436])" office:value-type="float" office:value="16947152.3076923" calcext:value-type="float">
            <text:p>16947152.3076923</text:p>
          </table:table-cell>
          <table:table-cell table:formula="of:=AVERAGE([$devicedata.H385:.H436])" office:value-type="float" office:value="5290832.30769231" calcext:value-type="float">
            <text:p>5290832.30769231</text:p>
          </table:table-cell>
          <table:table-cell table:formula="of:=AVERAGE([$devicedata.I385:.I436])" office:value-type="float" office:value="11656320" calcext:value-type="float">
            <text:p>11656320</text:p>
          </table:table-cell>
          <table:table-cell table:formula="of:=AVERAGE([$devicedata.J385:.J436])" office:value-type="float" office:value="8" calcext:value-type="float">
            <text:p>8</text:p>
          </table:table-cell>
          <table:table-cell table:formula="of:=AVERAGE([$devicedata.K385:.K436])" office:value-type="float" office:value="2803200" calcext:value-type="float">
            <text:p>2803200</text:p>
          </table:table-cell>
          <table:table-cell table:formula="of:=AVERAGE([$devicedata.L385:.L436])" office:value-type="float" office:value="5351.98076923077" calcext:value-type="float">
            <text:p>5351.98076923077</text:p>
          </table:table-cell>
          <table:table-cell table:formula="of:=AVERAGE([$devicedata.M385:.M436])" office:value-type="float" office:value="-757.326923076923" calcext:value-type="float">
            <text:p>-757.326923076923</text:p>
          </table:table-cell>
          <table:table-cell table:formula="of:=AVERAGE([$devicedata.N385:.N436])" office:value-type="float" office:value="3861" calcext:value-type="float">
            <text:p>3861</text:p>
          </table:table-cell>
          <table:table-cell office:value-type="float" office:value="27" calcext:value-type="float">
            <text:p>27</text:p>
          </table:table-cell>
          <table:table-cell office:value-type="float" office:value="5472" calcext:value-type="float">
            <text:p>5472</text:p>
          </table:table-cell>
          <table:table-cell table:formula="of:=([.L9]*[.M9]*(-1)*[.O9])/(1000000)" office:value-type="float" office:value="16000.342776" calcext:value-type="float">
            <text:p>16000.342776</text:p>
          </table:table-cell>
        </table:table-row>
        <table:table-row table:style-name="ro1">
          <table:table-cell table:formula="of:=AVERAGE([$devicedata.B437:.B489])" office:value-type="float" office:value="3736464" calcext:value-type="float">
            <text:p>3736464</text:p>
          </table:table-cell>
          <table:table-cell table:formula="of:=AVERAGE([$devicedata.C437:.C489])" office:value-type="float" office:value="410617.58490566" calcext:value-type="float">
            <text:p>410617.58490566</text:p>
          </table:table-cell>
          <table:table-cell table:formula="of:=AVERAGE([$devicedata.D437:.D489])" office:value-type="float" office:value="1312.11320754717" calcext:value-type="float">
            <text:p>1312.11320754717</text:p>
          </table:table-cell>
          <table:table-cell table:formula="of:=AVERAGE([$devicedata.E437:.E489])" office:value-type="float" office:value="933721.20754717" calcext:value-type="float">
            <text:p>933721.20754717</text:p>
          </table:table-cell>
          <table:table-cell table:formula="of:=AVERAGE([$devicedata.F437:.F489])" office:value-type="float" office:value="1849792" calcext:value-type="float">
            <text:p>1849792</text:p>
          </table:table-cell>
          <table:table-cell table:formula="of:=AVERAGE([$devicedata.G437:.G489])" office:value-type="float" office:value="16983801.3584906" calcext:value-type="float">
            <text:p>16983801.3584906</text:p>
          </table:table-cell>
          <table:table-cell table:formula="of:=AVERAGE([$devicedata.H437:.H489])" office:value-type="float" office:value="5086115.47169811" calcext:value-type="float">
            <text:p>5086115.47169811</text:p>
          </table:table-cell>
          <table:table-cell table:formula="of:=AVERAGE([$devicedata.I437:.I489])" office:value-type="float" office:value="11897685.8867925" calcext:value-type="float">
            <text:p>11897685.8867925</text:p>
          </table:table-cell>
          <table:table-cell table:formula="of:=AVERAGE([$devicedata.J437:.J489])" office:value-type="float" office:value="8" calcext:value-type="float">
            <text:p>8</text:p>
          </table:table-cell>
          <table:table-cell table:formula="of:=AVERAGE([$devicedata.K437:.K489])" office:value-type="float" office:value="2803200" calcext:value-type="float">
            <text:p>2803200</text:p>
          </table:table-cell>
          <table:table-cell table:formula="of:=AVERAGE([$devicedata.L437:.L489])" office:value-type="float" office:value="6025.52830188679" calcext:value-type="float">
            <text:p>6025.52830188679</text:p>
          </table:table-cell>
          <table:table-cell table:formula="of:=AVERAGE([$devicedata.M437:.M489])" office:value-type="float" office:value="-751.792452830189" calcext:value-type="float">
            <text:p>-751.792452830189</text:p>
          </table:table-cell>
          <table:table-cell table:formula="of:=AVERAGE([$devicedata.N437:.N489])" office:value-type="float" office:value="3861" calcext:value-type="float">
            <text:p>3861</text:p>
          </table:table-cell>
          <table:table-cell office:value-type="float" office:value="28" calcext:value-type="float">
            <text:p>28</text:p>
          </table:table-cell>
          <table:table-cell office:value-type="float" office:value="5392" calcext:value-type="float">
            <text:p>5392</text:p>
          </table:table-cell>
          <table:table-cell table:formula="of:=([.L10]*[.M10]*(-1)*[.O10])/(1000000)" office:value-type="float" office:value="15651.2002007547" calcext:value-type="float">
            <text:p>15651.20020075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3:06:48.296302949</dc:date>
    <meta:editing-duration>PT6M9S</meta:editing-duration>
    <meta:editing-cycles>1</meta:editing-cycles>
    <meta:generator>LibreOffice/6.0.7.3$Linux_X86_64 LibreOffice_project/00m0$Build-3</meta:generator>
    <meta:document-statistic meta:table-count="2" meta:cell-count="13270" meta:object-count="0"/>
  </office:meta>
</office:document-meta>
</file>